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細明" svg:font-family="微軟細明"/>
    <style:font-face style:name="Microsoft jhenhei" svg:font-family="&quot;Microsoft jhenhei&quot;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fo:border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3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">
      <style:table-cell-properties fo:border="thin solid #000000"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style:vertical-align="top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style:font-family-generic="script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2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28" style:family="table-cell" style:parent-style-name="Default" style:data-style-name="N57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3">
      <style:table-cell-properties fo:border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30" style:family="table-cell" style:parent-style-name="_19968__33324__32_2" style:data-style-name="N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text-underline-style="solid" style:text-underline-type="single" fo:font-weight="bold" style:font-weight-asian="bold" style:font-weight-complex="bold" style:font-family-generic="script"/>
    </style:style>
    <style:style style:name="ce32" style:family="table-cell" style:parent-style-name="_19968__33324__32_2" style:data-style-name="N0">
      <style:table-cell-properties fo:border="thin solid #000000"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36" style:family="table-cell" style:parent-style-name="Default" style:data-style-name="N57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7" style:family="table-cell" style:parent-style-name="Default" style:data-style-name="N3">
      <style:table-cell-properties fo:border-top="none" fo:border-bottom="none" fo:border-left="thin solid #000000" fo:border-right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38" style:family="table-cell" style:parent-style-name="_19968__33324_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43" style:family="table-cell" style:parent-style-name="_19968__33324__32_14_32_6" style:data-style-name="N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44" style:family="table-cell" style:parent-style-name="_19968__33324__32_14_32_6" style:data-style-name="N57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5" style:family="table-cell" style:parent-style-name="_19968__33324__32_14_32_6" style:data-style-name="N3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46" style:family="table-cell" style:parent-style-name="_19968__33324__32_14_32_6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3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57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57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3" style:family="table-cell" style:parent-style-name="_19968__33324__32_11" style:data-style-name="N0">
      <style:table-cell-properties fo:border="thin solid #000000"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57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">
      <style:table-cell-properties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58" style:family="table-cell" style:parent-style-name="_19968__33324__32_2" style:data-style-name="N0">
      <style:table-cell-properties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61" style:family="table-cell" style:parent-style-name="_19968__33324__32_14_32_6_32_4" style:data-style-name="N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62" style:family="table-cell" style:parent-style-name="_19968__33324__32_14_32_6_32_4" style:data-style-name="N57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63" style:family="table-cell" style:parent-style-name="_19968__33324__32_14_32_6_32_4" style:data-style-name="N3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64" style:family="table-cell" style:parent-style-name="_19968__33324__32_14_32_6_32_4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65" style:family="table-cell" style:parent-style-name="_19968__33324__32_14_32_6_32_4" style:data-style-name="N57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66" style:family="table-cell" style:parent-style-name="_19968__33324__32_14_32_6_32_4" style:data-style-name="N3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0" style:family="table-cell" style:parent-style-name="_19968__33324__32_17" style:data-style-name="N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72" style:family="table-cell" style:parent-style-name="_19968__33324__32_14_32_3" style:data-style-name="N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73" style:family="table-cell" style:parent-style-name="_19968__33324__32_14_32_6_32_4" style:data-style-name="N3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58">
      <style:table-cell-properties fo:border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0">
      <style:table-cell-properties fo:border="thin solid #000000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77" style:family="table-cell" style:parent-style-name="_19968__33324__32_14_32_6_32_4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83" style:family="table-cell" style:parent-style-name="_19968__33324__32_14_32_7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4" style:family="table-cell" style:parent-style-name="_19968__33324__32_14_32_7_32_2" style:data-style-name="N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85" style:family="table-cell" style:parent-style-name="_19968__33324__32_14_32_7_32_2" style:data-style-name="N57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6" style:family="table-cell" style:parent-style-name="_19968__33324__32_14_32_7_32_2" style:data-style-name="N3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87" style:family="table-cell" style:parent-style-name="_19968__33324__32_14_32_7_32_2" style:data-style-name="N3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88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text-underline-style="solid" style:text-underline-type="single" style:font-family-generic="script"/>
    </style:style>
    <style:style style:name="ce8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24pt" style:font-size-asian="24pt" style:font-size-complex="24pt" style:font-family-generic="script"/>
    </style:style>
    <style:style style:name="ce90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FF0000"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4.57729166666667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4.33916666666667cm"/>
    </style:style>
    <style:style style:name="co9" style:family="table-column">
      <style:table-column-properties fo:break-before="auto" style:column-width="4.49791666666667cm"/>
    </style:style>
    <style:style style:name="co10" style:family="table-column">
      <style:table-column-properties fo:break-before="auto" style:column-width="3.12208333333333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1.613958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3.36020833333333cm"/>
    </style:style>
    <style:style style:name="co17" style:family="table-column">
      <style:table-column-properties fo:break-before="auto" style:column-width="3.81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6.905625cm"/>
    </style:style>
    <style:style style:name="co20" style:family="table-column">
      <style:table-column-properties fo:break-before="auto" style:column-width="2.96333333333333cm"/>
    </style:style>
    <style:style style:name="co21" style:family="table-column">
      <style:table-column-properties fo:break-before="auto" style:column-width="3.20145833333333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3.095625cm"/>
    </style:style>
    <style:style style:name="co24" style:family="table-column">
      <style:table-column-properties fo:break-before="auto" style:column-width="3.22791666666667cm"/>
    </style:style>
    <style:style style:name="co25" style:family="table-column">
      <style:table-column-properties fo:break-before="auto" style:column-width="3.4925cm"/>
    </style:style>
    <style:style style:name="co26" style:family="table-column">
      <style:table-column-properties fo:break-before="auto" style:column-width="3.51895833333333cm"/>
    </style:style>
    <style:style style:name="co27" style:family="table-column">
      <style:table-column-properties fo:break-before="auto" style:column-width="2.936875cm"/>
    </style:style>
    <style:style style:name="co28" style:family="table-column">
      <style:table-column-properties fo:break-before="auto" style:column-width="4.89479166666667cm"/>
    </style:style>
    <style:style style:name="co29" style:family="table-column">
      <style:table-column-properties fo:break-before="auto" style:column-width="3.62479166666667cm"/>
    </style:style>
    <style:style style:name="co30" style:family="table-column">
      <style:table-column-properties fo:break-before="auto" style:column-width="4.60375cm"/>
    </style:style>
    <style:style style:name="co31" style:family="table-column">
      <style:table-column-properties fo:break-before="auto" style:column-width="4.048125cm"/>
    </style:style>
    <style:style style:name="co32" style:family="table-column">
      <style:table-column-properties fo:break-before="auto" style:column-width="3.33375cm"/>
    </style:style>
    <style:style style:name="co33" style:family="table-column">
      <style:table-column-properties fo:break-before="auto" style:column-width="4.28625cm"/>
    </style:style>
    <style:style style:name="co34" style:family="table-column">
      <style:table-column-properties fo:break-before="auto" style:column-width="4.10104166666667cm"/>
    </style:style>
    <style:style style:name="co35" style:family="table-column">
      <style:table-column-properties fo:break-before="auto" style:column-width="4.1275cm"/>
    </style:style>
    <style:style style:name="co36" style:family="table-column">
      <style:table-column-properties fo:break-before="auto" style:column-width="3.75708333333333cm"/>
    </style:style>
    <style:style style:name="co37" style:family="table-column">
      <style:table-column-properties fo:break-before="auto" style:column-width="3.730625cm"/>
    </style:style>
    <style:style style:name="co38" style:family="table-column">
      <style:table-column-properties fo:break-before="auto" style:column-width="6.05895833333333cm"/>
    </style:style>
    <style:style style:name="co39" style:family="table-column">
      <style:table-column-properties fo:break-before="auto" style:column-width="4.23333333333333cm"/>
    </style:style>
    <style:style style:name="co40" style:family="table-column">
      <style:table-column-properties fo:break-before="auto" style:column-width="5.34458333333333cm"/>
    </style:style>
    <style:style style:name="co41" style:family="table-column">
      <style:table-column-properties fo:break-before="auto" style:column-width="2.75166666666667cm"/>
    </style:style>
    <style:style style:name="co42" style:family="table-column">
      <style:table-column-properties fo:break-before="auto" style:column-width="5.18583333333333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27.75pt" style:use-optimal-row-height="true" fo:break-before="auto"/>
    </style:style>
    <style:style style:name="ro4" style:family="table-row">
      <style:table-row-properties style:row-height="42pt" style:use-optimal-row-height="false" fo:break-before="auto"/>
    </style:style>
    <style:style style:name="ro5" style:family="table-row">
      <style:table-row-properties style:row-height="109.5pt" style:use-optimal-row-height="false" fo:break-before="auto"/>
    </style:style>
    <style:style style:name="ro6" style:family="table-row">
      <style:table-row-properties style:row-height="121.5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19.5pt" style:use-optimal-row-height="true" fo:break-before="auto"/>
    </style:style>
    <style:style style:name="ro9" style:family="table-row">
      <style:table-row-properties style:row-height="24.75pt" style:use-optimal-row-height="false" fo:break-before="auto"/>
    </style:style>
    <style:style style:name="ro10" style:family="table-row">
      <style:table-row-properties style:row-height="78pt" style:use-optimal-row-height="false" fo:break-before="auto"/>
    </style:style>
    <style:style style:name="ro11" style:family="table-row">
      <style:table-row-properties style:row-height="204.75pt" style:use-optimal-row-height="false" fo:break-before="auto"/>
    </style:style>
    <style:style style:name="ro12" style:family="table-row">
      <style:table-row-properties style:row-height="33pt" style:use-optimal-row-height="true" fo:break-before="auto"/>
    </style:style>
    <style:style style:name="ro13" style:family="table-row">
      <style:table-row-properties style:row-height="96.75pt" style:use-optimal-row-height="false" fo:break-before="auto"/>
    </style:style>
    <style:style style:name="ro14" style:family="table-row">
      <style:table-row-properties style:row-height="192pt" style:use-optimal-row-height="false" fo:break-before="auto"/>
    </style:style>
    <style:style style:name="ro15" style:family="table-row">
      <style:table-row-properties style:row-height="49.5pt" style:use-optimal-row-height="true" fo:break-before="auto"/>
    </style:style>
    <style:style style:name="ro16" style:family="table-row">
      <style:table-row-properties style:row-height="66pt" style:use-optimal-row-height="true" fo:break-before="auto"/>
    </style:style>
    <style:style style:name="ro17" style:family="table-row">
      <style:table-row-properties style:row-height="201pt" style:use-optimal-row-height="false" fo:break-before="auto"/>
    </style:style>
    <style:style style:name="ro18" style:family="table-row">
      <style:table-row-properties style:row-height="115.5pt" style:use-optimal-row-height="true" fo:break-before="auto"/>
    </style:style>
    <style:style style:name="ro19" style:family="table-row">
      <style:table-row-properties style:row-height="117pt" style:use-optimal-row-height="false" fo:break-before="auto"/>
    </style:style>
    <style:style style:name="ro20" style:family="table-row">
      <style:table-row-properties style:row-height="213pt" style:use-optimal-row-height="false" fo:break-before="auto"/>
    </style:style>
    <style:style style:name="ro21" style:family="table-row">
      <style:table-row-properties style:row-height="136.5pt" style:use-optimal-row-height="false" fo:break-before="auto"/>
    </style:style>
    <style:style style:name="ro22" style:family="table-row">
      <style:table-row-properties style:row-height="144pt" style:use-optimal-row-height="false" fo:break-before="auto"/>
    </style:style>
    <style:style style:name="ro23" style:family="table-row">
      <style:table-row-properties style:row-height="126.75pt" style:use-optimal-row-height="false" fo:break-before="auto"/>
    </style:style>
    <style:style style:name="ro24" style:family="table-row">
      <style:table-row-properties style:row-height="85.5pt" style:use-optimal-row-height="false" fo:break-before="auto"/>
    </style:style>
    <style:style style:name="ro25" style:family="table-row">
      <style:table-row-properties style:row-height="76.5pt" style:use-optimal-row-height="false" fo:break-before="auto"/>
    </style:style>
    <style:style style:name="ro26" style:family="table-row">
      <style:table-row-properties style:row-height="67.5pt" style:use-optimal-row-height="false" fo:break-before="auto"/>
    </style:style>
    <style:style style:name="ro27" style:family="table-row">
      <style:table-row-properties style:row-height="63.75pt" style:use-optimal-row-height="false" fo:break-before="auto"/>
    </style:style>
    <style:style style:name="ro28" style:family="table-row">
      <style:table-row-properties style:row-height="64.5pt" style:use-optimal-row-height="false" fo:break-before="auto"/>
    </style:style>
    <style:style style:name="ro29" style:family="table-row">
      <style:table-row-properties style:row-height="196.5pt" style:use-optimal-row-height="false" fo:break-before="auto"/>
    </style:style>
    <style:style style:name="ro30" style:family="table-row">
      <style:table-row-properties style:row-height="81pt" style:use-optimal-row-height="false" fo:break-before="auto"/>
    </style:style>
    <style:style style:name="ro31" style:family="table-row">
      <style:table-row-properties style:row-height="105.75pt" style:use-optimal-row-height="false" fo:break-before="auto"/>
    </style:style>
    <style:style style:name="ro32" style:family="table-row">
      <style:table-row-properties style:row-height="114pt" style:use-optimal-row-height="false" fo:break-before="auto"/>
    </style:style>
    <style:style style:name="ro33" style:family="table-row">
      <style:table-row-properties style:row-height="151.5pt" style:use-optimal-row-height="false" fo:break-before="auto"/>
    </style:style>
    <style:style style:name="ro34" style:family="table-row">
      <style:table-row-properties style:row-height="75pt" style:use-optimal-row-height="false" fo:break-before="auto"/>
    </style:style>
    <style:style style:name="ro35" style:family="table-row">
      <style:table-row-properties style:row-height="45pt" style:use-optimal-row-height="false" fo:break-before="auto"/>
    </style:style>
    <style:style style:name="ro36" style:family="table-row">
      <style:table-row-properties style:row-height="90pt" style:use-optimal-row-height="false" fo:break-before="auto"/>
    </style:style>
    <style:style style:name="ro37" style:family="table-row">
      <style:table-row-properties style:row-height="84.75pt" style:use-optimal-row-height="false" fo:break-before="auto"/>
    </style:style>
    <style:style style:name="ro38" style:family="table-row">
      <style:table-row-properties style:row-height="111.75pt" style:use-optimal-row-height="false" fo:break-before="auto"/>
    </style:style>
    <style:style style:name="ro39" style:family="table-row">
      <style:table-row-properties style:row-height="32.25pt" style:use-optimal-row-height="true" fo:break-before="auto"/>
    </style:style>
    <style:style style:name="ro40" style:family="table-row">
      <style:table-row-properties style:row-height="211.5pt" style:use-optimal-row-height="false" fo:break-before="auto"/>
    </style:style>
    <style:style style:name="ro41" style:family="table-row">
      <style:table-row-properties style:row-height="51pt" style:use-optimal-row-height="false" fo:break-before="auto"/>
    </style:style>
    <style:style style:name="ro42" style:family="table-row">
      <style:table-row-properties style:row-height="75.75pt" style:use-optimal-row-height="false" fo:break-before="auto"/>
    </style:style>
    <style:style style:name="ro43" style:family="table-row">
      <style:table-row-properties style:row-height="93pt" style:use-optimal-row-height="false" fo:break-before="auto"/>
    </style:style>
    <style:style style:name="ro44" style:family="table-row">
      <style:table-row-properties style:row-height="86.25pt" style:use-optimal-row-height="false" fo:break-before="auto"/>
    </style:style>
    <style:style style:name="ro45" style:family="table-row">
      <style:table-row-properties style:row-height="87.75pt" style:use-optimal-row-height="false" fo:break-before="auto"/>
    </style:style>
    <style:style style:name="ro46" style:family="table-row">
      <style:table-row-properties style:row-height="65.25pt" style:use-optimal-row-height="false" fo:break-before="auto"/>
    </style:style>
    <style:style style:name="ro47" style:family="table-row">
      <style:table-row-properties style:row-height="59.25pt" style:use-optimal-row-height="false" fo:break-before="auto"/>
    </style:style>
    <style:style style:name="ro48" style:family="table-row">
      <style:table-row-properties style:row-height="106.5pt" style:use-optimal-row-height="false" fo:break-before="auto"/>
    </style:style>
    <style:style style:name="ro49" style:family="table-row">
      <style:table-row-properties style:row-height="142.5pt" style:use-optimal-row-height="false" fo:break-before="auto"/>
    </style:style>
    <style:style style:name="ro50" style:family="table-row">
      <style:table-row-properties style:row-height="90.75pt" style:use-optimal-row-height="false" fo:break-before="auto"/>
    </style:style>
    <style:style style:name="ro51" style:family="table-row">
      <style:table-row-properties style:row-height="155.25pt" style:use-optimal-row-height="false" fo:break-before="auto"/>
    </style:style>
    <style:style style:name="ro52" style:family="table-row">
      <style:table-row-properties style:row-height="62.25pt" style:use-optimal-row-height="false" fo:break-before="auto"/>
    </style:style>
    <style:style style:name="ro53" style:family="table-row">
      <style:table-row-properties style:row-height="7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月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6371" table:default-cell-style-name="ce2"/>
        <table:table-row table:style-name="ro1">
          <table:table-cell office:value-type="string" table:number-columns-spanned="13" table:number-rows-spanned="1" table:style-name="ce23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3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4">
            <text:p>中華民國112年第1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1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office:value-type="string" table:style-name="ce10">
            <text:p>社會保險司</text:p>
          </table:table-cell>
          <table:table-cell office:value-type="string" table:style-name="ce11">
            <text:p>國民年金業務</text:p>
          </table:table-cell>
          <table:table-cell office:value-type="string" table:style-name="ce12">
            <text:p>112年委託警察廣播電臺製播「勞保局資訊站」廣播短劇單元節目案</text:p>
          </table:table-cell>
          <table:table-cell office:value-type="string" table:style-name="ce12">
            <text:p>廣播媒體</text:p>
          </table:table-cell>
          <table:table-cell office:value-type="string" table:style-name="ce11">
            <text:p>1/1-11/30</text:p>
          </table:table-cell>
          <table:table-cell office:value-type="string" table:style-name="ce10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0" table:style-name="ce14">
            <text:p>0</text:p>
          </table:table-cell>
          <table:table-cell office:value-type="string" table:style-name="ce12">
            <text:p>內政部警政署警察廣播電臺</text:p>
          </table:table-cell>
          <table:table-cell office:value-type="string" table:style-name="ce15">
            <text:p>預計播出265檔，依電台收聽率，至少觸及274萬人。</text:p>
          </table:table-cell>
          <table:table-cell office:value-type="string" table:style-name="ce12">
            <text:p>警廣</text:p>
          </table:table-cell>
          <table:table-cell office:value-type="string" table:style-name="ce13">
            <text:p>預計於112年5月、9月及12月付款。</text:p>
          </table:table-cell>
          <table:table-cell table:number-columns-repeated="16371"/>
        </table:table-row>
        <table:table-row table:style-name="ro6">
          <table:table-cell office:value-type="string" table:style-name="ce10">
            <text:p>社會保險司</text:p>
          </table:table-cell>
          <table:table-cell office:value-type="string" table:style-name="ce11">
            <text:p>國民年金業務</text:p>
          </table:table-cell>
          <table:table-cell office:value-type="string" table:style-name="ce12">
            <text:p>111年下半年度至112年上半年度應用Facebook臉書粉絲團整合行銷採購案</text:p>
          </table:table-cell>
          <table:table-cell office:value-type="string" table:style-name="ce12">
            <text:p>網路媒體</text:p>
          </table:table-cell>
          <table:table-cell office:value-type="string" table:style-name="ce16">
            <text:p>111/7/1-112/6/30</text:p>
          </table:table-cell>
          <table:table-cell office:value-type="string" table:style-name="ce17">
            <text:p>勞動部勞工保險局</text:p>
          </table:table-cell>
          <table:table-cell office:value-type="string" table:style-name="ce16">
            <text:p>衛生福利部主管國民年金保險基金</text:p>
          </table:table-cell>
          <table:table-cell office:value-type="string" table:style-name="ce18">
            <text:p>業務費用</text:p>
          </table:table-cell>
          <table:table-cell office:value-type="float" office:value="0" table:style-name="ce14">
            <text:p>0</text:p>
          </table:table-cell>
          <table:table-cell office:value-type="string" table:style-name="ce18">
            <text:p>讚點子數位行銷有限公司</text:p>
          </table:table-cell>
          <table:table-cell office:value-type="string" table:style-name="ce19">
            <text:p>預計共發布約60篇貼文（含部落格文），至少觸及720萬人次，總互動數48萬人次。</text:p>
          </table:table-cell>
          <table:table-cell office:value-type="string" table:style-name="ce12">
            <text:p>勞動部勞工保險局粉絲專頁</text:p>
          </table:table-cell>
          <table:table-cell office:value-type="string" table:style-name="ce12">
            <text:p>預計於112年4月及8月付款。</text:p>
          </table:table-cell>
          <table:table-cell table:number-columns-repeated="16371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4">
            <text:p>填表說明：</text:p>
          </table:table-cell>
          <table:table-cell office:value-type="string" table:style-name="ce3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5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5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5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6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/>
        </table:table-row>
        <table:table-row table:style-name="ro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6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20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22"/>
          <table:table-cell table:number-columns-repeated="16371"/>
        </table:table-row>
        <table:table-row table:number-rows-repeated="1048559" table:style-name="ro7">
          <table:table-cell table:number-columns-repeated="16384"/>
        </table:table-row>
      </table:table>
      <table:table table:name="2月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1" table:default-cell-style-name="ce2"/>
        <table:table-column table:style-name="co17" table:default-cell-style-name="ce2"/>
        <table:table-column table:style-name="co12" table:number-columns-repeated="16371" table:default-cell-style-name="ce2"/>
        <table:table-row table:style-name="ro1">
          <table:table-cell office:value-type="string" table:number-columns-spanned="13" table:number-rows-spanned="1" table:style-name="ce23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3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4">
            <text:p>中華民國112年第1季</text:p>
          </table:table-cell>
          <table:covered-table-cell table:number-columns-repeated="12"/>
          <table:table-cell table:number-columns-repeated="16371"/>
        </table:table-row>
        <table:table-row table:style-name="ro9">
          <table:table-cell office:value-type="string" table:style-name="ce27">
            <text:p>月份：2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10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11">
          <table:table-cell office:value-type="string" table:style-name="ce10">
            <text:p>社會保險司</text:p>
          </table:table-cell>
          <table:table-cell office:value-type="string" table:style-name="ce11">
            <text:p>國民年金業務</text:p>
          </table:table-cell>
          <table:table-cell office:value-type="string" table:style-name="ce11">
            <text:p>勞動部勞工保險局112年委託播放廣播廣告案</text:p>
          </table:table-cell>
          <table:table-cell office:value-type="string" table:style-name="ce14">
            <text:p>廣播媒體</text:p>
          </table:table-cell>
          <table:table-cell office:value-type="string" table:style-name="ce28">
            <text:p>2/1-11/30</text:p>
          </table:table-cell>
          <table:table-cell office:value-type="string" table:style-name="ce10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中國廣播股份有限公司、飛碟廣播股份有限公司、人人廣播股份有限公司、快樂廣播事業股份有限公司、正聲廣播股份有限公司、建國廣播股份有限公司、每日廣播事業股份有限公司、台灣廣播股份有限公司</text:p>
          </table:table-cell>
          <table:table-cell office:value-type="string" table:style-name="ce12">
            <text:p>預計播出3.5萬檔，依各電台收聽率，至少觸及101.3萬人。</text:p>
          </table:table-cell>
          <table:table-cell office:value-type="string" table:style-name="ce14">
            <text:p>全國各地區電台</text:p>
          </table:table-cell>
          <table:table-cell office:value-type="string" table:style-name="ce13">
            <text:p>預計於112年4月、6月、8月、10月及12月分期付款。</text:p>
          </table:table-cell>
          <table:table-cell table:number-columns-repeated="16371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4">
            <text:p>填表說明：</text:p>
          </table:table-cell>
          <table:table-cell office:value-type="string" table:style-name="ce3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5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5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5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6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/>
        </table:table-row>
        <table:table-row table:style-name="ro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6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20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22"/>
          <table:table-cell table:number-columns-repeated="16371"/>
        </table:table-row>
        <table:table-row table:number-rows-repeated="1048560" table:style-name="ro7">
          <table:table-cell table:number-columns-repeated="16384"/>
        </table:table-row>
      </table:table>
      <table:table table:name="3月(無)" table:style-name="ta2">
        <table:table-column table:style-name="co18" table:default-cell-style-name="ce1"/>
        <table:table-column table:style-name="co19" table:default-cell-style-name="ce1"/>
        <table:table-column table:style-name="co13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1" table:default-cell-style-name="ce1"/>
        <table:table-column table:style-name="co24" table:default-cell-style-name="ce1"/>
        <table:table-column table:style-name="co25" table:default-cell-style-name="ce1"/>
        <table:table-column table:style-name="co13" table:default-cell-style-name="ce1"/>
        <table:table-column table:style-name="co26" table:default-cell-style-name="ce1"/>
        <table:table-column table:style-name="co27" table:default-cell-style-name="ce1"/>
        <table:table-column table:style-name="co18" table:number-columns-repeated="16371" table:default-cell-style-name="ce1"/>
        <table:table-row table:style-name="ro1">
          <table:table-cell office:value-type="string" table:number-columns-spanned="13" table:number-rows-spanned="1" table:style-name="ce23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3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4">
            <text:p>中華民國112年第1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27">
            <text:p>月份：3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12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7">
          <table:table-cell table:style-name="ce10"/>
          <table:table-cell table:number-columns-repeated="2" table:style-name="ce11"/>
          <table:table-cell table:style-name="ce14"/>
          <table:table-cell table:style-name="ce28"/>
          <table:table-cell table:style-name="ce10"/>
          <table:table-cell table:style-name="ce13"/>
          <table:table-cell table:style-name="ce14"/>
          <table:table-cell table:style-name="ce29"/>
          <table:table-cell table:style-name="ce30"/>
          <table:table-cell table:style-name="ce12"/>
          <table:table-cell table:style-name="ce14"/>
          <table:table-cell table:style-name="ce13"/>
          <table:table-cell table:number-columns-repeated="16371"/>
        </table:table-row>
        <table:table-row table:style-name="ro7">
          <table:table-cell table:style-name="ce4"/>
          <table:table-cell table:number-columns-repeated="12" table:style-name="ce2"/>
          <table:table-cell table:number-columns-repeated="16371"/>
        </table:table-row>
        <table:table-row table:style-name="ro7">
          <table:table-cell office:value-type="string" table:style-name="ce4">
            <text:p>填表說明：</text:p>
          </table:table-cell>
          <table:table-cell office:value-type="string" table:style-name="ce3">
            <text:p>（表單格式來源/依據：111年11月30日主預政字第1110103700號函）<text:s/></text:p>
          </table:table-cell>
          <table:table-cell table:number-columns-repeated="11" table:style-name="ce2"/>
          <table:table-cell table:number-columns-repeated="16371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5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5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5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6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/>
        </table:table-row>
        <table:table-row table:style-name="ro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6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20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22"/>
          <table:table-cell table:number-columns-repeated="16371"/>
        </table:table-row>
        <table:table-row table:number-rows-repeated="1048560" table:style-name="ro7">
          <table:table-cell table:number-columns-repeated="16384"/>
        </table:table-row>
      </table:table>
      <table:table table:name="4月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6371" table:default-cell-style-name="ce2"/>
        <table:table-row table:style-name="ro1">
          <table:table-cell office:value-type="string" table:number-columns-spanned="13" table:number-rows-spanned="1" table:style-name="ce23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3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4">
            <text:p>中華民國112年第2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27">
            <text:p>月份：4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office:value-type="string" table:style-name="ce10">
            <text:p>社會保險司</text:p>
          </table:table-cell>
          <table:table-cell office:value-type="string" table:style-name="ce11">
            <text:p>要報稅了！如何取得國保保費繳費證明列舉報稅。</text:p>
          </table:table-cell>
          <table:table-cell office:value-type="string" table:style-name="ce11">
            <text:p>小額採購</text:p>
          </table:table-cell>
          <table:table-cell office:value-type="string" table:style-name="ce14">
            <text:p>平面媒體</text:p>
          </table:table-cell>
          <table:table-cell office:value-type="string" table:style-name="ce28">
            <text:p>4/1-5/31</text:p>
          </table:table-cell>
          <table:table-cell office:value-type="string" table:style-name="ce10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財團法人中央通訊社</text:p>
          </table:table-cell>
          <table:table-cell office:value-type="string" table:style-name="ce12">
            <text:p>依據紙本發行數量每期至少觸及1.6萬人。</text:p>
          </table:table-cell>
          <table:table-cell office:value-type="string" table:style-name="ce14">
            <text:p>全球中央</text:p>
          </table:table-cell>
          <table:table-cell office:value-type="string" table:style-name="ce12">
            <text:p>預計5月付款</text:p>
          </table:table-cell>
          <table:table-cell table:number-columns-repeated="16371"/>
        </table:table-row>
        <table:table-row table:style-name="ro6">
          <table:table-cell office:value-type="string" table:style-name="ce10">
            <text:p>社會保險司</text:p>
          </table:table-cell>
          <table:table-cell office:value-type="string" table:style-name="ce11">
            <text:p>國民年金業務</text:p>
          </table:table-cell>
          <table:table-cell office:value-type="string" table:style-name="ce12">
            <text:p>111年下半年度至112年上半年度應用Facebook臉書粉絲團整合行銷採購案</text:p>
          </table:table-cell>
          <table:table-cell office:value-type="string" table:style-name="ce12">
            <text:p>網路媒體</text:p>
          </table:table-cell>
          <table:table-cell office:value-type="string" table:style-name="ce16">
            <text:p>111/7/1-112/6/30</text:p>
          </table:table-cell>
          <table:table-cell office:value-type="string" table:style-name="ce17">
            <text:p>勞動部勞工保險局</text:p>
          </table:table-cell>
          <table:table-cell office:value-type="string" table:style-name="ce16">
            <text:p>衛生福利部主管國民年金保險基金</text:p>
          </table:table-cell>
          <table:table-cell office:value-type="string" table:style-name="ce18">
            <text:p>業務費用</text:p>
          </table:table-cell>
          <table:table-cell office:value-type="float" office:value="124697" table:style-name="ce29">
            <text:p>124,697</text:p>
          </table:table-cell>
          <table:table-cell office:value-type="string" table:style-name="ce18">
            <text:p>讚點子數位行銷有限公司</text:p>
          </table:table-cell>
          <table:table-cell office:value-type="string" table:style-name="ce12">
            <text:p>共發布約15篇貼文，至少觸及180萬人次，總互動數12萬人次。</text:p>
          </table:table-cell>
          <table:table-cell office:value-type="string" table:style-name="ce12">
            <text:p>勞動部勞工保險局粉絲專頁</text:p>
          </table:table-cell>
          <table:table-cell office:value-type="string" table:style-name="ce18">
            <text:p>第三期(1-3月)</text:p>
          </table:table-cell>
          <table:table-cell table:number-columns-repeated="16371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4">
            <text:p>填表說明：</text:p>
          </table:table-cell>
          <table:table-cell office:value-type="string" table:style-name="ce3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5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5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5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6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/>
        </table:table-row>
        <table:table-row table:style-name="ro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6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20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22"/>
          <table:table-cell table:number-columns-repeated="16371"/>
        </table:table-row>
        <table:table-row table:number-rows-repeated="1048559" table:style-name="ro7">
          <table:table-cell table:number-columns-repeated="16384"/>
        </table:table-row>
      </table:table>
      <table:table table:name="5月" table:style-name="ta1">
        <table:table-column table:style-name="co1" table:default-cell-style-name="ce4"/>
        <table:table-column table:style-name="co28" table:default-cell-style-name="ce2"/>
        <table:table-column table:style-name="co29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30" table:default-cell-style-name="ce2"/>
        <table:table-column table:style-name="co5" table:default-cell-style-name="ce2"/>
        <table:table-column table:style-name="co31" table:default-cell-style-name="ce2"/>
        <table:table-column table:style-name="co16" table:default-cell-style-name="ce2"/>
        <table:table-column table:style-name="co10" table:default-cell-style-name="ce2"/>
        <table:table-column table:style-name="co32" table:default-cell-style-name="ce2"/>
        <table:table-column table:style-name="co12" table:number-columns-repeated="16371" table:default-cell-style-name="ce2"/>
        <table:table-row table:style-name="ro1">
          <table:table-cell office:value-type="string" table:number-columns-spanned="13" table:number-rows-spanned="1" table:style-name="ce23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23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24">
            <text:p>中華民國112年第2季</text:p>
          </table:table-cell>
          <table:covered-table-cell table:number-columns-repeated="12"/>
          <table:table-cell table:number-columns-repeated="16371" table:style-name="ce2"/>
        </table:table-row>
        <table:table-row table:style-name="ro9">
          <table:table-cell office:value-type="string" table:style-name="ce27">
            <text:p>月份：5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10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31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 table:style-name="ce2"/>
        </table:table-row>
        <table:table-row table:style-name="ro13">
          <table:table-cell office:value-type="string" table:style-name="ce10">
            <text:p>社會保險司</text:p>
          </table:table-cell>
          <table:table-cell office:value-type="string" table:style-name="ce11">
            <text:p>國民年金業務</text:p>
          </table:table-cell>
          <table:table-cell office:value-type="string" table:style-name="ce12">
            <text:p>112年委託警察廣播電臺製播「勞保局資訊站」廣播短劇單元節目案</text:p>
          </table:table-cell>
          <table:table-cell office:value-type="string" table:style-name="ce12">
            <text:p>廣播媒體</text:p>
          </table:table-cell>
          <table:table-cell office:value-type="string" table:style-name="ce11">
            <text:p>1/1-11/30</text:p>
          </table:table-cell>
          <table:table-cell office:value-type="string" table:style-name="ce10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59958" table:style-name="ce19">
            <text:p>59,958</text:p>
          </table:table-cell>
          <table:table-cell office:value-type="string" table:style-name="ce12">
            <text:p>內政部警政署警察廣播電臺</text:p>
          </table:table-cell>
          <table:table-cell office:value-type="string" table:style-name="ce19">
            <text:p>共計播出80檔，依電台收聽率，至少觸及274萬人。</text:p>
          </table:table-cell>
          <table:table-cell office:value-type="string" table:style-name="ce18">
            <text:p>警廣</text:p>
          </table:table-cell>
          <table:table-cell office:value-type="string" table:style-name="ce16">
            <text:p>第一期(1-4月)</text:p>
          </table:table-cell>
          <table:table-cell table:number-columns-repeated="16371" table:style-name="ce2"/>
        </table:table-row>
        <table:table-row table:style-name="ro14">
          <table:table-cell office:value-type="string" table:style-name="ce10">
            <text:p>社會保險司</text:p>
          </table:table-cell>
          <table:table-cell office:value-type="string" table:style-name="ce11">
            <text:p>國民年金業務</text:p>
          </table:table-cell>
          <table:table-cell office:value-type="string" table:style-name="ce11">
            <text:p>勞動部勞工保險局112年委託播放廣播廣告案</text:p>
          </table:table-cell>
          <table:table-cell office:value-type="string" table:style-name="ce14">
            <text:p>廣播媒體</text:p>
          </table:table-cell>
          <table:table-cell office:value-type="string" table:style-name="ce28">
            <text:p>2/1-11/30</text:p>
          </table:table-cell>
          <table:table-cell office:value-type="string" table:style-name="ce10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1037536" table:style-name="ce19">
            <text:p>1,037,536</text:p>
          </table:table-cell>
          <table:table-cell office:value-type="string" table:style-name="ce32">
            <text:p>中國廣播股份有限公司、飛碟廣播股份有限公司、人人廣播股份有限公司、快樂廣播事業股份有限公司、正聲廣播股份有限公司、建國廣播股份有限公司、每日廣播事業股份有限公司、台灣廣播股份有限公司</text:p>
          </table:table-cell>
          <table:table-cell office:value-type="string" table:style-name="ce18">
            <text:p>共計播出6,305檔，依各電台收聽率，至少觸及101.3萬人。</text:p>
          </table:table-cell>
          <table:table-cell office:value-type="string" table:style-name="ce18">
            <text:p>全國各地區電台</text:p>
          </table:table-cell>
          <table:table-cell office:value-type="string" table:style-name="ce16">
            <text:p>第一期(2-3月)</text:p>
          </table:table-cell>
          <table:table-cell table:style-name="ce21"/>
          <table:table-cell table:number-columns-repeated="16370"/>
        </table:table-row>
        <table:table-row table:style-name="ro15">
          <table:table-cell office:value-type="string" table:style-name="ce10">
            <text:p>社會保險司</text:p>
          </table:table-cell>
          <table:table-cell office:value-type="string" table:style-name="ce11">
            <text:p>要報稅了！如何取得國保保費繳費證明列舉報稅。</text:p>
          </table:table-cell>
          <table:table-cell office:value-type="string" table:style-name="ce11">
            <text:p>小額採購</text:p>
          </table:table-cell>
          <table:table-cell office:value-type="string" table:style-name="ce14">
            <text:p>平面媒體</text:p>
          </table:table-cell>
          <table:table-cell office:value-type="string" table:style-name="ce28">
            <text:p>4/1-5/31</text:p>
          </table:table-cell>
          <table:table-cell office:value-type="string" table:style-name="ce10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99000" table:style-name="ce29">
            <text:p>99,000</text:p>
          </table:table-cell>
          <table:table-cell office:value-type="string" table:style-name="ce30">
            <text:p>財團法人中央通訊社</text:p>
          </table:table-cell>
          <table:table-cell office:value-type="string" table:style-name="ce12">
            <text:p>依據紙本發行數量每期至少觸及1.6萬人。</text:p>
          </table:table-cell>
          <table:table-cell office:value-type="string" table:style-name="ce14">
            <text:p>全球中央</text:p>
          </table:table-cell>
          <table:table-cell table:style-name="ce12"/>
          <table:table-cell table:number-columns-repeated="16371" table:style-name="ce2"/>
        </table:table-row>
        <table:table-row table:style-name="ro16">
          <table:table-cell office:value-type="string" table:style-name="ce33">
            <text:p>社會保險司</text:p>
          </table:table-cell>
          <table:table-cell office:value-type="string" table:style-name="ce34">
            <text:p>「國民年金保險費政府加碼補助，馬上繳 現省一半」「國民年金聰明繳 行動支付好處多｣</text:p>
          </table:table-cell>
          <table:table-cell office:value-type="string" table:style-name="ce34">
            <text:p>小額採購</text:p>
          </table:table-cell>
          <table:table-cell office:value-type="string" table:style-name="ce35">
            <text:p>平面媒體</text:p>
          </table:table-cell>
          <table:table-cell office:value-type="string" table:style-name="ce36">
            <text:p>5/1-5/31</text:p>
          </table:table-cell>
          <table:table-cell office:value-type="string" table:style-name="ce10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35">
            <text:p>業務費用</text:p>
          </table:table-cell>
          <table:table-cell office:value-type="float" office:value="85000" table:style-name="ce37">
            <text:p>85,000</text:p>
          </table:table-cell>
          <table:table-cell office:value-type="string" table:style-name="ce38">
            <text:p>現代保險雜誌社有限公司</text:p>
          </table:table-cell>
          <table:table-cell office:value-type="string" table:style-name="ce12">
            <text:p>依據紙本發行數量每期至少觸及50萬人。</text:p>
          </table:table-cell>
          <table:table-cell office:value-type="string" table:style-name="ce39">
            <text:p>現代保險5+6月號</text:p>
          </table:table-cell>
          <table:table-cell table:style-name="ce40"/>
          <table:table-cell table:number-columns-repeated="16371" table:style-name="ce2"/>
        </table:table-row>
        <table:table-row table:style-name="ro15">
          <table:table-cell office:value-type="string" table:style-name="ce13">
            <text:p>社會保險司</text:p>
          </table:table-cell>
          <table:table-cell office:value-type="string" table:style-name="ce11">
            <text:p>製作「加碼補助國民年金被保險人保險費自付保費金額」圖卡</text:p>
          </table:table-cell>
          <table:table-cell office:value-type="string" table:style-name="ce11">
            <text:p>勞動部勞工保險局112年網路整合行銷計畫案</text:p>
          </table:table-cell>
          <table:table-cell office:value-type="string" table:style-name="ce14">
            <text:p>新媒體及網路媒體</text:p>
          </table:table-cell>
          <table:table-cell office:value-type="date" office:date-value="2023-05-22T00:00:00" table:style-name="ce28">
            <text:p>5/22</text:p>
          </table:table-cell>
          <table:table-cell office:value-type="string" table:style-name="ce10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0" table:style-name="ce29">
            <text:p>0</text:p>
          </table:table-cell>
          <table:table-cell office:value-type="string" table:style-name="ce30">
            <text:p>民視文化事業股份有限公司</text:p>
          </table:table-cell>
          <table:table-cell office:value-type="string" table:style-name="ce41">
            <text:p>截至6/1，觸及約84,026人次。</text:p>
          </table:table-cell>
          <table:table-cell office:value-type="string" table:style-name="ce14">
            <text:p>勞動部勞工保險局粉絲專頁</text:p>
          </table:table-cell>
          <table:table-cell office:value-type="string" table:style-name="ce12">
            <text:p>預計於112年12月付款</text:p>
          </table:table-cell>
          <table:table-cell table:number-columns-repeated="16371" table:style-name="ce2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4">
            <text:p>填表說明：</text:p>
          </table:table-cell>
          <table:table-cell office:value-type="string" table:style-name="ce3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5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5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5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6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/>
        </table:table-row>
        <table:table-row table:style-name="ro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6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number-rows-repeated="1048557" table:style-name="ro7">
          <table:table-cell table:number-columns-repeated="16384"/>
        </table:table-row>
      </table:table>
      <table:table table:name="6月" table:style-name="ta3">
        <table:table-column table:style-name="co1" table:default-cell-style-name="ce4"/>
        <table:table-column table:style-name="co2" table:default-cell-style-name="ce2"/>
        <table:table-column table:style-name="co33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20" table:default-cell-style-name="ce2"/>
        <table:table-column table:style-name="co31" table:default-cell-style-name="ce2"/>
        <table:table-column table:style-name="co34" table:default-cell-style-name="ce2"/>
        <table:table-column table:style-name="co31" table:default-cell-style-name="ce2"/>
        <table:table-column table:style-name="co35" table:default-cell-style-name="ce2"/>
        <table:table-column table:style-name="co12" table:number-columns-repeated="16371" table:default-cell-style-name="ce2"/>
        <table:table-row table:style-name="ro1">
          <table:table-cell office:value-type="string" table:number-columns-spanned="13" table:number-rows-spanned="1" table:style-name="ce23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3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4">
            <text:p>中華民國112年第2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7">
            <text:p>月份：6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42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10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17">
          <table:table-cell office:value-type="string" table:style-name="ce10">
            <text:p>社會保險司</text:p>
          </table:table-cell>
          <table:table-cell office:value-type="string" table:style-name="ce11">
            <text:p>國民年金業務</text:p>
          </table:table-cell>
          <table:table-cell office:value-type="string" table:style-name="ce11">
            <text:p>勞動部勞工保險局112年委託播放廣播廣告案</text:p>
          </table:table-cell>
          <table:table-cell office:value-type="string" table:style-name="ce14">
            <text:p>廣播媒體</text:p>
          </table:table-cell>
          <table:table-cell office:value-type="string" table:style-name="ce28">
            <text:p>2/1-11/30</text:p>
          </table:table-cell>
          <table:table-cell office:value-type="string" table:style-name="ce10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1185752" table:style-name="ce19">
            <text:p>1,185,752</text:p>
          </table:table-cell>
          <table:table-cell office:value-type="string" table:style-name="ce32">
            <text:p>中國廣播股份有限公司、飛碟廣播股份有限公司、人人廣播股份有限公司、快樂廣播事業股份有限公司、正聲廣播股份有限公司、建國廣播股份有限公司、每日廣播事業股份有限公司、台灣廣播股份有限公司</text:p>
          </table:table-cell>
          <table:table-cell office:value-type="string" table:style-name="ce18">
            <text:p>共計播出7,289檔，依各電台收聽率，至少觸及405.5萬人。</text:p>
          </table:table-cell>
          <table:table-cell office:value-type="string" table:style-name="ce18">
            <text:p>全國各地區電台</text:p>
          </table:table-cell>
          <table:table-cell office:value-type="string" table:style-name="ce16">
            <text:p>第二期(4-5月)</text:p>
          </table:table-cell>
          <table:table-cell table:style-name="ce2"/>
          <table:table-cell table:number-columns-repeated="16370" table:style-name="ce1"/>
        </table:table-row>
        <table:table-row table:style-name="ro18">
          <table:table-cell office:value-type="string" table:style-name="ce10">
            <text:p>社會保險司</text:p>
          </table:table-cell>
          <table:table-cell office:value-type="string" table:style-name="ce43">
            <text:p>國民年金保險費政府加碼補助</text:p>
          </table:table-cell>
          <table:table-cell office:value-type="string" table:style-name="ce11">
            <text:p>勞動部勞工保險局112年委託購買報紙版面刊登廣告案</text:p>
          </table:table-cell>
          <table:table-cell office:value-type="string" table:style-name="ce43">
            <text:p>平面媒體</text:p>
          </table:table-cell>
          <table:table-cell office:value-type="date" office:date-value="2023-06-30T00:00:00" table:style-name="ce44">
            <text:p>6/30</text:p>
          </table:table-cell>
          <table:table-cell office:value-type="string" table:style-name="ce10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43">
            <text:p>業務費用</text:p>
          </table:table-cell>
          <table:table-cell office:value-type="float" office:value="0" table:style-name="ce45">
            <text:p>0</text:p>
          </table:table-cell>
          <table:table-cell office:value-type="string" table:style-name="ce43">
            <text:p>旭豐多媒體行銷有限公司</text:p>
          </table:table-cell>
          <table:table-cell office:value-type="string" table:style-name="ce43">
            <text:p>依據各報閱報率，預計共觸及293萬人次。</text:p>
          </table:table-cell>
          <table:table-cell office:value-type="string" table:style-name="ce46">
            <text:p/>
            <text:p/>
            <text:p>自由時報</text:p>
            <text:p>聯合報</text:p>
            <text:p>中國時報</text:p>
            <text:p>台灣新生報（加值）</text:p>
            <text:p/>
          </table:table-cell>
          <table:table-cell office:value-type="string" table:style-name="ce12">
            <text:p>預計12月付款</text:p>
          </table:table-cell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4">
            <text:p>填表說明：</text:p>
          </table:table-cell>
          <table:table-cell office:value-type="string" table:style-name="ce3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5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5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5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6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 table:style-name="ce2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 table:style-name="ce2"/>
        </table:table-row>
        <table:table-row table:style-name="ro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6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 table:style-name="ce2"/>
        </table:table-row>
        <table:table-row table:style-name="ro8">
          <table:table-cell office:value-type="string" table:style-name="ce20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22"/>
          <table:table-cell table:number-columns-repeated="16371" table:style-name="ce2"/>
        </table:table-row>
        <table:table-row table:number-rows-repeated="1048560" table:style-name="ro7">
          <table:table-cell table:number-columns-repeated="16384"/>
        </table:table-row>
      </table:table>
      <table:table table:name="7月" table:style-name="ta4">
        <table:table-column table:style-name="co1" table:default-cell-style-name="ce4"/>
        <table:table-column table:style-name="co2" table:default-cell-style-name="ce2"/>
        <table:table-column table:style-name="co33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20" table:default-cell-style-name="ce2"/>
        <table:table-column table:style-name="co31" table:default-cell-style-name="ce2"/>
        <table:table-column table:style-name="co34" table:default-cell-style-name="ce2"/>
        <table:table-column table:style-name="co31" table:default-cell-style-name="ce2"/>
        <table:table-column table:style-name="co35" table:default-cell-style-name="ce2"/>
        <table:table-column table:style-name="co12" table:number-columns-repeated="1011" table:default-cell-style-name="ce2"/>
        <table:table-column table:style-name="co18" table:number-columns-repeated="15360" table:default-cell-style-name="ce1"/>
        <table:table-row table:style-name="ro1">
          <table:table-cell office:value-type="string" table:number-columns-spanned="13" table:number-rows-spanned="1" table:style-name="ce23">
            <text:p>衛生福利部</text:p>
          </table:table-cell>
          <table:covered-table-cell table:number-columns-repeated="12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number-columns-spanned="13" table:number-rows-spanned="1" table:style-name="ce23">
            <text:p>媒體政策及業務宣導執行情形表</text:p>
          </table:table-cell>
          <table:covered-table-cell table:number-columns-repeated="12"/>
          <table:table-cell table:number-columns-repeated="1011" table:style-name="ce2"/>
          <table:table-cell table:number-columns-repeated="15360"/>
        </table:table-row>
        <table:table-row table:style-name="ro2">
          <table:table-cell office:value-type="string" table:number-columns-spanned="13" table:number-rows-spanned="1" table:style-name="ce24">
            <text:p>中華民國112年第3季</text:p>
          </table:table-cell>
          <table:covered-table-cell table:number-columns-repeated="12"/>
          <table:table-cell table:number-columns-repeated="1011" table:style-name="ce2"/>
          <table:table-cell table:number-columns-repeated="15360"/>
        </table:table-row>
        <table:table-row table:style-name="ro9">
          <table:table-cell office:value-type="string" table:style-name="ce27">
            <text:p>月份：7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42">
            <text:p>單位：元</text:p>
          </table:table-cell>
          <table:table-cell table:number-columns-repeated="1011" table:style-name="ce2"/>
          <table:table-cell table:number-columns-repeated="15360"/>
        </table:table-row>
        <table:table-row table:style-name="ro10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19">
          <table:table-cell office:value-type="string" table:style-name="ce47">
            <text:p>社會保險司</text:p>
          </table:table-cell>
          <table:table-cell office:value-type="string" table:style-name="ce11">
            <text:p>國民年金業務</text:p>
          </table:table-cell>
          <table:table-cell office:value-type="string" table:style-name="ce12">
            <text:p>112年下半年度至113年度臉書粉絲團整合行銷採購案</text:p>
          </table:table-cell>
          <table:table-cell office:value-type="string" table:style-name="ce12">
            <text:p>網路媒體</text:p>
          </table:table-cell>
          <table:table-cell office:value-type="string" table:style-name="ce11">
            <text:p>112/7/1-113/12/31</text:p>
          </table:table-cell>
          <table:table-cell office:value-type="string" table:style-name="ce47">
            <text:p>勞動部勞工保險局</text:p>
          </table:table-cell>
          <table:table-cell office:value-type="string" table:style-name="ce11">
            <text:p>衛生福利部主管國民年金保險基金</text:p>
          </table:table-cell>
          <table:table-cell office:value-type="string" table:style-name="ce12">
            <text:p>業務費用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啟點行銷有限公司</text:p>
          </table:table-cell>
          <table:table-cell office:value-type="string" table:style-name="ce15">
            <text:p>預期發布約90篇貼文，至少觸及27萬餘人次，總互動數1.6萬餘人次。</text:p>
          </table:table-cell>
          <table:table-cell office:value-type="string" table:style-name="ce12">
            <text:p>勞動部勞工保險局粉絲專頁</text:p>
          </table:table-cell>
          <table:table-cell office:value-type="string" table:style-name="ce12">
            <text:p>預計112年10月、12月及113年4、8、10、12月付款。</text:p>
          </table:table-cell>
          <table:table-cell table:style-name="ce2"/>
          <table:table-cell table:number-columns-repeated="16370" table:style-name="ce1"/>
        </table:table-row>
        <table:table-row table:style-name="ro7">
          <table:table-cell table:number-columns-repeated="2" table:style-name="ce48"/>
          <table:table-cell table:number-columns-repeated="2" table:style-name="ce49"/>
          <table:table-cell table:number-columns-repeated="3" table:style-name="ce48"/>
          <table:table-cell table:number-columns-repeated="3" table:style-name="ce49"/>
          <table:table-cell table:style-name="ce50"/>
          <table:table-cell table:number-columns-repeated="2" table:style-name="ce49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4">
            <text:p>填表說明：</text:p>
          </table:table-cell>
          <table:table-cell office:value-type="string" table:style-name="ce3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5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5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5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6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 table:style-name="ce2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 table:style-name="ce2"/>
        </table:table-row>
        <table:table-row table:style-name="ro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6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 table:style-name="ce2"/>
        </table:table-row>
        <table:table-row table:style-name="ro8">
          <table:table-cell office:value-type="string" table:style-name="ce20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22"/>
          <table:table-cell table:number-columns-repeated="16371" table:style-name="ce2"/>
        </table:table-row>
        <table:table-row table:number-rows-repeated="1048560" table:style-name="ro7">
          <table:table-cell table:number-columns-repeated="16384"/>
        </table:table-row>
      </table:table>
      <table:table table:name="8月" table:style-name="ta4">
        <table:table-column table:style-name="co1" table:default-cell-style-name="ce4"/>
        <table:table-column table:style-name="co36" table:default-cell-style-name="ce2"/>
        <table:table-column table:style-name="co33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20" table:default-cell-style-name="ce2"/>
        <table:table-column table:style-name="co31" table:default-cell-style-name="ce2"/>
        <table:table-column table:style-name="co37" table:default-cell-style-name="ce2"/>
        <table:table-column table:style-name="co31" table:default-cell-style-name="ce2"/>
        <table:table-column table:style-name="co35" table:default-cell-style-name="ce2"/>
        <table:table-column table:style-name="co12" table:number-columns-repeated="1011" table:default-cell-style-name="ce2"/>
        <table:table-column table:style-name="co18" table:number-columns-repeated="15360" table:default-cell-style-name="ce1"/>
        <table:table-row table:style-name="ro2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number-columns-repeated="1011" table:style-name="ce2"/>
          <table:table-cell table:number-columns-repeated="15360"/>
        </table:table-row>
        <table:table-row table:style-name="ro2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number-columns-repeated="1011" table:style-name="ce2"/>
          <table:table-cell table:number-columns-repeated="15360"/>
        </table:table-row>
        <table:table-row table:style-name="ro2">
          <table:table-cell office:value-type="string" table:number-columns-spanned="13" table:number-rows-spanned="1" table:style-name="ce24">
            <text:p>中華民國112年第3季</text:p>
          </table:table-cell>
          <table:covered-table-cell table:number-columns-repeated="12"/>
          <table:table-cell table:number-columns-repeated="1011" table:style-name="ce2"/>
          <table:table-cell table:number-columns-repeated="15360"/>
        </table:table-row>
        <table:table-row table:style-name="ro9">
          <table:table-cell office:value-type="string" table:style-name="ce27">
            <text:p>月份：8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42">
            <text:p>單位：元</text:p>
          </table:table-cell>
          <table:table-cell table:number-columns-repeated="1011" table:style-name="ce2"/>
          <table:table-cell table:number-columns-repeated="15360"/>
        </table:table-row>
        <table:table-row table:style-name="ro10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20">
          <table:table-cell office:value-type="string" table:style-name="ce17">
            <text:p>社會保險司</text:p>
          </table:table-cell>
          <table:table-cell office:value-type="string" table:style-name="ce16">
            <text:p>國民年金業務</text:p>
          </table:table-cell>
          <table:table-cell office:value-type="string" table:style-name="ce16">
            <text:p>勞動部勞工保險局112年委託播放廣播廣告案</text:p>
          </table:table-cell>
          <table:table-cell office:value-type="string" table:style-name="ce18">
            <text:p>廣播媒體</text:p>
          </table:table-cell>
          <table:table-cell office:value-type="string" table:style-name="ce51">
            <text:p>2/1-11/30</text:p>
          </table:table-cell>
          <table:table-cell office:value-type="string" table:style-name="ce17">
            <text:p>勞動部勞工保險局</text:p>
          </table:table-cell>
          <table:table-cell office:value-type="string" table:style-name="ce16">
            <text:p>衛生福利部主管國民年金保險基金</text:p>
          </table:table-cell>
          <table:table-cell office:value-type="string" table:style-name="ce18">
            <text:p>業務費用</text:p>
          </table:table-cell>
          <table:table-cell office:value-type="float" office:value="1185752" table:style-name="ce19">
            <text:p>1,185,752</text:p>
          </table:table-cell>
          <table:table-cell office:value-type="string" table:style-name="ce32">
            <text:p>中國廣播股份有限公司、飛碟廣播股份有限公司、人人廣播股份有限公司、快樂廣播事業股份有限公司、正聲廣播股份有限公司、建國廣播股份有限公司、每日廣播事業股份有限公司、台灣廣播股份有限公司</text:p>
          </table:table-cell>
          <table:table-cell office:value-type="string" table:style-name="ce18">
            <text:p>共計播出7,290檔，依各電台收聽率，至少觸及405.5萬人。</text:p>
          </table:table-cell>
          <table:table-cell office:value-type="string" table:style-name="ce18">
            <text:p>全國各地區電台</text:p>
          </table:table-cell>
          <table:table-cell office:value-type="string" table:style-name="ce16">
            <text:p>第三期(6-7月)</text:p>
          </table:table-cell>
          <table:table-cell table:style-name="ce2"/>
          <table:table-cell table:number-columns-repeated="16370" table:style-name="ce1"/>
        </table:table-row>
        <table:table-row table:style-name="ro21">
          <table:table-cell office:value-type="string" table:style-name="ce10">
            <text:p>社會保險司</text:p>
          </table:table-cell>
          <table:table-cell office:value-type="string" table:style-name="ce13">
            <text:p>製作鍾欣凌國民年金宣導影片-婆媳篇30秒、40秒及60秒（含製作及代言費用）</text:p>
          </table:table-cell>
          <table:table-cell office:value-type="string" table:style-name="ce13">
            <text:p>勞動部勞工保險局112年網路整合行銷計畫案</text:p>
          </table:table-cell>
          <table:table-cell office:value-type="string" table:style-name="ce14">
            <text:p>新媒體及網路媒體</text:p>
          </table:table-cell>
          <table:table-cell office:value-type="date" office:date-value="2023-08-01T00:00:00" table:style-name="ce52">
            <text:p>8/1</text:p>
          </table:table-cell>
          <table:table-cell office:value-type="string" table:style-name="ce10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0" table:style-name="ce19">
            <text:p>0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18">
            <text:p>素材製作</text:p>
          </table:table-cell>
          <table:table-cell office:value-type="string" table:style-name="ce18">
            <text:p>-</text:p>
          </table:table-cell>
          <table:table-cell office:value-type="string" table:style-name="ce16">
            <text:p>預計於112年12月付款</text:p>
          </table:table-cell>
          <table:table-cell table:style-name="ce2"/>
          <table:table-cell table:number-columns-repeated="16370" table:style-name="ce1"/>
        </table:table-row>
        <table:table-row table:style-name="ro22">
          <table:table-cell office:value-type="string" table:style-name="ce10">
            <text:p>社會保險司</text:p>
          </table:table-cell>
          <table:table-cell office:value-type="string" table:style-name="ce13">
            <text:p>製作鍾欣凌國民年金平面廣告（手持帳單版、手勢版、輕鬆繳版等三張）</text:p>
          </table:table-cell>
          <table:table-cell office:value-type="string" table:style-name="ce13">
            <text:p>勞動部勞工保險局112年網路整合行銷計畫案</text:p>
          </table:table-cell>
          <table:table-cell office:value-type="string" table:style-name="ce14">
            <text:p>平面媒體</text:p>
          </table:table-cell>
          <table:table-cell office:value-type="date" office:date-value="2023-08-01T00:00:00" table:style-name="ce52">
            <text:p>8/1</text:p>
          </table:table-cell>
          <table:table-cell office:value-type="string" table:style-name="ce10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0" table:style-name="ce19">
            <text:p>0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18">
            <text:p>素材製作</text:p>
          </table:table-cell>
          <table:table-cell office:value-type="string" table:style-name="ce18">
            <text:p>-</text:p>
          </table:table-cell>
          <table:table-cell office:value-type="string" table:style-name="ce16">
            <text:p>預計於112年12月付款</text:p>
          </table:table-cell>
          <table:table-cell table:style-name="ce2"/>
          <table:table-cell table:number-columns-repeated="16370" table:style-name="ce1"/>
        </table:table-row>
        <table:table-row table:style-name="ro23">
          <table:table-cell office:value-type="string" table:style-name="ce10">
            <text:p>社會保險司</text:p>
          </table:table-cell>
          <table:table-cell office:value-type="string" table:style-name="ce13">
            <text:p>「國保有好康e起繳 享好禮」活動（含網站架設及抽獎）</text:p>
          </table:table-cell>
          <table:table-cell office:value-type="string" table:style-name="ce13">
            <text:p>勞動部勞工保險局112年網路整合行銷計畫案</text:p>
          </table:table-cell>
          <table:table-cell office:value-type="string" table:style-name="ce14">
            <text:p>新媒體及網路媒體</text:p>
          </table:table-cell>
          <table:table-cell office:value-type="string" table:style-name="ce52">
            <text:p>8/15-11/15</text:p>
          </table:table-cell>
          <table:table-cell office:value-type="string" table:style-name="ce10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0" table:style-name="ce19">
            <text:p>0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53">
            <text:p>從開始架設8/15至8/31期間，共47,044瀏覽人次</text:p>
          </table:table-cell>
          <table:table-cell office:value-type="string" table:style-name="ce18">
            <text:p>網站架設</text:p>
            <text:p>https://2023.event-go.tw/</text:p>
          </table:table-cell>
          <table:table-cell office:value-type="string" table:style-name="ce16">
            <text:p>預計於112年12月付款</text:p>
          </table:table-cell>
          <table:table-cell table:style-name="ce2"/>
          <table:table-cell table:number-columns-repeated="16370" table:style-name="ce1"/>
        </table:table-row>
        <table:table-row table:style-name="ro13">
          <table:table-cell office:value-type="string" table:style-name="ce10">
            <text:p>社會保險司</text:p>
          </table:table-cell>
          <table:table-cell office:value-type="string" table:style-name="ce13">
            <text:p>播放鍾欣凌國民年金宣導影片</text:p>
          </table:table-cell>
          <table:table-cell office:value-type="string" table:style-name="ce13">
            <text:p>勞動部勞工保險局112年委託購買電視頻道廣告時段播放短片案</text:p>
          </table:table-cell>
          <table:table-cell office:value-type="string" table:style-name="ce14">
            <text:p>電視媒體</text:p>
          </table:table-cell>
          <table:table-cell office:value-type="string" table:style-name="ce52">
            <text:p>8/7-9/3</text:p>
          </table:table-cell>
          <table:table-cell office:value-type="string" table:style-name="ce10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0" table:style-name="ce19">
            <text:p>0</text:p>
          </table:table-cell>
          <table:table-cell office:value-type="string" table:style-name="ce32">
            <text:p>貝立德股份有限公司</text:p>
          </table:table-cell>
          <table:table-cell office:value-type="string" table:style-name="ce18">
            <text:p>預計達成10秒GRPs為1458.62</text:p>
          </table:table-cell>
          <table:table-cell office:value-type="string" table:style-name="ce18">
            <text:p>全國各有線無線電視頻道</text:p>
          </table:table-cell>
          <table:table-cell office:value-type="string" table:style-name="ce16">
            <text:p>預計於112年12月付款</text:p>
          </table:table-cell>
          <table:table-cell table:style-name="ce2"/>
          <table:table-cell table:number-columns-repeated="16370" table:style-name="ce1"/>
        </table:table-row>
        <table:table-row table:style-name="ro19">
          <table:table-cell office:value-type="string" table:style-name="ce17">
            <text:p>社會保險司</text:p>
          </table:table-cell>
          <table:table-cell office:value-type="string" table:style-name="ce16">
            <text:p>國民年金業務</text:p>
          </table:table-cell>
          <table:table-cell office:value-type="string" table:style-name="ce18">
            <text:p>111年下半年度至112年上半年度應用Facebook臉書粉絲團整合行銷採購案</text:p>
          </table:table-cell>
          <table:table-cell office:value-type="string" table:style-name="ce18">
            <text:p>網路媒體</text:p>
          </table:table-cell>
          <table:table-cell office:value-type="string" table:style-name="ce16">
            <text:p>111/7/1-112/6/30</text:p>
          </table:table-cell>
          <table:table-cell office:value-type="string" table:style-name="ce17">
            <text:p>勞動部勞工保險局</text:p>
          </table:table-cell>
          <table:table-cell office:value-type="string" table:style-name="ce16">
            <text:p>衛生福利部主管國民年金保險基金</text:p>
          </table:table-cell>
          <table:table-cell office:value-type="string" table:style-name="ce18">
            <text:p>業務費用</text:p>
          </table:table-cell>
          <table:table-cell office:value-type="float" office:value="124697" table:style-name="ce19">
            <text:p>124,697</text:p>
          </table:table-cell>
          <table:table-cell office:value-type="string" table:style-name="ce18">
            <text:p>讚點子數位行銷有限公司</text:p>
          </table:table-cell>
          <table:table-cell office:value-type="string" table:style-name="ce19">
            <text:p>預計共發布約60篇貼文（含部落格文），至少觸及720萬人次，總互動數48萬人次。</text:p>
          </table:table-cell>
          <table:table-cell office:value-type="string" table:style-name="ce18">
            <text:p>勞動部勞工保險局粉絲專頁</text:p>
          </table:table-cell>
          <table:table-cell office:value-type="string" table:style-name="ce18">
            <text:p>第四期(4-6月)</text:p>
          </table:table-cell>
          <table:table-cell table:style-name="ce2"/>
          <table:table-cell table:number-columns-repeated="16370" table:style-name="ce1"/>
        </table:table-row>
        <table:table-row table:style-name="ro13">
          <table:table-cell office:value-type="string" table:style-name="ce10">
            <text:p>社會保險司</text:p>
          </table:table-cell>
          <table:table-cell office:value-type="string" table:style-name="ce13">
            <text:p>播放鍾欣凌國民年金宣導影片</text:p>
          </table:table-cell>
          <table:table-cell office:value-type="string" table:style-name="ce13">
            <text:p>勞動部勞工保險局112年委託購買電視頻道廣告時段播放短片案</text:p>
          </table:table-cell>
          <table:table-cell office:value-type="string" table:style-name="ce14">
            <text:p>新媒體及網路媒體</text:p>
          </table:table-cell>
          <table:table-cell office:value-type="string" table:style-name="ce52">
            <text:p>8/14-8/27</text:p>
          </table:table-cell>
          <table:table-cell office:value-type="string" table:style-name="ce10">
            <text:p>勞動部勞工保險局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-</text:p>
          </table:table-cell>
          <table:table-cell office:value-type="float" office:value="0" table:style-name="ce19">
            <text:p>0</text:p>
          </table:table-cell>
          <table:table-cell office:value-type="string" table:style-name="ce32">
            <text:p>貝立德股份有限公司</text:p>
          </table:table-cell>
          <table:table-cell office:value-type="string" table:style-name="ce18">
            <text:p>預計接觸14萬人次</text:p>
          </table:table-cell>
          <table:table-cell office:value-type="string" table:style-name="ce18">
            <text:p>影音聯播網</text:p>
          </table:table-cell>
          <table:table-cell office:value-type="string" table:style-name="ce16">
            <text:p>貝立德股份有限公司回饋項目</text:p>
          </table:table-cell>
          <table:table-cell table:style-name="ce2"/>
          <table:table-cell table:number-columns-repeated="16370" table:style-name="ce1"/>
        </table:table-row>
        <table:table-row table:style-name="ro13">
          <table:table-cell office:value-type="string" table:style-name="ce10">
            <text:p>社會保險司</text:p>
          </table:table-cell>
          <table:table-cell office:value-type="string" table:style-name="ce13">
            <text:p>播放鍾欣凌國民年金宣導影片</text:p>
          </table:table-cell>
          <table:table-cell office:value-type="string" table:style-name="ce13">
            <text:p>勞動部勞工保險局113年委託購買電視頻道廣告時段播放短片案</text:p>
          </table:table-cell>
          <table:table-cell office:value-type="string" table:style-name="ce14">
            <text:p>電視媒體</text:p>
          </table:table-cell>
          <table:table-cell office:value-type="string" table:style-name="ce52">
            <text:p>8/14-8/27</text:p>
          </table:table-cell>
          <table:table-cell office:value-type="string" table:style-name="ce10">
            <text:p>勞動部勞工保險局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-</text:p>
          </table:table-cell>
          <table:table-cell office:value-type="float" office:value="0" table:style-name="ce19">
            <text:p>0</text:p>
          </table:table-cell>
          <table:table-cell office:value-type="string" table:style-name="ce32">
            <text:p>貝立德股份有限公司</text:p>
          </table:table-cell>
          <table:table-cell office:value-type="string" table:style-name="ce18">
            <text:p>預計接觸10萬人次</text:p>
          </table:table-cell>
          <table:table-cell office:value-type="string" table:style-name="ce18">
            <text:p>MOD節內廣告</text:p>
          </table:table-cell>
          <table:table-cell office:value-type="string" table:style-name="ce16">
            <text:p>貝立德股份有限公司回饋項目</text:p>
          </table:table-cell>
          <table:table-cell table:style-name="ce2"/>
          <table:table-cell table:number-columns-repeated="16370" table:style-name="ce1"/>
        </table:table-row>
        <table:table-row table:style-name="ro24">
          <table:table-cell office:value-type="string" table:style-name="ce10">
            <text:p>社會保險司</text:p>
          </table:table-cell>
          <table:table-cell office:value-type="string" table:style-name="ce13">
            <text:p>播放鍾欣凌國民年金宣導影片</text:p>
          </table:table-cell>
          <table:table-cell office:value-type="string" table:style-name="ce13">
            <text:p>勞動部勞工保險局112年委託購買電視頻道廣告時段播放短片案</text:p>
          </table:table-cell>
          <table:table-cell office:value-type="string" table:style-name="ce14">
            <text:p>新媒體及網路媒體</text:p>
          </table:table-cell>
          <table:table-cell office:value-type="string" table:style-name="ce52">
            <text:p>8/16-8/29</text:p>
          </table:table-cell>
          <table:table-cell office:value-type="string" table:style-name="ce10">
            <text:p>勞動部勞工保險局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-</text:p>
          </table:table-cell>
          <table:table-cell office:value-type="float" office:value="0" table:style-name="ce19">
            <text:p>0</text:p>
          </table:table-cell>
          <table:table-cell office:value-type="string" table:style-name="ce32">
            <text:p>貝立德股份有限公司</text:p>
          </table:table-cell>
          <table:table-cell office:value-type="string" table:style-name="ce18">
            <text:p>預計接觸25萬人次</text:p>
          </table:table-cell>
          <table:table-cell office:value-type="string" table:style-name="ce18">
            <text:p>數位家外廣告(DOOH)</text:p>
          </table:table-cell>
          <table:table-cell office:value-type="string" table:style-name="ce16">
            <text:p>貝立德股份有限公司回饋項目</text:p>
          </table:table-cell>
          <table:table-cell table:number-columns-repeated="1011" table:style-name="ce2"/>
          <table:table-cell table:number-columns-repeated="15360"/>
        </table:table-row>
        <table:table-row table:style-name="ro7">
          <table:table-cell table:number-columns-repeated="3" table:style-name="ce54"/>
          <table:table-cell table:style-name="ce55"/>
          <table:table-cell table:style-name="ce56"/>
          <table:table-cell table:number-columns-repeated="2" table:style-name="ce54"/>
          <table:table-cell table:style-name="ce55"/>
          <table:table-cell table:style-name="ce57"/>
          <table:table-cell table:style-name="ce58"/>
          <table:table-cell table:number-columns-repeated="2" table:style-name="ce59"/>
          <table:table-cell table:style-name="ce60"/>
          <table:table-cell table:number-columns-repeated="1011" table:style-name="ce2"/>
          <table:table-cell table:number-columns-repeated="15360"/>
        </table:table-row>
        <table:table-row table:style-name="ro7">
          <table:table-cell office:value-type="string" table:style-name="ce4">
            <text:p>填表說明：</text:p>
          </table:table-cell>
          <table:table-cell office:value-type="string" table:style-name="ce3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5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5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5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6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 table:style-name="ce2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 table:style-name="ce2"/>
        </table:table-row>
        <table:table-row table:style-name="ro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6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 table:style-name="ce2"/>
        </table:table-row>
        <table:table-row table:style-name="ro8">
          <table:table-cell office:value-type="string" table:style-name="ce20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22"/>
          <table:table-cell table:number-columns-repeated="16371" table:style-name="ce2"/>
        </table:table-row>
        <table:table-row table:number-rows-repeated="1048552" table:style-name="ro7">
          <table:table-cell table:number-columns-repeated="16384"/>
        </table:table-row>
      </table:table>
      <table:table table:name="9月" table:style-name="ta4">
        <table:table-column table:style-name="co1" table:default-cell-style-name="ce4"/>
        <table:table-column table:style-name="co36" table:default-cell-style-name="ce2"/>
        <table:table-column table:style-name="co33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20" table:default-cell-style-name="ce2"/>
        <table:table-column table:style-name="co31" table:default-cell-style-name="ce2"/>
        <table:table-column table:style-name="co37" table:default-cell-style-name="ce2"/>
        <table:table-column table:style-name="co31" table:default-cell-style-name="ce2"/>
        <table:table-column table:style-name="co35" table:default-cell-style-name="ce2"/>
        <table:table-column table:style-name="co12" table:number-columns-repeated="1011" table:default-cell-style-name="ce2"/>
        <table:table-column table:style-name="co18" table:number-columns-repeated="15360" table:default-cell-style-name="ce1"/>
        <table:table-row table:style-name="ro1">
          <table:table-cell office:value-type="string" table:number-columns-spanned="13" table:number-rows-spanned="1" table:style-name="ce23">
            <text:p>衛生福利部</text:p>
          </table:table-cell>
          <table:covered-table-cell table:number-columns-repeated="12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number-columns-spanned="13" table:number-rows-spanned="1" table:style-name="ce23">
            <text:p>媒體政策及業務宣導執行情形表</text:p>
          </table:table-cell>
          <table:covered-table-cell table:number-columns-repeated="12"/>
          <table:table-cell table:number-columns-repeated="1011" table:style-name="ce2"/>
          <table:table-cell table:number-columns-repeated="15360"/>
        </table:table-row>
        <table:table-row table:style-name="ro2">
          <table:table-cell office:value-type="string" table:number-columns-spanned="13" table:number-rows-spanned="1" table:style-name="ce24">
            <text:p>中華民國112年第3季</text:p>
          </table:table-cell>
          <table:covered-table-cell table:number-columns-repeated="12"/>
          <table:table-cell table:number-columns-repeated="1011" table:style-name="ce2"/>
          <table:table-cell table:number-columns-repeated="15360"/>
        </table:table-row>
        <table:table-row table:style-name="ro9">
          <table:table-cell office:value-type="string" table:style-name="ce27">
            <text:p>月份：9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42">
            <text:p>單位：元</text:p>
          </table:table-cell>
          <table:table-cell table:number-columns-repeated="1011" table:style-name="ce2"/>
          <table:table-cell table:number-columns-repeated="15360"/>
        </table:table-row>
        <table:table-row table:style-name="ro10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25">
          <table:table-cell office:value-type="string" table:style-name="ce10">
            <text:p>社會保險司</text:p>
          </table:table-cell>
          <table:table-cell office:value-type="string" table:style-name="ce11">
            <text:p>國民年金業務</text:p>
          </table:table-cell>
          <table:table-cell office:value-type="string" table:style-name="ce12">
            <text:p>112年委託警察廣播電臺製播「勞保局資訊站」廣播短劇單元節目案</text:p>
          </table:table-cell>
          <table:table-cell office:value-type="string" table:style-name="ce12">
            <text:p>廣播媒體</text:p>
          </table:table-cell>
          <table:table-cell office:value-type="string" table:style-name="ce11">
            <text:p>1/1-11/30</text:p>
          </table:table-cell>
          <table:table-cell office:value-type="string" table:style-name="ce10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70295" table:style-name="ce19">
            <text:p>70,295</text:p>
          </table:table-cell>
          <table:table-cell office:value-type="string" table:style-name="ce12">
            <text:p>內政部警政署警察廣播電臺</text:p>
          </table:table-cell>
          <table:table-cell office:value-type="string" table:style-name="ce19">
            <text:p>共計播出85檔，依電台收聽率，至少觸及274萬人。</text:p>
          </table:table-cell>
          <table:table-cell office:value-type="string" table:style-name="ce18">
            <text:p>警廣</text:p>
          </table:table-cell>
          <table:table-cell office:value-type="string" table:style-name="ce16">
            <text:p>第二期(5-8月)</text:p>
          </table:table-cell>
          <table:table-cell table:style-name="ce2"/>
          <table:table-cell table:number-columns-repeated="16370" table:style-name="ce1"/>
        </table:table-row>
        <table:table-row table:style-name="ro26">
          <table:table-cell office:value-type="string" table:style-name="ce10">
            <text:p>社會保險司</text:p>
          </table:table-cell>
          <table:table-cell office:value-type="string" table:style-name="ce11">
            <text:p>國民年金業務</text:p>
          </table:table-cell>
          <table:table-cell office:value-type="string" table:style-name="ce13">
            <text:p>小額採購</text:p>
          </table:table-cell>
          <table:table-cell office:value-type="string" table:style-name="ce12">
            <text:p>平面媒體</text:p>
          </table:table-cell>
          <table:table-cell office:value-type="string" table:style-name="ce28">
            <text:p>9/1-10/31</text:p>
          </table:table-cell>
          <table:table-cell office:value-type="string" table:style-name="ce10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0" table:style-name="ce19">
            <text:p>0</text:p>
          </table:table-cell>
          <table:table-cell office:value-type="string" table:style-name="ce12">
            <text:p>聯經出版事業股份有限公司</text:p>
          </table:table-cell>
          <table:table-cell office:value-type="string" table:style-name="ce15">
            <text:p>依據紙本發行數量，每期至少觸及3萬人。</text:p>
          </table:table-cell>
          <table:table-cell office:value-type="string" table:style-name="ce12">
            <text:p>聯合文學</text:p>
          </table:table-cell>
          <table:table-cell office:value-type="string" table:style-name="ce12">
            <text:p>預計於112年10月付款</text:p>
          </table:table-cell>
          <table:table-cell table:style-name="ce2"/>
          <table:table-cell table:number-columns-repeated="16370" table:style-name="ce1"/>
        </table:table-row>
        <table:table-row table:style-name="ro27">
          <table:table-cell office:value-type="string" table:style-name="ce10">
            <text:p>社會保險司</text:p>
          </table:table-cell>
          <table:table-cell office:value-type="string" table:style-name="ce11">
            <text:p>國民年金業務</text:p>
          </table:table-cell>
          <table:table-cell office:value-type="string" table:style-name="ce13">
            <text:p>小額採購</text:p>
          </table:table-cell>
          <table:table-cell office:value-type="string" table:style-name="ce12">
            <text:p>平面媒體</text:p>
          </table:table-cell>
          <table:table-cell office:value-type="string" table:style-name="ce28">
            <text:p>9/1-11/30</text:p>
          </table:table-cell>
          <table:table-cell office:value-type="string" table:style-name="ce10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2">
            <text:p>業務費用</text:p>
          </table:table-cell>
          <table:table-cell office:value-type="float" office:value="0" table:style-name="ce19">
            <text:p>0</text:p>
          </table:table-cell>
          <table:table-cell office:value-type="string" table:style-name="ce12">
            <text:p>博商傳播事業有限公司</text:p>
          </table:table-cell>
          <table:table-cell office:value-type="string" table:style-name="ce15">
            <text:p>依據紙本發行數量每期至少觸及3萬人。</text:p>
          </table:table-cell>
          <table:table-cell office:value-type="string" table:style-name="ce12">
            <text:p>讀者</text:p>
          </table:table-cell>
          <table:table-cell office:value-type="string" table:style-name="ce12">
            <text:p>預計於112年11月付款</text:p>
          </table:table-cell>
          <table:table-cell table:style-name="ce2"/>
          <table:table-cell table:number-columns-repeated="16370" table:style-name="ce1"/>
        </table:table-row>
        <table:table-row table:style-name="ro28">
          <table:table-cell office:value-type="string" table:style-name="ce10">
            <text:p>社會保險司</text:p>
          </table:table-cell>
          <table:table-cell office:value-type="string" table:style-name="ce11">
            <text:p>國民年金業務</text:p>
          </table:table-cell>
          <table:table-cell office:value-type="string" table:style-name="ce13">
            <text:p>勞動部勞工保險局112年委託購買報紙版面刊登廣告案</text:p>
          </table:table-cell>
          <table:table-cell office:value-type="string" table:style-name="ce61">
            <text:p>平面媒體</text:p>
          </table:table-cell>
          <table:table-cell office:value-type="date" office:date-value="2023-09-05T00:00:00" table:style-name="ce62">
            <text:p>9/5</text:p>
          </table:table-cell>
          <table:table-cell office:value-type="string" table:style-name="ce10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61">
            <text:p>業務費用</text:p>
          </table:table-cell>
          <table:table-cell office:value-type="float" office:value="0" table:style-name="ce63">
            <text:p>0</text:p>
          </table:table-cell>
          <table:table-cell office:value-type="string" table:style-name="ce61">
            <text:p>旭豐多媒體行銷有限公司</text:p>
          </table:table-cell>
          <table:table-cell office:value-type="string" table:style-name="ce15">
            <text:p>依據各報閱報率，預計觸及270萬1,728人次。</text:p>
          </table:table-cell>
          <table:table-cell office:value-type="string" table:style-name="ce61">
            <text:p>自由時報</text:p>
            <text:p>中國時報</text:p>
            <text:p>聯合報</text:p>
          </table:table-cell>
          <table:table-cell office:value-type="string" table:style-name="ce12">
            <text:p>預計於112年12月付款</text:p>
          </table:table-cell>
          <table:table-cell table:style-name="ce2"/>
          <table:table-cell table:number-columns-repeated="16370" table:style-name="ce1"/>
        </table:table-row>
        <table:table-row table:style-name="ro7">
          <table:table-cell table:style-name="ce54"/>
          <table:table-cell table:style-name="ce48"/>
          <table:table-cell table:style-name="ce54"/>
          <table:table-cell table:style-name="ce64"/>
          <table:table-cell table:style-name="ce65"/>
          <table:table-cell table:number-columns-repeated="2" table:style-name="ce54"/>
          <table:table-cell table:style-name="ce64"/>
          <table:table-cell table:style-name="ce66"/>
          <table:table-cell table:style-name="ce64"/>
          <table:table-cell table:style-name="ce50"/>
          <table:table-cell table:style-name="ce64"/>
          <table:table-cell table:style-name="ce49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4">
            <text:p>填表說明：</text:p>
          </table:table-cell>
          <table:table-cell office:value-type="string" table:style-name="ce3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5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5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5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6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 table:style-name="ce2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 table:style-name="ce2"/>
        </table:table-row>
        <table:table-row table:style-name="ro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6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 table:style-name="ce2"/>
        </table:table-row>
        <table:table-row table:style-name="ro8">
          <table:table-cell office:value-type="string" table:style-name="ce20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22"/>
          <table:table-cell table:number-columns-repeated="16371" table:style-name="ce2"/>
        </table:table-row>
        <table:table-row table:number-rows-repeated="1048557" table:style-name="ro7">
          <table:table-cell table:number-columns-repeated="16384"/>
        </table:table-row>
      </table:table>
      <table:table table:name="10月" table:style-name="ta5">
        <table:table-column table:style-name="co1" table:default-cell-style-name="ce4"/>
        <table:table-column table:style-name="co36" table:default-cell-style-name="ce2"/>
        <table:table-column table:style-name="co38" table:default-cell-style-name="ce2"/>
        <table:table-column table:style-name="co1" table:default-cell-style-name="ce2"/>
        <table:table-column table:style-name="co5" table:default-cell-style-name="ce2"/>
        <table:table-column table:style-name="co35" table:default-cell-style-name="ce2"/>
        <table:table-column table:style-name="co39" table:default-cell-style-name="ce2"/>
        <table:table-column table:style-name="co5" table:default-cell-style-name="ce2"/>
        <table:table-column table:style-name="co20" table:default-cell-style-name="ce2"/>
        <table:table-column table:style-name="co31" table:default-cell-style-name="ce2"/>
        <table:table-column table:style-name="co40" table:default-cell-style-name="ce2"/>
        <table:table-column table:style-name="co31" table:default-cell-style-name="ce2"/>
        <table:table-column table:style-name="co35" table:default-cell-style-name="ce2"/>
        <table:table-column table:style-name="co12" table:number-columns-repeated="1011" table:default-cell-style-name="ce2"/>
        <table:table-column table:style-name="co18" table:number-columns-repeated="15360" table:default-cell-style-name="ce1"/>
        <table:table-row table:style-name="ro1">
          <table:table-cell office:value-type="string" table:number-columns-spanned="13" table:number-rows-spanned="1" table:style-name="ce23">
            <text:p>衛生福利部</text:p>
          </table:table-cell>
          <table:covered-table-cell table:number-columns-repeated="12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number-columns-spanned="13" table:number-rows-spanned="1" table:style-name="ce23">
            <text:p>媒體政策及業務宣導執行情形表</text:p>
          </table:table-cell>
          <table:covered-table-cell table:number-columns-repeated="12"/>
          <table:table-cell table:number-columns-repeated="1011" table:style-name="ce2"/>
          <table:table-cell table:number-columns-repeated="15360"/>
        </table:table-row>
        <table:table-row table:style-name="ro2">
          <table:table-cell office:value-type="string" table:number-columns-spanned="13" table:number-rows-spanned="1" table:style-name="ce24">
            <text:p>中華民國112年第3季</text:p>
          </table:table-cell>
          <table:covered-table-cell table:number-columns-repeated="12"/>
          <table:table-cell table:number-columns-repeated="1011" table:style-name="ce2"/>
          <table:table-cell table:number-columns-repeated="15360"/>
        </table:table-row>
        <table:table-row table:style-name="ro9">
          <table:table-cell office:value-type="string" table:style-name="ce27">
            <text:p>月份：10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67"/>
          <table:table-cell office:value-type="string" table:style-name="ce68">
            <text:p>單位：元</text:p>
          </table:table-cell>
          <table:table-cell table:number-columns-repeated="1011" table:style-name="ce2"/>
          <table:table-cell table:number-columns-repeated="15360"/>
        </table:table-row>
        <table:table-row table:style-name="ro10">
          <table:table-cell office:value-type="string" table:style-name="ce69">
            <text:p>機關名稱+AA5:M12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29">
          <table:table-cell office:value-type="string" table:style-name="ce17">
            <text:p>社會保險司</text:p>
          </table:table-cell>
          <table:table-cell office:value-type="string" table:style-name="ce16">
            <text:p>國民年金業務</text:p>
          </table:table-cell>
          <table:table-cell office:value-type="string" table:style-name="ce16">
            <text:p>勞動部勞工保險局112年委託播放廣播廣告案</text:p>
          </table:table-cell>
          <table:table-cell office:value-type="string" table:style-name="ce18">
            <text:p>廣播媒體</text:p>
          </table:table-cell>
          <table:table-cell office:value-type="string" table:style-name="ce51">
            <text:p>2/1-11/30</text:p>
          </table:table-cell>
          <table:table-cell office:value-type="string" table:style-name="ce16">
            <text:p>勞動部勞工保險局</text:p>
          </table:table-cell>
          <table:table-cell office:value-type="string" table:style-name="ce16">
            <text:p>衛生福利部主管國民年金保險基金</text:p>
          </table:table-cell>
          <table:table-cell office:value-type="string" table:style-name="ce18">
            <text:p>業務費用</text:p>
          </table:table-cell>
          <table:table-cell office:value-type="float" office:value="1136352" table:style-name="ce19">
            <text:p>1,136,352</text:p>
          </table:table-cell>
          <table:table-cell office:value-type="string" table:style-name="ce32">
            <text:p>中國廣播股份有限公司、飛碟廣播股份有限公司、人人廣播股份有限公司、快樂廣播事業股份有限公司、正聲廣播股份有限公司、建國廣播股份有限公司、每日廣播事業股份有限公司、台灣廣播股份有限公司</text:p>
          </table:table-cell>
          <table:table-cell office:value-type="string" table:style-name="ce18">
            <text:p>共計播出6,991檔，依各電台收聽率，至少觸及405.5萬人。</text:p>
          </table:table-cell>
          <table:table-cell office:value-type="string" table:style-name="ce18">
            <text:p>全國各地區電台</text:p>
          </table:table-cell>
          <table:table-cell office:value-type="string" table:style-name="ce16">
            <text:p>第四期(8-9月)</text:p>
          </table:table-cell>
          <table:table-cell table:style-name="ce2"/>
          <table:table-cell table:number-columns-repeated="16370" table:style-name="ce1"/>
        </table:table-row>
        <table:table-row table:style-name="ro30">
          <table:table-cell office:value-type="string" table:style-name="ce10">
            <text:p>社會保險司</text:p>
          </table:table-cell>
          <table:table-cell office:value-type="string" table:style-name="ce11">
            <text:p>國民年金業務</text:p>
          </table:table-cell>
          <table:table-cell office:value-type="string" table:style-name="ce13">
            <text:p>小額採購</text:p>
          </table:table-cell>
          <table:table-cell office:value-type="string" table:style-name="ce12">
            <text:p>平面媒體</text:p>
          </table:table-cell>
          <table:table-cell office:value-type="string" table:style-name="ce28">
            <text:p>9/1-10/31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80000" table:style-name="ce19">
            <text:p>80,000</text:p>
          </table:table-cell>
          <table:table-cell office:value-type="string" table:style-name="ce12">
            <text:p>聯經出版事業股份有限公司</text:p>
          </table:table-cell>
          <table:table-cell office:value-type="string" table:style-name="ce15">
            <text:p>依據紙本發行數量，每期至少觸及3萬人。</text:p>
          </table:table-cell>
          <table:table-cell office:value-type="string" table:style-name="ce12">
            <text:p>聯合文學</text:p>
          </table:table-cell>
          <table:table-cell table:style-name="ce12"/>
          <table:table-cell table:style-name="ce2"/>
          <table:table-cell table:number-columns-repeated="16370" table:style-name="ce1"/>
        </table:table-row>
        <table:table-row table:style-name="ro31">
          <table:table-cell office:value-type="string" table:style-name="ce10">
            <text:p>社會保險司</text:p>
          </table:table-cell>
          <table:table-cell office:value-type="string" table:style-name="ce13">
            <text:p>國民年金業務(雙年金)</text:p>
          </table:table-cell>
          <table:table-cell office:value-type="string" table:style-name="ce13">
            <text:p>勞動部勞工保險局112年網路整合行銷計畫案</text:p>
          </table:table-cell>
          <table:table-cell office:value-type="string" table:style-name="ce18">
            <text:p>新媒體及網路媒體</text:p>
          </table:table-cell>
          <table:table-cell office:value-type="date" office:date-value="2023-10-26T00:00:00" table:style-name="ce52">
            <text:p>10/26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2">
            <text:p>業務費用</text:p>
          </table:table-cell>
          <table:table-cell office:value-type="float" office:value="0" table:style-name="ce19">
            <text:p>0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70">
            <text:p>截至11/1，共計觀看72,993人次。</text:p>
          </table:table-cell>
          <table:table-cell office:value-type="string" table:style-name="ce70">
            <text:p>77老大YouTube頻道</text:p>
          </table:table-cell>
          <table:table-cell office:value-type="string" table:style-name="ce12">
            <text:p>預計於112年12月付款</text:p>
          </table:table-cell>
          <table:table-cell table:style-name="ce2"/>
          <table:table-cell table:number-columns-repeated="16370" table:style-name="ce1"/>
        </table:table-row>
        <table:table-row table:style-name="ro32">
          <table:table-cell office:value-type="string" table:style-name="ce10">
            <text:p>社會保險司</text:p>
          </table:table-cell>
          <table:table-cell office:value-type="string" table:style-name="ce13">
            <text:p>國民年金業務(影音)</text:p>
          </table:table-cell>
          <table:table-cell office:value-type="string" table:style-name="ce13">
            <text:p>勞動部勞工保險局112年網路整合行銷計畫案</text:p>
          </table:table-cell>
          <table:table-cell office:value-type="string" table:style-name="ce18">
            <text:p>新媒體及網路媒體</text:p>
          </table:table-cell>
          <table:table-cell office:value-type="string" table:style-name="ce52">
            <text:p>10/1-10/31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0" table:style-name="ce19">
            <text:p>0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18">
            <text:p>預估觸及3,757,500人次</text:p>
          </table:table-cell>
          <table:table-cell office:value-type="string" table:style-name="ce18">
            <text:p>該期間內於LINE TODAY、Google影音聯播網、FaceBook、行動聯播網等平台刊登影音廣告</text:p>
          </table:table-cell>
          <table:table-cell office:value-type="string" table:style-name="ce12">
            <text:p>預計於112年12月付款</text:p>
          </table:table-cell>
          <table:table-cell table:style-name="ce2"/>
          <table:table-cell table:number-columns-repeated="16370" table:style-name="ce1"/>
        </table:table-row>
        <table:table-row table:style-name="ro33">
          <table:table-cell office:value-type="string" table:style-name="ce71">
            <text:p>社會保險司</text:p>
          </table:table-cell>
          <table:table-cell office:value-type="string" table:style-name="ce13">
            <text:p>國民年金業務(banner廣告)</text:p>
          </table:table-cell>
          <table:table-cell office:value-type="string" table:style-name="ce13">
            <text:p>勞動部勞工保險局112年網路整合行銷計畫案</text:p>
          </table:table-cell>
          <table:table-cell office:value-type="string" table:style-name="ce18">
            <text:p>新媒體及網路媒體</text:p>
          </table:table-cell>
          <table:table-cell office:value-type="string" table:style-name="ce52">
            <text:p>10/6-10/31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0" table:style-name="ce19">
            <text:p>0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18">
            <text:p>預估觸及2,705,000人次</text:p>
          </table:table-cell>
          <table:table-cell office:value-type="string" table:style-name="ce18">
            <text:p>該期間內於FaceBook、LINE TODAY、保健類APP、熱門論壇、網頁（精準投放媽媽族群）等平台刊登貼文banner廣告</text:p>
          </table:table-cell>
          <table:table-cell office:value-type="string" table:style-name="ce12">
            <text:p>預計於112年12月付款</text:p>
          </table:table-cell>
          <table:table-cell table:style-name="ce2"/>
          <table:table-cell table:number-columns-repeated="16370" table:style-name="ce1"/>
        </table:table-row>
        <table:table-row table:style-name="ro34">
          <table:table-cell office:value-type="string" table:style-name="ce33">
            <text:p>社會保險司</text:p>
          </table:table-cell>
          <table:table-cell office:value-type="string" table:style-name="ce13">
            <text:p>播放鍾欣凌國民年金宣導影片</text:p>
          </table:table-cell>
          <table:table-cell office:value-type="string" table:style-name="ce13">
            <text:p>勞動部勞工保險局112年委託購買電視頻道廣告時段播放短片案</text:p>
          </table:table-cell>
          <table:table-cell office:value-type="string" table:style-name="ce14">
            <text:p>電視媒體</text:p>
          </table:table-cell>
          <table:table-cell office:value-type="string" table:style-name="ce52">
            <text:p>10/1-10/29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72">
            <text:p>業務費用</text:p>
          </table:table-cell>
          <table:table-cell office:value-type="float" office:value="0" table:style-name="ce19">
            <text:p>0</text:p>
          </table:table-cell>
          <table:table-cell office:value-type="string" table:style-name="ce32">
            <text:p>貝立德股份有限公司</text:p>
          </table:table-cell>
          <table:table-cell office:value-type="string" table:style-name="ce18">
            <text:p>預計達成10秒GRPs為1458.62</text:p>
          </table:table-cell>
          <table:table-cell office:value-type="string" table:style-name="ce18">
            <text:p>全國各有線無線電視頻道</text:p>
          </table:table-cell>
          <table:table-cell office:value-type="string" table:style-name="ce12">
            <text:p>預計於112年12月付款</text:p>
          </table:table-cell>
          <table:table-cell table:style-name="ce2"/>
          <table:table-cell table:number-columns-repeated="16370" table:style-name="ce1"/>
        </table:table-row>
        <table:table-row table:style-name="ro34">
          <table:table-cell office:value-type="string" table:style-name="ce10">
            <text:p>社會保險司</text:p>
          </table:table-cell>
          <table:table-cell office:value-type="string" table:style-name="ce13">
            <text:p>國民年金業務</text:p>
          </table:table-cell>
          <table:table-cell office:value-type="string" table:style-name="ce13">
            <text:p>勞動部勞工保險局112年委託購買報紙版面刊登廣告案</text:p>
          </table:table-cell>
          <table:table-cell office:value-type="string" table:style-name="ce61">
            <text:p>平面媒體</text:p>
          </table:table-cell>
          <table:table-cell office:value-type="date" office:date-value="2023-10-02T00:00:00" table:style-name="ce62">
            <text:p>10/2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無</text:p>
          </table:table-cell>
          <table:table-cell office:value-type="string" table:style-name="ce61">
            <text:p>無</text:p>
          </table:table-cell>
          <table:table-cell office:value-type="string" table:style-name="ce73">
            <text:p>0(加值)</text:p>
          </table:table-cell>
          <table:table-cell office:value-type="string" table:style-name="ce61">
            <text:p>旭豐多媒體行銷有限公司</text:p>
          </table:table-cell>
          <table:table-cell office:value-type="string" table:style-name="ce18">
            <text:p>預估觸及60,000瀏覽人次</text:p>
          </table:table-cell>
          <table:table-cell office:value-type="string" table:style-name="ce61">
            <text:p>中時368</text:p>
            <text:p>聯合新聞網</text:p>
          </table:table-cell>
          <table:table-cell office:value-type="string" table:style-name="ce12">
            <text:p>旭豐多媒體行銷有限公司回饋項目</text:p>
          </table:table-cell>
          <table:table-cell table:style-name="ce2"/>
          <table:table-cell table:number-columns-repeated="16370" table:style-name="ce1"/>
        </table:table-row>
        <table:table-row table:style-name="ro34">
          <table:table-cell office:value-type="string" table:style-name="ce71">
            <text:p>社會保險司</text:p>
          </table:table-cell>
          <table:table-cell office:value-type="string" table:style-name="ce13">
            <text:p>國民年金業務</text:p>
          </table:table-cell>
          <table:table-cell office:value-type="string" table:style-name="ce13">
            <text:p>勞動部勞工保險局112年委託購買電視頻道廣告時段播放短片案</text:p>
          </table:table-cell>
          <table:table-cell office:value-type="string" table:style-name="ce14">
            <text:p>廣播媒體</text:p>
          </table:table-cell>
          <table:table-cell office:value-type="string" table:style-name="ce62">
            <text:p>10/1-10/15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無</text:p>
          </table:table-cell>
          <table:table-cell office:value-type="string" table:style-name="ce61">
            <text:p>無</text:p>
          </table:table-cell>
          <table:table-cell office:value-type="string" table:style-name="ce73">
            <text:p>0(加值)</text:p>
          </table:table-cell>
          <table:table-cell office:value-type="string" table:style-name="ce32">
            <text:p>貝立德股份有限公司</text:p>
          </table:table-cell>
          <table:table-cell office:value-type="string" table:style-name="ce74">
            <text:p>該期間預估觸及<text:span text:style-name="T1">233</text:span>萬人次</text:p>
          </table:table-cell>
          <table:table-cell office:value-type="string" table:style-name="ce18">
            <text:p>全台全家便利商店廣播廣告</text:p>
          </table:table-cell>
          <table:table-cell office:value-type="string" table:style-name="ce12">
            <text:p>貝立德股份有限公司回饋項目</text:p>
          </table:table-cell>
          <table:table-cell table:style-name="ce2"/>
          <table:table-cell table:number-columns-repeated="16370" table:style-name="ce1"/>
        </table:table-row>
        <table:table-row table:style-name="ro34">
          <table:table-cell office:value-type="string" table:style-name="ce10">
            <text:p>社會保險司</text:p>
          </table:table-cell>
          <table:table-cell office:value-type="string" table:style-name="ce13">
            <text:p>國民年金業務</text:p>
          </table:table-cell>
          <table:table-cell office:value-type="string" table:style-name="ce13">
            <text:p>勞動部勞工保險局112年委託購買電視頻道廣告時段播放短片案</text:p>
          </table:table-cell>
          <table:table-cell office:value-type="string" table:style-name="ce18">
            <text:p>新媒體及網路媒體</text:p>
          </table:table-cell>
          <table:table-cell office:value-type="string" table:style-name="ce62">
            <text:p>10/8-10/21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無</text:p>
          </table:table-cell>
          <table:table-cell office:value-type="string" table:style-name="ce61">
            <text:p>無</text:p>
          </table:table-cell>
          <table:table-cell office:value-type="string" table:style-name="ce73">
            <text:p>0(加值)</text:p>
          </table:table-cell>
          <table:table-cell office:value-type="string" table:style-name="ce32">
            <text:p>貝立德股份有限公司</text:p>
          </table:table-cell>
          <table:table-cell office:value-type="string" table:style-name="ce74">
            <text:p>預估<text:span text:style-name="T1">30</text:span>秒觸及<text:span text:style-name="T1">6</text:span>萬觀看數</text:p>
          </table:table-cell>
          <table:table-cell office:value-type="string" table:style-name="ce75">
            <text:p>CONNECT TV</text:p>
          </table:table-cell>
          <table:table-cell office:value-type="string" table:style-name="ce12">
            <text:p>貝立德股份有限公司回饋項目</text:p>
          </table:table-cell>
          <table:table-cell table:style-name="ce2"/>
          <table:table-cell table:number-columns-repeated="16370" table:style-name="ce1"/>
        </table:table-row>
        <table:table-row table:style-name="ro23">
          <table:table-cell office:value-type="string" table:style-name="ce10">
            <text:p>社會保險司</text:p>
          </table:table-cell>
          <table:table-cell office:value-type="string" table:style-name="ce13">
            <text:p>國民年金業務</text:p>
          </table:table-cell>
          <table:table-cell office:value-type="string" table:style-name="ce13">
            <text:p>勞動部勞工保險局112年網路整合行銷計畫案</text:p>
          </table:table-cell>
          <table:table-cell office:value-type="string" table:style-name="ce18">
            <text:p>新媒體及網路媒體</text:p>
          </table:table-cell>
          <table:table-cell office:value-type="string" table:style-name="ce62">
            <text:p>10/6-10/31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無</text:p>
          </table:table-cell>
          <table:table-cell office:value-type="string" table:style-name="ce61">
            <text:p>無</text:p>
          </table:table-cell>
          <table:table-cell office:value-type="string" table:style-name="ce73">
            <text:p>0(加值)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74">
            <text:p>預估觸及<text:span text:style-name="T1">1,216,000</text:span>人次</text:p>
          </table:table-cell>
          <table:table-cell office:value-type="string" table:style-name="ce18">
            <text:p>該期間於<text:span text:style-name="T1">APP</text:span>聯播網、<text:span text:style-name="T1">GDN</text:span>聯播網、今周刊<text:span text:style-name="T1">EDM</text:span>、論壇及民視新聞臉書粉絲團刊登貼文<text:span text:style-name="T1">banner</text:span>廣告</text:p>
          </table:table-cell>
          <table:table-cell office:value-type="string" table:style-name="ce12">
            <text:p>民視文化事業股份有限公司回饋項目</text:p>
          </table:table-cell>
          <table:table-cell table:style-name="ce2"/>
          <table:table-cell table:number-columns-repeated="16370" table:style-name="ce1"/>
        </table:table-row>
        <table:table-row table:style-name="ro23">
          <table:table-cell office:value-type="string" table:style-name="ce10">
            <text:p>社會保險司</text:p>
          </table:table-cell>
          <table:table-cell office:value-type="string" table:style-name="ce13">
            <text:p>國民年金業務</text:p>
          </table:table-cell>
          <table:table-cell office:value-type="string" table:style-name="ce13">
            <text:p>112年文宣季活動通路集中採購案</text:p>
          </table:table-cell>
          <table:table-cell office:value-type="string" table:style-name="ce18">
            <text:p>新媒體及網路媒體</text:p>
          </table:table-cell>
          <table:table-cell office:value-type="string" table:style-name="ce62">
            <text:p>9/4-9/13</text:p>
          </table:table-cell>
          <table:table-cell office:value-type="string" table:style-name="ce13">
            <text:p>社會保險司</text:p>
          </table:table-cell>
          <table:table-cell office:value-type="string" table:style-name="ce13">
            <text:p>無</text:p>
          </table:table-cell>
          <table:table-cell office:value-type="string" table:style-name="ce61">
            <text:p>無</text:p>
          </table:table-cell>
          <table:table-cell office:value-type="string" table:style-name="ce73">
            <text:p>0(加值)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74">
            <text:p>實際觀看70,098人次</text:p>
          </table:table-cell>
          <table:table-cell office:value-type="string" table:style-name="ce18">
            <text:p>Line TV影片前廣告2式</text:p>
          </table:table-cell>
          <table:table-cell office:value-type="string" table:style-name="ce12">
            <text:p>民視文化事業股份有限公司回饋項目</text:p>
          </table:table-cell>
          <table:table-cell table:style-name="ce2"/>
          <table:table-cell table:number-columns-repeated="16370" table:style-name="ce1"/>
        </table:table-row>
        <table:table-row table:style-name="ro7">
          <table:table-cell table:style-name="ce4"/>
          <table:table-cell table:number-columns-repeated="13" table:style-name="ce2"/>
          <table:table-cell table:number-columns-repeated="16370" table:style-name="ce1"/>
        </table:table-row>
        <table:table-row table:style-name="ro7">
          <table:table-cell office:value-type="string" table:style-name="ce4">
            <text:p>填表說明：</text:p>
          </table:table-cell>
          <table:table-cell office:value-type="string" table:style-name="ce3">
            <text:p>（表單格式來源/依據：111年11月30日主預政字第1110103700號函）<text:s/></text:p>
          </table:table-cell>
          <table:table-cell table:number-columns-repeated="1022" table:style-name="ce2"/>
          <table:table-cell table:number-columns-repeated="15360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5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011" table:style-name="ce2"/>
          <table:table-cell table:number-columns-repeated="15360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5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011" table:style-name="ce2"/>
          <table:table-cell table:number-columns-repeated="15360"/>
        </table:table-row>
        <table:table-row table:style-name="ro7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5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011" table:style-name="ce2"/>
          <table:table-cell table:number-columns-repeated="15360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6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011" table:style-name="ce2"/>
          <table:table-cell table:number-columns-repeated="15360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number-columns-repeated="1011" table:style-name="ce2"/>
          <table:table-cell table:number-columns-repeated="15360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number-columns-repeated="2" table:style-name="ce2"/>
          <table:table-cell table:number-columns-repeated="9" table:style-name="ce21"/>
          <table:table-cell table:number-columns-repeated="1011" table:style-name="ce2"/>
          <table:table-cell table:number-columns-repeated="15360"/>
        </table:table-row>
        <table:table-row table:style-name="ro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6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011" table:style-name="ce2"/>
          <table:table-cell table:number-columns-repeated="15360"/>
        </table:table-row>
        <table:table-row table:style-name="ro8">
          <table:table-cell office:value-type="string" table:style-name="ce20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22"/>
          <table:table-cell table:number-columns-repeated="1011" table:style-name="ce2"/>
          <table:table-cell table:number-columns-repeated="15360"/>
        </table:table-row>
        <table:table-row table:number-rows-repeated="1048550" table:style-name="ro7">
          <table:table-cell table:number-columns-repeated="16384"/>
        </table:table-row>
      </table:table>
      <table:table table:name="11月（1130119更新）" table:style-name="ta5">
        <table:table-column table:style-name="co1" table:default-cell-style-name="ce4"/>
        <table:table-column table:style-name="co36" table:default-cell-style-name="ce2"/>
        <table:table-column table:style-name="co38" table:default-cell-style-name="ce2"/>
        <table:table-column table:style-name="co1" table:default-cell-style-name="ce2"/>
        <table:table-column table:style-name="co5" table:default-cell-style-name="ce2"/>
        <table:table-column table:style-name="co35" table:default-cell-style-name="ce2"/>
        <table:table-column table:style-name="co39" table:default-cell-style-name="ce2"/>
        <table:table-column table:style-name="co5" table:default-cell-style-name="ce2"/>
        <table:table-column table:style-name="co20" table:default-cell-style-name="ce2"/>
        <table:table-column table:style-name="co31" table:default-cell-style-name="ce2"/>
        <table:table-column table:style-name="co40" table:default-cell-style-name="ce2"/>
        <table:table-column table:style-name="co31" table:default-cell-style-name="ce2"/>
        <table:table-column table:style-name="co35" table:default-cell-style-name="ce2"/>
        <table:table-column table:style-name="co12" table:number-columns-repeated="1011" table:default-cell-style-name="ce2"/>
        <table:table-column table:style-name="co18" table:number-columns-repeated="15360" table:default-cell-style-name="ce1"/>
        <table:table-row table:style-name="ro1">
          <table:table-cell office:value-type="string" table:number-columns-spanned="13" table:number-rows-spanned="1" table:style-name="ce23">
            <text:p>衛生福利部</text:p>
          </table:table-cell>
          <table:covered-table-cell table:number-columns-repeated="12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number-columns-spanned="13" table:number-rows-spanned="1" table:style-name="ce23">
            <text:p>媒體政策及業務宣導執行情形表</text:p>
          </table:table-cell>
          <table:covered-table-cell table:number-columns-repeated="12"/>
          <table:table-cell table:number-columns-repeated="1011" table:style-name="ce2"/>
          <table:table-cell table:number-columns-repeated="15360"/>
        </table:table-row>
        <table:table-row table:style-name="ro2">
          <table:table-cell office:value-type="string" table:number-columns-spanned="13" table:number-rows-spanned="1" table:style-name="ce24">
            <text:p>中華民國112年第4季</text:p>
          </table:table-cell>
          <table:covered-table-cell table:number-columns-repeated="12"/>
          <table:table-cell table:number-columns-repeated="1011" table:style-name="ce2"/>
          <table:table-cell table:number-columns-repeated="15360"/>
        </table:table-row>
        <table:table-row table:style-name="ro9">
          <table:table-cell office:value-type="string" table:style-name="ce27">
            <text:p>月份：11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67"/>
          <table:table-cell office:value-type="string" table:style-name="ce6">
            <text:p>單位：元</text:p>
          </table:table-cell>
          <table:table-cell table:number-columns-repeated="1011" table:style-name="ce2"/>
          <table:table-cell table:number-columns-repeated="15360"/>
        </table:table-row>
        <table:table-row table:style-name="ro10">
          <table:table-cell office:value-type="string" table:style-name="ce6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35">
          <table:table-cell office:value-type="string" table:style-name="ce10">
            <text:p>社會保險司</text:p>
          </table:table-cell>
          <table:table-cell office:value-type="string" table:style-name="ce11">
            <text:p>國民年金業務</text:p>
          </table:table-cell>
          <table:table-cell office:value-type="string" table:style-name="ce13">
            <text:p>小額採購</text:p>
          </table:table-cell>
          <table:table-cell office:value-type="string" table:style-name="ce12">
            <text:p>平面媒體</text:p>
          </table:table-cell>
          <table:table-cell office:value-type="string" table:style-name="ce28">
            <text:p>9/1-11/30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80000" table:style-name="ce19">
            <text:p>80,000</text:p>
          </table:table-cell>
          <table:table-cell office:value-type="string" table:style-name="ce12">
            <text:p>博商傳播事業有限公司</text:p>
          </table:table-cell>
          <table:table-cell office:value-type="string" table:style-name="ce15">
            <text:p>依據紙本發行數量，每期至少觸及3萬人。</text:p>
          </table:table-cell>
          <table:table-cell office:value-type="string" table:style-name="ce12">
            <text:p>讀者</text:p>
          </table:table-cell>
          <table:table-cell table:style-name="ce12"/>
          <table:table-cell table:style-name="ce2"/>
          <table:table-cell table:number-columns-repeated="16370" table:style-name="ce1"/>
        </table:table-row>
        <table:table-row table:style-name="ro36">
          <table:table-cell office:value-type="string" table:style-name="ce17">
            <text:p>社會保險司</text:p>
          </table:table-cell>
          <table:table-cell office:value-type="string" table:style-name="ce16">
            <text:p>國民年金業務</text:p>
          </table:table-cell>
          <table:table-cell office:value-type="string" table:style-name="ce18">
            <text:p>112年下半年度至113年度臉書粉絲團整合行銷採購案</text:p>
          </table:table-cell>
          <table:table-cell office:value-type="string" table:style-name="ce18">
            <text:p>網路媒體</text:p>
          </table:table-cell>
          <table:table-cell office:value-type="string" table:style-name="ce16">
            <text:p>112/7/1-</text:p>
            <text:p>113/12/31</text:p>
          </table:table-cell>
          <table:table-cell office:value-type="string" table:style-name="ce17">
            <text:p>勞動部勞工保險局</text:p>
          </table:table-cell>
          <table:table-cell office:value-type="string" table:style-name="ce16">
            <text:p>衛生福利部主管國民年金保險基金</text:p>
          </table:table-cell>
          <table:table-cell office:value-type="string" table:style-name="ce18">
            <text:p>業務費用</text:p>
          </table:table-cell>
          <table:table-cell office:value-type="float" office:value="114186" table:style-name="ce19">
            <text:p>114,186</text:p>
          </table:table-cell>
          <table:table-cell office:value-type="string" table:style-name="ce90">
            <text:p>啟點行銷有限公司</text:p>
          </table:table-cell>
          <table:table-cell office:value-type="string" table:style-name="ce19">
            <text:p>預計共發布約90篇貼文，至少觸及500萬人次，總互動數30萬人次。</text:p>
          </table:table-cell>
          <table:table-cell office:value-type="string" table:style-name="ce18">
            <text:p>勞動部勞工保險局粉絲專頁</text:p>
          </table:table-cell>
          <table:table-cell office:value-type="string" table:style-name="ce18">
            <text:p>第一期(7-9月)</text:p>
          </table:table-cell>
          <table:table-cell table:style-name="ce2"/>
          <table:table-cell table:number-columns-repeated="16370" table:style-name="ce1"/>
        </table:table-row>
        <table:table-row table:style-name="ro37">
          <table:table-cell office:value-type="string" table:style-name="ce17">
            <text:p>社會保險司</text:p>
          </table:table-cell>
          <table:table-cell office:value-type="string" table:style-name="ce16">
            <text:p>國民年金業務(國民年金保險費政府加碼補助)</text:p>
          </table:table-cell>
          <table:table-cell office:value-type="string" table:style-name="ce76">
            <text:p>勞動部勞工保險局112年委託購買報紙版面刊登廣告案</text:p>
          </table:table-cell>
          <table:table-cell office:value-type="string" table:style-name="ce14">
            <text:p>平面媒體</text:p>
          </table:table-cell>
          <table:table-cell office:value-type="date" office:date-value="2023-06-30T00:00:00" table:style-name="ce52">
            <text:p>6/30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1111982" table:style-name="ce19">
            <text:p>1,111,982</text:p>
          </table:table-cell>
          <table:table-cell office:value-type="string" table:style-name="ce77">
            <text:p>旭豐多媒體行銷有限公司</text:p>
          </table:table-cell>
          <table:table-cell office:value-type="string" table:style-name="ce78">
            <text:p>依據各報閱報率，預計共觸及293萬人次</text:p>
          </table:table-cell>
          <table:table-cell office:value-type="string" table:style-name="ce77">
            <text:p>自由時報</text:p>
            <text:p>聯合報</text:p>
            <text:p>中國時報</text:p>
            <text:p>台灣新生報(加值)</text:p>
          </table:table-cell>
          <table:table-cell table:style-name="ce18"/>
          <table:table-cell table:style-name="ce2"/>
          <table:table-cell table:number-columns-repeated="16370" table:style-name="ce1"/>
        </table:table-row>
        <table:table-row table:style-name="ro10">
          <table:table-cell office:value-type="string" table:style-name="ce79">
            <text:p>社會保險司</text:p>
          </table:table-cell>
          <table:table-cell office:value-type="string" table:style-name="ce16">
            <text:p>國民年金業務</text:p>
          </table:table-cell>
          <table:table-cell office:value-type="string" table:style-name="ce76">
            <text:p>勞動部勞工保險局112年委託購買報紙版面刊登廣告案</text:p>
          </table:table-cell>
          <table:table-cell office:value-type="string" table:style-name="ce14">
            <text:p>平面媒體</text:p>
          </table:table-cell>
          <table:table-cell office:value-type="date" office:date-value="2023-09-05T00:00:00" table:style-name="ce52">
            <text:p>9/5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1111982" table:style-name="ce19">
            <text:p>1,111,982</text:p>
          </table:table-cell>
          <table:table-cell office:value-type="string" table:style-name="ce77">
            <text:p>旭豐多媒體行銷有限公司</text:p>
          </table:table-cell>
          <table:table-cell office:value-type="string" table:style-name="ce78">
            <text:p>依據各報閱報率，預計共觸及270萬1,728人次</text:p>
          </table:table-cell>
          <table:table-cell office:value-type="string" table:style-name="ce77">
            <text:p>自由時報</text:p>
            <text:p>聯合報</text:p>
            <text:p>中國時報</text:p>
          </table:table-cell>
          <table:table-cell table:style-name="ce18"/>
          <table:table-cell table:style-name="ce2"/>
          <table:table-cell table:number-columns-repeated="16370" table:style-name="ce1"/>
        </table:table-row>
        <table:table-row table:style-name="ro36">
          <table:table-cell office:value-type="string" table:style-name="ce13">
            <text:p>社會保險司</text:p>
          </table:table-cell>
          <table:table-cell office:value-type="string" table:style-name="ce80">
            <text:p>國民年金業務</text:p>
          </table:table-cell>
          <table:table-cell office:value-type="string" table:style-name="ce76">
            <text:p>勞動部勞工保險局112年委託購買報紙版面刊登廣告案</text:p>
          </table:table-cell>
          <table:table-cell office:value-type="string" table:style-name="ce14">
            <text:p>平面媒體</text:p>
          </table:table-cell>
          <table:table-cell office:value-type="date" office:date-value="2023-11-01T00:00:00" table:style-name="ce56">
            <text:p>11/1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573468" table:style-name="ce19">
            <text:p>573,468</text:p>
          </table:table-cell>
          <table:table-cell office:value-type="string" table:style-name="ce77">
            <text:p>旭豐多媒體行銷有限公司</text:p>
          </table:table-cell>
          <table:table-cell office:value-type="string" table:style-name="ce78">
            <text:p>依據各報閱報率，預計共觸及163萬1,232人次</text:p>
          </table:table-cell>
          <table:table-cell office:value-type="string" table:style-name="ce77">
            <text:p>自由時報</text:p>
            <text:p>工商時報</text:p>
            <text:p>民眾日報(加值)</text:p>
          </table:table-cell>
          <table:table-cell table:style-name="ce12"/>
          <table:table-cell table:style-name="ce2"/>
          <table:table-cell table:number-columns-repeated="16370" table:style-name="ce1"/>
        </table:table-row>
        <table:table-row table:style-name="ro38">
          <table:table-cell office:value-type="string" table:style-name="ce13">
            <text:p>社會保險司</text:p>
          </table:table-cell>
          <table:table-cell office:value-type="string" table:style-name="ce80">
            <text:p>國民年金業務(影音)</text:p>
          </table:table-cell>
          <table:table-cell office:value-type="string" table:style-name="ce13">
            <text:p>勞動部勞工保險局112年網路整合行銷計畫案</text:p>
          </table:table-cell>
          <table:table-cell office:value-type="string" table:style-name="ce18">
            <text:p>新媒體及網路媒體</text:p>
          </table:table-cell>
          <table:table-cell office:value-type="string" table:style-name="ce52">
            <text:p>11/1-11/30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0" table:style-name="ce19">
            <text:p>0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18">
            <text:p>預估觸及1,167,500人次</text:p>
          </table:table-cell>
          <table:table-cell office:value-type="string" table:style-name="ce18">
            <text:p>該期間內於YouTube、Yahoo影音聯播網、FaceBook等平台刊登影音廣告</text:p>
          </table:table-cell>
          <table:table-cell office:value-type="string" table:style-name="ce12">
            <text:p>預計於112年12月付款</text:p>
          </table:table-cell>
          <table:table-cell table:style-name="ce2"/>
          <table:table-cell table:number-columns-repeated="16370" table:style-name="ce1"/>
        </table:table-row>
        <table:table-row table:style-name="ro33">
          <table:table-cell office:value-type="string" table:style-name="ce13">
            <text:p>社會保險司</text:p>
          </table:table-cell>
          <table:table-cell office:value-type="string" table:style-name="ce80">
            <text:p>國民年金業務(banner廣告)</text:p>
          </table:table-cell>
          <table:table-cell office:value-type="string" table:style-name="ce13">
            <text:p>勞動部勞工保險局112年網路整合行銷計畫案</text:p>
          </table:table-cell>
          <table:table-cell office:value-type="string" table:style-name="ce18">
            <text:p>新媒體及網路媒體</text:p>
          </table:table-cell>
          <table:table-cell office:value-type="string" table:style-name="ce52">
            <text:p>11/1-11/15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0" table:style-name="ce19">
            <text:p>0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18">
            <text:p>預估觸及3,650,000人次</text:p>
          </table:table-cell>
          <table:table-cell office:value-type="string" table:style-name="ce18">
            <text:p>該期間內於Google、FaceBook、LINE TODAY、Yahoo網頁等平台刊登貼文banner廣告運用（Google精準投放家長學生及中老年人族群）</text:p>
          </table:table-cell>
          <table:table-cell office:value-type="string" table:style-name="ce12">
            <text:p>預計於112年12月付款</text:p>
          </table:table-cell>
          <table:table-cell table:style-name="ce2"/>
          <table:table-cell table:number-columns-repeated="16370" table:style-name="ce1"/>
        </table:table-row>
        <table:table-row table:style-name="ro34">
          <table:table-cell office:value-type="string" table:style-name="ce71">
            <text:p>社會保險司</text:p>
          </table:table-cell>
          <table:table-cell office:value-type="string" table:style-name="ce13">
            <text:p>國民年金業務</text:p>
          </table:table-cell>
          <table:table-cell office:value-type="string" table:style-name="ce13">
            <text:p>勞動部勞工保險局112年委託購買報紙版面刊登廣告案</text:p>
          </table:table-cell>
          <table:table-cell office:value-type="string" table:style-name="ce61">
            <text:p>平面媒體</text:p>
          </table:table-cell>
          <table:table-cell office:value-type="date" office:date-value="2023-11-01T00:00:00" table:style-name="ce62">
            <text:p>11/1</text:p>
          </table:table-cell>
          <table:table-cell office:value-type="string" table:style-name="ce13">
            <text:p>勞動部勞工保險局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61">
            <text:p>旭豐多媒體行銷有限公司</text:p>
          </table:table-cell>
          <table:table-cell office:value-type="string" table:style-name="ce78">
            <text:p>預估觸及30,000瀏覽人次</text:p>
          </table:table-cell>
          <table:table-cell office:value-type="string" table:style-name="ce77">
            <text:p>聯合新聞網</text:p>
          </table:table-cell>
          <table:table-cell office:value-type="string" table:style-name="ce35">
            <text:p>旭豐多媒體行銷有限公司回饋項目</text:p>
          </table:table-cell>
          <table:table-cell table:style-name="ce2"/>
          <table:table-cell table:number-columns-repeated="16370" table:style-name="ce1"/>
        </table:table-row>
        <table:table-row table:style-name="ro34">
          <table:table-cell office:value-type="string" table:style-name="ce71">
            <text:p>社會保險司</text:p>
          </table:table-cell>
          <table:table-cell office:value-type="string" table:style-name="ce13">
            <text:p>國民年金業務</text:p>
          </table:table-cell>
          <table:table-cell office:value-type="string" table:style-name="ce13">
            <text:p>勞動部勞工保險局112年網路整合行銷計畫案</text:p>
          </table:table-cell>
          <table:table-cell office:value-type="string" table:style-name="ce18">
            <text:p>新媒體及網路媒體</text:p>
          </table:table-cell>
          <table:table-cell office:value-type="string" table:style-name="ce62">
            <text:p>11/1-11/7</text:p>
          </table:table-cell>
          <table:table-cell office:value-type="string" table:style-name="ce13">
            <text:p>勞動部勞工保險局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74">
            <text:p>預估觸及<text:span text:style-name="T1">500,000</text:span>人次</text:p>
          </table:table-cell>
          <table:table-cell office:value-type="string" table:style-name="ce18">
            <text:p>於<text:span text:style-name="T1">YouTube</text:span>播放影音廣告</text:p>
          </table:table-cell>
          <table:table-cell office:value-type="string" table:style-name="ce82">
            <text:p>民視文化事業股份有限公司回饋項目</text:p>
          </table:table-cell>
          <table:table-cell table:style-name="ce2"/>
          <table:table-cell table:number-columns-repeated="16370" table:style-name="ce1"/>
        </table:table-row>
        <table:table-row table:style-name="ro33">
          <table:table-cell office:value-type="string" table:style-name="ce10">
            <text:p>社會保險司</text:p>
          </table:table-cell>
          <table:table-cell office:value-type="string" table:style-name="ce13">
            <text:p>國民年金業務</text:p>
          </table:table-cell>
          <table:table-cell office:value-type="string" table:style-name="ce13">
            <text:p>勞動部勞工保險局112年網路整合行銷計畫案</text:p>
          </table:table-cell>
          <table:table-cell office:value-type="string" table:style-name="ce18">
            <text:p>新媒體及網路媒體</text:p>
          </table:table-cell>
          <table:table-cell office:value-type="string" table:style-name="ce62">
            <text:p>11/8-11/15</text:p>
          </table:table-cell>
          <table:table-cell office:value-type="string" table:style-name="ce13">
            <text:p>勞動部勞工保險局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74">
            <text:p>預估觸及<text:span text:style-name="T1">970,000</text:span>人次</text:p>
          </table:table-cell>
          <table:table-cell office:value-type="string" table:style-name="ce18">
            <text:p>該期間於新聞大看板、GDN聯播網、三大新聞官網（年代、壹新聞、東森）、民視娛樂臉書粉絲團、民視新聞網及民視官網刊登貼文banner廣告</text:p>
          </table:table-cell>
          <table:table-cell office:value-type="string" table:style-name="ce14">
            <text:p>民視文化事業股份有限公司回饋項目</text:p>
          </table:table-cell>
          <table:table-cell table:style-name="ce2"/>
          <table:table-cell table:number-columns-repeated="16370" table:style-name="ce1"/>
        </table:table-row>
        <table:table-row table:style-name="ro7">
          <table:table-cell table:style-name="ce4"/>
          <table:table-cell table:number-columns-repeated="26" table:style-name="ce2"/>
          <table:table-cell table:number-columns-repeated="16357" table:style-name="ce1"/>
        </table:table-row>
        <table:table-row table:style-name="ro7">
          <table:table-cell office:value-type="string" table:style-name="ce4">
            <text:p>填表說明：</text:p>
          </table:table-cell>
          <table:table-cell office:value-type="string" table:style-name="ce3">
            <text:p>（表單格式來源/依據：111年11月30日主預政字第1110103700號函）<text:s/></text:p>
          </table:table-cell>
          <table:table-cell table:number-columns-repeated="1022" table:style-name="ce2"/>
          <table:table-cell table:number-columns-repeated="15360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5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5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5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6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/>
        </table:table-row>
        <table:table-row table:style-name="ro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6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20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22"/>
          <table:table-cell table:number-columns-repeated="16371"/>
        </table:table-row>
        <table:table-row table:number-rows-repeated="1048551" table:style-name="ro7">
          <table:table-cell table:number-columns-repeated="16384"/>
        </table:table-row>
      </table:table>
      <table:table table:name="12月（1130119更新）" table:style-name="ta6">
        <table:table-column table:style-name="co41" table:default-cell-style-name="ce4"/>
        <table:table-column table:style-name="co33" table:default-cell-style-name="ce2"/>
        <table:table-column table:style-name="co42" table:default-cell-style-name="ce2"/>
        <table:table-column table:style-name="co1" table:default-cell-style-name="ce2"/>
        <table:table-column table:style-name="co5" table:default-cell-style-name="ce2"/>
        <table:table-column table:style-name="co35" table:default-cell-style-name="ce2"/>
        <table:table-column table:style-name="co39" table:default-cell-style-name="ce2"/>
        <table:table-column table:style-name="co5" table:default-cell-style-name="ce2"/>
        <table:table-column table:style-name="co20" table:default-cell-style-name="ce2"/>
        <table:table-column table:style-name="co31" table:default-cell-style-name="ce2"/>
        <table:table-column table:style-name="co40" table:default-cell-style-name="ce2"/>
        <table:table-column table:style-name="co31" table:default-cell-style-name="ce2"/>
        <table:table-column table:style-name="co35" table:default-cell-style-name="ce2"/>
        <table:table-column table:style-name="co12" table:number-columns-repeated="1011" table:default-cell-style-name="ce2"/>
        <table:table-column table:style-name="co18" table:number-columns-repeated="15360" table:default-cell-style-name="ce1"/>
        <table:table-row table:style-name="ro39">
          <table:table-cell office:value-type="string" table:number-columns-spanned="13" table:number-rows-spanned="1" table:style-name="ce89">
            <text:p>衛生福利部</text:p>
          </table:table-cell>
          <table:covered-table-cell table:number-columns-repeated="12"/>
          <table:table-cell table:number-columns-repeated="1011" table:style-name="ce2"/>
          <table:table-cell table:number-columns-repeated="15360"/>
        </table:table-row>
        <table:table-row table:style-name="ro39">
          <table:table-cell office:value-type="string" table:number-columns-spanned="13" table:number-rows-spanned="1" table:style-name="ce89">
            <text:p>媒體政策及業務宣導執行情形表</text:p>
          </table:table-cell>
          <table:covered-table-cell table:number-columns-repeated="12"/>
          <table:table-cell table:number-columns-repeated="1011" table:style-name="ce2"/>
          <table:table-cell table:number-columns-repeated="15360"/>
        </table:table-row>
        <table:table-row table:style-name="ro2">
          <table:table-cell office:value-type="string" table:number-columns-spanned="13" table:number-rows-spanned="1" table:style-name="ce24">
            <text:p>中華民國112年第4季</text:p>
          </table:table-cell>
          <table:covered-table-cell table:number-columns-repeated="12"/>
          <table:table-cell table:number-columns-repeated="1011" table:style-name="ce2"/>
          <table:table-cell table:number-columns-repeated="15360"/>
        </table:table-row>
        <table:table-row table:style-name="ro9">
          <table:table-cell office:value-type="string" table:style-name="ce27">
            <text:p>月份：12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67"/>
          <table:table-cell office:value-type="string" table:style-name="ce68">
            <text:p>單位：元</text:p>
          </table:table-cell>
          <table:table-cell table:number-columns-repeated="1011" table:style-name="ce2"/>
          <table:table-cell table:number-columns-repeated="15360"/>
        </table:table-row>
        <table:table-row table:style-name="ro10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28">
          <table:table-cell office:value-type="string" table:style-name="ce13">
            <text:p>社會保險司</text:p>
          </table:table-cell>
          <table:table-cell office:value-type="string" table:style-name="ce13">
            <text:p>國民年金業務</text:p>
          </table:table-cell>
          <table:table-cell office:value-type="string" table:style-name="ce14">
            <text:p>112年委託警察廣播電臺製播「勞保局資訊站」廣播短劇單元節目案</text:p>
          </table:table-cell>
          <table:table-cell office:value-type="string" table:style-name="ce14">
            <text:p>廣播媒體</text:p>
          </table:table-cell>
          <table:table-cell office:value-type="string" table:style-name="ce13">
            <text:p>1/1-11/30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42030" table:style-name="ce19">
            <text:p>42,030</text:p>
          </table:table-cell>
          <table:table-cell office:value-type="string" table:style-name="ce14">
            <text:p>內政部警政署警察廣播電臺</text:p>
          </table:table-cell>
          <table:table-cell office:value-type="string" table:style-name="ce19">
            <text:p>共計播出50檔，依電台收聽率，至少觸及274萬人。</text:p>
          </table:table-cell>
          <table:table-cell office:value-type="string" table:style-name="ce18">
            <text:p>警廣</text:p>
          </table:table-cell>
          <table:table-cell office:value-type="string" table:style-name="ce16">
            <text:p>第三期(9-11月)</text:p>
          </table:table-cell>
          <table:table-cell table:style-name="ce2"/>
          <table:table-cell table:number-columns-repeated="16370" table:style-name="ce1"/>
        </table:table-row>
        <table:table-row table:style-name="ro40">
          <table:table-cell office:value-type="string" table:style-name="ce16">
            <text:p>社會保險司</text:p>
          </table:table-cell>
          <table:table-cell office:value-type="string" table:style-name="ce16">
            <text:p>國民年金業務</text:p>
          </table:table-cell>
          <table:table-cell office:value-type="string" table:style-name="ce16">
            <text:p>勞動部勞工保險局112年委託播放廣播廣告案</text:p>
          </table:table-cell>
          <table:table-cell office:value-type="string" table:style-name="ce18">
            <text:p>廣播媒體</text:p>
          </table:table-cell>
          <table:table-cell office:value-type="string" table:style-name="ce51">
            <text:p>2/1-11/30</text:p>
          </table:table-cell>
          <table:table-cell office:value-type="string" table:style-name="ce16">
            <text:p>勞動部勞工保險局</text:p>
          </table:table-cell>
          <table:table-cell office:value-type="string" table:style-name="ce16">
            <text:p>衛生福利部主管國民年金保險基金</text:p>
          </table:table-cell>
          <table:table-cell office:value-type="string" table:style-name="ce18">
            <text:p>業務費用</text:p>
          </table:table-cell>
          <table:table-cell office:value-type="float" office:value="1136352" table:style-name="ce19">
            <text:p>1,136,352</text:p>
          </table:table-cell>
          <table:table-cell office:value-type="string" table:style-name="ce32">
            <text:p>中國廣播股份有限公司、飛碟廣播股份有限公司、人人廣播股份有限公司、快樂廣播事業股份有限公司、正聲廣播股份有限公司、建國廣播股份有限公司、每日廣播事業股份有限公司、台灣廣播股份有限公司</text:p>
          </table:table-cell>
          <table:table-cell office:value-type="string" table:style-name="ce18">
            <text:p>共計播出6,979檔，依各電台收聽率，至少觸及405.5萬人。</text:p>
          </table:table-cell>
          <table:table-cell office:value-type="string" table:style-name="ce18">
            <text:p>全國各地區電台</text:p>
          </table:table-cell>
          <table:table-cell office:value-type="string" table:style-name="ce16">
            <text:p>第五期(10-11月)</text:p>
          </table:table-cell>
          <table:table-cell table:number-columns-repeated="14" table:style-name="ce2"/>
          <table:table-cell table:number-columns-repeated="16357" table:style-name="ce1"/>
        </table:table-row>
        <table:table-row table:style-name="ro41">
          <table:table-cell office:value-type="string" table:style-name="ce13">
            <text:p>社會保險司</text:p>
          </table:table-cell>
          <table:table-cell office:value-type="string" table:style-name="ce83">
            <text:p>廣播廣告撰寫、錄製</text:p>
          </table:table-cell>
          <table:table-cell office:value-type="string" table:style-name="ce13">
            <text:p>小額採購</text:p>
          </table:table-cell>
          <table:table-cell office:value-type="string" table:style-name="ce84">
            <text:p>廣播媒體</text:p>
          </table:table-cell>
          <table:table-cell office:value-type="string" table:style-name="ce85">
            <text:p>2/1-11/30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61">
            <text:p>業務費用</text:p>
          </table:table-cell>
          <table:table-cell office:value-type="float" office:value="47470" table:style-name="ce86">
            <text:p>47,470</text:p>
          </table:table-cell>
          <table:table-cell office:value-type="string" table:style-name="ce84">
            <text:p>音樂字典有聲出版社</text:p>
          </table:table-cell>
          <table:table-cell office:value-type="string" table:style-name="ce87">
            <text:p>本案僅素材製作</text:p>
          </table:table-cell>
          <table:table-cell office:value-type="string" table:style-name="ce84">
            <text:p>-</text:p>
          </table:table-cell>
          <table:table-cell table:style-name="ce83"/>
          <table:table-cell table:number-columns-repeated="1011" table:style-name="ce2"/>
          <table:table-cell table:number-columns-repeated="15360"/>
        </table:table-row>
        <table:table-row table:style-name="ro42">
          <table:table-cell office:value-type="string" table:style-name="ce13">
            <text:p>社會保險司</text:p>
          </table:table-cell>
          <table:table-cell office:value-type="string" table:style-name="ce11">
            <text:p>製作「加碼補助國民年金被保險人保險費自付保費金額」圖卡</text:p>
          </table:table-cell>
          <table:table-cell office:value-type="string" table:style-name="ce11">
            <text:p>勞動部勞工保險局112年網路整合行銷計畫案</text:p>
          </table:table-cell>
          <table:table-cell office:value-type="string" table:style-name="ce14">
            <text:p>新媒體及網路媒體</text:p>
          </table:table-cell>
          <table:table-cell office:value-type="date" office:date-value="2023-05-22T00:00:00" table:style-name="ce28">
            <text:p>5/22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34130" table:style-name="ce29">
            <text:p>34,130</text:p>
          </table:table-cell>
          <table:table-cell office:value-type="string" table:style-name="ce30">
            <text:p>民視文化事業股份有限公司</text:p>
          </table:table-cell>
          <table:table-cell office:value-type="string" table:style-name="ce12">
            <text:p>截至6/1，觸及約84,026人次。</text:p>
          </table:table-cell>
          <table:table-cell office:value-type="string" table:style-name="ce14">
            <text:p>勞動部勞工保險局粉絲專頁</text:p>
          </table:table-cell>
          <table:table-cell table:style-name="ce12"/>
          <table:table-cell table:number-columns-repeated="1011" table:style-name="ce2"/>
          <table:table-cell table:number-columns-repeated="15360"/>
        </table:table-row>
        <table:table-row table:style-name="ro43">
          <table:table-cell office:value-type="string" table:style-name="ce13">
            <text:p>社會保險司</text:p>
          </table:table-cell>
          <table:table-cell office:value-type="string" table:style-name="ce13">
            <text:p>製作鍾欣凌國民年金宣導影片-婆媳篇30秒、40秒及60秒（含製作及代言費用）</text:p>
          </table:table-cell>
          <table:table-cell office:value-type="string" table:style-name="ce13">
            <text:p>勞動部勞工保險局112年網路整合行銷計畫案</text:p>
          </table:table-cell>
          <table:table-cell office:value-type="string" table:style-name="ce14">
            <text:p>新媒體及網路媒體</text:p>
          </table:table-cell>
          <table:table-cell office:value-type="date" office:date-value="2023-08-01T00:00:00" table:style-name="ce52">
            <text:p>8/1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2312892" table:style-name="ce19">
            <text:p>2,312,892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18">
            <text:p>素材製作</text:p>
          </table:table-cell>
          <table:table-cell office:value-type="string" table:style-name="ce18">
            <text:p>-</text:p>
          </table:table-cell>
          <table:table-cell table:style-name="ce16"/>
          <table:table-cell table:number-columns-repeated="1011" table:style-name="ce2"/>
          <table:table-cell table:number-columns-repeated="15360"/>
        </table:table-row>
        <table:table-row table:style-name="ro44">
          <table:table-cell office:value-type="string" table:style-name="ce13">
            <text:p>社會保險司</text:p>
          </table:table-cell>
          <table:table-cell office:value-type="string" table:style-name="ce13">
            <text:p>製作鍾欣凌國民年金平面廣告（手持帳單版、手勢版、輕鬆繳版等三張）</text:p>
          </table:table-cell>
          <table:table-cell office:value-type="string" table:style-name="ce13">
            <text:p>勞動部勞工保險局112年網路整合行銷計畫案</text:p>
          </table:table-cell>
          <table:table-cell office:value-type="string" table:style-name="ce14">
            <text:p>平面媒體</text:p>
          </table:table-cell>
          <table:table-cell office:value-type="date" office:date-value="2023-08-01T00:00:00" table:style-name="ce52">
            <text:p>8/1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84000" table:style-name="ce19">
            <text:p>84,000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18">
            <text:p>素材製作</text:p>
          </table:table-cell>
          <table:table-cell office:value-type="string" table:style-name="ce18">
            <text:p>-</text:p>
          </table:table-cell>
          <table:table-cell table:style-name="ce16"/>
          <table:table-cell table:number-columns-repeated="1011" table:style-name="ce2"/>
          <table:table-cell table:number-columns-repeated="15360"/>
        </table:table-row>
        <table:table-row table:style-name="ro45">
          <table:table-cell office:value-type="string" table:style-name="ce13">
            <text:p>社會保險司</text:p>
          </table:table-cell>
          <table:table-cell office:value-type="string" table:style-name="ce13">
            <text:p>「國保有好康e起繳 享好禮」活動（含網站架設及抽獎）</text:p>
          </table:table-cell>
          <table:table-cell office:value-type="string" table:style-name="ce13">
            <text:p>勞動部勞工保險局112年網路整合行銷計畫案</text:p>
          </table:table-cell>
          <table:table-cell office:value-type="string" table:style-name="ce14">
            <text:p>新媒體及網路媒體</text:p>
          </table:table-cell>
          <table:table-cell office:value-type="string" table:style-name="ce52">
            <text:p>8/15-11/15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1100000" table:style-name="ce19">
            <text:p>1,100,000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53">
            <text:p>從開始架設8/15至8/31期間，共47,044瀏覽人次</text:p>
          </table:table-cell>
          <table:table-cell office:value-type="string" table:style-name="ce18">
            <text:p>網站架設</text:p>
            <text:p>https://2023.event-go.tw/</text:p>
          </table:table-cell>
          <table:table-cell table:style-name="ce16"/>
          <table:table-cell table:number-columns-repeated="1011" table:style-name="ce2"/>
          <table:table-cell table:number-columns-repeated="15360"/>
        </table:table-row>
        <table:table-row table:style-name="ro46">
          <table:table-cell office:value-type="string" table:style-name="ce13">
            <text:p>社會保險司</text:p>
          </table:table-cell>
          <table:table-cell office:value-type="string" table:style-name="ce13">
            <text:p>播放鍾欣凌國民年金宣導影片</text:p>
          </table:table-cell>
          <table:table-cell office:value-type="string" table:style-name="ce13">
            <text:p>勞動部勞工保險局112年委託購買電視頻道廣告時段播放短片案</text:p>
          </table:table-cell>
          <table:table-cell office:value-type="string" table:style-name="ce14">
            <text:p>電視媒體</text:p>
          </table:table-cell>
          <table:table-cell office:value-type="string" table:style-name="ce52">
            <text:p>8/7-9/3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4614820" table:style-name="ce19">
            <text:p>4,614,820</text:p>
          </table:table-cell>
          <table:table-cell office:value-type="string" table:style-name="ce32">
            <text:p>貝立德股份有限公司</text:p>
          </table:table-cell>
          <table:table-cell office:value-type="string" table:style-name="ce18">
            <text:p>預計達成10秒GRPs為1458.62</text:p>
          </table:table-cell>
          <table:table-cell office:value-type="string" table:style-name="ce18">
            <text:p>全國各有線無線電視頻道</text:p>
          </table:table-cell>
          <table:table-cell table:style-name="ce16"/>
          <table:table-cell table:number-columns-repeated="1011" table:style-name="ce2"/>
          <table:table-cell table:number-columns-repeated="15360"/>
        </table:table-row>
        <table:table-row table:style-name="ro47">
          <table:table-cell office:value-type="string" table:style-name="ce13">
            <text:p>社會保險司</text:p>
          </table:table-cell>
          <table:table-cell office:value-type="string" table:style-name="ce13">
            <text:p>國民年金業務(雙年金)</text:p>
          </table:table-cell>
          <table:table-cell office:value-type="string" table:style-name="ce13">
            <text:p>勞動部勞工保險局112年網路整合行銷計畫案</text:p>
          </table:table-cell>
          <table:table-cell office:value-type="string" table:style-name="ce18">
            <text:p>新媒體及網路媒體</text:p>
          </table:table-cell>
          <table:table-cell office:value-type="date" office:date-value="2023-10-26T00:00:00" table:style-name="ce52">
            <text:p>10/26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344026" table:style-name="ce19">
            <text:p>344,026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70">
            <text:p>截至11/1，共計觀看72,993人次。</text:p>
          </table:table-cell>
          <table:table-cell office:value-type="string" table:style-name="ce70">
            <text:p>77老大YouTube頻道</text:p>
          </table:table-cell>
          <table:table-cell table:style-name="ce14"/>
          <table:table-cell table:number-columns-repeated="1011" table:style-name="ce2"/>
          <table:table-cell table:number-columns-repeated="15360"/>
        </table:table-row>
        <table:table-row table:style-name="ro48">
          <table:table-cell office:value-type="string" table:style-name="ce13">
            <text:p>社會保險司</text:p>
          </table:table-cell>
          <table:table-cell office:value-type="string" table:style-name="ce13">
            <text:p>國民年金業務(影音)</text:p>
          </table:table-cell>
          <table:table-cell office:value-type="string" table:style-name="ce13">
            <text:p>勞動部勞工保險局112年網路整合行銷計畫案</text:p>
          </table:table-cell>
          <table:table-cell office:value-type="string" table:style-name="ce18">
            <text:p>新媒體及網路媒體</text:p>
          </table:table-cell>
          <table:table-cell office:value-type="string" table:style-name="ce52">
            <text:p>10/1-10/31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436270" table:style-name="ce19">
            <text:p>436,270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18">
            <text:p>預估觸及3,757,500人次</text:p>
          </table:table-cell>
          <table:table-cell office:value-type="string" table:style-name="ce18">
            <text:p>該期間內於LINE TODAY、Google影音聯播網、FaceBook、行動聯播網等平台刊登影音廣告</text:p>
          </table:table-cell>
          <table:table-cell table:style-name="ce14"/>
          <table:table-cell table:number-columns-repeated="1011" table:style-name="ce2"/>
          <table:table-cell table:number-columns-repeated="15360"/>
        </table:table-row>
        <table:table-row table:style-name="ro49">
          <table:table-cell office:value-type="string" table:style-name="ce13">
            <text:p>社會保險司</text:p>
          </table:table-cell>
          <table:table-cell office:value-type="string" table:style-name="ce13">
            <text:p>國民年金業務(banner廣告)</text:p>
          </table:table-cell>
          <table:table-cell office:value-type="string" table:style-name="ce13">
            <text:p>勞動部勞工保險局112年網路整合行銷計畫案</text:p>
          </table:table-cell>
          <table:table-cell office:value-type="string" table:style-name="ce18">
            <text:p>新媒體及網路媒體</text:p>
          </table:table-cell>
          <table:table-cell office:value-type="string" table:style-name="ce52">
            <text:p>10/6-10/31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281945" table:style-name="ce19">
            <text:p>281,945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18">
            <text:p>預估觸及2,705,000人次</text:p>
          </table:table-cell>
          <table:table-cell office:value-type="string" table:style-name="ce18">
            <text:p>該期間內於FaceBook、LINE TODAY、保健類APP、熱門論壇、網頁（精準投放媽媽族群）等平台刊登貼文banner廣告</text:p>
          </table:table-cell>
          <table:table-cell table:style-name="ce14"/>
          <table:table-cell table:number-columns-repeated="1011" table:style-name="ce2"/>
          <table:table-cell table:number-columns-repeated="15360"/>
        </table:table-row>
        <table:table-row table:style-name="ro27">
          <table:table-cell office:value-type="string" table:style-name="ce13">
            <text:p>社會保險司</text:p>
          </table:table-cell>
          <table:table-cell office:value-type="string" table:style-name="ce13">
            <text:p>播放鍾欣凌國民年金宣導影片</text:p>
          </table:table-cell>
          <table:table-cell office:value-type="string" table:style-name="ce13">
            <text:p>勞動部勞工保險局112年委託購買電視頻道廣告時段播放短片案</text:p>
          </table:table-cell>
          <table:table-cell office:value-type="string" table:style-name="ce14">
            <text:p>電視媒體</text:p>
          </table:table-cell>
          <table:table-cell office:value-type="string" table:style-name="ce52">
            <text:p>10/1-10/29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72">
            <text:p>業務費用</text:p>
          </table:table-cell>
          <table:table-cell office:value-type="float" office:value="3818768" table:style-name="ce19">
            <text:p>3,818,768</text:p>
          </table:table-cell>
          <table:table-cell office:value-type="string" table:style-name="ce32">
            <text:p>貝立德股份有限公司</text:p>
          </table:table-cell>
          <table:table-cell office:value-type="string" table:style-name="ce18">
            <text:p>預計達成10秒GRPs為1458.62</text:p>
          </table:table-cell>
          <table:table-cell office:value-type="string" table:style-name="ce18">
            <text:p>全國各有線無線電視頻道</text:p>
          </table:table-cell>
          <table:table-cell table:style-name="ce14"/>
          <table:table-cell table:number-columns-repeated="16371"/>
        </table:table-row>
        <table:table-row table:style-name="ro50">
          <table:table-cell office:value-type="string" table:style-name="ce13">
            <text:p>社會保險司</text:p>
          </table:table-cell>
          <table:table-cell office:value-type="string" table:style-name="ce13">
            <text:p>國民年金業務(影音)</text:p>
          </table:table-cell>
          <table:table-cell office:value-type="string" table:style-name="ce13">
            <text:p>勞動部勞工保險局112年網路整合行銷計畫案</text:p>
          </table:table-cell>
          <table:table-cell office:value-type="string" table:style-name="ce18">
            <text:p>新媒體及網路媒體</text:p>
          </table:table-cell>
          <table:table-cell office:value-type="string" table:style-name="ce52">
            <text:p>11/1-11/30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483954" table:style-name="ce19">
            <text:p>483,954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18">
            <text:p>預估觸及1,167,500人次</text:p>
          </table:table-cell>
          <table:table-cell office:value-type="string" table:style-name="ce18">
            <text:p>該期間內於YouTube、Yahoo影音聯播網、FaceBook等平台刊登影音廣告</text:p>
          </table:table-cell>
          <table:table-cell table:style-name="ce14"/>
          <table:table-cell table:number-columns-repeated="16371"/>
        </table:table-row>
        <table:table-row table:style-name="ro51">
          <table:table-cell office:value-type="string" table:style-name="ce13">
            <text:p>社會保險司</text:p>
          </table:table-cell>
          <table:table-cell office:value-type="string" table:style-name="ce13">
            <text:p>國民年金業務(banner廣告)</text:p>
          </table:table-cell>
          <table:table-cell office:value-type="string" table:style-name="ce13">
            <text:p>勞動部勞工保險局112年網路整合行銷計畫案</text:p>
          </table:table-cell>
          <table:table-cell office:value-type="string" table:style-name="ce18">
            <text:p>新媒體及網路媒體</text:p>
          </table:table-cell>
          <table:table-cell office:value-type="string" table:style-name="ce52">
            <text:p>11/1-11/15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619540" table:style-name="ce19">
            <text:p>619,540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18">
            <text:p>預估觸及3,650,000人次</text:p>
          </table:table-cell>
          <table:table-cell office:value-type="string" table:style-name="ce18">
            <text:p>該期間內於Google、FaceBook、LINE TODAY、Yahoo網頁等平台刊登貼文banner廣告運用（Google精準投放家長學生及中老年人族群）</text:p>
          </table:table-cell>
          <table:table-cell table:style-name="ce14"/>
          <table:table-cell table:number-columns-repeated="16371"/>
        </table:table-row>
        <table:table-row table:style-name="ro52">
          <table:table-cell office:value-type="string" table:style-name="ce13">
            <text:p>社會保險司</text:p>
          </table:table-cell>
          <table:table-cell office:value-type="string" table:style-name="ce13">
            <text:p>國民年金業務</text:p>
          </table:table-cell>
          <table:table-cell office:value-type="string" table:style-name="ce13">
            <text:p>勞動部勞工保險局113年網路整合行銷計畫案</text:p>
          </table:table-cell>
          <table:table-cell office:value-type="string" table:style-name="ce18">
            <text:p>新媒體及網路媒體</text:p>
          </table:table-cell>
          <table:table-cell office:value-type="date" office:date-value="2023-12-20T00:00:00" table:style-name="ce52">
            <text:p>12/20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242410" table:style-name="ce19">
            <text:p>242,410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18">
            <text:p>素材製作</text:p>
          </table:table-cell>
          <table:table-cell table:style-name="ce18"/>
          <table:table-cell table:style-name="ce14"/>
          <table:table-cell table:number-columns-repeated="16371"/>
        </table:table-row>
        <table:table-row table:style-name="ro28">
          <table:table-cell office:value-type="string" table:style-name="ce13">
            <text:p>社會保險司</text:p>
          </table:table-cell>
          <table:table-cell office:value-type="string" table:style-name="ce16">
            <text:p>國民年金業務網路問卷調查</text:p>
          </table:table-cell>
          <table:table-cell office:value-type="string" table:style-name="ce13">
            <text:p>勞動部勞工保險局114年網路整合行銷計畫案</text:p>
          </table:table-cell>
          <table:table-cell office:value-type="string" table:style-name="ce18">
            <text:p>新媒體及網路媒體</text:p>
          </table:table-cell>
          <table:table-cell office:value-type="string" table:style-name="ce52">
            <text:p>11/29-12/02</text:p>
          </table:table-cell>
          <table:table-cell office:value-type="string" table:style-name="ce13">
            <text:p>勞動部勞工保險局</text:p>
          </table:table-cell>
          <table:table-cell office:value-type="string" table:style-name="ce13">
            <text:p>衛生福利部主管國民年金保險基金</text:p>
          </table:table-cell>
          <table:table-cell office:value-type="string" table:style-name="ce14">
            <text:p>業務費用</text:p>
          </table:table-cell>
          <table:table-cell office:value-type="float" office:value="364699" table:style-name="ce19">
            <text:p>364,699</text:p>
          </table:table-cell>
          <table:table-cell office:value-type="string" table:style-name="ce32">
            <text:p>民視文化事業股份有限公司</text:p>
          </table:table-cell>
          <table:table-cell office:value-type="string" table:style-name="ce18">
            <text:p>網路調查並回收420份有效樣本</text:p>
          </table:table-cell>
          <table:table-cell table:style-name="ce18"/>
          <table:table-cell table:style-name="ce14"/>
          <table:table-cell table:number-columns-repeated="16371"/>
        </table:table-row>
        <table:table-row table:style-name="ro53">
          <table:table-cell office:value-type="string" table:style-name="ce16">
            <text:p>社會保險司</text:p>
          </table:table-cell>
          <table:table-cell office:value-type="string" table:style-name="ce16">
            <text:p>國民年金業務</text:p>
          </table:table-cell>
          <table:table-cell office:value-type="string" table:style-name="ce18">
            <text:p>112年下半年度至113年度臉書粉絲團整合行銷採購案</text:p>
          </table:table-cell>
          <table:table-cell office:value-type="string" table:style-name="ce18">
            <text:p>網路媒體</text:p>
          </table:table-cell>
          <table:table-cell office:value-type="string" table:style-name="ce16">
            <text:p>112/7/1-</text:p>
            <text:p>113/12/31</text:p>
          </table:table-cell>
          <table:table-cell office:value-type="string" table:style-name="ce16">
            <text:p>勞動部勞工保險局</text:p>
          </table:table-cell>
          <table:table-cell office:value-type="string" table:style-name="ce16">
            <text:p>衛生福利部主管國民年金保險基金</text:p>
          </table:table-cell>
          <table:table-cell office:value-type="string" table:style-name="ce18">
            <text:p>業務費用</text:p>
          </table:table-cell>
          <table:table-cell office:value-type="float" office:value="104420" table:style-name="ce19">
            <text:p>104,420</text:p>
          </table:table-cell>
          <table:table-cell office:value-type="string" table:style-name="ce90">
            <text:p>啟點行銷有限公司</text:p>
          </table:table-cell>
          <table:table-cell office:value-type="string" table:style-name="ce19">
            <text:p>預計共發布約90篇貼文，至少觸及500萬人次，總互動數30萬人次。</text:p>
          </table:table-cell>
          <table:table-cell office:value-type="string" table:style-name="ce18">
            <text:p>勞動部勞工保險局粉絲專頁</text:p>
          </table:table-cell>
          <table:table-cell office:value-type="string" table:style-name="ce18">
            <text:p>第二期(10-12月)</text:p>
          </table:table-cell>
          <table:table-cell table:number-columns-repeated="16371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4">
            <text:p>填表說明：</text:p>
          </table:table-cell>
          <table:table-cell office:value-type="string" table:style-name="ce3">
            <text:p>（表單格式來源/依據：111年11月30日主預政字第1110103700號函）<text:s/></text:p>
          </table:table-cell>
          <table:table-cell table:number-columns-repeated="1022" table:style-name="ce2"/>
          <table:table-cell table:number-columns-repeated="15360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5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5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88">
            <text:p>3.</text:p>
          </table:table-cell>
          <table:table-cell office:value-type="string" table:number-columns-spanned="12" table:number-rows-spanned="1" table:style-name="ce25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88">
            <text:p>4.</text:p>
          </table:table-cell>
          <table:table-cell office:value-type="string" table:number-columns-spanned="12" table:number-rows-spanned="1" table:style-name="ce26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88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/>
        </table:table-row>
        <table:table-row table:style-name="ro7">
          <table:table-cell office:value-type="string" table:style-name="ce88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number-columns-repeated="2" table:style-name="ce2"/>
          <table:table-cell table:number-columns-repeated="9" table:style-name="ce21"/>
          <table:table-cell table:number-columns-repeated="16371"/>
        </table:table-row>
        <table:table-row table:style-name="ro7">
          <table:table-cell office:value-type="string" table:style-name="ce88">
            <text:p>7.</text:p>
          </table:table-cell>
          <table:table-cell office:value-type="string" table:number-columns-spanned="12" table:number-rows-spanned="1" table:style-name="ce26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88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22"/>
          <table:table-cell table:number-columns-repeated="16371"/>
        </table:table-row>
        <table:table-row table:number-rows-repeated="104854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細明" svg:font-family="微軟細明"/>
    <style:font-face style:name="Microsoft jhenhei" svg:font-family="&quot;Microsoft jhenhei&quot;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20">
      <number:day/>
      <number:text>-</number:text>
      <number:month number:textual="true"/>
      <number:text>-</number:text>
      <number:year/>
    </number:date-style>
    <number:text-style style:name="N30">
      <number:text-content/>
    </number:text-style>
    <number:date-style style:name="N48" number:language="zh" number:country="TW">
      <number:day/>
      <number:text>-</number:text>
      <number:month number:textual="true"/>
      <number:text>-</number:text>
      <number:year/>
    </number:date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2" number:min-integer-digits="1" number:grouping="true"/>
      <number:text> </number:text>
    </number:number-style>
    <number:number-style style:name="N50P1">
      <number:number number:decimal-places="2" number:min-integer-digits="1" number:grouping="true"/>
      <number:text> </number:text>
    </number:number-style>
    <number:number-style style:name="N5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50"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  <number:text> </number:text>
    </number:number-style>
    <number:number-style style:name="N51P1">
      <number:number number:decimal-places="2" number:min-integer-digits="1" number:grouping="true"/>
      <number:text> </number:text>
    </number:number-style>
    <number:number-style style:name="N51P2">
      <number:text>-</number:text>
      <number:number number:decimal-places="0" number:min-integer-digits="0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currency-style style:name="N52P0" number:language="zh" number:country="TW">
      <number:currency-symbol number:language="zh" number:country="TW">NT$</number:currency-symbol>
      <number:number number:decimal-places="2" number:min-integer-digits="1" number:grouping="true"/>
    </number:currency-style>
    <number:currency-style style:name="N52" number:language="zh" number:country="TW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52P0"/>
    </number:currency-style>
    <number:number-style style:name="N53P0">
      <number:text> $</number:text>
      <number:number number:decimal-places="2" number:min-integer-digits="1" number:grouping="true"/>
      <number:text> </number:text>
    </number:number-style>
    <number:number-style style:name="N53P1">
      <number:text>-$</number:text>
      <number:number number:decimal-places="2" number:min-integer-digits="1" number:grouping="true"/>
      <number:text> </number:text>
    </number:number-style>
    <number:number-style style:name="N53P2">
      <number:text> $-</number:text>
      <number:number number:decimal-places="0" number:min-integer-digits="2">
        <number:embedded-text number:position="0"> </number:embedded-text>
      </number:number>
    </number:number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currency-style style:name="N54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54P1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54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$</number:text>
      <number:number number:decimal-places="2" number:min-integer-digits="1" number:grouping="true"/>
      <number:text> </number:text>
    </number:number-style>
    <number:number-style style:name="N55P1">
      <number:text> $(</number:text>
      <number:number number:decimal-places="2" number:min-integer-digits="1" number:grouping="true"/>
      <number:text>)</number:text>
    </number:number-style>
    <number:number-style style:name="N55P2">
      <number:text> $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number:currency-style style:name="N56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56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56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56">
      <number:text> </number:text>
      <number:text-content/>
      <number:text> </number:text>
      <style:map style:condition="value()&gt;0" style:apply-style-name="N56P0"/>
      <style:map style:condition="value()&lt;0" style:apply-style-name="N56P1"/>
      <style:map style:condition="value()=0" style:apply-style-name="N56P2"/>
    </number:text-style>
    <number:date-style style:name="N57P0">
      <number:month/>
      <number:text>/</number:text>
      <number:day/>
    </number:date-style>
    <number:text-style style:name="N57">
      <number:text-content/>
      <style:map style:condition="value()&gt;=0" style:apply-style-name="N57P0"/>
    </number:text-style>
    <number:number-style style:name="N58">
      <number:number number:decimal-places="0" number:min-integer-digits="3"/>
    </number:number-style>
    <style:style style:name="_63__63__38_O_63__38_H_63__63__93_" style:display-name="??&amp;O?&amp;H??]" style:family="table-cell" style:data-style-name="N48">
      <style:table-cell-properties style:vertical-align="automatic" fo:background-color="transparent"/>
    </style:style>
    <style:style style:name="_63__63__38_O_63__38_H_63__63__93__32_2" style:display-name="??&amp;O?&amp;H??] 2" style:family="table-cell" style:data-style-name="N48">
      <style:table-cell-properties style:vertical-align="automatic" fo:background-color="transparent"/>
      <style:text-properties style:font-name="微軟細明" style:font-name-asian="微軟細明" style:font-name-complex="微軟細明" fo:font-size="10pt" style:font-size-asian="10pt" style:font-size-complex="10pt"/>
    </style:style>
    <style:style style:name="_63__63__38_O_63__38_H_63__63__93__32_2_32_2" style:display-name="??&amp;O?&amp;H??] 2 2" style:family="table-cell" style:data-style-name="N48">
      <style:table-cell-properties style:vertical-align="automatic" fo:background-color="transparent"/>
    </style:style>
    <style:style style:name="_63__63__38_O_63__38_H_63__63__93__32_2_32_2_32_2" style:display-name="??&amp;O?&amp;H??] 2 2 2" style:family="table-cell" style:data-style-name="N20">
      <style:table-cell-properties style:vertical-align="automatic" fo:background-color="transparent"/>
    </style:style>
    <style:style style:name="_63__63__38_O_63__38_H_63__63__93__32_2_32_3" style:display-name="??&amp;O?&amp;H??] 2 3" style:family="table-cell" style:data-style-name="N20">
      <style:table-cell-properties style:vertical-align="automatic" fo:background-color="transparent"/>
      <style:text-properties style:font-name="微軟細明" style:font-name-asian="微軟細明" style:font-name-complex="微軟細明" fo:font-size="10pt" style:font-size-asian="10pt" style:font-size-complex="10pt"/>
    </style:style>
    <style:style style:name="_63__63__38_O_63__38_H_63__63__93__32_3" style:display-name="??&amp;O?&amp;H??] 3" style:family="table-cell" style:data-style-name="N20">
      <style:table-cell-properties style:vertical-align="automatic" fo:background-color="transparent"/>
    </style:style>
    <style:style style:name="_63__63__38_O_63__38_H_63__63__93__32_37_32_2_32_2" style:display-name="??&amp;O?&amp;H??] 37 2 2" style:family="table-cell" style:data-style-name="N48">
      <style:table-cell-properties style:vertical-align="automatic" fo:background-color="transparent"/>
    </style:style>
    <style:style style:name="_63__63__38_O_63__38_H_63__63__93__32_37_32_2_32_2_32_2" style:display-name="??&amp;O?&amp;H??] 37 2 2 2" style:family="table-cell" style:data-style-name="N20">
      <style:table-cell-properties style:vertical-align="automatic" fo:background-color="transparent"/>
    </style:style>
    <style:style style:name="_63__63__38_O_63__38_H_63__63__93__32_37_32_2_32_2_32_3" style:display-name="??&amp;O?&amp;H??] 37 2 2 3" style:family="table-cell" style:data-style-name="N20">
      <style:table-cell-properties style:vertical-align="automatic" fo:background-color="transparent"/>
    </style:style>
    <style:style style:name="_63__63__38_O_63__38_H_63__63__93__32_37_2012_22763__22855__32178__36335__36039__28304__32317__34920_..0112_32_2" style:display-name="??&amp;O?&amp;H??] 37_2012士奇網路資源總表..0112 2" style:family="table-cell" style:data-style-name="N48">
      <style:table-cell-properties style:vertical-align="automatic" fo:background-color="transparent"/>
    </style:style>
    <style:style style:name="_63__63__38_O_63__38_H_63__63__93__2012_22763__22855__32178__36335__36039__28304__32317__34920_..0112" style:display-name="??&amp;O?&amp;H??]_2012士奇網路資源總表..0112" style:family="table-cell" style:data-style-name="N48">
      <style:table-cell-properties style:vertical-align="automatic" fo:background-color="transparent"/>
    </style:style>
    <style:style style:name="_61_C_58__92_WINNT_92_SYSTEM32_92_COMMAND.COM" style:display-name="=C:\WINNT\SYSTEM32\COMMAND.COM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10" style:display-name="=C:\WINNT\SYSTEM32\COMMAND.COM 10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10_32_2" style:display-name="=C:\WINNT\SYSTEM32\COMMAND.COM 10 2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10_32_2_32_2" style:display-name="=C:\WINNT\SYSTEM32\COMMAND.COM 10 2 2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10_32_2_32_3" style:display-name="=C:\WINNT\SYSTEM32\COMMAND.COM 10 2 3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10_32_3" style:display-name="=C:\WINNT\SYSTEM32\COMMAND.COM 10 3" style:family="table-cell" style:data-style-name="N0">
      <style:text-properties style:font-name="Times New Roman" style:font-name-asian="Times New Roman" style:font-name-complex="Times New Roman"/>
    </style:style>
    <style:style style:name="_61_C_58__92_WINNT_92_SYSTEM32_92_COMMAND.COM_32_10_32_3_32_2" style:display-name="=C:\WINNT\SYSTEM32\COMMAND.COM 10 3 2" style:family="table-cell" style:data-style-name="N0">
      <style:text-properties style:font-name="Times New Roman" style:font-name-asian="Times New Roman" style:font-name-complex="Times New Roman"/>
    </style:style>
    <style:style style:name="_61_C_58__92_WINNT_92_SYSTEM32_92_COMMAND.COM_32_10_32_3_32_3" style:display-name="=C:\WINNT\SYSTEM32\COMMAND.COM 10 3 3" style:family="table-cell" style:data-style-name="N0">
      <style:text-properties style:font-name="Times New Roman" style:font-name-asian="Times New Roman" style:font-name-complex="Times New Roman"/>
    </style:style>
    <style:style style:name="_61_C_58__92_WINNT_92_SYSTEM32_92_COMMAND.COM_32_10_32_4" style:display-name="=C:\WINNT\SYSTEM32\COMMAND.COM 10 4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10_32_5" style:display-name="=C:\WINNT\SYSTEM32\COMMAND.COM 10 5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2" style:display-name="=C:\WINNT\SYSTEM32\COMMAND.COM 2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2_32_10_32_2" style:display-name="=C:\WINNT\SYSTEM32\COMMAND.COM 2 10 2" style:family="table-cell" style:data-style-name="N0">
      <style:table-cell-properties style:vertical-align="middle" fo:background-color="transparent"/>
    </style:style>
    <style:style style:name="_61_C_58__92_WINNT_92_SYSTEM32_92_COMMAND.COM_32_2_32_10_32_2_32_2" style:display-name="=C:\WINNT\SYSTEM32\COMMAND.COM 2 10 2 2" style:family="table-cell" style:data-style-name="N0">
      <style:table-cell-properties style:vertical-align="middle" fo:background-color="transparent"/>
    </style:style>
    <style:style style:name="_61_C_58__92_WINNT_92_SYSTEM32_92_COMMAND.COM_32_2_32_10_32_2_32_2_32_2" style:display-name="=C:\WINNT\SYSTEM32\COMMAND.COM 2 10 2 2 2" style:family="table-cell" style:data-style-name="N0">
      <style:table-cell-properties style:vertical-align="middle" fo:background-color="transparent"/>
    </style:style>
    <style:style style:name="_61_C_58__92_WINNT_92_SYSTEM32_92_COMMAND.COM_32_2_32_10_32_2_32_2_32_3" style:display-name="=C:\WINNT\SYSTEM32\COMMAND.COM 2 10 2 2 3" style:family="table-cell" style:data-style-name="N0">
      <style:table-cell-properties style:vertical-align="middle" fo:background-color="transparent"/>
    </style:style>
    <style:style style:name="_61_C_58__92_WINNT_92_SYSTEM32_92_COMMAND.COM_32_2_32_10_32_2_32_3" style:display-name="=C:\WINNT\SYSTEM32\COMMAND.COM 2 10 2 3" style:family="table-cell" style:data-style-name="N0"/>
    <style:style style:name="_61_C_58__92_WINNT_92_SYSTEM32_92_COMMAND.COM_32_2_32_10_32_2_32_3_32_2" style:display-name="=C:\WINNT\SYSTEM32\COMMAND.COM 2 10 2 3 2" style:family="table-cell" style:data-style-name="N0"/>
    <style:style style:name="_61_C_58__92_WINNT_92_SYSTEM32_92_COMMAND.COM_32_2_32_10_32_2_32_3_32_3" style:display-name="=C:\WINNT\SYSTEM32\COMMAND.COM 2 10 2 3 3" style:family="table-cell" style:data-style-name="N0"/>
    <style:style style:name="_61_C_58__92_WINNT_92_SYSTEM32_92_COMMAND.COM_32_2_32_10_32_2_32_4" style:display-name="=C:\WINNT\SYSTEM32\COMMAND.COM 2 10 2 4" style:family="table-cell" style:data-style-name="N0">
      <style:table-cell-properties style:vertical-align="middle" fo:background-color="transparent"/>
    </style:style>
    <style:style style:name="_61_C_58__92_WINNT_92_SYSTEM32_92_COMMAND.COM_32_2_32_10_32_2_32_5" style:display-name="=C:\WINNT\SYSTEM32\COMMAND.COM 2 10 2 5" style:family="table-cell" style:data-style-name="N0">
      <style:table-cell-properties style:vertical-align="middle" fo:background-color="transparent"/>
    </style:style>
    <style:style style:name="_61_C_58__92_WINNT_92_SYSTEM32_92_COMMAND.COM_32_2_32_2" style:display-name="=C:\WINNT\SYSTEM32\COMMAND.COM 2 2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2_32_2_32_2" style:display-name="=C:\WINNT\SYSTEM32\COMMAND.COM 2 2 2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2_32_2_32_2_32_2" style:display-name="=C:\WINNT\SYSTEM32\COMMAND.COM 2 2 2 2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2_32_2_32_2_32_3" style:display-name="=C:\WINNT\SYSTEM32\COMMAND.COM 2 2 2 3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2_32_2_32_3" style:display-name="=C:\WINNT\SYSTEM32\COMMAND.COM 2 2 3" style:family="table-cell" style:data-style-name="N0">
      <style:text-properties style:font-name="Times New Roman" style:font-name-asian="Times New Roman" style:font-name-complex="Times New Roman"/>
    </style:style>
    <style:style style:name="_61_C_58__92_WINNT_92_SYSTEM32_92_COMMAND.COM_32_2_32_2_32_3_32_2" style:display-name="=C:\WINNT\SYSTEM32\COMMAND.COM 2 2 3 2" style:family="table-cell" style:data-style-name="N0">
      <style:text-properties style:font-name="Times New Roman" style:font-name-asian="Times New Roman" style:font-name-complex="Times New Roman"/>
    </style:style>
    <style:style style:name="_61_C_58__92_WINNT_92_SYSTEM32_92_COMMAND.COM_32_2_32_2_32_3_32_3" style:display-name="=C:\WINNT\SYSTEM32\COMMAND.COM 2 2 3 3" style:family="table-cell" style:data-style-name="N0">
      <style:text-properties style:font-name="Times New Roman" style:font-name-asian="Times New Roman" style:font-name-complex="Times New Roman"/>
    </style:style>
    <style:style style:name="_61_C_58__92_WINNT_92_SYSTEM32_92_COMMAND.COM_32_2_32_2_32_4" style:display-name="=C:\WINNT\SYSTEM32\COMMAND.COM 2 2 4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2_32_2_32_5" style:display-name="=C:\WINNT\SYSTEM32\COMMAND.COM 2 2 5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2_32_3" style:display-name="=C:\WINNT\SYSTEM32\COMMAND.COM 2 3" style:family="table-cell" style:data-style-name="N0">
      <style:table-cell-properties style:vertical-align="middle" fo:background-color="transparent"/>
    </style:style>
    <style:style style:name="_61_C_58__92_WINNT_92_SYSTEM32_92_COMMAND.COM_32_2_32_3_32_2" style:display-name="=C:\WINNT\SYSTEM32\COMMAND.COM 2 3 2" style:family="table-cell" style:data-style-name="N0">
      <style:table-cell-properties style:vertical-align="middle" fo:background-color="transparent"/>
    </style:style>
    <style:style style:name="_61_C_58__92_WINNT_92_SYSTEM32_92_COMMAND.COM_32_2_32_3_32_2_32_2" style:display-name="=C:\WINNT\SYSTEM32\COMMAND.COM 2 3 2 2" style:family="table-cell" style:data-style-name="N0">
      <style:table-cell-properties style:vertical-align="middle" fo:background-color="transparent"/>
    </style:style>
    <style:style style:name="_61_C_58__92_WINNT_92_SYSTEM32_92_COMMAND.COM_32_2_32_3_32_2_32_3" style:display-name="=C:\WINNT\SYSTEM32\COMMAND.COM 2 3 2 3" style:family="table-cell" style:data-style-name="N0">
      <style:table-cell-properties style:vertical-align="middle" fo:background-color="transparent"/>
    </style:style>
    <style:style style:name="_61_C_58__92_WINNT_92_SYSTEM32_92_COMMAND.COM_32_2_32_3_32_3" style:display-name="=C:\WINNT\SYSTEM32\COMMAND.COM 2 3 3" style:family="table-cell" style:data-style-name="N0"/>
    <style:style style:name="_61_C_58__92_WINNT_92_SYSTEM32_92_COMMAND.COM_32_2_32_3_32_3_32_2" style:display-name="=C:\WINNT\SYSTEM32\COMMAND.COM 2 3 3 2" style:family="table-cell" style:data-style-name="N0"/>
    <style:style style:name="_61_C_58__92_WINNT_92_SYSTEM32_92_COMMAND.COM_32_2_32_3_32_3_32_3" style:display-name="=C:\WINNT\SYSTEM32\COMMAND.COM 2 3 3 3" style:family="table-cell" style:data-style-name="N0"/>
    <style:style style:name="_61_C_58__92_WINNT_92_SYSTEM32_92_COMMAND.COM_32_2_32_3_32_4" style:display-name="=C:\WINNT\SYSTEM32\COMMAND.COM 2 3 4" style:family="table-cell" style:data-style-name="N0">
      <style:table-cell-properties style:vertical-align="middle" fo:background-color="transparent"/>
    </style:style>
    <style:style style:name="_61_C_58__92_WINNT_92_SYSTEM32_92_COMMAND.COM_32_2_32_3_32_5" style:display-name="=C:\WINNT\SYSTEM32\COMMAND.COM 2 3 5" style:family="table-cell" style:data-style-name="N0">
      <style:table-cell-properties style:vertical-align="middle" fo:background-color="transparent"/>
    </style:style>
    <style:style style:name="_61_C_58__92_WINNT_92_SYSTEM32_92_COMMAND.COM_32_2_32_36" style:display-name="=C:\WINNT\SYSTEM32\COMMAND.COM 2 36" style:family="table-cell" style:data-style-name="N0">
      <style:table-cell-properties style:vertical-align="middle" fo:background-color="transparent"/>
    </style:style>
    <style:style style:name="_61_C_58__92_WINNT_92_SYSTEM32_92_COMMAND.COM_32_2_32_36_32_2" style:display-name="=C:\WINNT\SYSTEM32\COMMAND.COM 2 36 2" style:family="table-cell" style:data-style-name="N0">
      <style:table-cell-properties style:vertical-align="middle" fo:background-color="transparent"/>
    </style:style>
    <style:style style:name="_61_C_58__92_WINNT_92_SYSTEM32_92_COMMAND.COM_32_2_32_36_32_2_32_2" style:display-name="=C:\WINNT\SYSTEM32\COMMAND.COM 2 36 2 2" style:family="table-cell" style:data-style-name="N0">
      <style:table-cell-properties style:vertical-align="middle" fo:background-color="transparent"/>
    </style:style>
    <style:style style:name="_61_C_58__92_WINNT_92_SYSTEM32_92_COMMAND.COM_32_2_32_36_32_2_32_3" style:display-name="=C:\WINNT\SYSTEM32\COMMAND.COM 2 36 2 3" style:family="table-cell" style:data-style-name="N0">
      <style:table-cell-properties style:vertical-align="middle" fo:background-color="transparent"/>
    </style:style>
    <style:style style:name="_61_C_58__92_WINNT_92_SYSTEM32_92_COMMAND.COM_32_2_32_36_32_3" style:display-name="=C:\WINNT\SYSTEM32\COMMAND.COM 2 36 3" style:family="table-cell" style:data-style-name="N0"/>
    <style:style style:name="_61_C_58__92_WINNT_92_SYSTEM32_92_COMMAND.COM_32_2_32_36_32_3_32_2" style:display-name="=C:\WINNT\SYSTEM32\COMMAND.COM 2 36 3 2" style:family="table-cell" style:data-style-name="N0"/>
    <style:style style:name="_61_C_58__92_WINNT_92_SYSTEM32_92_COMMAND.COM_32_2_32_36_32_3_32_3" style:display-name="=C:\WINNT\SYSTEM32\COMMAND.COM 2 36 3 3" style:family="table-cell" style:data-style-name="N0"/>
    <style:style style:name="_61_C_58__92_WINNT_92_SYSTEM32_92_COMMAND.COM_32_2_32_36_32_4" style:display-name="=C:\WINNT\SYSTEM32\COMMAND.COM 2 36 4" style:family="table-cell" style:data-style-name="N0">
      <style:table-cell-properties style:vertical-align="middle" fo:background-color="transparent"/>
    </style:style>
    <style:style style:name="_61_C_58__92_WINNT_92_SYSTEM32_92_COMMAND.COM_32_2_32_36_32_5" style:display-name="=C:\WINNT\SYSTEM32\COMMAND.COM 2 36 5" style:family="table-cell" style:data-style-name="N0">
      <style:table-cell-properties style:vertical-align="middle" fo:background-color="transparent"/>
    </style:style>
    <style:style style:name="_61_C_58__92_WINNT_92_SYSTEM32_92_COMMAND.COM_32_2_32_4" style:display-name="=C:\WINNT\SYSTEM32\COMMAND.COM 2 4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2_32_4_32_2" style:display-name="=C:\WINNT\SYSTEM32\COMMAND.COM 2 4 2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2_32_4_32_3" style:display-name="=C:\WINNT\SYSTEM32\COMMAND.COM 2 4 3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2_32_5" style:display-name="=C:\WINNT\SYSTEM32\COMMAND.COM 2 5" style:family="table-cell" style:data-style-name="N0">
      <style:text-properties style:font-name="Times New Roman" style:font-name-asian="Times New Roman" style:font-name-complex="Times New Roman"/>
    </style:style>
    <style:style style:name="_61_C_58__92_WINNT_92_SYSTEM32_92_COMMAND.COM_32_2_32_5_32_2" style:display-name="=C:\WINNT\SYSTEM32\COMMAND.COM 2 5 2" style:family="table-cell" style:data-style-name="N0">
      <style:text-properties style:font-name="Times New Roman" style:font-name-asian="Times New Roman" style:font-name-complex="Times New Roman"/>
    </style:style>
    <style:style style:name="_61_C_58__92_WINNT_92_SYSTEM32_92_COMMAND.COM_32_2_32_5_32_3" style:display-name="=C:\WINNT\SYSTEM32\COMMAND.COM 2 5 3" style:family="table-cell" style:data-style-name="N0">
      <style:text-properties style:font-name="Times New Roman" style:font-name-asian="Times New Roman" style:font-name-complex="Times New Roman"/>
    </style:style>
    <style:style style:name="_61_C_58__92_WINNT_92_SYSTEM32_92_COMMAND.COM_32_2_32_6" style:display-name="=C:\WINNT\SYSTEM32\COMMAND.COM 2 6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2_32_7" style:display-name="=C:\WINNT\SYSTEM32\COMMAND.COM 2 7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3" style:display-name="=C:\WINNT\SYSTEM32\COMMAND.COM 3" style:family="table-cell" style:data-style-name="N0">
      <style:table-cell-properties style:vertical-align="middle" fo:background-color="transparent"/>
    </style:style>
    <style:style style:name="_61_C_58__92_WINNT_92_SYSTEM32_92_COMMAND.COM_32_3_32_2" style:display-name="=C:\WINNT\SYSTEM32\COMMAND.COM 3 2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3_32_2_32_2" style:display-name="=C:\WINNT\SYSTEM32\COMMAND.COM 3 2 2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3_32_2_32_2_32_2" style:display-name="=C:\WINNT\SYSTEM32\COMMAND.COM 3 2 2 2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3_32_2_32_2_32_2_32_2" style:display-name="=C:\WINNT\SYSTEM32\COMMAND.COM 3 2 2 2 2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3_32_2_32_2_32_2_32_3" style:display-name="=C:\WINNT\SYSTEM32\COMMAND.COM 3 2 2 2 3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3_32_2_32_2_32_3" style:display-name="=C:\WINNT\SYSTEM32\COMMAND.COM 3 2 2 3" style:family="table-cell" style:data-style-name="N0">
      <style:text-properties style:font-name="Times New Roman" style:font-name-asian="Times New Roman" style:font-name-complex="Times New Roman"/>
    </style:style>
    <style:style style:name="_61_C_58__92_WINNT_92_SYSTEM32_92_COMMAND.COM_32_3_32_2_32_2_32_3_32_2" style:display-name="=C:\WINNT\SYSTEM32\COMMAND.COM 3 2 2 3 2" style:family="table-cell" style:data-style-name="N0">
      <style:text-properties style:font-name="Times New Roman" style:font-name-asian="Times New Roman" style:font-name-complex="Times New Roman"/>
    </style:style>
    <style:style style:name="_61_C_58__92_WINNT_92_SYSTEM32_92_COMMAND.COM_32_3_32_2_32_2_32_3_32_3" style:display-name="=C:\WINNT\SYSTEM32\COMMAND.COM 3 2 2 3 3" style:family="table-cell" style:data-style-name="N0">
      <style:text-properties style:font-name="Times New Roman" style:font-name-asian="Times New Roman" style:font-name-complex="Times New Roman"/>
    </style:style>
    <style:style style:name="_61_C_58__92_WINNT_92_SYSTEM32_92_COMMAND.COM_32_3_32_2_32_2_32_4" style:display-name="=C:\WINNT\SYSTEM32\COMMAND.COM 3 2 2 4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3_32_2_32_2_32_5" style:display-name="=C:\WINNT\SYSTEM32\COMMAND.COM 3 2 2 5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3_32_2_32_3" style:display-name="=C:\WINNT\SYSTEM32\COMMAND.COM 3 2 3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3_32_2_32_3_32_2" style:display-name="=C:\WINNT\SYSTEM32\COMMAND.COM 3 2 3 2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3_32_2_32_3_32_2_32_2" style:display-name="=C:\WINNT\SYSTEM32\COMMAND.COM 3 2 3 2 2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3_32_2_32_3_32_2_32_3" style:display-name="=C:\WINNT\SYSTEM32\COMMAND.COM 3 2 3 2 3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3_32_2_32_3_32_3" style:display-name="=C:\WINNT\SYSTEM32\COMMAND.COM 3 2 3 3" style:family="table-cell" style:data-style-name="N0">
      <style:text-properties style:font-name="Times New Roman" style:font-name-asian="Times New Roman" style:font-name-complex="Times New Roman"/>
    </style:style>
    <style:style style:name="_61_C_58__92_WINNT_92_SYSTEM32_92_COMMAND.COM_32_3_32_2_32_3_32_3_32_2" style:display-name="=C:\WINNT\SYSTEM32\COMMAND.COM 3 2 3 3 2" style:family="table-cell" style:data-style-name="N0">
      <style:text-properties style:font-name="Times New Roman" style:font-name-asian="Times New Roman" style:font-name-complex="Times New Roman"/>
    </style:style>
    <style:style style:name="_61_C_58__92_WINNT_92_SYSTEM32_92_COMMAND.COM_32_3_32_2_32_3_32_3_32_3" style:display-name="=C:\WINNT\SYSTEM32\COMMAND.COM 3 2 3 3 3" style:family="table-cell" style:data-style-name="N0">
      <style:text-properties style:font-name="Times New Roman" style:font-name-asian="Times New Roman" style:font-name-complex="Times New Roman"/>
    </style:style>
    <style:style style:name="_61_C_58__92_WINNT_92_SYSTEM32_92_COMMAND.COM_32_3_32_2_32_3_32_4" style:display-name="=C:\WINNT\SYSTEM32\COMMAND.COM 3 2 3 4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3_32_2_32_3_32_5" style:display-name="=C:\WINNT\SYSTEM32\COMMAND.COM 3 2 3 5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3_32_2_32_4" style:display-name="=C:\WINNT\SYSTEM32\COMMAND.COM 3 2 4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3_32_2_32_4_32_2" style:display-name="=C:\WINNT\SYSTEM32\COMMAND.COM 3 2 4 2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3_32_2_32_4_32_3" style:display-name="=C:\WINNT\SYSTEM32\COMMAND.COM 3 2 4 3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3_32_2_32_5" style:display-name="=C:\WINNT\SYSTEM32\COMMAND.COM 3 2 5" style:family="table-cell" style:data-style-name="N0">
      <style:text-properties style:font-name="Times New Roman" style:font-name-asian="Times New Roman" style:font-name-complex="Times New Roman"/>
    </style:style>
    <style:style style:name="_61_C_58__92_WINNT_92_SYSTEM32_92_COMMAND.COM_32_3_32_2_32_5_32_2" style:display-name="=C:\WINNT\SYSTEM32\COMMAND.COM 3 2 5 2" style:family="table-cell" style:data-style-name="N0">
      <style:table-cell-properties style:vertical-align="middle" fo:background-color="transparent"/>
    </style:style>
    <style:style style:name="_61_C_58__92_WINNT_92_SYSTEM32_92_COMMAND.COM_32_3_32_2_32_5_32_2_32_2" style:display-name="=C:\WINNT\SYSTEM32\COMMAND.COM 3 2 5 2 2" style:family="table-cell" style:data-style-name="N0">
      <style:table-cell-properties style:vertical-align="middle" fo:background-color="transparent"/>
    </style:style>
    <style:style style:name="_61_C_58__92_WINNT_92_SYSTEM32_92_COMMAND.COM_32_3_32_2_32_5_32_2_32_2_32_2" style:display-name="=C:\WINNT\SYSTEM32\COMMAND.COM 3 2 5 2 2 2" style:family="table-cell" style:data-style-name="N0">
      <style:table-cell-properties style:vertical-align="middle" fo:background-color="transparent"/>
    </style:style>
    <style:style style:name="_61_C_58__92_WINNT_92_SYSTEM32_92_COMMAND.COM_32_3_32_2_32_5_32_2_32_2_32_3" style:display-name="=C:\WINNT\SYSTEM32\COMMAND.COM 3 2 5 2 2 3" style:family="table-cell" style:data-style-name="N0">
      <style:table-cell-properties style:vertical-align="middle" fo:background-color="transparent"/>
    </style:style>
    <style:style style:name="_61_C_58__92_WINNT_92_SYSTEM32_92_COMMAND.COM_32_3_32_2_32_5_32_2_32_3" style:display-name="=C:\WINNT\SYSTEM32\COMMAND.COM 3 2 5 2 3" style:family="table-cell" style:data-style-name="N0"/>
    <style:style style:name="_61_C_58__92_WINNT_92_SYSTEM32_92_COMMAND.COM_32_3_32_2_32_5_32_2_32_3_32_2" style:display-name="=C:\WINNT\SYSTEM32\COMMAND.COM 3 2 5 2 3 2" style:family="table-cell" style:data-style-name="N0"/>
    <style:style style:name="_61_C_58__92_WINNT_92_SYSTEM32_92_COMMAND.COM_32_3_32_2_32_5_32_2_32_3_32_3" style:display-name="=C:\WINNT\SYSTEM32\COMMAND.COM 3 2 5 2 3 3" style:family="table-cell" style:data-style-name="N0"/>
    <style:style style:name="_61_C_58__92_WINNT_92_SYSTEM32_92_COMMAND.COM_32_3_32_2_32_5_32_2_32_4" style:display-name="=C:\WINNT\SYSTEM32\COMMAND.COM 3 2 5 2 4" style:family="table-cell" style:data-style-name="N0">
      <style:table-cell-properties style:vertical-align="middle" fo:background-color="transparent"/>
    </style:style>
    <style:style style:name="_61_C_58__92_WINNT_92_SYSTEM32_92_COMMAND.COM_32_3_32_2_32_5_32_2_32_5" style:display-name="=C:\WINNT\SYSTEM32\COMMAND.COM 3 2 5 2 5" style:family="table-cell" style:data-style-name="N0">
      <style:table-cell-properties style:vertical-align="middle" fo:background-color="transparent"/>
    </style:style>
    <style:style style:name="_61_C_58__92_WINNT_92_SYSTEM32_92_COMMAND.COM_32_3_32_2_32_5_32_3" style:display-name="=C:\WINNT\SYSTEM32\COMMAND.COM 3 2 5 3" style:family="table-cell" style:data-style-name="N0">
      <style:text-properties style:font-name="Times New Roman" style:font-name-asian="Times New Roman" style:font-name-complex="Times New Roman"/>
    </style:style>
    <style:style style:name="_61_C_58__92_WINNT_92_SYSTEM32_92_COMMAND.COM_32_3_32_2_32_5_32_4" style:display-name="=C:\WINNT\SYSTEM32\COMMAND.COM 3 2 5 4" style:family="table-cell" style:data-style-name="N0">
      <style:text-properties style:font-name="Times New Roman" style:font-name-asian="Times New Roman" style:font-name-complex="Times New Roman"/>
    </style:style>
    <style:style style:name="_61_C_58__92_WINNT_92_SYSTEM32_92_COMMAND.COM_32_3_32_2_32_6" style:display-name="=C:\WINNT\SYSTEM32\COMMAND.COM 3 2 6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3_32_2_32_7" style:display-name="=C:\WINNT\SYSTEM32\COMMAND.COM 3 2 7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3_32_3" style:display-name="=C:\WINNT\SYSTEM32\COMMAND.COM 3 3" style:family="table-cell" style:data-style-name="N0">
      <style:table-cell-properties style:vertical-align="middle" fo:background-color="transparent"/>
    </style:style>
    <style:style style:name="_61_C_58__92_WINNT_92_SYSTEM32_92_COMMAND.COM_32_3_32_3_32_2" style:display-name="=C:\WINNT\SYSTEM32\COMMAND.COM 3 3 2" style:family="table-cell" style:data-style-name="N0">
      <style:table-cell-properties style:vertical-align="middle" fo:background-color="transparent"/>
    </style:style>
    <style:style style:name="_61_C_58__92_WINNT_92_SYSTEM32_92_COMMAND.COM_32_3_32_3_32_3" style:display-name="=C:\WINNT\SYSTEM32\COMMAND.COM 3 3 3" style:family="table-cell" style:data-style-name="N0">
      <style:table-cell-properties style:vertical-align="middle" fo:background-color="transparent"/>
    </style:style>
    <style:style style:name="_61_C_58__92_WINNT_92_SYSTEM32_92_COMMAND.COM_32_3_32_4" style:display-name="=C:\WINNT\SYSTEM32\COMMAND.COM 3 4" style:family="table-cell" style:data-style-name="N0"/>
    <style:style style:name="_61_C_58__92_WINNT_92_SYSTEM32_92_COMMAND.COM_32_3_32_4_32_2" style:display-name="=C:\WINNT\SYSTEM32\COMMAND.COM 3 4 2" style:family="table-cell" style:data-style-name="N0"/>
    <style:style style:name="_61_C_58__92_WINNT_92_SYSTEM32_92_COMMAND.COM_32_3_32_4_32_3" style:display-name="=C:\WINNT\SYSTEM32\COMMAND.COM 3 4 3" style:family="table-cell" style:data-style-name="N0"/>
    <style:style style:name="_61_C_58__92_WINNT_92_SYSTEM32_92_COMMAND.COM_32_3_32_5" style:display-name="=C:\WINNT\SYSTEM32\COMMAND.COM 3 5" style:family="table-cell" style:data-style-name="N0">
      <style:table-cell-properties style:vertical-align="middle" fo:background-color="transparent"/>
    </style:style>
    <style:style style:name="_61_C_58__92_WINNT_92_SYSTEM32_92_COMMAND.COM_32_3_32_6" style:display-name="=C:\WINNT\SYSTEM32\COMMAND.COM 3 6" style:family="table-cell" style:data-style-name="N0">
      <style:table-cell-properties style:vertical-align="middle" fo:background-color="transparent"/>
    </style:style>
    <style:style style:name="_61_C_58__92_WINNT_92_SYSTEM32_92_COMMAND.COM_32_35" style:display-name="=C:\WINNT\SYSTEM32\COMMAND.COM 35" style:family="table-cell" style:data-style-name="N48">
      <style:table-cell-properties style:vertical-align="automatic" fo:background-color="transparent"/>
    </style:style>
    <style:style style:name="_61_C_58__92_WINNT_92_SYSTEM32_92_COMMAND.COM_32_35_32_2" style:display-name="=C:\WINNT\SYSTEM32\COMMAND.COM 35 2" style:family="table-cell" style:data-style-name="N20">
      <style:table-cell-properties style:vertical-align="automatic" fo:background-color="transparent"/>
    </style:style>
    <style:style style:name="_61_C_58__92_WINNT_92_SYSTEM32_92_COMMAND.COM_32_35_32_2_32_2" style:display-name="=C:\WINNT\SYSTEM32\COMMAND.COM 35 2 2" style:family="table-cell" style:data-style-name="N20">
      <style:table-cell-properties style:vertical-align="automatic" fo:background-color="transparent"/>
    </style:style>
    <style:style style:name="_61_C_58__92_WINNT_92_SYSTEM32_92_COMMAND.COM_32_35_32_2_32_3" style:display-name="=C:\WINNT\SYSTEM32\COMMAND.COM 35 2 3" style:family="table-cell" style:data-style-name="N20">
      <style:table-cell-properties style:vertical-align="automatic" fo:background-color="transparent"/>
    </style:style>
    <style:style style:name="_61_C_58__92_WINNT_92_SYSTEM32_92_COMMAND.COM_32_35_32_3" style:display-name="=C:\WINNT\SYSTEM32\COMMAND.COM 35 3" style:family="table-cell" style:data-style-name="N48">
      <style:table-cell-properties style:vertical-align="automatic" fo:background-color="transparent"/>
    </style:style>
    <style:style style:name="_61_C_58__92_WINNT_92_SYSTEM32_92_COMMAND.COM_32_35_32_4" style:display-name="=C:\WINNT\SYSTEM32\COMMAND.COM 35 4" style:family="table-cell" style:data-style-name="N48">
      <style:table-cell-properties style:vertical-align="automatic" fo:background-color="transparent"/>
    </style:style>
    <style:style style:name="_61_C_58__92_WINNT_92_SYSTEM32_92_COMMAND.COM_32_4" style:display-name="=C:\WINNT\SYSTEM32\COMMAND.COM 4" style:family="table-cell" style:data-style-name="N0">
      <style:table-cell-properties style:vertical-align="middle" fo:background-color="transparent"/>
    </style:style>
    <style:style style:name="_61_C_58__92_WINNT_92_SYSTEM32_92_COMMAND.COM_32_4_32_2" style:display-name="=C:\WINNT\SYSTEM32\COMMAND.COM 4 2" style:family="table-cell" style:data-style-name="N0">
      <style:table-cell-properties style:vertical-align="middle" fo:background-color="transparent"/>
    </style:style>
    <style:style style:name="_61_C_58__92_WINNT_92_SYSTEM32_92_COMMAND.COM_32_4_32_2_32_2" style:display-name="=C:\WINNT\SYSTEM32\COMMAND.COM 4 2 2" style:family="table-cell" style:data-style-name="N0">
      <style:table-cell-properties style:vertical-align="middle" fo:background-color="transparent"/>
    </style:style>
    <style:style style:name="_61_C_58__92_WINNT_92_SYSTEM32_92_COMMAND.COM_32_4_32_2_32_2_32_2" style:display-name="=C:\WINNT\SYSTEM32\COMMAND.COM 4 2 2 2" style:family="table-cell" style:data-style-name="N0">
      <style:table-cell-properties style:vertical-align="middle" fo:background-color="transparent"/>
    </style:style>
    <style:style style:name="_61_C_58__92_WINNT_92_SYSTEM32_92_COMMAND.COM_32_4_32_2_32_2_32_3" style:display-name="=C:\WINNT\SYSTEM32\COMMAND.COM 4 2 2 3" style:family="table-cell" style:data-style-name="N0">
      <style:table-cell-properties style:vertical-align="middle" fo:background-color="transparent"/>
    </style:style>
    <style:style style:name="_61_C_58__92_WINNT_92_SYSTEM32_92_COMMAND.COM_32_4_32_2_32_3" style:display-name="=C:\WINNT\SYSTEM32\COMMAND.COM 4 2 3" style:family="table-cell" style:data-style-name="N0"/>
    <style:style style:name="_61_C_58__92_WINNT_92_SYSTEM32_92_COMMAND.COM_32_4_32_2_32_3_32_2" style:display-name="=C:\WINNT\SYSTEM32\COMMAND.COM 4 2 3 2" style:family="table-cell" style:data-style-name="N0"/>
    <style:style style:name="_61_C_58__92_WINNT_92_SYSTEM32_92_COMMAND.COM_32_4_32_2_32_3_32_3" style:display-name="=C:\WINNT\SYSTEM32\COMMAND.COM 4 2 3 3" style:family="table-cell" style:data-style-name="N0"/>
    <style:style style:name="_61_C_58__92_WINNT_92_SYSTEM32_92_COMMAND.COM_32_4_32_2_32_4" style:display-name="=C:\WINNT\SYSTEM32\COMMAND.COM 4 2 4" style:family="table-cell" style:data-style-name="N0">
      <style:table-cell-properties style:vertical-align="middle" fo:background-color="transparent"/>
    </style:style>
    <style:style style:name="_61_C_58__92_WINNT_92_SYSTEM32_92_COMMAND.COM_32_4_32_2_32_5" style:display-name="=C:\WINNT\SYSTEM32\COMMAND.COM 4 2 5" style:family="table-cell" style:data-style-name="N0">
      <style:table-cell-properties style:vertical-align="middle" fo:background-color="transparent"/>
    </style:style>
    <style:style style:name="_61_C_58__92_WINNT_92_SYSTEM32_92_COMMAND.COM_32_4_32_3" style:display-name="=C:\WINNT\SYSTEM32\COMMAND.COM 4 3" style:family="table-cell" style:data-style-name="N0">
      <style:table-cell-properties style:vertical-align="middle" fo:background-color="transparent"/>
    </style:style>
    <style:style style:name="_61_C_58__92_WINNT_92_SYSTEM32_92_COMMAND.COM_32_4_32_3_32_2" style:display-name="=C:\WINNT\SYSTEM32\COMMAND.COM 4 3 2" style:family="table-cell" style:data-style-name="N0">
      <style:table-cell-properties style:vertical-align="middle" fo:background-color="transparent"/>
    </style:style>
    <style:style style:name="_61_C_58__92_WINNT_92_SYSTEM32_92_COMMAND.COM_32_4_32_3_32_3" style:display-name="=C:\WINNT\SYSTEM32\COMMAND.COM 4 3 3" style:family="table-cell" style:data-style-name="N0">
      <style:table-cell-properties style:vertical-align="middle" fo:background-color="transparent"/>
    </style:style>
    <style:style style:name="_61_C_58__92_WINNT_92_SYSTEM32_92_COMMAND.COM_32_4_32_4" style:display-name="=C:\WINNT\SYSTEM32\COMMAND.COM 4 4" style:family="table-cell" style:data-style-name="N0"/>
    <style:style style:name="_61_C_58__92_WINNT_92_SYSTEM32_92_COMMAND.COM_32_4_32_4_32_2" style:display-name="=C:\WINNT\SYSTEM32\COMMAND.COM 4 4 2" style:family="table-cell" style:data-style-name="N0"/>
    <style:style style:name="_61_C_58__92_WINNT_92_SYSTEM32_92_COMMAND.COM_32_4_32_4_32_3" style:display-name="=C:\WINNT\SYSTEM32\COMMAND.COM 4 4 3" style:family="table-cell" style:data-style-name="N0"/>
    <style:style style:name="_61_C_58__92_WINNT_92_SYSTEM32_92_COMMAND.COM_32_4_32_5" style:display-name="=C:\WINNT\SYSTEM32\COMMAND.COM 4 5" style:family="table-cell" style:data-style-name="N0">
      <style:table-cell-properties style:vertical-align="middle" fo:background-color="transparent"/>
    </style:style>
    <style:style style:name="_61_C_58__92_WINNT_92_SYSTEM32_92_COMMAND.COM_32_4_32_6" style:display-name="=C:\WINNT\SYSTEM32\COMMAND.COM 4 6" style:family="table-cell" style:data-style-name="N0">
      <style:table-cell-properties style:vertical-align="middle" fo:background-color="transparent"/>
    </style:style>
    <style:style style:name="_61_C_58__92_WINNT_92_SYSTEM32_92_COMMAND.COM_32_5" style:display-name="=C:\WINNT\SYSTEM32\COMMAND.COM 5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5_32_2" style:display-name="=C:\WINNT\SYSTEM32\COMMAND.COM 5 2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5_32_3" style:display-name="=C:\WINNT\SYSTEM32\COMMAND.COM 5 3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6" style:display-name="=C:\WINNT\SYSTEM32\COMMAND.COM 6" style:family="table-cell" style:data-style-name="N0">
      <style:text-properties style:font-name="Times New Roman" style:font-name-asian="Times New Roman" style:font-name-complex="Times New Roman"/>
    </style:style>
    <style:style style:name="_61_C_58__92_WINNT_92_SYSTEM32_92_COMMAND.COM_32_6_32_2" style:display-name="=C:\WINNT\SYSTEM32\COMMAND.COM 6 2" style:family="table-cell" style:data-style-name="N0">
      <style:text-properties style:font-name="Times New Roman" style:font-name-asian="Times New Roman" style:font-name-complex="Times New Roman"/>
    </style:style>
    <style:style style:name="_61_C_58__92_WINNT_92_SYSTEM32_92_COMMAND.COM_32_6_32_3" style:display-name="=C:\WINNT\SYSTEM32\COMMAND.COM 6 3" style:family="table-cell" style:data-style-name="N0">
      <style:text-properties style:font-name="Times New Roman" style:font-name-asian="Times New Roman" style:font-name-complex="Times New Roman"/>
    </style:style>
    <style:style style:name="_61_C_58__92_WINNT_92_SYSTEM32_92_COMMAND.COM_32_7" style:display-name="=C:\WINNT\SYSTEM32\COMMAND.COM 7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32_8" style:display-name="=C:\WINNT\SYSTEM32\COMMAND.COM 8" style:family="table-cell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_61_C_58__92_WINNT_92_SYSTEM32_92_COMMAND.COM_99_20839__25919__37096__36039__28304__32317__34920__35696__20729__24460__26368__32066__29256__40__26377__25104__26412__41_" style:display-name="=C:\WINNT\SYSTEM32\COMMAND.COM_99內政部資源總表議價後最終版(有成本)" style:family="table-cell" style:data-style-name="N0">
      <style:table-cell-properties style:vertical-align="middle" fo:background-color="transparent"/>
    </style:style>
    <style:style style:name="_50_0_37__32_-_32__36628__33394_1_32_10" style:display-name="20% - 輔色1 10" style:family="table-cell" style:data-style-name="N0">
      <style:table-cell-properties fo:background-color="#DCE6F1"/>
    </style:style>
    <style:style style:name="_50_0_37__32_-_32__36628__33394_1_32_2" style:display-name="20% - 輔色1 2" style:family="table-cell" style:data-style-name="N0">
      <style:table-cell-properties style:vertical-align="middle" fo:background-color="#DCE6F2"/>
    </style:style>
    <style:style style:name="_50_0_37__32_-_32__36628__33394_1_32_2_32_2" style:display-name="20% - 輔色1 2 2" style:family="table-cell" style:data-style-name="N0">
      <style:table-cell-properties style:vertical-align="middle" fo:background-color="#DCE6F2"/>
    </style:style>
    <style:style style:name="_50_0_37__32_-_32__36628__33394_1_32_2_32_3" style:display-name="20% - 輔色1 2 3" style:family="table-cell" style:data-style-name="N0">
      <style:table-cell-properties style:vertical-align="middle" fo:background-color="#DCE6F2"/>
    </style:style>
    <style:style style:name="_50_0_37__32_-_32__36628__33394_1_32_3" style:display-name="20% - 輔色1 3" style:family="table-cell" style:data-style-name="N0">
      <style:table-cell-properties style:vertical-align="middle" fo:background-color="#DCE6F2"/>
    </style:style>
    <style:style style:name="_50_0_37__32_-_32__36628__33394_1_32_3_32_2" style:display-name="20% - 輔色1 3 2" style:family="table-cell" style:data-style-name="N0">
      <style:table-cell-properties style:vertical-align="middle" fo:background-color="#DCE6F2"/>
    </style:style>
    <style:style style:name="_50_0_37__32_-_32__36628__33394_1_32_3_32_3" style:display-name="20% - 輔色1 3 3" style:family="table-cell" style:data-style-name="N0">
      <style:table-cell-properties style:vertical-align="middle" fo:background-color="#DCE6F2"/>
    </style:style>
    <style:style style:name="_50_0_37__32_-_32__36628__33394_1_32_4" style:display-name="20% - 輔色1 4" style:family="table-cell" style:data-style-name="N0">
      <style:table-cell-properties style:vertical-align="middle" fo:background-color="#DCE6F2"/>
    </style:style>
    <style:style style:name="_50_0_37__32_-_32__36628__33394_1_32_4_32_2" style:display-name="20% - 輔色1 4 2" style:family="table-cell" style:data-style-name="N0">
      <style:table-cell-properties style:vertical-align="middle" fo:background-color="#DCE6F2"/>
    </style:style>
    <style:style style:name="_50_0_37__32_-_32__36628__33394_1_32_4_32_3" style:display-name="20% - 輔色1 4 3" style:family="table-cell" style:data-style-name="N0">
      <style:table-cell-properties style:vertical-align="middle" fo:background-color="#DCE6F2"/>
    </style:style>
    <style:style style:name="_50_0_37__32_-_32__36628__33394_1_32_5" style:display-name="20% - 輔色1 5" style:family="table-cell" style:data-style-name="N0">
      <style:table-cell-properties style:vertical-align="middle" fo:background-color="#DCE6F2"/>
    </style:style>
    <style:style style:name="_50_0_37__32_-_32__36628__33394_1_32_5_32_2" style:display-name="20% - 輔色1 5 2" style:family="table-cell" style:data-style-name="N0">
      <style:table-cell-properties style:vertical-align="middle" fo:background-color="#DCE6F2"/>
    </style:style>
    <style:style style:name="_50_0_37__32_-_32__36628__33394_1_32_5_32_3" style:display-name="20% - 輔色1 5 3" style:family="table-cell" style:data-style-name="N0">
      <style:table-cell-properties style:vertical-align="middle" fo:background-color="#DCE6F2"/>
    </style:style>
    <style:style style:name="_50_0_37__32_-_32__36628__33394_1_32_6" style:display-name="20% - 輔色1 6" style:family="table-cell" style:data-style-name="N0">
      <style:table-cell-properties fo:background-color="#DCE6F1"/>
    </style:style>
    <style:style style:name="_50_0_37__32_-_32__36628__33394_1_32_6_32_2" style:display-name="20% - 輔色1 6 2" style:family="table-cell" style:data-style-name="N0">
      <style:table-cell-properties fo:background-color="#DCE6F1"/>
    </style:style>
    <style:style style:name="_50_0_37__32_-_32__36628__33394_1_32_6_32_2_32_2" style:display-name="20% - 輔色1 6 2 2" style:family="table-cell" style:data-style-name="N0">
      <style:table-cell-properties fo:background-color="#DCE6F1"/>
    </style:style>
    <style:style style:name="_50_0_37__32_-_32__36628__33394_1_32_6_32_3" style:display-name="20% - 輔色1 6 3" style:family="table-cell" style:data-style-name="N0">
      <style:table-cell-properties fo:background-color="#DCE6F1"/>
    </style:style>
    <style:style style:name="_50_0_37__32_-_32__36628__33394_1_32_6_32_4" style:display-name="20% - 輔色1 6 4" style:family="table-cell" style:data-style-name="N0">
      <style:table-cell-properties fo:background-color="#DCE6F1"/>
    </style:style>
    <style:style style:name="_50_0_37__32_-_32__36628__33394_1_32_7" style:display-name="20% - 輔色1 7" style:family="table-cell" style:data-style-name="N0">
      <style:table-cell-properties fo:background-color="#DCE6F1"/>
    </style:style>
    <style:style style:name="_50_0_37__32_-_32__36628__33394_1_32_7_32_2" style:display-name="20% - 輔色1 7 2" style:family="table-cell" style:data-style-name="N0">
      <style:table-cell-properties fo:background-color="#DCE6F1"/>
    </style:style>
    <style:style style:name="_50_0_37__32_-_32__36628__33394_1_32_8" style:display-name="20% - 輔色1 8" style:family="table-cell" style:data-style-name="N0">
      <style:table-cell-properties fo:background-color="#DCE6F1"/>
    </style:style>
    <style:style style:name="_50_0_37__32_-_32__36628__33394_1_32_8_32_2" style:display-name="20% - 輔色1 8 2" style:family="table-cell" style:data-style-name="N0">
      <style:table-cell-properties fo:background-color="#DCE6F1"/>
    </style:style>
    <style:style style:name="_50_0_37__32_-_32__36628__33394_1_32_9" style:display-name="20% - 輔色1 9" style:family="table-cell" style:data-style-name="N0">
      <style:table-cell-properties fo:background-color="#DCE6F1"/>
    </style:style>
    <style:style style:name="_50_0_37__32_-_32__36628__33394_1_32_9_32_2" style:display-name="20% - 輔色1 9 2" style:family="table-cell" style:data-style-name="N0">
      <style:table-cell-properties fo:background-color="#DCE6F1"/>
    </style:style>
    <style:style style:name="_50_0_37__32_-_32__36628__33394_2_32_10" style:display-name="20% - 輔色2 10" style:family="table-cell" style:data-style-name="N0">
      <style:table-cell-properties fo:background-color="#F2DCDB"/>
    </style:style>
    <style:style style:name="_50_0_37__32_-_32__36628__33394_2_32_2" style:display-name="20% - 輔色2 2" style:family="table-cell" style:data-style-name="N0">
      <style:table-cell-properties style:vertical-align="middle" fo:background-color="#F2DCDB"/>
    </style:style>
    <style:style style:name="_50_0_37__32_-_32__36628__33394_2_32_2_32_2" style:display-name="20% - 輔色2 2 2" style:family="table-cell" style:data-style-name="N0">
      <style:table-cell-properties style:vertical-align="middle" fo:background-color="#F2DCDB"/>
    </style:style>
    <style:style style:name="_50_0_37__32_-_32__36628__33394_2_32_2_32_3" style:display-name="20% - 輔色2 2 3" style:family="table-cell" style:data-style-name="N0">
      <style:table-cell-properties style:vertical-align="middle" fo:background-color="#F2DCDB"/>
    </style:style>
    <style:style style:name="_50_0_37__32_-_32__36628__33394_2_32_3" style:display-name="20% - 輔色2 3" style:family="table-cell" style:data-style-name="N0">
      <style:table-cell-properties style:vertical-align="middle" fo:background-color="#F2DCDB"/>
    </style:style>
    <style:style style:name="_50_0_37__32_-_32__36628__33394_2_32_3_32_2" style:display-name="20% - 輔色2 3 2" style:family="table-cell" style:data-style-name="N0">
      <style:table-cell-properties style:vertical-align="middle" fo:background-color="#F2DCDB"/>
    </style:style>
    <style:style style:name="_50_0_37__32_-_32__36628__33394_2_32_3_32_3" style:display-name="20% - 輔色2 3 3" style:family="table-cell" style:data-style-name="N0">
      <style:table-cell-properties style:vertical-align="middle" fo:background-color="#F2DCDB"/>
    </style:style>
    <style:style style:name="_50_0_37__32_-_32__36628__33394_2_32_4" style:display-name="20% - 輔色2 4" style:family="table-cell" style:data-style-name="N0">
      <style:table-cell-properties style:vertical-align="middle" fo:background-color="#F2DCDB"/>
    </style:style>
    <style:style style:name="_50_0_37__32_-_32__36628__33394_2_32_4_32_2" style:display-name="20% - 輔色2 4 2" style:family="table-cell" style:data-style-name="N0">
      <style:table-cell-properties style:vertical-align="middle" fo:background-color="#F2DCDB"/>
    </style:style>
    <style:style style:name="_50_0_37__32_-_32__36628__33394_2_32_4_32_3" style:display-name="20% - 輔色2 4 3" style:family="table-cell" style:data-style-name="N0">
      <style:table-cell-properties style:vertical-align="middle" fo:background-color="#F2DCDB"/>
    </style:style>
    <style:style style:name="_50_0_37__32_-_32__36628__33394_2_32_5" style:display-name="20% - 輔色2 5" style:family="table-cell" style:data-style-name="N0">
      <style:table-cell-properties style:vertical-align="middle" fo:background-color="#F2DCDB"/>
    </style:style>
    <style:style style:name="_50_0_37__32_-_32__36628__33394_2_32_5_32_2" style:display-name="20% - 輔色2 5 2" style:family="table-cell" style:data-style-name="N0">
      <style:table-cell-properties style:vertical-align="middle" fo:background-color="#F2DCDB"/>
    </style:style>
    <style:style style:name="_50_0_37__32_-_32__36628__33394_2_32_5_32_3" style:display-name="20% - 輔色2 5 3" style:family="table-cell" style:data-style-name="N0">
      <style:table-cell-properties style:vertical-align="middle" fo:background-color="#F2DCDB"/>
    </style:style>
    <style:style style:name="_50_0_37__32_-_32__36628__33394_2_32_6" style:display-name="20% - 輔色2 6" style:family="table-cell" style:data-style-name="N0">
      <style:table-cell-properties fo:background-color="#F2DCDB"/>
    </style:style>
    <style:style style:name="_50_0_37__32_-_32__36628__33394_2_32_6_32_2" style:display-name="20% - 輔色2 6 2" style:family="table-cell" style:data-style-name="N0">
      <style:table-cell-properties fo:background-color="#F2DCDB"/>
    </style:style>
    <style:style style:name="_50_0_37__32_-_32__36628__33394_2_32_6_32_2_32_2" style:display-name="20% - 輔色2 6 2 2" style:family="table-cell" style:data-style-name="N0">
      <style:table-cell-properties fo:background-color="#F2DCDB"/>
    </style:style>
    <style:style style:name="_50_0_37__32_-_32__36628__33394_2_32_6_32_3" style:display-name="20% - 輔色2 6 3" style:family="table-cell" style:data-style-name="N0">
      <style:table-cell-properties fo:background-color="#F2DCDB"/>
    </style:style>
    <style:style style:name="_50_0_37__32_-_32__36628__33394_2_32_6_32_4" style:display-name="20% - 輔色2 6 4" style:family="table-cell" style:data-style-name="N0">
      <style:table-cell-properties fo:background-color="#F2DCDB"/>
    </style:style>
    <style:style style:name="_50_0_37__32_-_32__36628__33394_2_32_7" style:display-name="20% - 輔色2 7" style:family="table-cell" style:data-style-name="N0">
      <style:table-cell-properties fo:background-color="#F2DCDB"/>
    </style:style>
    <style:style style:name="_50_0_37__32_-_32__36628__33394_2_32_7_32_2" style:display-name="20% - 輔色2 7 2" style:family="table-cell" style:data-style-name="N0">
      <style:table-cell-properties fo:background-color="#F2DCDB"/>
    </style:style>
    <style:style style:name="_50_0_37__32_-_32__36628__33394_2_32_8" style:display-name="20% - 輔色2 8" style:family="table-cell" style:data-style-name="N0">
      <style:table-cell-properties fo:background-color="#F2DCDB"/>
    </style:style>
    <style:style style:name="_50_0_37__32_-_32__36628__33394_2_32_8_32_2" style:display-name="20% - 輔色2 8 2" style:family="table-cell" style:data-style-name="N0">
      <style:table-cell-properties fo:background-color="#F2DCDB"/>
    </style:style>
    <style:style style:name="_50_0_37__32_-_32__36628__33394_2_32_9" style:display-name="20% - 輔色2 9" style:family="table-cell" style:data-style-name="N0">
      <style:table-cell-properties fo:background-color="#F2DCDB"/>
    </style:style>
    <style:style style:name="_50_0_37__32_-_32__36628__33394_2_32_9_32_2" style:display-name="20% - 輔色2 9 2" style:family="table-cell" style:data-style-name="N0">
      <style:table-cell-properties fo:background-color="#F2DCDB"/>
    </style:style>
    <style:style style:name="_50_0_37__32_-_32__36628__33394_3_32_10" style:display-name="20% - 輔色3 10" style:family="table-cell" style:data-style-name="N0">
      <style:table-cell-properties fo:background-color="#EBF1DE"/>
    </style:style>
    <style:style style:name="_50_0_37__32_-_32__36628__33394_3_32_2" style:display-name="20% - 輔色3 2" style:family="table-cell" style:data-style-name="N0">
      <style:table-cell-properties style:vertical-align="middle" fo:background-color="#EBF1DE"/>
    </style:style>
    <style:style style:name="_50_0_37__32_-_32__36628__33394_3_32_2_32_2" style:display-name="20% - 輔色3 2 2" style:family="table-cell" style:data-style-name="N0">
      <style:table-cell-properties style:vertical-align="middle" fo:background-color="#EBF1DE"/>
    </style:style>
    <style:style style:name="_50_0_37__32_-_32__36628__33394_3_32_2_32_3" style:display-name="20% - 輔色3 2 3" style:family="table-cell" style:data-style-name="N0">
      <style:table-cell-properties style:vertical-align="middle" fo:background-color="#EBF1DE"/>
    </style:style>
    <style:style style:name="_50_0_37__32_-_32__36628__33394_3_32_3" style:display-name="20% - 輔色3 3" style:family="table-cell" style:data-style-name="N0">
      <style:table-cell-properties style:vertical-align="middle" fo:background-color="#EBF1DE"/>
    </style:style>
    <style:style style:name="_50_0_37__32_-_32__36628__33394_3_32_3_32_2" style:display-name="20% - 輔色3 3 2" style:family="table-cell" style:data-style-name="N0">
      <style:table-cell-properties style:vertical-align="middle" fo:background-color="#EBF1DE"/>
    </style:style>
    <style:style style:name="_50_0_37__32_-_32__36628__33394_3_32_3_32_3" style:display-name="20% - 輔色3 3 3" style:family="table-cell" style:data-style-name="N0">
      <style:table-cell-properties style:vertical-align="middle" fo:background-color="#EBF1DE"/>
    </style:style>
    <style:style style:name="_50_0_37__32_-_32__36628__33394_3_32_4" style:display-name="20% - 輔色3 4" style:family="table-cell" style:data-style-name="N0">
      <style:table-cell-properties style:vertical-align="middle" fo:background-color="#EBF1DE"/>
    </style:style>
    <style:style style:name="_50_0_37__32_-_32__36628__33394_3_32_4_32_2" style:display-name="20% - 輔色3 4 2" style:family="table-cell" style:data-style-name="N0">
      <style:table-cell-properties style:vertical-align="middle" fo:background-color="#EBF1DE"/>
    </style:style>
    <style:style style:name="_50_0_37__32_-_32__36628__33394_3_32_4_32_3" style:display-name="20% - 輔色3 4 3" style:family="table-cell" style:data-style-name="N0">
      <style:table-cell-properties style:vertical-align="middle" fo:background-color="#EBF1DE"/>
    </style:style>
    <style:style style:name="_50_0_37__32_-_32__36628__33394_3_32_5" style:display-name="20% - 輔色3 5" style:family="table-cell" style:data-style-name="N0">
      <style:table-cell-properties style:vertical-align="middle" fo:background-color="#EBF1DE"/>
    </style:style>
    <style:style style:name="_50_0_37__32_-_32__36628__33394_3_32_5_32_2" style:display-name="20% - 輔色3 5 2" style:family="table-cell" style:data-style-name="N0">
      <style:table-cell-properties style:vertical-align="middle" fo:background-color="#EBF1DE"/>
    </style:style>
    <style:style style:name="_50_0_37__32_-_32__36628__33394_3_32_5_32_3" style:display-name="20% - 輔色3 5 3" style:family="table-cell" style:data-style-name="N0">
      <style:table-cell-properties style:vertical-align="middle" fo:background-color="#EBF1DE"/>
    </style:style>
    <style:style style:name="_50_0_37__32_-_32__36628__33394_3_32_6" style:display-name="20% - 輔色3 6" style:family="table-cell" style:data-style-name="N0">
      <style:table-cell-properties fo:background-color="#EBF1DE"/>
    </style:style>
    <style:style style:name="_50_0_37__32_-_32__36628__33394_3_32_6_32_2" style:display-name="20% - 輔色3 6 2" style:family="table-cell" style:data-style-name="N0">
      <style:table-cell-properties fo:background-color="#EBF1DE"/>
    </style:style>
    <style:style style:name="_50_0_37__32_-_32__36628__33394_3_32_6_32_2_32_2" style:display-name="20% - 輔色3 6 2 2" style:family="table-cell" style:data-style-name="N0">
      <style:table-cell-properties fo:background-color="#EBF1DE"/>
    </style:style>
    <style:style style:name="_50_0_37__32_-_32__36628__33394_3_32_6_32_3" style:display-name="20% - 輔色3 6 3" style:family="table-cell" style:data-style-name="N0">
      <style:table-cell-properties fo:background-color="#EBF1DE"/>
    </style:style>
    <style:style style:name="_50_0_37__32_-_32__36628__33394_3_32_6_32_4" style:display-name="20% - 輔色3 6 4" style:family="table-cell" style:data-style-name="N0">
      <style:table-cell-properties fo:background-color="#EBF1DE"/>
    </style:style>
    <style:style style:name="_50_0_37__32_-_32__36628__33394_3_32_7" style:display-name="20% - 輔色3 7" style:family="table-cell" style:data-style-name="N0">
      <style:table-cell-properties fo:background-color="#EBF1DE"/>
    </style:style>
    <style:style style:name="_50_0_37__32_-_32__36628__33394_3_32_7_32_2" style:display-name="20% - 輔色3 7 2" style:family="table-cell" style:data-style-name="N0">
      <style:table-cell-properties fo:background-color="#EBF1DE"/>
    </style:style>
    <style:style style:name="_50_0_37__32_-_32__36628__33394_3_32_8" style:display-name="20% - 輔色3 8" style:family="table-cell" style:data-style-name="N0">
      <style:table-cell-properties fo:background-color="#EBF1DE"/>
    </style:style>
    <style:style style:name="_50_0_37__32_-_32__36628__33394_3_32_8_32_2" style:display-name="20% - 輔色3 8 2" style:family="table-cell" style:data-style-name="N0">
      <style:table-cell-properties fo:background-color="#EBF1DE"/>
    </style:style>
    <style:style style:name="_50_0_37__32_-_32__36628__33394_3_32_9" style:display-name="20% - 輔色3 9" style:family="table-cell" style:data-style-name="N0">
      <style:table-cell-properties fo:background-color="#EBF1DE"/>
    </style:style>
    <style:style style:name="_50_0_37__32_-_32__36628__33394_3_32_9_32_2" style:display-name="20% - 輔色3 9 2" style:family="table-cell" style:data-style-name="N0">
      <style:table-cell-properties fo:background-color="#EBF1DE"/>
    </style:style>
    <style:style style:name="_50_0_37__32_-_32__36628__33394_4_32_10" style:display-name="20% - 輔色4 10" style:family="table-cell" style:data-style-name="N0">
      <style:table-cell-properties fo:background-color="#E4DFEC"/>
    </style:style>
    <style:style style:name="_50_0_37__32_-_32__36628__33394_4_32_2" style:display-name="20% - 輔色4 2" style:family="table-cell" style:data-style-name="N0">
      <style:table-cell-properties style:vertical-align="middle" fo:background-color="#E6E0EC"/>
    </style:style>
    <style:style style:name="_50_0_37__32_-_32__36628__33394_4_32_2_32_2" style:display-name="20% - 輔色4 2 2" style:family="table-cell" style:data-style-name="N0">
      <style:table-cell-properties style:vertical-align="middle" fo:background-color="#E6E0EC"/>
    </style:style>
    <style:style style:name="_50_0_37__32_-_32__36628__33394_4_32_2_32_3" style:display-name="20% - 輔色4 2 3" style:family="table-cell" style:data-style-name="N0">
      <style:table-cell-properties style:vertical-align="middle" fo:background-color="#E6E0EC"/>
    </style:style>
    <style:style style:name="_50_0_37__32_-_32__36628__33394_4_32_3" style:display-name="20% - 輔色4 3" style:family="table-cell" style:data-style-name="N0">
      <style:table-cell-properties style:vertical-align="middle" fo:background-color="#E6E0EC"/>
    </style:style>
    <style:style style:name="_50_0_37__32_-_32__36628__33394_4_32_3_32_2" style:display-name="20% - 輔色4 3 2" style:family="table-cell" style:data-style-name="N0">
      <style:table-cell-properties style:vertical-align="middle" fo:background-color="#E6E0EC"/>
    </style:style>
    <style:style style:name="_50_0_37__32_-_32__36628__33394_4_32_3_32_3" style:display-name="20% - 輔色4 3 3" style:family="table-cell" style:data-style-name="N0">
      <style:table-cell-properties style:vertical-align="middle" fo:background-color="#E6E0EC"/>
    </style:style>
    <style:style style:name="_50_0_37__32_-_32__36628__33394_4_32_4" style:display-name="20% - 輔色4 4" style:family="table-cell" style:data-style-name="N0">
      <style:table-cell-properties style:vertical-align="middle" fo:background-color="#E6E0EC"/>
    </style:style>
    <style:style style:name="_50_0_37__32_-_32__36628__33394_4_32_4_32_2" style:display-name="20% - 輔色4 4 2" style:family="table-cell" style:data-style-name="N0">
      <style:table-cell-properties style:vertical-align="middle" fo:background-color="#E6E0EC"/>
    </style:style>
    <style:style style:name="_50_0_37__32_-_32__36628__33394_4_32_4_32_3" style:display-name="20% - 輔色4 4 3" style:family="table-cell" style:data-style-name="N0">
      <style:table-cell-properties style:vertical-align="middle" fo:background-color="#E6E0EC"/>
    </style:style>
    <style:style style:name="_50_0_37__32_-_32__36628__33394_4_32_5" style:display-name="20% - 輔色4 5" style:family="table-cell" style:data-style-name="N0">
      <style:table-cell-properties style:vertical-align="middle" fo:background-color="#E6E0EC"/>
    </style:style>
    <style:style style:name="_50_0_37__32_-_32__36628__33394_4_32_5_32_2" style:display-name="20% - 輔色4 5 2" style:family="table-cell" style:data-style-name="N0">
      <style:table-cell-properties style:vertical-align="middle" fo:background-color="#E6E0EC"/>
    </style:style>
    <style:style style:name="_50_0_37__32_-_32__36628__33394_4_32_5_32_3" style:display-name="20% - 輔色4 5 3" style:family="table-cell" style:data-style-name="N0">
      <style:table-cell-properties style:vertical-align="middle" fo:background-color="#E6E0EC"/>
    </style:style>
    <style:style style:name="_50_0_37__32_-_32__36628__33394_4_32_6" style:display-name="20% - 輔色4 6" style:family="table-cell" style:data-style-name="N0">
      <style:table-cell-properties fo:background-color="#E4DFEC"/>
    </style:style>
    <style:style style:name="_50_0_37__32_-_32__36628__33394_4_32_6_32_2" style:display-name="20% - 輔色4 6 2" style:family="table-cell" style:data-style-name="N0">
      <style:table-cell-properties fo:background-color="#E4DFEC"/>
    </style:style>
    <style:style style:name="_50_0_37__32_-_32__36628__33394_4_32_6_32_2_32_2" style:display-name="20% - 輔色4 6 2 2" style:family="table-cell" style:data-style-name="N0">
      <style:table-cell-properties fo:background-color="#E4DFEC"/>
    </style:style>
    <style:style style:name="_50_0_37__32_-_32__36628__33394_4_32_6_32_3" style:display-name="20% - 輔色4 6 3" style:family="table-cell" style:data-style-name="N0">
      <style:table-cell-properties fo:background-color="#E4DFEC"/>
    </style:style>
    <style:style style:name="_50_0_37__32_-_32__36628__33394_4_32_6_32_4" style:display-name="20% - 輔色4 6 4" style:family="table-cell" style:data-style-name="N0">
      <style:table-cell-properties fo:background-color="#E4DFEC"/>
    </style:style>
    <style:style style:name="_50_0_37__32_-_32__36628__33394_4_32_7" style:display-name="20% - 輔色4 7" style:family="table-cell" style:data-style-name="N0">
      <style:table-cell-properties fo:background-color="#E4DFEC"/>
    </style:style>
    <style:style style:name="_50_0_37__32_-_32__36628__33394_4_32_7_32_2" style:display-name="20% - 輔色4 7 2" style:family="table-cell" style:data-style-name="N0">
      <style:table-cell-properties fo:background-color="#E4DFEC"/>
    </style:style>
    <style:style style:name="_50_0_37__32_-_32__36628__33394_4_32_8" style:display-name="20% - 輔色4 8" style:family="table-cell" style:data-style-name="N0">
      <style:table-cell-properties fo:background-color="#E4DFEC"/>
    </style:style>
    <style:style style:name="_50_0_37__32_-_32__36628__33394_4_32_8_32_2" style:display-name="20% - 輔色4 8 2" style:family="table-cell" style:data-style-name="N0">
      <style:table-cell-properties fo:background-color="#E4DFEC"/>
    </style:style>
    <style:style style:name="_50_0_37__32_-_32__36628__33394_4_32_9" style:display-name="20% - 輔色4 9" style:family="table-cell" style:data-style-name="N0">
      <style:table-cell-properties fo:background-color="#E4DFEC"/>
    </style:style>
    <style:style style:name="_50_0_37__32_-_32__36628__33394_4_32_9_32_2" style:display-name="20% - 輔色4 9 2" style:family="table-cell" style:data-style-name="N0">
      <style:table-cell-properties fo:background-color="#E4DFEC"/>
    </style:style>
    <style:style style:name="_50_0_37__32_-_32__36628__33394_5_32_10" style:display-name="20% - 輔色5 10" style:family="table-cell" style:data-style-name="N0">
      <style:table-cell-properties fo:background-color="#DAEEF3"/>
    </style:style>
    <style:style style:name="_50_0_37__32_-_32__36628__33394_5_32_2" style:display-name="20% - 輔色5 2" style:family="table-cell" style:data-style-name="N0">
      <style:table-cell-properties style:vertical-align="middle" fo:background-color="#DBEEF4"/>
    </style:style>
    <style:style style:name="_50_0_37__32_-_32__36628__33394_5_32_2_32_2" style:display-name="20% - 輔色5 2 2" style:family="table-cell" style:data-style-name="N0">
      <style:table-cell-properties style:vertical-align="middle" fo:background-color="#DBEEF4"/>
    </style:style>
    <style:style style:name="_50_0_37__32_-_32__36628__33394_5_32_2_32_3" style:display-name="20% - 輔色5 2 3" style:family="table-cell" style:data-style-name="N0">
      <style:table-cell-properties style:vertical-align="middle" fo:background-color="#DBEEF4"/>
    </style:style>
    <style:style style:name="_50_0_37__32_-_32__36628__33394_5_32_3" style:display-name="20% - 輔色5 3" style:family="table-cell" style:data-style-name="N0">
      <style:table-cell-properties style:vertical-align="middle" fo:background-color="#DBEEF4"/>
    </style:style>
    <style:style style:name="_50_0_37__32_-_32__36628__33394_5_32_3_32_2" style:display-name="20% - 輔色5 3 2" style:family="table-cell" style:data-style-name="N0">
      <style:table-cell-properties style:vertical-align="middle" fo:background-color="#DBEEF4"/>
    </style:style>
    <style:style style:name="_50_0_37__32_-_32__36628__33394_5_32_3_32_3" style:display-name="20% - 輔色5 3 3" style:family="table-cell" style:data-style-name="N0">
      <style:table-cell-properties style:vertical-align="middle" fo:background-color="#DBEEF4"/>
    </style:style>
    <style:style style:name="_50_0_37__32_-_32__36628__33394_5_32_4" style:display-name="20% - 輔色5 4" style:family="table-cell" style:data-style-name="N0">
      <style:table-cell-properties style:vertical-align="middle" fo:background-color="#DBEEF4"/>
    </style:style>
    <style:style style:name="_50_0_37__32_-_32__36628__33394_5_32_4_32_2" style:display-name="20% - 輔色5 4 2" style:family="table-cell" style:data-style-name="N0">
      <style:table-cell-properties style:vertical-align="middle" fo:background-color="#DBEEF4"/>
    </style:style>
    <style:style style:name="_50_0_37__32_-_32__36628__33394_5_32_4_32_3" style:display-name="20% - 輔色5 4 3" style:family="table-cell" style:data-style-name="N0">
      <style:table-cell-properties style:vertical-align="middle" fo:background-color="#DBEEF4"/>
    </style:style>
    <style:style style:name="_50_0_37__32_-_32__36628__33394_5_32_5" style:display-name="20% - 輔色5 5" style:family="table-cell" style:data-style-name="N0">
      <style:table-cell-properties style:vertical-align="middle" fo:background-color="#DBEEF4"/>
    </style:style>
    <style:style style:name="_50_0_37__32_-_32__36628__33394_5_32_5_32_2" style:display-name="20% - 輔色5 5 2" style:family="table-cell" style:data-style-name="N0">
      <style:table-cell-properties style:vertical-align="middle" fo:background-color="#DBEEF4"/>
    </style:style>
    <style:style style:name="_50_0_37__32_-_32__36628__33394_5_32_5_32_3" style:display-name="20% - 輔色5 5 3" style:family="table-cell" style:data-style-name="N0">
      <style:table-cell-properties style:vertical-align="middle" fo:background-color="#DBEEF4"/>
    </style:style>
    <style:style style:name="_50_0_37__32_-_32__36628__33394_5_32_6" style:display-name="20% - 輔色5 6" style:family="table-cell" style:data-style-name="N0">
      <style:table-cell-properties fo:background-color="#DAEEF3"/>
    </style:style>
    <style:style style:name="_50_0_37__32_-_32__36628__33394_5_32_6_32_2" style:display-name="20% - 輔色5 6 2" style:family="table-cell" style:data-style-name="N0">
      <style:table-cell-properties fo:background-color="#DAEEF3"/>
    </style:style>
    <style:style style:name="_50_0_37__32_-_32__36628__33394_5_32_6_32_2_32_2" style:display-name="20% - 輔色5 6 2 2" style:family="table-cell" style:data-style-name="N0">
      <style:table-cell-properties fo:background-color="#DAEEF3"/>
    </style:style>
    <style:style style:name="_50_0_37__32_-_32__36628__33394_5_32_6_32_3" style:display-name="20% - 輔色5 6 3" style:family="table-cell" style:data-style-name="N0">
      <style:table-cell-properties fo:background-color="#DAEEF3"/>
    </style:style>
    <style:style style:name="_50_0_37__32_-_32__36628__33394_5_32_6_32_4" style:display-name="20% - 輔色5 6 4" style:family="table-cell" style:data-style-name="N0">
      <style:table-cell-properties fo:background-color="#DAEEF3"/>
    </style:style>
    <style:style style:name="_50_0_37__32_-_32__36628__33394_5_32_7" style:display-name="20% - 輔色5 7" style:family="table-cell" style:data-style-name="N0">
      <style:table-cell-properties fo:background-color="#DAEEF3"/>
    </style:style>
    <style:style style:name="_50_0_37__32_-_32__36628__33394_5_32_7_32_2" style:display-name="20% - 輔色5 7 2" style:family="table-cell" style:data-style-name="N0">
      <style:table-cell-properties fo:background-color="#DAEEF3"/>
    </style:style>
    <style:style style:name="_50_0_37__32_-_32__36628__33394_5_32_8" style:display-name="20% - 輔色5 8" style:family="table-cell" style:data-style-name="N0">
      <style:table-cell-properties fo:background-color="#DAEEF3"/>
    </style:style>
    <style:style style:name="_50_0_37__32_-_32__36628__33394_5_32_8_32_2" style:display-name="20% - 輔色5 8 2" style:family="table-cell" style:data-style-name="N0">
      <style:table-cell-properties fo:background-color="#DAEEF3"/>
    </style:style>
    <style:style style:name="_50_0_37__32_-_32__36628__33394_5_32_9" style:display-name="20% - 輔色5 9" style:family="table-cell" style:data-style-name="N0">
      <style:table-cell-properties fo:background-color="#DAEEF3"/>
    </style:style>
    <style:style style:name="_50_0_37__32_-_32__36628__33394_5_32_9_32_2" style:display-name="20% - 輔色5 9 2" style:family="table-cell" style:data-style-name="N0">
      <style:table-cell-properties fo:background-color="#DAEEF3"/>
    </style:style>
    <style:style style:name="_50_0_37__32_-_32__36628__33394_6_32_10" style:display-name="20% - 輔色6 10" style:family="table-cell" style:data-style-name="N0">
      <style:table-cell-properties fo:background-color="#FDE9D9"/>
    </style:style>
    <style:style style:name="_50_0_37__32_-_32__36628__33394_6_32_2" style:display-name="20% - 輔色6 2" style:family="table-cell" style:data-style-name="N0">
      <style:table-cell-properties style:vertical-align="middle" fo:background-color="#FDEADA"/>
    </style:style>
    <style:style style:name="_50_0_37__32_-_32__36628__33394_6_32_2_32_2" style:display-name="20% - 輔色6 2 2" style:family="table-cell" style:data-style-name="N0">
      <style:table-cell-properties style:vertical-align="middle" fo:background-color="#FDEADA"/>
    </style:style>
    <style:style style:name="_50_0_37__32_-_32__36628__33394_6_32_2_32_3" style:display-name="20% - 輔色6 2 3" style:family="table-cell" style:data-style-name="N0">
      <style:table-cell-properties style:vertical-align="middle" fo:background-color="#FDEADA"/>
    </style:style>
    <style:style style:name="_50_0_37__32_-_32__36628__33394_6_32_3" style:display-name="20% - 輔色6 3" style:family="table-cell" style:data-style-name="N0">
      <style:table-cell-properties style:vertical-align="middle" fo:background-color="#FDEADA"/>
    </style:style>
    <style:style style:name="_50_0_37__32_-_32__36628__33394_6_32_3_32_2" style:display-name="20% - 輔色6 3 2" style:family="table-cell" style:data-style-name="N0">
      <style:table-cell-properties style:vertical-align="middle" fo:background-color="#FDEADA"/>
    </style:style>
    <style:style style:name="_50_0_37__32_-_32__36628__33394_6_32_3_32_3" style:display-name="20% - 輔色6 3 3" style:family="table-cell" style:data-style-name="N0">
      <style:table-cell-properties style:vertical-align="middle" fo:background-color="#FDEADA"/>
    </style:style>
    <style:style style:name="_50_0_37__32_-_32__36628__33394_6_32_4" style:display-name="20% - 輔色6 4" style:family="table-cell" style:data-style-name="N0">
      <style:table-cell-properties style:vertical-align="middle" fo:background-color="#FDEADA"/>
    </style:style>
    <style:style style:name="_50_0_37__32_-_32__36628__33394_6_32_4_32_2" style:display-name="20% - 輔色6 4 2" style:family="table-cell" style:data-style-name="N0">
      <style:table-cell-properties style:vertical-align="middle" fo:background-color="#FDEADA"/>
    </style:style>
    <style:style style:name="_50_0_37__32_-_32__36628__33394_6_32_4_32_3" style:display-name="20% - 輔色6 4 3" style:family="table-cell" style:data-style-name="N0">
      <style:table-cell-properties style:vertical-align="middle" fo:background-color="#FDEADA"/>
    </style:style>
    <style:style style:name="_50_0_37__32_-_32__36628__33394_6_32_5" style:display-name="20% - 輔色6 5" style:family="table-cell" style:data-style-name="N0">
      <style:table-cell-properties style:vertical-align="middle" fo:background-color="#FDEADA"/>
    </style:style>
    <style:style style:name="_50_0_37__32_-_32__36628__33394_6_32_5_32_2" style:display-name="20% - 輔色6 5 2" style:family="table-cell" style:data-style-name="N0">
      <style:table-cell-properties style:vertical-align="middle" fo:background-color="#FDEADA"/>
    </style:style>
    <style:style style:name="_50_0_37__32_-_32__36628__33394_6_32_5_32_3" style:display-name="20% - 輔色6 5 3" style:family="table-cell" style:data-style-name="N0">
      <style:table-cell-properties style:vertical-align="middle" fo:background-color="#FDEADA"/>
    </style:style>
    <style:style style:name="_50_0_37__32_-_32__36628__33394_6_32_6" style:display-name="20% - 輔色6 6" style:family="table-cell" style:data-style-name="N0">
      <style:table-cell-properties fo:background-color="#FDE9D9"/>
    </style:style>
    <style:style style:name="_50_0_37__32_-_32__36628__33394_6_32_6_32_2" style:display-name="20% - 輔色6 6 2" style:family="table-cell" style:data-style-name="N0">
      <style:table-cell-properties fo:background-color="#FDE9D9"/>
    </style:style>
    <style:style style:name="_50_0_37__32_-_32__36628__33394_6_32_6_32_2_32_2" style:display-name="20% - 輔色6 6 2 2" style:family="table-cell" style:data-style-name="N0">
      <style:table-cell-properties fo:background-color="#FDE9D9"/>
    </style:style>
    <style:style style:name="_50_0_37__32_-_32__36628__33394_6_32_6_32_3" style:display-name="20% - 輔色6 6 3" style:family="table-cell" style:data-style-name="N0">
      <style:table-cell-properties fo:background-color="#FDE9D9"/>
    </style:style>
    <style:style style:name="_50_0_37__32_-_32__36628__33394_6_32_6_32_4" style:display-name="20% - 輔色6 6 4" style:family="table-cell" style:data-style-name="N0">
      <style:table-cell-properties fo:background-color="#FDE9D9"/>
    </style:style>
    <style:style style:name="_50_0_37__32_-_32__36628__33394_6_32_7" style:display-name="20% - 輔色6 7" style:family="table-cell" style:data-style-name="N0">
      <style:table-cell-properties fo:background-color="#FDE9D9"/>
    </style:style>
    <style:style style:name="_50_0_37__32_-_32__36628__33394_6_32_7_32_2" style:display-name="20% - 輔色6 7 2" style:family="table-cell" style:data-style-name="N0">
      <style:table-cell-properties fo:background-color="#FDE9D9"/>
    </style:style>
    <style:style style:name="_50_0_37__32_-_32__36628__33394_6_32_8" style:display-name="20% - 輔色6 8" style:family="table-cell" style:data-style-name="N0">
      <style:table-cell-properties fo:background-color="#FDE9D9"/>
    </style:style>
    <style:style style:name="_50_0_37__32_-_32__36628__33394_6_32_8_32_2" style:display-name="20% - 輔色6 8 2" style:family="table-cell" style:data-style-name="N0">
      <style:table-cell-properties fo:background-color="#FDE9D9"/>
    </style:style>
    <style:style style:name="_50_0_37__32_-_32__36628__33394_6_32_9" style:display-name="20% - 輔色6 9" style:family="table-cell" style:data-style-name="N0">
      <style:table-cell-properties fo:background-color="#FDE9D9"/>
    </style:style>
    <style:style style:name="_50_0_37__32_-_32__36628__33394_6_32_9_32_2" style:display-name="20% - 輔色6 9 2" style:family="table-cell" style:data-style-name="N0">
      <style:table-cell-properties fo:background-color="#FDE9D9"/>
    </style:style>
    <style:style style:name="_52_0_37__32_-_32__36628__33394_1_32_10" style:display-name="40% - 輔色1 10" style:family="table-cell" style:data-style-name="N0">
      <style:table-cell-properties fo:background-color="#B8CCE4"/>
    </style:style>
    <style:style style:name="_52_0_37__32_-_32__36628__33394_1_32_2" style:display-name="40% - 輔色1 2" style:family="table-cell" style:data-style-name="N0">
      <style:table-cell-properties style:vertical-align="middle" fo:background-color="#B9CDE5"/>
    </style:style>
    <style:style style:name="_52_0_37__32_-_32__36628__33394_1_32_2_32_2" style:display-name="40% - 輔色1 2 2" style:family="table-cell" style:data-style-name="N0">
      <style:table-cell-properties style:vertical-align="middle" fo:background-color="#B9CDE5"/>
    </style:style>
    <style:style style:name="_52_0_37__32_-_32__36628__33394_1_32_2_32_3" style:display-name="40% - 輔色1 2 3" style:family="table-cell" style:data-style-name="N0">
      <style:table-cell-properties style:vertical-align="middle" fo:background-color="#B9CDE5"/>
    </style:style>
    <style:style style:name="_52_0_37__32_-_32__36628__33394_1_32_3" style:display-name="40% - 輔色1 3" style:family="table-cell" style:data-style-name="N0">
      <style:table-cell-properties style:vertical-align="middle" fo:background-color="#B9CDE5"/>
    </style:style>
    <style:style style:name="_52_0_37__32_-_32__36628__33394_1_32_3_32_2" style:display-name="40% - 輔色1 3 2" style:family="table-cell" style:data-style-name="N0">
      <style:table-cell-properties style:vertical-align="middle" fo:background-color="#B9CDE5"/>
    </style:style>
    <style:style style:name="_52_0_37__32_-_32__36628__33394_1_32_3_32_3" style:display-name="40% - 輔色1 3 3" style:family="table-cell" style:data-style-name="N0">
      <style:table-cell-properties style:vertical-align="middle" fo:background-color="#B9CDE5"/>
    </style:style>
    <style:style style:name="_52_0_37__32_-_32__36628__33394_1_32_4" style:display-name="40% - 輔色1 4" style:family="table-cell" style:data-style-name="N0">
      <style:table-cell-properties style:vertical-align="middle" fo:background-color="#B9CDE5"/>
    </style:style>
    <style:style style:name="_52_0_37__32_-_32__36628__33394_1_32_4_32_2" style:display-name="40% - 輔色1 4 2" style:family="table-cell" style:data-style-name="N0">
      <style:table-cell-properties style:vertical-align="middle" fo:background-color="#B9CDE5"/>
    </style:style>
    <style:style style:name="_52_0_37__32_-_32__36628__33394_1_32_4_32_3" style:display-name="40% - 輔色1 4 3" style:family="table-cell" style:data-style-name="N0">
      <style:table-cell-properties style:vertical-align="middle" fo:background-color="#B9CDE5"/>
    </style:style>
    <style:style style:name="_52_0_37__32_-_32__36628__33394_1_32_5" style:display-name="40% - 輔色1 5" style:family="table-cell" style:data-style-name="N0">
      <style:table-cell-properties style:vertical-align="middle" fo:background-color="#B9CDE5"/>
    </style:style>
    <style:style style:name="_52_0_37__32_-_32__36628__33394_1_32_5_32_2" style:display-name="40% - 輔色1 5 2" style:family="table-cell" style:data-style-name="N0">
      <style:table-cell-properties style:vertical-align="middle" fo:background-color="#B9CDE5"/>
    </style:style>
    <style:style style:name="_52_0_37__32_-_32__36628__33394_1_32_5_32_3" style:display-name="40% - 輔色1 5 3" style:family="table-cell" style:data-style-name="N0">
      <style:table-cell-properties style:vertical-align="middle" fo:background-color="#B9CDE5"/>
    </style:style>
    <style:style style:name="_52_0_37__32_-_32__36628__33394_1_32_6" style:display-name="40% - 輔色1 6" style:family="table-cell" style:data-style-name="N0">
      <style:table-cell-properties fo:background-color="#B8CCE4"/>
    </style:style>
    <style:style style:name="_52_0_37__32_-_32__36628__33394_1_32_6_32_2" style:display-name="40% - 輔色1 6 2" style:family="table-cell" style:data-style-name="N0">
      <style:table-cell-properties fo:background-color="#B8CCE4"/>
    </style:style>
    <style:style style:name="_52_0_37__32_-_32__36628__33394_1_32_6_32_2_32_2" style:display-name="40% - 輔色1 6 2 2" style:family="table-cell" style:data-style-name="N0">
      <style:table-cell-properties fo:background-color="#B8CCE4"/>
    </style:style>
    <style:style style:name="_52_0_37__32_-_32__36628__33394_1_32_6_32_3" style:display-name="40% - 輔色1 6 3" style:family="table-cell" style:data-style-name="N0">
      <style:table-cell-properties fo:background-color="#B8CCE4"/>
    </style:style>
    <style:style style:name="_52_0_37__32_-_32__36628__33394_1_32_6_32_4" style:display-name="40% - 輔色1 6 4" style:family="table-cell" style:data-style-name="N0">
      <style:table-cell-properties fo:background-color="#B8CCE4"/>
    </style:style>
    <style:style style:name="_52_0_37__32_-_32__36628__33394_1_32_7" style:display-name="40% - 輔色1 7" style:family="table-cell" style:data-style-name="N0">
      <style:table-cell-properties fo:background-color="#B8CCE4"/>
    </style:style>
    <style:style style:name="_52_0_37__32_-_32__36628__33394_1_32_7_32_2" style:display-name="40% - 輔色1 7 2" style:family="table-cell" style:data-style-name="N0">
      <style:table-cell-properties fo:background-color="#B8CCE4"/>
    </style:style>
    <style:style style:name="_52_0_37__32_-_32__36628__33394_1_32_8" style:display-name="40% - 輔色1 8" style:family="table-cell" style:data-style-name="N0">
      <style:table-cell-properties fo:background-color="#B8CCE4"/>
    </style:style>
    <style:style style:name="_52_0_37__32_-_32__36628__33394_1_32_8_32_2" style:display-name="40% - 輔色1 8 2" style:family="table-cell" style:data-style-name="N0">
      <style:table-cell-properties fo:background-color="#B8CCE4"/>
    </style:style>
    <style:style style:name="_52_0_37__32_-_32__36628__33394_1_32_9" style:display-name="40% - 輔色1 9" style:family="table-cell" style:data-style-name="N0">
      <style:table-cell-properties fo:background-color="#B8CCE4"/>
    </style:style>
    <style:style style:name="_52_0_37__32_-_32__36628__33394_1_32_9_32_2" style:display-name="40% - 輔色1 9 2" style:family="table-cell" style:data-style-name="N0">
      <style:table-cell-properties fo:background-color="#B8CCE4"/>
    </style:style>
    <style:style style:name="_52_0_37__32_-_32__36628__33394_2_32_10" style:display-name="40% - 輔色2 10" style:family="table-cell" style:data-style-name="N0">
      <style:table-cell-properties fo:background-color="#E6B8B7"/>
    </style:style>
    <style:style style:name="_52_0_37__32_-_32__36628__33394_2_32_2" style:display-name="40% - 輔色2 2" style:family="table-cell" style:data-style-name="N0">
      <style:table-cell-properties style:vertical-align="middle" fo:background-color="#E6B9B8"/>
    </style:style>
    <style:style style:name="_52_0_37__32_-_32__36628__33394_2_32_2_32_2" style:display-name="40% - 輔色2 2 2" style:family="table-cell" style:data-style-name="N0">
      <style:table-cell-properties style:vertical-align="middle" fo:background-color="#E6B9B8"/>
    </style:style>
    <style:style style:name="_52_0_37__32_-_32__36628__33394_2_32_2_32_3" style:display-name="40% - 輔色2 2 3" style:family="table-cell" style:data-style-name="N0">
      <style:table-cell-properties style:vertical-align="middle" fo:background-color="#E6B9B8"/>
    </style:style>
    <style:style style:name="_52_0_37__32_-_32__36628__33394_2_32_3" style:display-name="40% - 輔色2 3" style:family="table-cell" style:data-style-name="N0">
      <style:table-cell-properties style:vertical-align="middle" fo:background-color="#E6B9B8"/>
    </style:style>
    <style:style style:name="_52_0_37__32_-_32__36628__33394_2_32_3_32_2" style:display-name="40% - 輔色2 3 2" style:family="table-cell" style:data-style-name="N0">
      <style:table-cell-properties style:vertical-align="middle" fo:background-color="#E6B9B8"/>
    </style:style>
    <style:style style:name="_52_0_37__32_-_32__36628__33394_2_32_3_32_3" style:display-name="40% - 輔色2 3 3" style:family="table-cell" style:data-style-name="N0">
      <style:table-cell-properties style:vertical-align="middle" fo:background-color="#E6B9B8"/>
    </style:style>
    <style:style style:name="_52_0_37__32_-_32__36628__33394_2_32_4" style:display-name="40% - 輔色2 4" style:family="table-cell" style:data-style-name="N0">
      <style:table-cell-properties style:vertical-align="middle" fo:background-color="#E6B9B8"/>
    </style:style>
    <style:style style:name="_52_0_37__32_-_32__36628__33394_2_32_4_32_2" style:display-name="40% - 輔色2 4 2" style:family="table-cell" style:data-style-name="N0">
      <style:table-cell-properties style:vertical-align="middle" fo:background-color="#E6B9B8"/>
    </style:style>
    <style:style style:name="_52_0_37__32_-_32__36628__33394_2_32_4_32_3" style:display-name="40% - 輔色2 4 3" style:family="table-cell" style:data-style-name="N0">
      <style:table-cell-properties style:vertical-align="middle" fo:background-color="#E6B9B8"/>
    </style:style>
    <style:style style:name="_52_0_37__32_-_32__36628__33394_2_32_5" style:display-name="40% - 輔色2 5" style:family="table-cell" style:data-style-name="N0">
      <style:table-cell-properties style:vertical-align="middle" fo:background-color="#E6B9B8"/>
    </style:style>
    <style:style style:name="_52_0_37__32_-_32__36628__33394_2_32_5_32_2" style:display-name="40% - 輔色2 5 2" style:family="table-cell" style:data-style-name="N0">
      <style:table-cell-properties style:vertical-align="middle" fo:background-color="#E6B9B8"/>
    </style:style>
    <style:style style:name="_52_0_37__32_-_32__36628__33394_2_32_5_32_3" style:display-name="40% - 輔色2 5 3" style:family="table-cell" style:data-style-name="N0">
      <style:table-cell-properties style:vertical-align="middle" fo:background-color="#E6B9B8"/>
    </style:style>
    <style:style style:name="_52_0_37__32_-_32__36628__33394_2_32_6" style:display-name="40% - 輔色2 6" style:family="table-cell" style:data-style-name="N0">
      <style:table-cell-properties fo:background-color="#E6B8B7"/>
    </style:style>
    <style:style style:name="_52_0_37__32_-_32__36628__33394_2_32_6_32_2" style:display-name="40% - 輔色2 6 2" style:family="table-cell" style:data-style-name="N0">
      <style:table-cell-properties fo:background-color="#E6B8B7"/>
    </style:style>
    <style:style style:name="_52_0_37__32_-_32__36628__33394_2_32_6_32_2_32_2" style:display-name="40% - 輔色2 6 2 2" style:family="table-cell" style:data-style-name="N0">
      <style:table-cell-properties fo:background-color="#E6B8B7"/>
    </style:style>
    <style:style style:name="_52_0_37__32_-_32__36628__33394_2_32_6_32_3" style:display-name="40% - 輔色2 6 3" style:family="table-cell" style:data-style-name="N0">
      <style:table-cell-properties fo:background-color="#E6B8B7"/>
    </style:style>
    <style:style style:name="_52_0_37__32_-_32__36628__33394_2_32_6_32_4" style:display-name="40% - 輔色2 6 4" style:family="table-cell" style:data-style-name="N0">
      <style:table-cell-properties fo:background-color="#E6B8B7"/>
    </style:style>
    <style:style style:name="_52_0_37__32_-_32__36628__33394_2_32_7" style:display-name="40% - 輔色2 7" style:family="table-cell" style:data-style-name="N0">
      <style:table-cell-properties fo:background-color="#E6B8B7"/>
    </style:style>
    <style:style style:name="_52_0_37__32_-_32__36628__33394_2_32_7_32_2" style:display-name="40% - 輔色2 7 2" style:family="table-cell" style:data-style-name="N0">
      <style:table-cell-properties fo:background-color="#E6B8B7"/>
    </style:style>
    <style:style style:name="_52_0_37__32_-_32__36628__33394_2_32_8" style:display-name="40% - 輔色2 8" style:family="table-cell" style:data-style-name="N0">
      <style:table-cell-properties fo:background-color="#E6B8B7"/>
    </style:style>
    <style:style style:name="_52_0_37__32_-_32__36628__33394_2_32_8_32_2" style:display-name="40% - 輔色2 8 2" style:family="table-cell" style:data-style-name="N0">
      <style:table-cell-properties fo:background-color="#E6B8B7"/>
    </style:style>
    <style:style style:name="_52_0_37__32_-_32__36628__33394_2_32_9" style:display-name="40% - 輔色2 9" style:family="table-cell" style:data-style-name="N0">
      <style:table-cell-properties fo:background-color="#E6B8B7"/>
    </style:style>
    <style:style style:name="_52_0_37__32_-_32__36628__33394_2_32_9_32_2" style:display-name="40% - 輔色2 9 2" style:family="table-cell" style:data-style-name="N0">
      <style:table-cell-properties fo:background-color="#E6B8B7"/>
    </style:style>
    <style:style style:name="_52_0_37__32_-_32__36628__33394_3_32_10" style:display-name="40% - 輔色3 10" style:family="table-cell" style:data-style-name="N0">
      <style:table-cell-properties fo:background-color="#D8E4BC"/>
    </style:style>
    <style:style style:name="_52_0_37__32_-_32__36628__33394_3_32_2" style:display-name="40% - 輔色3 2" style:family="table-cell" style:data-style-name="N0">
      <style:table-cell-properties style:vertical-align="middle" fo:background-color="#D7E4BD"/>
    </style:style>
    <style:style style:name="_52_0_37__32_-_32__36628__33394_3_32_2_32_2" style:display-name="40% - 輔色3 2 2" style:family="table-cell" style:data-style-name="N0">
      <style:table-cell-properties style:vertical-align="middle" fo:background-color="#D7E4BD"/>
    </style:style>
    <style:style style:name="_52_0_37__32_-_32__36628__33394_3_32_2_32_3" style:display-name="40% - 輔色3 2 3" style:family="table-cell" style:data-style-name="N0">
      <style:table-cell-properties style:vertical-align="middle" fo:background-color="#D7E4BD"/>
    </style:style>
    <style:style style:name="_52_0_37__32_-_32__36628__33394_3_32_3" style:display-name="40% - 輔色3 3" style:family="table-cell" style:data-style-name="N0">
      <style:table-cell-properties style:vertical-align="middle" fo:background-color="#D7E4BD"/>
    </style:style>
    <style:style style:name="_52_0_37__32_-_32__36628__33394_3_32_3_32_2" style:display-name="40% - 輔色3 3 2" style:family="table-cell" style:data-style-name="N0">
      <style:table-cell-properties style:vertical-align="middle" fo:background-color="#D7E4BD"/>
    </style:style>
    <style:style style:name="_52_0_37__32_-_32__36628__33394_3_32_3_32_3" style:display-name="40% - 輔色3 3 3" style:family="table-cell" style:data-style-name="N0">
      <style:table-cell-properties style:vertical-align="middle" fo:background-color="#D7E4BD"/>
    </style:style>
    <style:style style:name="_52_0_37__32_-_32__36628__33394_3_32_4" style:display-name="40% - 輔色3 4" style:family="table-cell" style:data-style-name="N0">
      <style:table-cell-properties style:vertical-align="middle" fo:background-color="#D7E4BD"/>
    </style:style>
    <style:style style:name="_52_0_37__32_-_32__36628__33394_3_32_4_32_2" style:display-name="40% - 輔色3 4 2" style:family="table-cell" style:data-style-name="N0">
      <style:table-cell-properties style:vertical-align="middle" fo:background-color="#D7E4BD"/>
    </style:style>
    <style:style style:name="_52_0_37__32_-_32__36628__33394_3_32_4_32_3" style:display-name="40% - 輔色3 4 3" style:family="table-cell" style:data-style-name="N0">
      <style:table-cell-properties style:vertical-align="middle" fo:background-color="#D7E4BD"/>
    </style:style>
    <style:style style:name="_52_0_37__32_-_32__36628__33394_3_32_5" style:display-name="40% - 輔色3 5" style:family="table-cell" style:data-style-name="N0">
      <style:table-cell-properties style:vertical-align="middle" fo:background-color="#D7E4BD"/>
    </style:style>
    <style:style style:name="_52_0_37__32_-_32__36628__33394_3_32_5_32_2" style:display-name="40% - 輔色3 5 2" style:family="table-cell" style:data-style-name="N0">
      <style:table-cell-properties style:vertical-align="middle" fo:background-color="#D7E4BD"/>
    </style:style>
    <style:style style:name="_52_0_37__32_-_32__36628__33394_3_32_5_32_3" style:display-name="40% - 輔色3 5 3" style:family="table-cell" style:data-style-name="N0">
      <style:table-cell-properties style:vertical-align="middle" fo:background-color="#D7E4BD"/>
    </style:style>
    <style:style style:name="_52_0_37__32_-_32__36628__33394_3_32_6" style:display-name="40% - 輔色3 6" style:family="table-cell" style:data-style-name="N0">
      <style:table-cell-properties fo:background-color="#D8E4BC"/>
    </style:style>
    <style:style style:name="_52_0_37__32_-_32__36628__33394_3_32_6_32_2" style:display-name="40% - 輔色3 6 2" style:family="table-cell" style:data-style-name="N0">
      <style:table-cell-properties fo:background-color="#D8E4BC"/>
    </style:style>
    <style:style style:name="_52_0_37__32_-_32__36628__33394_3_32_6_32_2_32_2" style:display-name="40% - 輔色3 6 2 2" style:family="table-cell" style:data-style-name="N0">
      <style:table-cell-properties fo:background-color="#D8E4BC"/>
    </style:style>
    <style:style style:name="_52_0_37__32_-_32__36628__33394_3_32_6_32_3" style:display-name="40% - 輔色3 6 3" style:family="table-cell" style:data-style-name="N0">
      <style:table-cell-properties fo:background-color="#D8E4BC"/>
    </style:style>
    <style:style style:name="_52_0_37__32_-_32__36628__33394_3_32_6_32_4" style:display-name="40% - 輔色3 6 4" style:family="table-cell" style:data-style-name="N0">
      <style:table-cell-properties fo:background-color="#D8E4BC"/>
    </style:style>
    <style:style style:name="_52_0_37__32_-_32__36628__33394_3_32_7" style:display-name="40% - 輔色3 7" style:family="table-cell" style:data-style-name="N0">
      <style:table-cell-properties fo:background-color="#D8E4BC"/>
    </style:style>
    <style:style style:name="_52_0_37__32_-_32__36628__33394_3_32_7_32_2" style:display-name="40% - 輔色3 7 2" style:family="table-cell" style:data-style-name="N0">
      <style:table-cell-properties fo:background-color="#D8E4BC"/>
    </style:style>
    <style:style style:name="_52_0_37__32_-_32__36628__33394_3_32_8" style:display-name="40% - 輔色3 8" style:family="table-cell" style:data-style-name="N0">
      <style:table-cell-properties fo:background-color="#D8E4BC"/>
    </style:style>
    <style:style style:name="_52_0_37__32_-_32__36628__33394_3_32_8_32_2" style:display-name="40% - 輔色3 8 2" style:family="table-cell" style:data-style-name="N0">
      <style:table-cell-properties fo:background-color="#D8E4BC"/>
    </style:style>
    <style:style style:name="_52_0_37__32_-_32__36628__33394_3_32_9" style:display-name="40% - 輔色3 9" style:family="table-cell" style:data-style-name="N0">
      <style:table-cell-properties fo:background-color="#D8E4BC"/>
    </style:style>
    <style:style style:name="_52_0_37__32_-_32__36628__33394_3_32_9_32_2" style:display-name="40% - 輔色3 9 2" style:family="table-cell" style:data-style-name="N0">
      <style:table-cell-properties fo:background-color="#D8E4BC"/>
    </style:style>
    <style:style style:name="_52_0_37__32_-_32__36628__33394_4_32_10" style:display-name="40% - 輔色4 10" style:family="table-cell" style:data-style-name="N0">
      <style:table-cell-properties fo:background-color="#CCC0DA"/>
    </style:style>
    <style:style style:name="_52_0_37__32_-_32__36628__33394_4_32_2" style:display-name="40% - 輔色4 2" style:family="table-cell" style:data-style-name="N0">
      <style:table-cell-properties style:vertical-align="middle" fo:background-color="#CCC1DA"/>
    </style:style>
    <style:style style:name="_52_0_37__32_-_32__36628__33394_4_32_2_32_2" style:display-name="40% - 輔色4 2 2" style:family="table-cell" style:data-style-name="N0">
      <style:table-cell-properties style:vertical-align="middle" fo:background-color="#CCC1DA"/>
    </style:style>
    <style:style style:name="_52_0_37__32_-_32__36628__33394_4_32_2_32_3" style:display-name="40% - 輔色4 2 3" style:family="table-cell" style:data-style-name="N0">
      <style:table-cell-properties style:vertical-align="middle" fo:background-color="#CCC1DA"/>
    </style:style>
    <style:style style:name="_52_0_37__32_-_32__36628__33394_4_32_3" style:display-name="40% - 輔色4 3" style:family="table-cell" style:data-style-name="N0">
      <style:table-cell-properties style:vertical-align="middle" fo:background-color="#CCC1DA"/>
    </style:style>
    <style:style style:name="_52_0_37__32_-_32__36628__33394_4_32_3_32_2" style:display-name="40% - 輔色4 3 2" style:family="table-cell" style:data-style-name="N0">
      <style:table-cell-properties style:vertical-align="middle" fo:background-color="#CCC1DA"/>
    </style:style>
    <style:style style:name="_52_0_37__32_-_32__36628__33394_4_32_3_32_3" style:display-name="40% - 輔色4 3 3" style:family="table-cell" style:data-style-name="N0">
      <style:table-cell-properties style:vertical-align="middle" fo:background-color="#CCC1DA"/>
    </style:style>
    <style:style style:name="_52_0_37__32_-_32__36628__33394_4_32_4" style:display-name="40% - 輔色4 4" style:family="table-cell" style:data-style-name="N0">
      <style:table-cell-properties style:vertical-align="middle" fo:background-color="#CCC1DA"/>
    </style:style>
    <style:style style:name="_52_0_37__32_-_32__36628__33394_4_32_4_32_2" style:display-name="40% - 輔色4 4 2" style:family="table-cell" style:data-style-name="N0">
      <style:table-cell-properties style:vertical-align="middle" fo:background-color="#CCC1DA"/>
    </style:style>
    <style:style style:name="_52_0_37__32_-_32__36628__33394_4_32_4_32_3" style:display-name="40% - 輔色4 4 3" style:family="table-cell" style:data-style-name="N0">
      <style:table-cell-properties style:vertical-align="middle" fo:background-color="#CCC1DA"/>
    </style:style>
    <style:style style:name="_52_0_37__32_-_32__36628__33394_4_32_5" style:display-name="40% - 輔色4 5" style:family="table-cell" style:data-style-name="N0">
      <style:table-cell-properties style:vertical-align="middle" fo:background-color="#CCC1DA"/>
    </style:style>
    <style:style style:name="_52_0_37__32_-_32__36628__33394_4_32_5_32_2" style:display-name="40% - 輔色4 5 2" style:family="table-cell" style:data-style-name="N0">
      <style:table-cell-properties style:vertical-align="middle" fo:background-color="#CCC1DA"/>
    </style:style>
    <style:style style:name="_52_0_37__32_-_32__36628__33394_4_32_5_32_3" style:display-name="40% - 輔色4 5 3" style:family="table-cell" style:data-style-name="N0">
      <style:table-cell-properties style:vertical-align="middle" fo:background-color="#CCC1DA"/>
    </style:style>
    <style:style style:name="_52_0_37__32_-_32__36628__33394_4_32_6" style:display-name="40% - 輔色4 6" style:family="table-cell" style:data-style-name="N0">
      <style:table-cell-properties fo:background-color="#CCC0DA"/>
    </style:style>
    <style:style style:name="_52_0_37__32_-_32__36628__33394_4_32_6_32_2" style:display-name="40% - 輔色4 6 2" style:family="table-cell" style:data-style-name="N0">
      <style:table-cell-properties fo:background-color="#CCC0DA"/>
    </style:style>
    <style:style style:name="_52_0_37__32_-_32__36628__33394_4_32_6_32_2_32_2" style:display-name="40% - 輔色4 6 2 2" style:family="table-cell" style:data-style-name="N0">
      <style:table-cell-properties fo:background-color="#CCC0DA"/>
    </style:style>
    <style:style style:name="_52_0_37__32_-_32__36628__33394_4_32_6_32_3" style:display-name="40% - 輔色4 6 3" style:family="table-cell" style:data-style-name="N0">
      <style:table-cell-properties fo:background-color="#CCC0DA"/>
    </style:style>
    <style:style style:name="_52_0_37__32_-_32__36628__33394_4_32_6_32_4" style:display-name="40% - 輔色4 6 4" style:family="table-cell" style:data-style-name="N0">
      <style:table-cell-properties fo:background-color="#CCC0DA"/>
    </style:style>
    <style:style style:name="_52_0_37__32_-_32__36628__33394_4_32_7" style:display-name="40% - 輔色4 7" style:family="table-cell" style:data-style-name="N0">
      <style:table-cell-properties fo:background-color="#CCC0DA"/>
    </style:style>
    <style:style style:name="_52_0_37__32_-_32__36628__33394_4_32_7_32_2" style:display-name="40% - 輔色4 7 2" style:family="table-cell" style:data-style-name="N0">
      <style:table-cell-properties fo:background-color="#CCC0DA"/>
    </style:style>
    <style:style style:name="_52_0_37__32_-_32__36628__33394_4_32_8" style:display-name="40% - 輔色4 8" style:family="table-cell" style:data-style-name="N0">
      <style:table-cell-properties fo:background-color="#CCC0DA"/>
    </style:style>
    <style:style style:name="_52_0_37__32_-_32__36628__33394_4_32_8_32_2" style:display-name="40% - 輔色4 8 2" style:family="table-cell" style:data-style-name="N0">
      <style:table-cell-properties fo:background-color="#CCC0DA"/>
    </style:style>
    <style:style style:name="_52_0_37__32_-_32__36628__33394_4_32_9" style:display-name="40% - 輔色4 9" style:family="table-cell" style:data-style-name="N0">
      <style:table-cell-properties fo:background-color="#CCC0DA"/>
    </style:style>
    <style:style style:name="_52_0_37__32_-_32__36628__33394_4_32_9_32_2" style:display-name="40% - 輔色4 9 2" style:family="table-cell" style:data-style-name="N0">
      <style:table-cell-properties fo:background-color="#CCC0DA"/>
    </style:style>
    <style:style style:name="_52_0_37__32_-_32__36628__33394_5_32_10" style:display-name="40% - 輔色5 10" style:family="table-cell" style:data-style-name="N0">
      <style:table-cell-properties fo:background-color="#B7DEE8"/>
    </style:style>
    <style:style style:name="_52_0_37__32_-_32__36628__33394_5_32_2" style:display-name="40% - 輔色5 2" style:family="table-cell" style:data-style-name="N0">
      <style:table-cell-properties style:vertical-align="middle" fo:background-color="#B7DEE8"/>
    </style:style>
    <style:style style:name="_52_0_37__32_-_32__36628__33394_5_32_2_32_2" style:display-name="40% - 輔色5 2 2" style:family="table-cell" style:data-style-name="N0">
      <style:table-cell-properties style:vertical-align="middle" fo:background-color="#B7DEE8"/>
    </style:style>
    <style:style style:name="_52_0_37__32_-_32__36628__33394_5_32_2_32_3" style:display-name="40% - 輔色5 2 3" style:family="table-cell" style:data-style-name="N0">
      <style:table-cell-properties style:vertical-align="middle" fo:background-color="#B7DEE8"/>
    </style:style>
    <style:style style:name="_52_0_37__32_-_32__36628__33394_5_32_3" style:display-name="40% - 輔色5 3" style:family="table-cell" style:data-style-name="N0">
      <style:table-cell-properties style:vertical-align="middle" fo:background-color="#B7DEE8"/>
    </style:style>
    <style:style style:name="_52_0_37__32_-_32__36628__33394_5_32_3_32_2" style:display-name="40% - 輔色5 3 2" style:family="table-cell" style:data-style-name="N0">
      <style:table-cell-properties style:vertical-align="middle" fo:background-color="#B7DEE8"/>
    </style:style>
    <style:style style:name="_52_0_37__32_-_32__36628__33394_5_32_3_32_3" style:display-name="40% - 輔色5 3 3" style:family="table-cell" style:data-style-name="N0">
      <style:table-cell-properties style:vertical-align="middle" fo:background-color="#B7DEE8"/>
    </style:style>
    <style:style style:name="_52_0_37__32_-_32__36628__33394_5_32_4" style:display-name="40% - 輔色5 4" style:family="table-cell" style:data-style-name="N0">
      <style:table-cell-properties style:vertical-align="middle" fo:background-color="#B7DEE8"/>
    </style:style>
    <style:style style:name="_52_0_37__32_-_32__36628__33394_5_32_4_32_2" style:display-name="40% - 輔色5 4 2" style:family="table-cell" style:data-style-name="N0">
      <style:table-cell-properties style:vertical-align="middle" fo:background-color="#B7DEE8"/>
    </style:style>
    <style:style style:name="_52_0_37__32_-_32__36628__33394_5_32_4_32_3" style:display-name="40% - 輔色5 4 3" style:family="table-cell" style:data-style-name="N0">
      <style:table-cell-properties style:vertical-align="middle" fo:background-color="#B7DEE8"/>
    </style:style>
    <style:style style:name="_52_0_37__32_-_32__36628__33394_5_32_5" style:display-name="40% - 輔色5 5" style:family="table-cell" style:data-style-name="N0">
      <style:table-cell-properties style:vertical-align="middle" fo:background-color="#B7DEE8"/>
    </style:style>
    <style:style style:name="_52_0_37__32_-_32__36628__33394_5_32_5_32_2" style:display-name="40% - 輔色5 5 2" style:family="table-cell" style:data-style-name="N0">
      <style:table-cell-properties style:vertical-align="middle" fo:background-color="#B7DEE8"/>
    </style:style>
    <style:style style:name="_52_0_37__32_-_32__36628__33394_5_32_5_32_3" style:display-name="40% - 輔色5 5 3" style:family="table-cell" style:data-style-name="N0">
      <style:table-cell-properties style:vertical-align="middle" fo:background-color="#B7DEE8"/>
    </style:style>
    <style:style style:name="_52_0_37__32_-_32__36628__33394_5_32_6" style:display-name="40% - 輔色5 6" style:family="table-cell" style:data-style-name="N0">
      <style:table-cell-properties fo:background-color="#B7DEE8"/>
    </style:style>
    <style:style style:name="_52_0_37__32_-_32__36628__33394_5_32_6_32_2" style:display-name="40% - 輔色5 6 2" style:family="table-cell" style:data-style-name="N0">
      <style:table-cell-properties fo:background-color="#B7DEE8"/>
    </style:style>
    <style:style style:name="_52_0_37__32_-_32__36628__33394_5_32_6_32_2_32_2" style:display-name="40% - 輔色5 6 2 2" style:family="table-cell" style:data-style-name="N0">
      <style:table-cell-properties fo:background-color="#B7DEE8"/>
    </style:style>
    <style:style style:name="_52_0_37__32_-_32__36628__33394_5_32_6_32_3" style:display-name="40% - 輔色5 6 3" style:family="table-cell" style:data-style-name="N0">
      <style:table-cell-properties fo:background-color="#B7DEE8"/>
    </style:style>
    <style:style style:name="_52_0_37__32_-_32__36628__33394_5_32_6_32_4" style:display-name="40% - 輔色5 6 4" style:family="table-cell" style:data-style-name="N0">
      <style:table-cell-properties fo:background-color="#B7DEE8"/>
    </style:style>
    <style:style style:name="_52_0_37__32_-_32__36628__33394_5_32_7" style:display-name="40% - 輔色5 7" style:family="table-cell" style:data-style-name="N0">
      <style:table-cell-properties fo:background-color="#B7DEE8"/>
    </style:style>
    <style:style style:name="_52_0_37__32_-_32__36628__33394_5_32_7_32_2" style:display-name="40% - 輔色5 7 2" style:family="table-cell" style:data-style-name="N0">
      <style:table-cell-properties fo:background-color="#B7DEE8"/>
    </style:style>
    <style:style style:name="_52_0_37__32_-_32__36628__33394_5_32_8" style:display-name="40% - 輔色5 8" style:family="table-cell" style:data-style-name="N0">
      <style:table-cell-properties fo:background-color="#B7DEE8"/>
    </style:style>
    <style:style style:name="_52_0_37__32_-_32__36628__33394_5_32_8_32_2" style:display-name="40% - 輔色5 8 2" style:family="table-cell" style:data-style-name="N0">
      <style:table-cell-properties fo:background-color="#B7DEE8"/>
    </style:style>
    <style:style style:name="_52_0_37__32_-_32__36628__33394_5_32_9" style:display-name="40% - 輔色5 9" style:family="table-cell" style:data-style-name="N0">
      <style:table-cell-properties fo:background-color="#B7DEE8"/>
    </style:style>
    <style:style style:name="_52_0_37__32_-_32__36628__33394_5_32_9_32_2" style:display-name="40% - 輔色5 9 2" style:family="table-cell" style:data-style-name="N0">
      <style:table-cell-properties fo:background-color="#B7DEE8"/>
    </style:style>
    <style:style style:name="_52_0_37__32_-_32__36628__33394_6_32_10" style:display-name="40% - 輔色6 10" style:family="table-cell" style:data-style-name="N0">
      <style:table-cell-properties fo:background-color="#FCD5B4"/>
    </style:style>
    <style:style style:name="_52_0_37__32_-_32__36628__33394_6_32_2" style:display-name="40% - 輔色6 2" style:family="table-cell" style:data-style-name="N0">
      <style:table-cell-properties style:vertical-align="middle" fo:background-color="#FCD5B5"/>
    </style:style>
    <style:style style:name="_52_0_37__32_-_32__36628__33394_6_32_2_32_2" style:display-name="40% - 輔色6 2 2" style:family="table-cell" style:data-style-name="N0">
      <style:table-cell-properties style:vertical-align="middle" fo:background-color="#FCD5B5"/>
    </style:style>
    <style:style style:name="_52_0_37__32_-_32__36628__33394_6_32_2_32_3" style:display-name="40% - 輔色6 2 3" style:family="table-cell" style:data-style-name="N0">
      <style:table-cell-properties style:vertical-align="middle" fo:background-color="#FCD5B5"/>
    </style:style>
    <style:style style:name="_52_0_37__32_-_32__36628__33394_6_32_3" style:display-name="40% - 輔色6 3" style:family="table-cell" style:data-style-name="N0">
      <style:table-cell-properties style:vertical-align="middle" fo:background-color="#FCD5B5"/>
    </style:style>
    <style:style style:name="_52_0_37__32_-_32__36628__33394_6_32_3_32_2" style:display-name="40% - 輔色6 3 2" style:family="table-cell" style:data-style-name="N0">
      <style:table-cell-properties style:vertical-align="middle" fo:background-color="#FCD5B5"/>
    </style:style>
    <style:style style:name="_52_0_37__32_-_32__36628__33394_6_32_3_32_3" style:display-name="40% - 輔色6 3 3" style:family="table-cell" style:data-style-name="N0">
      <style:table-cell-properties style:vertical-align="middle" fo:background-color="#FCD5B5"/>
    </style:style>
    <style:style style:name="_52_0_37__32_-_32__36628__33394_6_32_4" style:display-name="40% - 輔色6 4" style:family="table-cell" style:data-style-name="N0">
      <style:table-cell-properties style:vertical-align="middle" fo:background-color="#FCD5B5"/>
    </style:style>
    <style:style style:name="_52_0_37__32_-_32__36628__33394_6_32_4_32_2" style:display-name="40% - 輔色6 4 2" style:family="table-cell" style:data-style-name="N0">
      <style:table-cell-properties style:vertical-align="middle" fo:background-color="#FCD5B5"/>
    </style:style>
    <style:style style:name="_52_0_37__32_-_32__36628__33394_6_32_4_32_3" style:display-name="40% - 輔色6 4 3" style:family="table-cell" style:data-style-name="N0">
      <style:table-cell-properties style:vertical-align="middle" fo:background-color="#FCD5B5"/>
    </style:style>
    <style:style style:name="_52_0_37__32_-_32__36628__33394_6_32_5" style:display-name="40% - 輔色6 5" style:family="table-cell" style:data-style-name="N0">
      <style:table-cell-properties style:vertical-align="middle" fo:background-color="#FCD5B5"/>
    </style:style>
    <style:style style:name="_52_0_37__32_-_32__36628__33394_6_32_5_32_2" style:display-name="40% - 輔色6 5 2" style:family="table-cell" style:data-style-name="N0">
      <style:table-cell-properties style:vertical-align="middle" fo:background-color="#FCD5B5"/>
    </style:style>
    <style:style style:name="_52_0_37__32_-_32__36628__33394_6_32_5_32_3" style:display-name="40% - 輔色6 5 3" style:family="table-cell" style:data-style-name="N0">
      <style:table-cell-properties style:vertical-align="middle" fo:background-color="#FCD5B5"/>
    </style:style>
    <style:style style:name="_52_0_37__32_-_32__36628__33394_6_32_6" style:display-name="40% - 輔色6 6" style:family="table-cell" style:data-style-name="N0">
      <style:table-cell-properties fo:background-color="#FCD5B4"/>
    </style:style>
    <style:style style:name="_52_0_37__32_-_32__36628__33394_6_32_6_32_2" style:display-name="40% - 輔色6 6 2" style:family="table-cell" style:data-style-name="N0">
      <style:table-cell-properties fo:background-color="#FCD5B4"/>
    </style:style>
    <style:style style:name="_52_0_37__32_-_32__36628__33394_6_32_6_32_2_32_2" style:display-name="40% - 輔色6 6 2 2" style:family="table-cell" style:data-style-name="N0">
      <style:table-cell-properties fo:background-color="#FCD5B4"/>
    </style:style>
    <style:style style:name="_52_0_37__32_-_32__36628__33394_6_32_6_32_3" style:display-name="40% - 輔色6 6 3" style:family="table-cell" style:data-style-name="N0">
      <style:table-cell-properties fo:background-color="#FCD5B4"/>
    </style:style>
    <style:style style:name="_52_0_37__32_-_32__36628__33394_6_32_6_32_4" style:display-name="40% - 輔色6 6 4" style:family="table-cell" style:data-style-name="N0">
      <style:table-cell-properties fo:background-color="#FCD5B4"/>
    </style:style>
    <style:style style:name="_52_0_37__32_-_32__36628__33394_6_32_7" style:display-name="40% - 輔色6 7" style:family="table-cell" style:data-style-name="N0">
      <style:table-cell-properties fo:background-color="#FCD5B4"/>
    </style:style>
    <style:style style:name="_52_0_37__32_-_32__36628__33394_6_32_7_32_2" style:display-name="40% - 輔色6 7 2" style:family="table-cell" style:data-style-name="N0">
      <style:table-cell-properties fo:background-color="#FCD5B4"/>
    </style:style>
    <style:style style:name="_52_0_37__32_-_32__36628__33394_6_32_8" style:display-name="40% - 輔色6 8" style:family="table-cell" style:data-style-name="N0">
      <style:table-cell-properties fo:background-color="#FCD5B4"/>
    </style:style>
    <style:style style:name="_52_0_37__32_-_32__36628__33394_6_32_8_32_2" style:display-name="40% - 輔色6 8 2" style:family="table-cell" style:data-style-name="N0">
      <style:table-cell-properties fo:background-color="#FCD5B4"/>
    </style:style>
    <style:style style:name="_52_0_37__32_-_32__36628__33394_6_32_9" style:display-name="40% - 輔色6 9" style:family="table-cell" style:data-style-name="N0">
      <style:table-cell-properties fo:background-color="#FCD5B4"/>
    </style:style>
    <style:style style:name="_52_0_37__32_-_32__36628__33394_6_32_9_32_2" style:display-name="40% - 輔色6 9 2" style:family="table-cell" style:data-style-name="N0">
      <style:table-cell-properties fo:background-color="#FCD5B4"/>
    </style:style>
    <style:style style:name="_54_0_37__32_-_32__36628__33394_1_32_2" style:display-name="60% - 輔色1 2" style:family="table-cell" style:data-style-name="N0">
      <style:table-cell-properties fo:background-color="#95B3D7"/>
      <style:text-properties fo:color="#FFFFFF" style:font-family-generic="swiss"/>
    </style:style>
    <style:style style:name="_54_0_37__32_-_32__36628__33394_1_32_3" style:display-name="60% - 輔色1 3" style:family="table-cell" style:data-style-name="N0">
      <style:table-cell-properties fo:background-color="#95B3D7"/>
      <style:text-properties fo:color="#FFFFFF" style:font-family-generic="swiss"/>
    </style:style>
    <style:style style:name="_54_0_37__32_-_32__36628__33394_1_32_4" style:display-name="60% - 輔色1 4" style:family="table-cell" style:data-style-name="N0">
      <style:table-cell-properties fo:background-color="#95B3D7"/>
      <style:text-properties fo:color="#FFFFFF" style:font-family-generic="swiss"/>
    </style:style>
    <style:style style:name="_54_0_37__32_-_32__36628__33394_2_32_2" style:display-name="60% - 輔色2 2" style:family="table-cell" style:data-style-name="N0">
      <style:table-cell-properties fo:background-color="#DA9694"/>
      <style:text-properties fo:color="#FFFFFF" style:font-family-generic="swiss"/>
    </style:style>
    <style:style style:name="_54_0_37__32_-_32__36628__33394_2_32_3" style:display-name="60% - 輔色2 3" style:family="table-cell" style:data-style-name="N0">
      <style:table-cell-properties fo:background-color="#DA9694"/>
      <style:text-properties fo:color="#FFFFFF" style:font-family-generic="swiss"/>
    </style:style>
    <style:style style:name="_54_0_37__32_-_32__36628__33394_2_32_4" style:display-name="60% - 輔色2 4" style:family="table-cell" style:data-style-name="N0">
      <style:table-cell-properties fo:background-color="#DA9694"/>
      <style:text-properties fo:color="#FFFFFF" style:font-family-generic="swiss"/>
    </style:style>
    <style:style style:name="_54_0_37__32_-_32__36628__33394_3_32_2" style:display-name="60% - 輔色3 2" style:family="table-cell" style:data-style-name="N0">
      <style:table-cell-properties fo:background-color="#C4D79B"/>
      <style:text-properties fo:color="#FFFFFF" style:font-family-generic="swiss"/>
    </style:style>
    <style:style style:name="_54_0_37__32_-_32__36628__33394_3_32_3" style:display-name="60% - 輔色3 3" style:family="table-cell" style:data-style-name="N0">
      <style:table-cell-properties fo:background-color="#C4D79B"/>
      <style:text-properties fo:color="#FFFFFF" style:font-family-generic="swiss"/>
    </style:style>
    <style:style style:name="_54_0_37__32_-_32__36628__33394_3_32_4" style:display-name="60% - 輔色3 4" style:family="table-cell" style:data-style-name="N0">
      <style:table-cell-properties fo:background-color="#C4D79B"/>
      <style:text-properties fo:color="#FFFFFF" style:font-family-generic="swiss"/>
    </style:style>
    <style:style style:name="_54_0_37__32_-_32__36628__33394_4_32_2" style:display-name="60% - 輔色4 2" style:family="table-cell" style:data-style-name="N0">
      <style:table-cell-properties fo:background-color="#B1A0C7"/>
      <style:text-properties fo:color="#FFFFFF" style:font-family-generic="swiss"/>
    </style:style>
    <style:style style:name="_54_0_37__32_-_32__36628__33394_4_32_3" style:display-name="60% - 輔色4 3" style:family="table-cell" style:data-style-name="N0">
      <style:table-cell-properties fo:background-color="#B1A0C7"/>
      <style:text-properties fo:color="#FFFFFF" style:font-family-generic="swiss"/>
    </style:style>
    <style:style style:name="_54_0_37__32_-_32__36628__33394_4_32_4" style:display-name="60% - 輔色4 4" style:family="table-cell" style:data-style-name="N0">
      <style:table-cell-properties fo:background-color="#B1A0C7"/>
      <style:text-properties fo:color="#FFFFFF" style:font-family-generic="swiss"/>
    </style:style>
    <style:style style:name="_54_0_37__32_-_32__36628__33394_5_32_2" style:display-name="60% - 輔色5 2" style:family="table-cell" style:data-style-name="N0">
      <style:table-cell-properties fo:background-color="#92CDDC"/>
      <style:text-properties fo:color="#FFFFFF" style:font-family-generic="swiss"/>
    </style:style>
    <style:style style:name="_54_0_37__32_-_32__36628__33394_5_32_3" style:display-name="60% - 輔色5 3" style:family="table-cell" style:data-style-name="N0">
      <style:table-cell-properties fo:background-color="#92CDDC"/>
      <style:text-properties fo:color="#FFFFFF" style:font-family-generic="swiss"/>
    </style:style>
    <style:style style:name="_54_0_37__32_-_32__36628__33394_5_32_4" style:display-name="60% - 輔色5 4" style:family="table-cell" style:data-style-name="N0">
      <style:table-cell-properties fo:background-color="#92CDDC"/>
      <style:text-properties fo:color="#FFFFFF" style:font-family-generic="swiss"/>
    </style:style>
    <style:style style:name="_54_0_37__32_-_32__36628__33394_6_32_2" style:display-name="60% - 輔色6 2" style:family="table-cell" style:data-style-name="N0">
      <style:table-cell-properties fo:background-color="#FABF8F"/>
      <style:text-properties fo:color="#FFFFFF" style:font-family-generic="swiss"/>
    </style:style>
    <style:style style:name="_54_0_37__32_-_32__36628__33394_6_32_3" style:display-name="60% - 輔色6 3" style:family="table-cell" style:data-style-name="N0">
      <style:table-cell-properties fo:background-color="#FABF8F"/>
      <style:text-properties fo:color="#FFFFFF" style:font-family-generic="swiss"/>
    </style:style>
    <style:style style:name="_54_0_37__32_-_32__36628__33394_6_32_4" style:display-name="60% - 輔色6 4" style:family="table-cell" style:data-style-name="N0">
      <style:table-cell-properties fo:background-color="#FABF8F"/>
      <style:text-properties fo:color="#FFFFFF" style:font-family-generic="swiss"/>
    </style: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1_32_5_32_2" style:display-name="Accent 1 5 2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1_32_5_32_3" style:display-name="Accent 1 5 3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1_32_6_32_2" style:display-name="Accent 1 6 2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1_32_6_32_3" style:display-name="Accent 1 6 3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2_32_6_32_2" style:display-name="Accent 2 6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2_32_6_32_3" style:display-name="Accent 2 6 3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2_32_7_32_2" style:display-name="Accent 2 7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2_32_7_32_3" style:display-name="Accent 2 7 3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_32_2" style:display-name="Accent 3 7 2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_32_3" style:display-name="Accent 3 7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_32_2" style:display-name="Accent 3 8 2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_32_3" style:display-name="Accent 3 8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4_32_2" style:display-name="Accent 4 2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4_32_3" style:display-name="Accent 4 3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4_32_4" style:display-name="Accent 4 4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_32_2" style:display-name="Accent 5 2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_32_3" style:display-name="Accent 5 3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Bad_32_8_32_2" style:display-name="Bad 8 2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Bad_32_8_32_3" style:display-name="Bad 8 3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Bad_32_9_32_2" style:display-name="Bad 9 2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Bad_32_9_32_3" style:display-name="Bad 9 3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_32_2" style:display-name="Error 10 2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_32_3" style:display-name="Error 10 3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_32_2" style:display-name="Error 9 2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_32_3" style:display-name="Error 9 3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_32_2" style:display-name="Footnote 10 2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_32_3" style:display-name="Footnote 10 3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_32_2" style:display-name="Footnote 11 2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_32_3" style:display-name="Footnote 11 3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Good_32_11_32_2" style:display-name="Good 11 2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Good_32_11_32_3" style:display-name="Good 11 3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Good_32_12_32_2" style:display-name="Good 12 2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Good_32_12_32_3" style:display-name="Good 12 3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_32_12" style:display-name="Heading (user) 12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_32_12_32_2" style:display-name="Heading (user) 12 2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_32_12_32_3" style:display-name="Heading (user) 12 3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1_32_13_32_2" style:display-name="Heading 1 13 2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1_32_13_32_3" style:display-name="Heading 1 13 3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1_32_14_32_2" style:display-name="Heading 1 14 2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1_32_14_32_3" style:display-name="Heading 1 14 3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_32_3" style:display-name="Heading 1 3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0" style:display-name="Heading 10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0_32_2" style:display-name="Heading 10 2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3_32_2" style:display-name="Heading 13 2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3_32_3" style:display-name="Heading 13 3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8" style:display-name="Heading 18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9" style:display-name="Heading 19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eading_32_2_32_14" style:display-name="Heading 2 14" style:family="table-cell" style:data-style-name="N0">
      <style:table-cell-properties style:vertical-align="middle" fo:background-color="transparent"/>
    </style:style>
    <style:style style:name="Heading_32_2_32_14_32_2" style:display-name="Heading 2 14 2" style:family="table-cell" style:data-style-name="N0">
      <style:table-cell-properties style:vertical-align="middle" fo:background-color="transparent"/>
    </style:style>
    <style:style style:name="Heading_32_2_32_14_32_3" style:display-name="Heading 2 14 3" style:family="table-cell" style:data-style-name="N0">
      <style:table-cell-properties style:vertical-align="middle" fo:background-color="transparent"/>
    </style:style>
    <style:style style:name="Heading_32_2_32_15" style:display-name="Heading 2 15" style:family="table-cell" style:data-style-name="N0">
      <style:table-cell-properties style:vertical-align="middle" fo:background-color="transparent"/>
    </style:style>
    <style:style style:name="Heading_32_2_32_15_32_2" style:display-name="Heading 2 15 2" style:family="table-cell" style:data-style-name="N0">
      <style:table-cell-properties style:vertical-align="middle" fo:background-color="transparent"/>
    </style:style>
    <style:style style:name="Heading_32_2_32_15_32_3" style:display-name="Heading 2 15 3" style:family="table-cell" style:data-style-name="N0">
      <style:table-cell-properties style:vertical-align="middle" fo:background-color="transparent"/>
    </style:style>
    <style:style style:name="Heading_32_2_32_2" style:display-name="Heading 2 2" style:family="table-cell" style:data-style-name="N0">
      <style:table-cell-properties style:vertical-align="middle" fo:background-color="transparent"/>
    </style:style>
    <style:style style:name="Heading_32_3" style:display-name="Heading 3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_32_2" style:display-name="Heading 7 2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_32_2" style:display-name="Heading 8 2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_32_2" style:display-name="Heading 9 2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_32_2" style:display-name="Hyperlink 15 2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_32_3" style:display-name="Hyperlink 15 3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6" style:display-name="Hyperlink 16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6_32_2" style:display-name="Hyperlink 16 2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6_32_3" style:display-name="Hyperlink 16 3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eutral_32_16" style:display-name="Neutral 16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eutral_32_16_32_2" style:display-name="Neutral 16 2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eutral_32_16_32_3" style:display-name="Neutral 16 3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eutral_32_17" style:display-name="Neutral 17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eutral_32_17_32_2" style:display-name="Neutral 17 2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eutral_32_17_32_3" style:display-name="Neutral 17 3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Note_32_17" style:display-name="Note 17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Note_32_17_32_2" style:display-name="Note 17 2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Note_32_17_32_3" style:display-name="Note 17 3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Note_32_18" style:display-name="Note 18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Note_32_18_32_2" style:display-name="Note 18 2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Note_32_18_32_3" style:display-name="Note 18 3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_32_2" style:display-name="Result 1 2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_32_3" style:display-name="Result 1 3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9" style:display-name="Result 19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9_32_2" style:display-name="Result 19 2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9_32_3" style:display-name="Result 19 3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52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52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Status_32_18" style:display-name="Status 18" style:family="table-cell" style:data-style-name="N0">
      <style:table-cell-properties style:vertical-align="middle" fo:background-color="transparent"/>
    </style:style>
    <style:style style:name="Status_32_18_32_2" style:display-name="Status 18 2" style:family="table-cell" style:data-style-name="N0">
      <style:table-cell-properties style:vertical-align="middle" fo:background-color="transparent"/>
    </style:style>
    <style:style style:name="Status_32_18_32_3" style:display-name="Status 18 3" style:family="table-cell" style:data-style-name="N0">
      <style:table-cell-properties style:vertical-align="middle" fo:background-color="transparent"/>
    </style:style>
    <style:style style:name="Status_32_2" style:display-name="Status 2" style:family="table-cell" style:data-style-name="N0">
      <style:table-cell-properties style:vertical-align="middle" fo:background-color="transparent"/>
    </style:style>
    <style:style style:name="Status_32_20" style:display-name="Status 20" style:family="table-cell" style:data-style-name="N0">
      <style:table-cell-properties style:vertical-align="middle" fo:background-color="transparent"/>
    </style:style>
    <style:style style:name="Status_32_20_32_2" style:display-name="Status 20 2" style:family="table-cell" style:data-style-name="N0">
      <style:table-cell-properties style:vertical-align="middle" fo:background-color="transparent"/>
    </style:style>
    <style:style style:name="Status_32_20_32_3" style:display-name="Status 20 3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Text_32_19" style:display-name="Text 19" style:family="table-cell" style:data-style-name="N0">
      <style:table-cell-properties style:vertical-align="middle" fo:background-color="transparent"/>
    </style:style>
    <style:style style:name="Text_32_19_32_2" style:display-name="Text 19 2" style:family="table-cell" style:data-style-name="N0">
      <style:table-cell-properties style:vertical-align="middle" fo:background-color="transparent"/>
    </style:style>
    <style:style style:name="Text_32_19_32_3" style:display-name="Text 19 3" style:family="table-cell" style:data-style-name="N0">
      <style:table-cell-properties style:vertical-align="middle" fo:background-color="transparent"/>
    </style:style>
    <style:style style:name="Text_32_2" style:display-name="Text 2" style:family="table-cell" style:data-style-name="N0">
      <style:table-cell-properties style:vertical-align="middle" fo:background-color="transparent"/>
    </style:style>
    <style:style style:name="Text_32_21" style:display-name="Text 21" style:family="table-cell" style:data-style-name="N0">
      <style:table-cell-properties style:vertical-align="middle" fo:background-color="transparent"/>
    </style:style>
    <style:style style:name="Text_32_21_32_2" style:display-name="Text 21 2" style:family="table-cell" style:data-style-name="N0">
      <style:table-cell-properties style:vertical-align="middle" fo:background-color="transparent"/>
    </style:style>
    <style:style style:name="Text_32_21_32_3" style:display-name="Text 21 3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Warning_32_20" style:display-name="Warning 20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Warning_32_20_32_2" style:display-name="Warning 20 2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Warning_32_20_32_3" style:display-name="Warning 20 3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Warning_32_22" style:display-name="Warning 22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Warning_32_22_32_2" style:display-name="Warning 22 2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Warning_32_22_32_3" style:display-name="Warning 22 3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10" style:display-name="一般 10" style:family="table-cell" style:data-style-name="N0">
      <style:table-cell-properties style:vertical-align="middle" fo:background-color="transparent"/>
    </style:style>
    <style:style style:name="_19968__33324__32_10_32_2" style:display-name="一般 10 2" style:family="table-cell" style:data-style-name="N0">
      <style:table-cell-properties style:vertical-align="automatic" fo:background-color="transparent"/>
    </style:style>
    <style:style style:name="_19968__33324__32_10_32_2_32_2" style:display-name="一般 10 2 2" style:family="table-cell" style:data-style-name="N0">
      <style:table-cell-properties style:vertical-align="middle" fo:background-color="transparent"/>
    </style:style>
    <style:style style:name="_19968__33324__32_10_32_2_32_2_32_2" style:display-name="一般 10 2 2 2" style:family="table-cell" style:data-style-name="N0">
      <style:table-cell-properties style:vertical-align="middle" fo:background-color="transparent"/>
    </style:style>
    <style:style style:name="_19968__33324__32_10_32_2_32_2_32_2_32_2" style:display-name="一般 10 2 2 2 2" style:family="table-cell" style:data-style-name="N0">
      <style:table-cell-properties style:vertical-align="middle" fo:background-color="transparent"/>
    </style:style>
    <style:style style:name="_19968__33324__32_10_32_2_32_2_32_2_32_3" style:display-name="一般 10 2 2 2 3" style:family="table-cell" style:data-style-name="N0">
      <style:table-cell-properties style:vertical-align="middle" fo:background-color="transparent"/>
    </style:style>
    <style:style style:name="_19968__33324__32_10_32_2_32_2_32_3" style:display-name="一般 10 2 2 3" style:family="table-cell" style:data-style-name="N0">
      <style:table-cell-properties style:vertical-align="middle" fo:background-color="transparent"/>
    </style:style>
    <style:style style:name="_19968__33324__32_10_32_2_32_2_32_3_32_2" style:display-name="一般 10 2 2 3 2" style:family="table-cell" style:data-style-name="N0">
      <style:table-cell-properties style:vertical-align="middle" fo:background-color="transparent"/>
    </style:style>
    <style:style style:name="_19968__33324__32_10_32_2_32_2_32_3_32_3" style:display-name="一般 10 2 2 3 3" style:family="table-cell" style:data-style-name="N0">
      <style:table-cell-properties style:vertical-align="middle" fo:background-color="transparent"/>
    </style:style>
    <style:style style:name="_19968__33324__32_10_32_2_32_2_32_4" style:display-name="一般 10 2 2 4" style:family="table-cell" style:data-style-name="N0">
      <style:table-cell-properties style:vertical-align="middle" fo:background-color="transparent"/>
    </style:style>
    <style:style style:name="_19968__33324__32_10_32_2_32_2_32_5" style:display-name="一般 10 2 2 5" style:family="table-cell" style:data-style-name="N0">
      <style:table-cell-properties style:vertical-align="middle" fo:background-color="transparent"/>
    </style:style>
    <style:style style:name="_19968__33324__32_10_32_2_32_3" style:display-name="一般 10 2 3" style:family="table-cell" style:data-style-name="N0">
      <style:table-cell-properties style:vertical-align="automatic" fo:background-color="transparent"/>
    </style:style>
    <style:style style:name="_19968__33324__32_10_32_2_32_4" style:display-name="一般 10 2 4" style:family="table-cell" style:data-style-name="N0">
      <style:table-cell-properties style:vertical-align="automatic" fo:background-color="transparent"/>
    </style:style>
    <style:style style:name="_19968__33324__32_10_32_3" style:display-name="一般 10 3" style:family="table-cell" style:data-style-name="N0">
      <style:table-cell-properties style:vertical-align="middle" fo:background-color="transparent"/>
    </style:style>
    <style:style style:name="_19968__33324__32_10_32_3_32_2" style:display-name="一般 10 3 2" style:family="table-cell" style:data-style-name="N0">
      <style:table-cell-properties style:vertical-align="middle" fo:background-color="transparent"/>
    </style:style>
    <style:style style:name="_19968__33324__32_10_32_3_32_3" style:display-name="一般 10 3 3" style:family="table-cell" style:data-style-name="N0">
      <style:table-cell-properties style:vertical-align="middle" fo:background-color="transparent"/>
    </style:style>
    <style:style style:name="_19968__33324__32_10_32_4" style:display-name="一般 10 4" style:family="table-cell" style:data-style-name="N0">
      <style:table-cell-properties style:vertical-align="middle" fo:background-color="transparent"/>
    </style:style>
    <style:style style:name="_19968__33324__32_10_32_4_32_2" style:display-name="一般 10 4 2" style:family="table-cell" style:data-style-name="N0">
      <style:table-cell-properties style:vertical-align="middle" fo:background-color="transparent"/>
    </style:style>
    <style:style style:name="_19968__33324__32_10_32_4_32_3" style:display-name="一般 10 4 3" style:family="table-cell" style:data-style-name="N0">
      <style:table-cell-properties style:vertical-align="middle" fo:background-color="transparent"/>
    </style:style>
    <style:style style:name="_19968__33324__32_10_32_5" style:display-name="一般 10 5" style:family="table-cell" style:data-style-name="N0">
      <style:table-cell-properties style:vertical-align="middle" fo:background-color="transparent"/>
    </style:style>
    <style:style style:name="_19968__33324__32_10_32_5_32_2" style:display-name="一般 10 5 2" style:family="table-cell" style:data-style-name="N0">
      <style:table-cell-properties style:vertical-align="middle" fo:background-color="transparent"/>
    </style:style>
    <style:style style:name="_19968__33324__32_10_32_5_32_2_32_2" style:display-name="一般 10 5 2 2" style:family="table-cell" style:data-style-name="N0">
      <style:table-cell-properties style:vertical-align="middle" fo:background-color="transparent"/>
    </style:style>
    <style:style style:name="_19968__33324__32_10_32_5_32_2_32_3" style:display-name="一般 10 5 2 3" style:family="table-cell" style:data-style-name="N0">
      <style:table-cell-properties style:vertical-align="middle" fo:background-color="transparent"/>
    </style:style>
    <style:style style:name="_19968__33324__32_10_32_5_32_3" style:display-name="一般 10 5 3" style:family="table-cell" style:data-style-name="N0">
      <style:table-cell-properties style:vertical-align="middle" fo:background-color="transparent"/>
    </style:style>
    <style:style style:name="_19968__33324__32_10_32_5_32_3_32_2" style:display-name="一般 10 5 3 2" style:family="table-cell" style:data-style-name="N0">
      <style:table-cell-properties style:vertical-align="middle" fo:background-color="transparent"/>
    </style:style>
    <style:style style:name="_19968__33324__32_10_32_5_32_3_32_3" style:display-name="一般 10 5 3 3" style:family="table-cell" style:data-style-name="N0">
      <style:table-cell-properties style:vertical-align="middle" fo:background-color="transparent"/>
    </style:style>
    <style:style style:name="_19968__33324__32_10_32_5_32_4" style:display-name="一般 10 5 4" style:family="table-cell" style:data-style-name="N0">
      <style:table-cell-properties style:vertical-align="middle" fo:background-color="transparent"/>
    </style:style>
    <style:style style:name="_19968__33324__32_10_32_5_32_5" style:display-name="一般 10 5 5" style:family="table-cell" style:data-style-name="N0">
      <style:table-cell-properties style:vertical-align="middle" fo:background-color="transparent"/>
    </style:style>
    <style:style style:name="_19968__33324__32_10_32_6" style:display-name="一般 10 6" style:family="table-cell" style:data-style-name="N0">
      <style:table-cell-properties style:vertical-align="middle" fo:background-color="transparent"/>
    </style:style>
    <style:style style:name="_19968__33324__32_10_32_7" style:display-name="一般 10 7" style:family="table-cell" style:data-style-name="N0">
      <style:table-cell-properties style:vertical-align="middle" fo:background-color="transparent"/>
    </style:style>
    <style:style style:name="_19968__33324__32_11" style:display-name="一般 11" style:family="table-cell" style:data-style-name="N0">
      <style:table-cell-properties style:vertical-align="middle" fo:background-color="transparent"/>
    </style:style>
    <style:style style:name="_19968__33324__32_11_32_2" style:display-name="一般 11 2" style:family="table-cell" style:data-style-name="N0">
      <style:table-cell-properties style:vertical-align="middle" fo:background-color="transparent"/>
    </style:style>
    <style:style style:name="_19968__33324__32_11_32_3" style:display-name="一般 11 3" style:family="table-cell" style:data-style-name="N0">
      <style:table-cell-properties style:vertical-align="middle" fo:background-color="transparent"/>
    </style:style>
    <style:style style:name="_19968__33324__32_12" style:display-name="一般 12" style:family="table-cell" style:data-style-name="N0">
      <style:table-cell-properties style:vertical-align="middle" fo:background-color="transparent"/>
    </style:style>
    <style:style style:name="_19968__33324__32_12_32_2" style:display-name="一般 12 2" style:family="table-cell" style:data-style-name="N0">
      <style:table-cell-properties style:vertical-align="middle" fo:background-color="transparent"/>
    </style:style>
    <style:style style:name="_19968__33324__32_12_32_3" style:display-name="一般 12 3" style:family="table-cell" style:data-style-name="N0">
      <style:table-cell-properties style:vertical-align="middle" fo:background-color="transparent"/>
    </style:style>
    <style:style style:name="_19968__33324__32_13" style:display-name="一般 13" style:family="table-cell" style:data-style-name="N0">
      <style:table-cell-properties style:vertical-align="middle" fo:background-color="transparent"/>
    </style:style>
    <style:style style:name="_19968__33324__32_13_32_2" style:display-name="一般 13 2" style:family="table-cell" style:data-style-name="N48">
      <style:table-cell-properties style:vertical-align="automatic" fo:background-color="transparent"/>
    </style:style>
    <style:style style:name="_19968__33324__32_13_32_2_32_2" style:display-name="一般 13 2 2" style:family="table-cell" style:data-style-name="N20">
      <style:table-cell-properties style:vertical-align="automatic" fo:background-color="transparent"/>
    </style:style>
    <style:style style:name="_19968__33324__32_13_32_2_32_2_32_2" style:display-name="一般 13 2 2 2" style:family="table-cell" style:data-style-name="N20">
      <style:table-cell-properties style:vertical-align="automatic" fo:background-color="transparent"/>
    </style:style>
    <style:style style:name="_19968__33324__32_13_32_2_32_2_32_3" style:display-name="一般 13 2 2 3" style:family="table-cell" style:data-style-name="N20">
      <style:table-cell-properties style:vertical-align="automatic" fo:background-color="transparent"/>
    </style:style>
    <style:style style:name="_19968__33324__32_13_32_2_32_3" style:display-name="一般 13 2 3" style:family="table-cell" style:data-style-name="N48">
      <style:table-cell-properties style:vertical-align="automatic" fo:background-color="transparent"/>
    </style:style>
    <style:style style:name="_19968__33324__32_13_32_2_32_4" style:display-name="一般 13 2 4" style:family="table-cell" style:data-style-name="N48">
      <style:table-cell-properties style:vertical-align="automatic" fo:background-color="transparent"/>
    </style:style>
    <style:style style:name="_19968__33324__32_13_32_3" style:display-name="一般 13 3" style:family="table-cell" style:data-style-name="N0">
      <style:table-cell-properties style:vertical-align="middle" fo:background-color="transparent"/>
    </style:style>
    <style:style style:name="_19968__33324__32_13_32_3_32_2" style:display-name="一般 13 3 2" style:family="table-cell" style:data-style-name="N0">
      <style:table-cell-properties style:vertical-align="middle" fo:background-color="transparent"/>
    </style:style>
    <style:style style:name="_19968__33324__32_13_32_3_32_3" style:display-name="一般 13 3 3" style:family="table-cell" style:data-style-name="N0">
      <style:table-cell-properties style:vertical-align="middle" fo:background-color="transparent"/>
    </style:style>
    <style:style style:name="_19968__33324__32_13_32_4" style:display-name="一般 13 4" style:family="table-cell" style:data-style-name="N0"/>
    <style:style style:name="_19968__33324__32_13_32_4_32_2" style:display-name="一般 13 4 2" style:family="table-cell" style:data-style-name="N0"/>
    <style:style style:name="_19968__33324__32_13_32_4_32_3" style:display-name="一般 13 4 3" style:family="table-cell" style:data-style-name="N0"/>
    <style:style style:name="_19968__33324__32_13_32_5" style:display-name="一般 13 5" style:family="table-cell" style:data-style-name="N0">
      <style:table-cell-properties style:vertical-align="middle" fo:background-color="transparent"/>
    </style:style>
    <style:style style:name="_19968__33324__32_13_32_6" style:display-name="一般 13 6" style:family="table-cell" style:data-style-name="N0">
      <style:table-cell-properties style:vertical-align="middle" fo:background-color="transparent"/>
    </style:style>
    <style:style style:name="_19968__33324__32_14" style:display-name="一般 14" style:family="table-cell" style:data-style-name="N0">
      <style:table-cell-properties style:vertical-align="middle" fo:background-color="transparent"/>
    </style:style>
    <style:style style:name="_19968__33324__32_14_32_2" style:display-name="一般 14 2" style:family="table-cell" style:data-style-name="N0">
      <style:table-cell-properties style:vertical-align="middle" fo:background-color="transparent"/>
    </style:style>
    <style:style style:name="_19968__33324__32_14_32_2_32_2" style:display-name="一般 14 2 2" style:family="table-cell" style:data-style-name="N0">
      <style:table-cell-properties style:vertical-align="middle" fo:background-color="transparent"/>
    </style:style>
    <style:style style:name="_19968__33324__32_14_32_2_32_3" style:display-name="一般 14 2 3" style:family="table-cell" style:data-style-name="N0">
      <style:table-cell-properties style:vertical-align="middle" fo:background-color="transparent"/>
    </style:style>
    <style:style style:name="_19968__33324__32_14_32_3" style:display-name="一般 14 3" style:family="table-cell" style:data-style-name="N0">
      <style:table-cell-properties style:vertical-align="middle" fo:background-color="transparent"/>
    </style:style>
    <style:style style:name="_19968__33324__32_14_32_3_32_2" style:display-name="一般 14 3 2" style:family="table-cell" style:data-style-name="N0">
      <style:table-cell-properties style:vertical-align="middle" fo:background-color="transparent"/>
    </style:style>
    <style:style style:name="_19968__33324__32_14_32_3_32_3" style:display-name="一般 14 3 3" style:family="table-cell" style:data-style-name="N0">
      <style:table-cell-properties style:vertical-align="middle" fo:background-color="transparent"/>
    </style:style>
    <style:style style:name="_19968__33324__32_14_32_3_32_4" style:display-name="一般 14 3 4" style:family="table-cell" style:data-style-name="N0">
      <style:table-cell-properties style:vertical-align="middle" fo:background-color="transparent"/>
    </style:style>
    <style:style style:name="_19968__33324__32_14_32_4" style:display-name="一般 14 4" style:family="table-cell" style:data-style-name="N0">
      <style:table-cell-properties style:vertical-align="middle" fo:background-color="transparent"/>
    </style:style>
    <style:style style:name="_19968__33324__32_14_32_4_32_2" style:display-name="一般 14 4 2" style:family="table-cell" style:data-style-name="N0">
      <style:table-cell-properties style:vertical-align="middle" fo:background-color="transparent"/>
    </style:style>
    <style:style style:name="_19968__33324__32_14_32_4_32_3" style:display-name="一般 14 4 3" style:family="table-cell" style:data-style-name="N0">
      <style:table-cell-properties style:vertical-align="middle" fo:background-color="transparent"/>
    </style:style>
    <style:style style:name="_19968__33324__32_14_32_5" style:display-name="一般 14 5" style:family="table-cell" style:data-style-name="N0">
      <style:table-cell-properties style:vertical-align="middle" fo:background-color="transparent"/>
    </style:style>
    <style:style style:name="_19968__33324__32_14_32_5_32_2" style:display-name="一般 14 5 2" style:family="table-cell" style:data-style-name="N0">
      <style:table-cell-properties style:vertical-align="middle" fo:background-color="transparent"/>
    </style:style>
    <style:style style:name="_19968__33324__32_14_32_5_32_3" style:display-name="一般 14 5 3" style:family="table-cell" style:data-style-name="N0">
      <style:table-cell-properties style:vertical-align="middle" fo:background-color="transparent"/>
    </style:style>
    <style:style style:name="_19968__33324__32_14_32_6" style:display-name="一般 14 6" style:family="table-cell" style:data-style-name="N0">
      <style:table-cell-properties style:vertical-align="middle" fo:background-color="transparent"/>
    </style:style>
    <style:style style:name="_19968__33324__32_14_32_6_32_2" style:display-name="一般 14 6 2" style:family="table-cell" style:data-style-name="N0">
      <style:table-cell-properties style:vertical-align="middle" fo:background-color="transparent"/>
    </style:style>
    <style:style style:name="_19968__33324__32_14_32_6_32_2_32_2" style:display-name="一般 14 6 2 2" style:family="table-cell" style:data-style-name="N0">
      <style:table-cell-properties style:vertical-align="middle" fo:background-color="transparent"/>
    </style:style>
    <style:style style:name="_19968__33324__32_14_32_6_32_2_32_2_32_2" style:display-name="一般 14 6 2 2 2" style:family="table-cell" style:data-style-name="N0">
      <style:table-cell-properties style:vertical-align="middle" fo:background-color="transparent"/>
    </style:style>
    <style:style style:name="_19968__33324__32_14_32_6_32_2_32_3" style:display-name="一般 14 6 2 3" style:family="table-cell" style:data-style-name="N0">
      <style:table-cell-properties style:vertical-align="middle" fo:background-color="transparent"/>
    </style:style>
    <style:style style:name="_19968__33324__32_14_32_6_32_2_32_4" style:display-name="一般 14 6 2 4" style:family="table-cell" style:data-style-name="N0">
      <style:table-cell-properties style:vertical-align="middle" fo:background-color="transparent"/>
    </style:style>
    <style:style style:name="_19968__33324__32_14_32_6_32_3" style:display-name="一般 14 6 3" style:family="table-cell" style:data-style-name="N0">
      <style:table-cell-properties style:vertical-align="middle" fo:background-color="transparent"/>
    </style:style>
    <style:style style:name="_19968__33324__32_14_32_6_32_3_32_2" style:display-name="一般 14 6 3 2" style:family="table-cell" style:data-style-name="N0">
      <style:table-cell-properties style:vertical-align="middle" fo:background-color="transparent"/>
    </style:style>
    <style:style style:name="_19968__33324__32_14_32_6_32_4" style:display-name="一般 14 6 4" style:family="table-cell" style:data-style-name="N0">
      <style:table-cell-properties style:vertical-align="middle" fo:background-color="transparent"/>
    </style:style>
    <style:style style:name="_19968__33324__32_14_32_6_32_5" style:display-name="一般 14 6 5" style:family="table-cell" style:data-style-name="N0">
      <style:table-cell-properties style:vertical-align="middle" fo:background-color="transparent"/>
    </style:style>
    <style:style style:name="_19968__33324__32_14_32_7" style:display-name="一般 14 7" style:family="table-cell" style:data-style-name="N0">
      <style:table-cell-properties style:vertical-align="middle" fo:background-color="transparent"/>
    </style:style>
    <style:style style:name="_19968__33324__32_14_32_7_32_2" style:display-name="一般 14 7 2" style:family="table-cell" style:data-style-name="N0">
      <style:table-cell-properties style:vertical-align="middle" fo:background-color="transparent"/>
    </style:style>
    <style:style style:name="_19968__33324__32_14_32_8" style:display-name="一般 14 8" style:family="table-cell" style:data-style-name="N0">
      <style:table-cell-properties style:vertical-align="middle" fo:background-color="transparent"/>
    </style:style>
    <style:style style:name="_19968__33324__32_15" style:display-name="一般 15" style:family="table-cell" style:data-style-name="N0">
      <style:table-cell-properties style:vertical-align="middle" fo:background-color="transparent"/>
    </style:style>
    <style:style style:name="_19968__33324__32_15_32_2" style:display-name="一般 15 2" style:family="table-cell" style:data-style-name="N0">
      <style:table-cell-properties style:vertical-align="middle" fo:background-color="transparent"/>
    </style:style>
    <style:style style:name="_19968__33324__32_15_32_3" style:display-name="一般 15 3" style:family="table-cell" style:data-style-name="N0">
      <style:table-cell-properties style:vertical-align="middle" fo:background-color="transparent"/>
    </style:style>
    <style:style style:name="_19968__33324__32_16" style:display-name="一般 16" style:family="table-cell" style:data-style-name="N0">
      <style:table-cell-properties style:vertical-align="middle" fo:background-color="transparent"/>
    </style:style>
    <style:style style:name="_19968__33324__32_16_32_2" style:display-name="一般 16 2" style:family="table-cell" style:data-style-name="N0">
      <style:table-cell-properties style:vertical-align="middle" fo:background-color="transparent"/>
    </style:style>
    <style:style style:name="_19968__33324__32_16_32_2_32_2" style:display-name="一般 16 2 2" style:family="table-cell" style:data-style-name="N0">
      <style:table-cell-properties style:vertical-align="middle" fo:background-color="transparent"/>
    </style:style>
    <style:style style:name="_19968__33324__32_16_32_2_32_2_32_2" style:display-name="一般 16 2 2 2" style:family="table-cell" style:data-style-name="N0">
      <style:table-cell-properties style:vertical-align="middle" fo:background-color="transparent"/>
    </style:style>
    <style:style style:name="_19968__33324__32_16_32_2_32_3" style:display-name="一般 16 2 3" style:family="table-cell" style:data-style-name="N0">
      <style:table-cell-properties style:vertical-align="middle" fo:background-color="transparent"/>
    </style:style>
    <style:style style:name="_19968__33324__32_16_32_3" style:display-name="一般 16 3" style:family="table-cell" style:data-style-name="N0">
      <style:table-cell-properties style:vertical-align="middle" fo:background-color="transparent"/>
    </style:style>
    <style:style style:name="_19968__33324__32_16_32_3_32_2" style:display-name="一般 16 3 2" style:family="table-cell" style:data-style-name="N0">
      <style:table-cell-properties style:vertical-align="middle" fo:background-color="transparent"/>
    </style:style>
    <style:style style:name="_19968__33324__32_16_32_3_32_2_32_2" style:display-name="一般 16 3 2 2" style:family="table-cell" style:data-style-name="N0">
      <style:table-cell-properties style:vertical-align="middle" fo:background-color="transparent"/>
    </style:style>
    <style:style style:name="_19968__33324__32_16_32_3_32_2_32_3" style:display-name="一般 16 3 2 3" style:family="table-cell" style:data-style-name="N0">
      <style:table-cell-properties style:vertical-align="middle" fo:background-color="transparent"/>
    </style:style>
    <style:style style:name="_19968__33324__32_16_32_3_32_3" style:display-name="一般 16 3 3" style:family="table-cell" style:data-style-name="N0">
      <style:table-cell-properties style:vertical-align="middle" fo:background-color="transparent"/>
    </style:style>
    <style:style style:name="_19968__33324__32_16_32_3_32_3_32_2" style:display-name="一般 16 3 3 2" style:family="table-cell" style:data-style-name="N0">
      <style:table-cell-properties style:vertical-align="middle" fo:background-color="transparent"/>
    </style:style>
    <style:style style:name="_19968__33324__32_16_32_3_32_3_32_3" style:display-name="一般 16 3 3 3" style:family="table-cell" style:data-style-name="N0">
      <style:table-cell-properties style:vertical-align="middle" fo:background-color="transparent"/>
    </style:style>
    <style:style style:name="_19968__33324__32_16_32_3_32_4" style:display-name="一般 16 3 4" style:family="table-cell" style:data-style-name="N0">
      <style:table-cell-properties style:vertical-align="middle" fo:background-color="transparent"/>
    </style:style>
    <style:style style:name="_19968__33324__32_16_32_3_32_4_32_2" style:display-name="一般 16 3 4 2" style:family="table-cell" style:data-style-name="N0">
      <style:table-cell-properties style:vertical-align="middle" fo:background-color="transparent"/>
    </style:style>
    <style:style style:name="_19968__33324__32_16_32_3_32_4_32_3" style:display-name="一般 16 3 4 3" style:family="table-cell" style:data-style-name="N0">
      <style:table-cell-properties style:vertical-align="middle" fo:background-color="transparent"/>
    </style:style>
    <style:style style:name="_19968__33324__32_16_32_3_32_5" style:display-name="一般 16 3 5" style:family="table-cell" style:data-style-name="N0">
      <style:table-cell-properties style:vertical-align="middle" fo:background-color="transparent"/>
    </style:style>
    <style:style style:name="_19968__33324__32_16_32_3_32_5_32_2" style:display-name="一般 16 3 5 2" style:family="table-cell" style:data-style-name="N0">
      <style:table-cell-properties style:vertical-align="middle" fo:background-color="transparent"/>
    </style:style>
    <style:style style:name="_19968__33324__32_16_32_3_32_5_32_3" style:display-name="一般 16 3 5 3" style:family="table-cell" style:data-style-name="N0">
      <style:table-cell-properties style:vertical-align="middle" fo:background-color="transparent"/>
    </style:style>
    <style:style style:name="_19968__33324__32_16_32_3_32_6" style:display-name="一般 16 3 6" style:family="table-cell" style:data-style-name="N0">
      <style:table-cell-properties style:vertical-align="middle" fo:background-color="transparent"/>
    </style:style>
    <style:style style:name="_19968__33324__32_16_32_3_32_6_32_2" style:display-name="一般 16 3 6 2" style:family="table-cell" style:data-style-name="N0">
      <style:table-cell-properties style:vertical-align="middle" fo:background-color="transparent"/>
    </style:style>
    <style:style style:name="_19968__33324__32_16_32_3_32_6_32_2_32_2" style:display-name="一般 16 3 6 2 2" style:family="table-cell" style:data-style-name="N0">
      <style:table-cell-properties style:vertical-align="middle" fo:background-color="transparent"/>
    </style:style>
    <style:style style:name="_19968__33324__32_16_32_3_32_6_32_2_32_2_32_2" style:display-name="一般 16 3 6 2 2 2" style:family="table-cell" style:data-style-name="N0">
      <style:table-cell-properties style:vertical-align="middle" fo:background-color="transparent"/>
    </style:style>
    <style:style style:name="_19968__33324__32_16_32_3_32_6_32_2_32_3" style:display-name="一般 16 3 6 2 3" style:family="table-cell" style:data-style-name="N0">
      <style:table-cell-properties style:vertical-align="middle" fo:background-color="transparent"/>
    </style:style>
    <style:style style:name="_19968__33324__32_16_32_3_32_6_32_3" style:display-name="一般 16 3 6 3" style:family="table-cell" style:data-style-name="N0">
      <style:table-cell-properties style:vertical-align="middle" fo:background-color="transparent"/>
    </style:style>
    <style:style style:name="_19968__33324__32_16_32_3_32_6_32_3_32_2" style:display-name="一般 16 3 6 3 2" style:family="table-cell" style:data-style-name="N0">
      <style:table-cell-properties style:vertical-align="middle" fo:background-color="transparent"/>
    </style:style>
    <style:style style:name="_19968__33324__32_16_32_3_32_6_32_4" style:display-name="一般 16 3 6 4" style:family="table-cell" style:data-style-name="N0">
      <style:table-cell-properties style:vertical-align="middle" fo:background-color="transparent"/>
    </style:style>
    <style:style style:name="_19968__33324__32_16_32_3_32_6_32_5" style:display-name="一般 16 3 6 5" style:family="table-cell" style:data-style-name="N0">
      <style:table-cell-properties style:vertical-align="middle" fo:background-color="transparent"/>
    </style:style>
    <style:style style:name="_19968__33324__32_16_32_3_32_7" style:display-name="一般 16 3 7" style:family="table-cell" style:data-style-name="N0">
      <style:table-cell-properties style:vertical-align="middle" fo:background-color="transparent"/>
    </style:style>
    <style:style style:name="_19968__33324__32_16_32_3_32_7_32_2" style:display-name="一般 16 3 7 2" style:family="table-cell" style:data-style-name="N0">
      <style:table-cell-properties style:vertical-align="middle" fo:background-color="transparent"/>
    </style:style>
    <style:style style:name="_19968__33324__32_16_32_3_32_8" style:display-name="一般 16 3 8" style:family="table-cell" style:data-style-name="N0">
      <style:table-cell-properties style:vertical-align="middle" fo:background-color="transparent"/>
    </style:style>
    <style:style style:name="_19968__33324__32_16_32_4" style:display-name="一般 16 4" style:family="table-cell" style:data-style-name="N0">
      <style:table-cell-properties style:vertical-align="middle" fo:background-color="transparent"/>
    </style:style>
    <style:style style:name="_19968__33324__32_16_32_4_32_2" style:display-name="一般 16 4 2" style:family="table-cell" style:data-style-name="N0">
      <style:table-cell-properties style:vertical-align="middle" fo:background-color="transparent"/>
    </style:style>
    <style:style style:name="_19968__33324__32_16_32_5" style:display-name="一般 16 5" style:family="table-cell" style:data-style-name="N0">
      <style:table-cell-properties style:vertical-align="middle" fo:background-color="transparent"/>
    </style:style>
    <style:style style:name="_19968__33324__32_16_32_6" style:display-name="一般 16 6" style:family="table-cell" style:data-style-name="N0">
      <style:table-cell-properties style:vertical-align="middle" fo:background-color="transparent"/>
    </style:style>
    <style:style style:name="_19968__33324__32_17" style:display-name="一般 17" style:family="table-cell" style:data-style-name="N0">
      <style:table-cell-properties style:vertical-align="middle" fo:background-color="transparent"/>
    </style:style>
    <style:style style:name="_19968__33324__32_17_32_2" style:display-name="一般 17 2" style:family="table-cell" style:data-style-name="N0">
      <style:table-cell-properties style:vertical-align="middle" fo:background-color="transparent"/>
    </style:style>
    <style:style style:name="_19968__33324__32_17_32_3" style:display-name="一般 17 3" style:family="table-cell" style:data-style-name="N0">
      <style:table-cell-properties style:vertical-align="middle" fo:background-color="transparent"/>
    </style:style>
    <style:style style:name="_19968__33324__32_18" style:display-name="一般 18" style:family="table-cell" style:data-style-name="N0">
      <style:table-cell-properties style:vertical-align="automatic" fo:background-color="transparent"/>
      <style:text-properties style:font-name="微軟細明" style:font-name-asian="微軟細明" style:font-name-complex="微軟細明" fo:font-size="10pt" style:font-size-asian="10pt" style:font-size-complex="10pt"/>
    </style:style>
    <style:style style:name="_19968__33324__32_18_32_2" style:display-name="一般 18 2" style:family="table-cell" style:data-style-name="N0">
      <style:table-cell-properties style:vertical-align="automatic" fo:background-color="transparent"/>
      <style:text-properties style:font-name="微軟細明" style:font-name-asian="微軟細明" style:font-name-complex="微軟細明" fo:font-size="10pt" style:font-size-asian="10pt" style:font-size-complex="10pt"/>
    </style:style>
    <style:style style:name="_19968__33324__32_18_32_3" style:display-name="一般 18 3" style:family="table-cell" style:data-style-name="N0">
      <style:table-cell-properties style:vertical-align="automatic" fo:background-color="transparent"/>
      <style:text-properties style:font-name="微軟細明" style:font-name-asian="微軟細明" style:font-name-complex="微軟細明" fo:font-size="10pt" style:font-size-asian="10pt" style:font-size-complex="10pt"/>
    </style:style>
    <style:style style:name="_19968__33324__32_19" style:display-name="一般 19" style:family="table-cell" style:data-style-name="N0">
      <style:table-cell-properties style:vertical-align="middle" fo:background-color="transparent"/>
    </style:style>
    <style:style style:name="_19968__33324__32_19_32_2" style:display-name="一般 19 2" style:family="table-cell" style:data-style-name="N0">
      <style:table-cell-properties style:vertical-align="middle" fo:background-color="transparen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2_32_10" style:display-name="一般 2 10" style:family="table-cell" style:data-style-name="N0">
      <style:table-cell-properties style:vertical-align="middle" fo:background-color="transparent"/>
    </style:style>
    <style:style style:name="_19968__33324__32_2_32_10_32_2" style:display-name="一般 2 10 2" style:family="table-cell" style:data-style-name="N0">
      <style:table-cell-properties style:vertical-align="middle" fo:background-color="transparent"/>
    </style:style>
    <style:style style:name="_19968__33324__32_2_32_10_32_2_32_2" style:display-name="一般 2 10 2 2" style:family="table-cell" style:data-style-name="N0">
      <style:table-cell-properties style:vertical-align="middle" fo:background-color="transparent"/>
    </style:style>
    <style:style style:name="_19968__33324__32_2_32_10_32_2_32_3" style:display-name="一般 2 10 2 3" style:family="table-cell" style:data-style-name="N0">
      <style:table-cell-properties style:vertical-align="middle" fo:background-color="transparent"/>
    </style:style>
    <style:style style:name="_19968__33324__32_2_32_10_32_3" style:display-name="一般 2 10 3" style:family="table-cell" style:data-style-name="N0"/>
    <style:style style:name="_19968__33324__32_2_32_10_32_3_32_2" style:display-name="一般 2 10 3 2" style:family="table-cell" style:data-style-name="N0"/>
    <style:style style:name="_19968__33324__32_2_32_10_32_3_32_3" style:display-name="一般 2 10 3 3" style:family="table-cell" style:data-style-name="N0"/>
    <style:style style:name="_19968__33324__32_2_32_10_32_4" style:display-name="一般 2 10 4" style:family="table-cell" style:data-style-name="N0">
      <style:table-cell-properties style:vertical-align="middle" fo:background-color="transparent"/>
    </style:style>
    <style:style style:name="_19968__33324__32_2_32_10_32_5" style:display-name="一般 2 10 5" style:family="table-cell" style:data-style-name="N0">
      <style:table-cell-properties style:vertical-align="middle" fo:background-color="transparent"/>
    </style:style>
    <style:style style:name="_19968__33324__32_2_32_2" style:display-name="一般 2 2" style:family="table-cell" style:data-style-name="N0">
      <style:table-cell-properties style:vertical-align="middle" fo:background-color="transparent"/>
    </style:style>
    <style:style style:name="_19968__33324__32_2_32_2_32_2" style:display-name="一般 2 2 2" style:family="table-cell" style:data-style-name="N0">
      <style:table-cell-properties style:vertical-align="middle" fo:background-color="transparent"/>
    </style:style>
    <style:style style:name="_19968__33324__32_2_32_2_32_2_32_2" style:display-name="一般 2 2 2 2" style:family="table-cell" style:data-style-name="N0">
      <style:table-cell-properties style:vertical-align="middle" fo:background-color="transparent"/>
    </style:style>
    <style:style style:name="_19968__33324__32_2_32_2_32_2_32_3" style:display-name="一般 2 2 2 3" style:family="table-cell" style:data-style-name="N0">
      <style:table-cell-properties style:vertical-align="middle" fo:background-color="transparent"/>
    </style:style>
    <style:style style:name="_19968__33324__32_2_32_2_32_3" style:display-name="一般 2 2 3" style:family="table-cell" style:data-style-name="N0">
      <style:table-cell-properties style:vertical-align="middle" fo:background-color="transparent"/>
    </style:style>
    <style:style style:name="_19968__33324__32_2_32_2_32_3_32_2" style:display-name="一般 2 2 3 2" style:family="table-cell" style:data-style-name="N0">
      <style:table-cell-properties style:vertical-align="middle" fo:background-color="transparent"/>
    </style:style>
    <style:style style:name="_19968__33324__32_2_32_2_32_3_32_3" style:display-name="一般 2 2 3 3" style:family="table-cell" style:data-style-name="N0">
      <style:table-cell-properties style:vertical-align="middle" fo:background-color="transparent"/>
    </style:style>
    <style:style style:name="_19968__33324__32_2_32_2_32_4" style:display-name="一般 2 2 4" style:family="table-cell" style:data-style-name="N0">
      <style:table-cell-properties style:vertical-align="middle" fo:background-color="transparent"/>
    </style:style>
    <style:style style:name="_19968__33324__32_2_32_2_32_4_32_2" style:display-name="一般 2 2 4 2" style:family="table-cell" style:data-style-name="N0">
      <style:table-cell-properties style:vertical-align="middle" fo:background-color="transparent"/>
    </style:style>
    <style:style style:name="_19968__33324__32_2_32_2_32_4_32_3" style:display-name="一般 2 2 4 3" style:family="table-cell" style:data-style-name="N0">
      <style:table-cell-properties style:vertical-align="middle" fo:background-color="transparent"/>
    </style:style>
    <style:style style:name="_19968__33324__32_2_32_2_32_5" style:display-name="一般 2 2 5" style:family="table-cell" style:data-style-name="N0">
      <style:table-cell-properties style:vertical-align="middle" fo:background-color="transparent"/>
    </style:style>
    <style:style style:name="_19968__33324__32_2_32_2_32_5_32_2" style:display-name="一般 2 2 5 2" style:family="table-cell" style:data-style-name="N0">
      <style:table-cell-properties style:vertical-align="middle" fo:background-color="transparent"/>
    </style:style>
    <style:style style:name="_19968__33324__32_2_32_2_32_5_32_3" style:display-name="一般 2 2 5 3" style:family="table-cell" style:data-style-name="N0">
      <style:table-cell-properties style:vertical-align="middle" fo:background-color="transparent"/>
    </style:style>
    <style:style style:name="_19968__33324__32_2_32_2_32_6" style:display-name="一般 2 2 6" style:family="table-cell" style:data-style-name="N0">
      <style:table-cell-properties style:vertical-align="middle" fo:background-color="transparent"/>
    </style:style>
    <style:style style:name="_19968__33324__32_2_32_2_32_6_32_2" style:display-name="一般 2 2 6 2" style:family="table-cell" style:data-style-name="N0">
      <style:table-cell-properties style:vertical-align="middle" fo:background-color="transparent"/>
    </style:style>
    <style:style style:name="_19968__33324__32_2_32_2_32_6_32_2_32_2" style:display-name="一般 2 2 6 2 2" style:family="table-cell" style:data-style-name="N0">
      <style:table-cell-properties style:vertical-align="middle" fo:background-color="transparent"/>
    </style:style>
    <style:style style:name="_19968__33324__32_2_32_2_32_6_32_2_32_2_32_2" style:display-name="一般 2 2 6 2 2 2" style:family="table-cell" style:data-style-name="N0">
      <style:table-cell-properties style:vertical-align="middle" fo:background-color="transparent"/>
    </style:style>
    <style:style style:name="_19968__33324__32_2_32_2_32_6_32_2_32_3" style:display-name="一般 2 2 6 2 3" style:family="table-cell" style:data-style-name="N0">
      <style:table-cell-properties style:vertical-align="middle" fo:background-color="transparent"/>
    </style:style>
    <style:style style:name="_19968__33324__32_2_32_2_32_6_32_3" style:display-name="一般 2 2 6 3" style:family="table-cell" style:data-style-name="N0">
      <style:table-cell-properties style:vertical-align="middle" fo:background-color="transparent"/>
    </style:style>
    <style:style style:name="_19968__33324__32_2_32_2_32_6_32_3_32_2" style:display-name="一般 2 2 6 3 2" style:family="table-cell" style:data-style-name="N0">
      <style:table-cell-properties style:vertical-align="middle" fo:background-color="transparent"/>
    </style:style>
    <style:style style:name="_19968__33324__32_2_32_2_32_6_32_4" style:display-name="一般 2 2 6 4" style:family="table-cell" style:data-style-name="N0">
      <style:table-cell-properties style:vertical-align="middle" fo:background-color="transparent"/>
    </style:style>
    <style:style style:name="_19968__33324__32_2_32_2_32_6_32_5" style:display-name="一般 2 2 6 5" style:family="table-cell" style:data-style-name="N0">
      <style:table-cell-properties style:vertical-align="middle" fo:background-color="transparent"/>
    </style:style>
    <style:style style:name="_19968__33324__32_2_32_2_32_7" style:display-name="一般 2 2 7" style:family="table-cell" style:data-style-name="N0">
      <style:table-cell-properties style:vertical-align="middle" fo:background-color="transparent"/>
    </style:style>
    <style:style style:name="_19968__33324__32_2_32_2_32_7_32_2" style:display-name="一般 2 2 7 2" style:family="table-cell" style:data-style-name="N0">
      <style:table-cell-properties style:vertical-align="middle" fo:background-color="transparent"/>
    </style:style>
    <style:style style:name="_19968__33324__32_2_32_2_32_8" style:display-name="一般 2 2 8" style:family="table-cell" style:data-style-name="N0">
      <style:table-cell-properties style:vertical-align="middle" fo:background-color="transparent"/>
    </style:style>
    <style:style style:name="_19968__33324__32_2_32_2_32_9" style:display-name="一般 2 2 9" style:family="table-cell" style:data-style-name="N0">
      <style:table-cell-properties style:vertical-align="middle" fo:background-color="transparent"/>
    </style:style>
    <style:style style:name="_19968__33324__32_2_32_3" style:display-name="一般 2 3" style:family="table-cell" style:data-style-name="N0">
      <style:table-cell-properties style:vertical-align="middle" fo:background-color="transparent"/>
    </style:style>
    <style:style style:name="_19968__33324__32_2_32_3_32_2" style:display-name="一般 2 3 2" style:family="table-cell" style:data-style-name="N0">
      <style:table-cell-properties style:vertical-align="middle" fo:background-color="transparent"/>
    </style:style>
    <style:style style:name="_19968__33324__32_2_32_3_32_2_32_2" style:display-name="一般 2 3 2 2" style:family="table-cell" style:data-style-name="N0">
      <style:table-cell-properties style:vertical-align="middle" fo:background-color="transparent"/>
    </style:style>
    <style:style style:name="_19968__33324__32_2_32_3_32_2_32_3" style:display-name="一般 2 3 2 3" style:family="table-cell" style:data-style-name="N0">
      <style:table-cell-properties style:vertical-align="middle" fo:background-color="transparent"/>
    </style:style>
    <style:style style:name="_19968__33324__32_2_32_3_32_3" style:display-name="一般 2 3 3" style:family="table-cell" style:data-style-name="N0">
      <style:table-cell-properties style:vertical-align="middle" fo:background-color="transparent"/>
    </style:style>
    <style:style style:name="_19968__33324__32_2_32_3_32_3_32_2" style:display-name="一般 2 3 3 2" style:family="table-cell" style:data-style-name="N0">
      <style:table-cell-properties style:vertical-align="middle" fo:background-color="transparent"/>
    </style:style>
    <style:style style:name="_19968__33324__32_2_32_3_32_3_32_3" style:display-name="一般 2 3 3 3" style:family="table-cell" style:data-style-name="N0">
      <style:table-cell-properties style:vertical-align="middle" fo:background-color="transparent"/>
    </style:style>
    <style:style style:name="_19968__33324__32_2_32_3_32_4" style:display-name="一般 2 3 4" style:family="table-cell" style:data-style-name="N0">
      <style:table-cell-properties style:vertical-align="middle" fo:background-color="transparent"/>
    </style:style>
    <style:style style:name="_19968__33324__32_2_32_3_32_5" style:display-name="一般 2 3 5" style:family="table-cell" style:data-style-name="N0">
      <style:table-cell-properties style:vertical-align="middle" fo:background-color="transparent"/>
    </style:style>
    <style:style style:name="_19968__33324__32_2_32_4" style:display-name="一般 2 4" style:family="table-cell" style:data-style-name="N0">
      <style:table-cell-properties style:vertical-align="middle" fo:background-color="transparent"/>
    </style:style>
    <style:style style:name="_19968__33324__32_2_32_4_32_2" style:display-name="一般 2 4 2" style:family="table-cell" style:data-style-name="N0">
      <style:table-cell-properties style:vertical-align="middle" fo:background-color="transparent"/>
    </style:style>
    <style:style style:name="_19968__33324__32_2_32_4_32_2_32_2" style:display-name="一般 2 4 2 2" style:family="table-cell" style:data-style-name="N0">
      <style:table-cell-properties style:vertical-align="middle" fo:background-color="transparent"/>
    </style:style>
    <style:style style:name="_19968__33324__32_2_32_4_32_2_32_3" style:display-name="一般 2 4 2 3" style:family="table-cell" style:data-style-name="N0">
      <style:table-cell-properties style:vertical-align="middle" fo:background-color="transparent"/>
    </style:style>
    <style:style style:name="_19968__33324__32_2_32_4_32_3" style:display-name="一般 2 4 3" style:family="table-cell" style:data-style-name="N0">
      <style:table-cell-properties style:vertical-align="middle" fo:background-color="transparent"/>
    </style:style>
    <style:style style:name="_19968__33324__32_2_32_4_32_4" style:display-name="一般 2 4 4" style:family="table-cell" style:data-style-name="N0">
      <style:table-cell-properties style:vertical-align="middle" fo:background-color="transparent"/>
    </style:style>
    <style:style style:name="_19968__33324__32_2_32_41" style:display-name="一般 2 41" style:family="table-cell" style:data-style-name="N0">
      <style:table-cell-properties style:vertical-align="middle" fo:background-color="transparent"/>
    </style:style>
    <style:style style:name="_19968__33324__32_2_32_41_32_2" style:display-name="一般 2 41 2" style:family="table-cell" style:data-style-name="N0">
      <style:table-cell-properties style:vertical-align="middle" fo:background-color="transparent"/>
    </style:style>
    <style:style style:name="_19968__33324__32_2_32_41_32_2_32_2" style:display-name="一般 2 41 2 2" style:family="table-cell" style:data-style-name="N0">
      <style:table-cell-properties style:vertical-align="middle" fo:background-color="transparent"/>
    </style:style>
    <style:style style:name="_19968__33324__32_2_32_41_32_2_32_3" style:display-name="一般 2 41 2 3" style:family="table-cell" style:data-style-name="N0">
      <style:table-cell-properties style:vertical-align="middle" fo:background-color="transparent"/>
    </style:style>
    <style:style style:name="_19968__33324__32_2_32_41_32_3" style:display-name="一般 2 41 3" style:family="table-cell" style:data-style-name="N0">
      <style:table-cell-properties style:vertical-align="middle" fo:background-color="transparent"/>
    </style:style>
    <style:style style:name="_19968__33324__32_2_32_41_32_3_32_2" style:display-name="一般 2 41 3 2" style:family="table-cell" style:data-style-name="N0">
      <style:table-cell-properties style:vertical-align="middle" fo:background-color="transparent"/>
    </style:style>
    <style:style style:name="_19968__33324__32_2_32_41_32_3_32_3" style:display-name="一般 2 41 3 3" style:family="table-cell" style:data-style-name="N0">
      <style:table-cell-properties style:vertical-align="middle" fo:background-color="transparent"/>
    </style:style>
    <style:style style:name="_19968__33324__32_2_32_41_32_4" style:display-name="一般 2 41 4" style:family="table-cell" style:data-style-name="N0">
      <style:table-cell-properties style:vertical-align="middle" fo:background-color="transparent"/>
    </style:style>
    <style:style style:name="_19968__33324__32_2_32_41_32_5" style:display-name="一般 2 41 5" style:family="table-cell" style:data-style-name="N0">
      <style:table-cell-properties style:vertical-align="middle" fo:background-color="transparent"/>
    </style:style>
    <style:style style:name="_19968__33324__32_2_32_5" style:display-name="一般 2 5" style:family="table-cell" style:data-style-name="N0">
      <style:table-cell-properties style:vertical-align="middle" fo:background-color="transparent"/>
    </style:style>
    <style:style style:name="_19968__33324__32_2_32_6" style:display-name="一般 2 6" style:family="table-cell" style:data-style-name="N0">
      <style:table-cell-properties style:vertical-align="middle" fo:background-color="transparent"/>
    </style:style>
    <style:style style:name="_19968__33324__32_2_32_7" style:display-name="一般 2 7" style:family="table-cell" style:data-style-name="N0">
      <style:table-cell-properties style:vertical-align="middle" fo:background-color="transparent"/>
    </style:style>
    <style:style style:name="_19968__33324__32_20" style:display-name="一般 20" style:family="table-cell" style:data-style-name="N0">
      <style:table-cell-properties style:vertical-align="middle" fo:background-color="transparent"/>
    </style:style>
    <style:style style:name="_19968__33324__32_21_32_2" style:display-name="一般 21 2" style:family="table-cell" style:data-style-name="N0">
      <style:table-cell-properties style:vertical-align="middle" fo:background-color="transparent"/>
    </style:style>
    <style:style style:name="_19968__33324__32_21_32_2_32_2" style:display-name="一般 21 2 2" style:family="table-cell" style:data-style-name="N0">
      <style:table-cell-properties style:vertical-align="middle" fo:background-color="transparent"/>
    </style:style>
    <style:style style:name="_19968__33324__32_21_32_2_32_2_32_2" style:display-name="一般 21 2 2 2" style:family="table-cell" style:data-style-name="N0">
      <style:table-cell-properties style:vertical-align="middle" fo:background-color="transparent"/>
    </style:style>
    <style:style style:name="_19968__33324__32_21_32_2_32_2_32_3" style:display-name="一般 21 2 2 3" style:family="table-cell" style:data-style-name="N0">
      <style:table-cell-properties style:vertical-align="middle" fo:background-color="transparent"/>
    </style:style>
    <style:style style:name="_19968__33324__32_21_32_2_32_3" style:display-name="一般 21 2 3" style:family="table-cell" style:data-style-name="N0">
      <style:table-cell-properties style:vertical-align="middle" fo:background-color="transparent"/>
    </style:style>
    <style:style style:name="_19968__33324__32_21_32_2_32_3_32_2" style:display-name="一般 21 2 3 2" style:family="table-cell" style:data-style-name="N0">
      <style:table-cell-properties style:vertical-align="middle" fo:background-color="transparent"/>
    </style:style>
    <style:style style:name="_19968__33324__32_21_32_2_32_3_32_3" style:display-name="一般 21 2 3 3" style:family="table-cell" style:data-style-name="N0">
      <style:table-cell-properties style:vertical-align="middle" fo:background-color="transparent"/>
    </style:style>
    <style:style style:name="_19968__33324__32_21_32_2_32_4" style:display-name="一般 21 2 4" style:family="table-cell" style:data-style-name="N0">
      <style:table-cell-properties style:vertical-align="middle" fo:background-color="transparent"/>
    </style:style>
    <style:style style:name="_19968__33324__32_21_32_2_32_4_32_2" style:display-name="一般 21 2 4 2" style:family="table-cell" style:data-style-name="N0">
      <style:table-cell-properties style:vertical-align="middle" fo:background-color="transparent"/>
    </style:style>
    <style:style style:name="_19968__33324__32_21_32_2_32_4_32_3" style:display-name="一般 21 2 4 3" style:family="table-cell" style:data-style-name="N0">
      <style:table-cell-properties style:vertical-align="middle" fo:background-color="transparent"/>
    </style:style>
    <style:style style:name="_19968__33324__32_21_32_2_32_5" style:display-name="一般 21 2 5" style:family="table-cell" style:data-style-name="N0">
      <style:table-cell-properties style:vertical-align="middle" fo:background-color="transparent"/>
    </style:style>
    <style:style style:name="_19968__33324__32_21_32_2_32_5_32_2" style:display-name="一般 21 2 5 2" style:family="table-cell" style:data-style-name="N0">
      <style:table-cell-properties style:vertical-align="middle" fo:background-color="transparent"/>
    </style:style>
    <style:style style:name="_19968__33324__32_21_32_2_32_5_32_3" style:display-name="一般 21 2 5 3" style:family="table-cell" style:data-style-name="N0">
      <style:table-cell-properties style:vertical-align="middle" fo:background-color="transparent"/>
    </style:style>
    <style:style style:name="_19968__33324__32_21_32_2_32_6" style:display-name="一般 21 2 6" style:family="table-cell" style:data-style-name="N0">
      <style:table-cell-properties style:vertical-align="middle" fo:background-color="transparent"/>
    </style:style>
    <style:style style:name="_19968__33324__32_21_32_2_32_6_32_2" style:display-name="一般 21 2 6 2" style:family="table-cell" style:data-style-name="N0">
      <style:table-cell-properties style:vertical-align="middle" fo:background-color="transparent"/>
    </style:style>
    <style:style style:name="_19968__33324__32_21_32_2_32_6_32_2_32_2" style:display-name="一般 21 2 6 2 2" style:family="table-cell" style:data-style-name="N0">
      <style:table-cell-properties style:vertical-align="middle" fo:background-color="transparent"/>
    </style:style>
    <style:style style:name="_19968__33324__32_21_32_2_32_6_32_2_32_2_32_2" style:display-name="一般 21 2 6 2 2 2" style:family="table-cell" style:data-style-name="N0">
      <style:table-cell-properties style:vertical-align="middle" fo:background-color="transparent"/>
    </style:style>
    <style:style style:name="_19968__33324__32_21_32_2_32_6_32_2_32_3" style:display-name="一般 21 2 6 2 3" style:family="table-cell" style:data-style-name="N0">
      <style:table-cell-properties style:vertical-align="middle" fo:background-color="transparent"/>
    </style:style>
    <style:style style:name="_19968__33324__32_21_32_2_32_6_32_3" style:display-name="一般 21 2 6 3" style:family="table-cell" style:data-style-name="N0">
      <style:table-cell-properties style:vertical-align="middle" fo:background-color="transparent"/>
    </style:style>
    <style:style style:name="_19968__33324__32_21_32_2_32_6_32_3_32_2" style:display-name="一般 21 2 6 3 2" style:family="table-cell" style:data-style-name="N0">
      <style:table-cell-properties style:vertical-align="middle" fo:background-color="transparent"/>
    </style:style>
    <style:style style:name="_19968__33324__32_21_32_2_32_6_32_4" style:display-name="一般 21 2 6 4" style:family="table-cell" style:data-style-name="N0">
      <style:table-cell-properties style:vertical-align="middle" fo:background-color="transparent"/>
    </style:style>
    <style:style style:name="_19968__33324__32_21_32_2_32_6_32_5" style:display-name="一般 21 2 6 5" style:family="table-cell" style:data-style-name="N0">
      <style:table-cell-properties style:vertical-align="middle" fo:background-color="transparent"/>
    </style:style>
    <style:style style:name="_19968__33324__32_21_32_2_32_7" style:display-name="一般 21 2 7" style:family="table-cell" style:data-style-name="N0">
      <style:table-cell-properties style:vertical-align="middle" fo:background-color="transparent"/>
    </style:style>
    <style:style style:name="_19968__33324__32_21_32_2_32_7_32_2" style:display-name="一般 21 2 7 2" style:family="table-cell" style:data-style-name="N0">
      <style:table-cell-properties style:vertical-align="middle" fo:background-color="transparent"/>
    </style:style>
    <style:style style:name="_19968__33324__32_21_32_2_32_8" style:display-name="一般 21 2 8" style:family="table-cell" style:data-style-name="N0">
      <style:table-cell-properties style:vertical-align="middle" fo:background-color="transparent"/>
    </style:style>
    <style:style style:name="_19968__33324__32_22" style:display-name="一般 22" style:family="table-cell" style:data-style-name="N0">
      <style:table-cell-properties style:vertical-align="automatic" fo:background-color="transparent"/>
    </style:style>
    <style:style style:name="_19968__33324__32_22_32_2" style:display-name="一般 22 2" style:family="table-cell" style:data-style-name="N0">
      <style:table-cell-properties style:vertical-align="automatic" fo:background-color="transparent"/>
    </style:style>
    <style:style style:name="_19968__33324__32_22_32_2_32_2" style:display-name="一般 22 2 2" style:family="table-cell" style:data-style-name="N0">
      <style:table-cell-properties style:vertical-align="automatic" fo:background-color="transparent"/>
    </style:style>
    <style:style style:name="_19968__33324__32_22_32_2_32_3" style:display-name="一般 22 2 3" style:family="table-cell" style:data-style-name="N0">
      <style:table-cell-properties style:vertical-align="automatic" fo:background-color="transparent"/>
    </style:style>
    <style:style style:name="_19968__33324__32_22_32_3" style:display-name="一般 22 3" style:family="table-cell" style:data-style-name="N0">
      <style:table-cell-properties style:vertical-align="automatic" fo:background-color="transparent"/>
    </style:style>
    <style:style style:name="_19968__33324__32_22_32_3_32_2" style:display-name="一般 22 3 2" style:family="table-cell" style:data-style-name="N0">
      <style:table-cell-properties style:vertical-align="automatic" fo:background-color="transparent"/>
    </style:style>
    <style:style style:name="_19968__33324__32_22_32_3_32_2_32_2" style:display-name="一般 22 3 2 2" style:family="table-cell" style:data-style-name="N0">
      <style:table-cell-properties style:vertical-align="automatic" fo:background-color="transparent"/>
    </style:style>
    <style:style style:name="_19968__33324__32_22_32_3_32_2_32_3" style:display-name="一般 22 3 2 3" style:family="table-cell" style:data-style-name="N0">
      <style:table-cell-properties style:vertical-align="automatic" fo:background-color="transparent"/>
    </style:style>
    <style:style style:name="_19968__33324__32_22_32_3_32_3" style:display-name="一般 22 3 3" style:family="table-cell" style:data-style-name="N0">
      <style:table-cell-properties style:vertical-align="automatic" fo:background-color="transparent"/>
    </style:style>
    <style:style style:name="_19968__33324__32_22_32_3_32_3_32_2" style:display-name="一般 22 3 3 2" style:family="table-cell" style:data-style-name="N0">
      <style:table-cell-properties style:vertical-align="automatic" fo:background-color="transparent"/>
    </style:style>
    <style:style style:name="_19968__33324__32_22_32_3_32_3_32_3" style:display-name="一般 22 3 3 3" style:family="table-cell" style:data-style-name="N0">
      <style:table-cell-properties style:vertical-align="automatic" fo:background-color="transparent"/>
    </style:style>
    <style:style style:name="_19968__33324__32_22_32_3_32_4" style:display-name="一般 22 3 4" style:family="table-cell" style:data-style-name="N0">
      <style:table-cell-properties style:vertical-align="automatic" fo:background-color="transparent"/>
    </style:style>
    <style:style style:name="_19968__33324__32_22_32_3_32_5" style:display-name="一般 22 3 5" style:family="table-cell" style:data-style-name="N0">
      <style:table-cell-properties style:vertical-align="automatic" fo:background-color="transparent"/>
    </style:style>
    <style:style style:name="_19968__33324__32_22_32_4" style:display-name="一般 22 4" style:family="table-cell" style:data-style-name="N0">
      <style:table-cell-properties style:vertical-align="automatic" fo:background-color="transparent"/>
    </style:style>
    <style:style style:name="_19968__33324__32_22_32_4_32_2" style:display-name="一般 22 4 2" style:family="table-cell" style:data-style-name="N0">
      <style:table-cell-properties style:vertical-align="automatic" fo:background-color="transparent"/>
    </style:style>
    <style:style style:name="_19968__33324__32_22_32_4_32_3" style:display-name="一般 22 4 3" style:family="table-cell" style:data-style-name="N0">
      <style:table-cell-properties style:vertical-align="automatic" fo:background-color="transparent"/>
    </style:style>
    <style:style style:name="_19968__33324__32_22_32_5" style:display-name="一般 22 5" style:family="table-cell" style:data-style-name="N0">
      <style:table-cell-properties style:vertical-align="automatic" fo:background-color="transparent"/>
    </style:style>
    <style:style style:name="_19968__33324__32_22_32_6" style:display-name="一般 22 6" style:family="table-cell" style:data-style-name="N0">
      <style:table-cell-properties style:vertical-align="automatic" fo:background-color="transparent"/>
    </style:style>
    <style:style style:name="_19968__33324__32_24_32_2" style:display-name="一般 24 2" style:family="table-cell" style:data-style-name="N0">
      <style:table-cell-properties style:vertical-align="middle" fo:background-color="transparent"/>
    </style:style>
    <style:style style:name="_19968__33324__32_24_32_2_32_2" style:display-name="一般 24 2 2" style:family="table-cell" style:data-style-name="N0">
      <style:table-cell-properties style:vertical-align="middle" fo:background-color="transparent"/>
    </style:style>
    <style:style style:name="_19968__33324__32_24_32_2_32_2_32_2" style:display-name="一般 24 2 2 2" style:family="table-cell" style:data-style-name="N0">
      <style:table-cell-properties style:vertical-align="middle" fo:background-color="transparent"/>
    </style:style>
    <style:style style:name="_19968__33324__32_24_32_2_32_2_32_3" style:display-name="一般 24 2 2 3" style:family="table-cell" style:data-style-name="N0">
      <style:table-cell-properties style:vertical-align="middle" fo:background-color="transparent"/>
    </style:style>
    <style:style style:name="_19968__33324__32_24_32_2_32_3" style:display-name="一般 24 2 3" style:family="table-cell" style:data-style-name="N0">
      <style:table-cell-properties style:vertical-align="middle" fo:background-color="transparent"/>
    </style:style>
    <style:style style:name="_19968__33324__32_24_32_2_32_3_32_2" style:display-name="一般 24 2 3 2" style:family="table-cell" style:data-style-name="N0">
      <style:table-cell-properties style:vertical-align="middle" fo:background-color="transparent"/>
    </style:style>
    <style:style style:name="_19968__33324__32_24_32_2_32_3_32_3" style:display-name="一般 24 2 3 3" style:family="table-cell" style:data-style-name="N0">
      <style:table-cell-properties style:vertical-align="middle" fo:background-color="transparent"/>
    </style:style>
    <style:style style:name="_19968__33324__32_24_32_2_32_4" style:display-name="一般 24 2 4" style:family="table-cell" style:data-style-name="N0">
      <style:table-cell-properties style:vertical-align="middle" fo:background-color="transparent"/>
    </style:style>
    <style:style style:name="_19968__33324__32_24_32_2_32_5" style:display-name="一般 24 2 5" style:family="table-cell" style:data-style-name="N0">
      <style:table-cell-properties style:vertical-align="middle" fo:background-color="transparent"/>
    </style:style>
    <style:style style:name="_19968__33324__32_27" style:display-name="一般 27" style:family="table-cell" style:data-style-name="N0">
      <style:table-cell-properties style:vertical-align="middle" fo:background-color="transparent"/>
    </style:style>
    <style:style style:name="_19968__33324__32_27_32_2" style:display-name="一般 27 2" style:family="table-cell" style:data-style-name="N0">
      <style:table-cell-properties style:vertical-align="middle" fo:background-color="transparent"/>
    </style:style>
    <style:style style:name="_19968__33324__32_27_32_2_32_2" style:display-name="一般 27 2 2" style:family="table-cell" style:data-style-name="N0">
      <style:table-cell-properties style:vertical-align="middle" fo:background-color="transparent"/>
    </style:style>
    <style:style style:name="_19968__33324__32_27_32_2_32_3" style:display-name="一般 27 2 3" style:family="table-cell" style:data-style-name="N0">
      <style:table-cell-properties style:vertical-align="middle" fo:background-color="transparent"/>
    </style:style>
    <style:style style:name="_19968__33324__32_27_32_3" style:display-name="一般 27 3" style:family="table-cell" style:data-style-name="N0">
      <style:table-cell-properties style:vertical-align="middle" fo:background-color="transparent"/>
    </style:style>
    <style:style style:name="_19968__33324__32_27_32_3_32_2" style:display-name="一般 27 3 2" style:family="table-cell" style:data-style-name="N0">
      <style:table-cell-properties style:vertical-align="middle" fo:background-color="transparent"/>
    </style:style>
    <style:style style:name="_19968__33324__32_27_32_3_32_3" style:display-name="一般 27 3 3" style:family="table-cell" style:data-style-name="N0">
      <style:table-cell-properties style:vertical-align="middle" fo:background-color="transparent"/>
    </style:style>
    <style:style style:name="_19968__33324__32_27_32_4" style:display-name="一般 27 4" style:family="table-cell" style:data-style-name="N0">
      <style:table-cell-properties style:vertical-align="middle" fo:background-color="transparent"/>
    </style:style>
    <style:style style:name="_19968__33324__32_27_32_5" style:display-name="一般 27 5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48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微軟細明" style:font-name-asian="微軟細明" style:font-name-complex="微軟細明" fo:font-size="10pt" style:font-size-asian="10pt" style:font-size-complex="10pt"/>
    </style:style>
    <style:style style:name="_19968__33324__32_3_32_2_32_2" style:display-name="一般 3 2 2" style:family="table-cell" style:data-style-name="N0">
      <style:table-cell-properties style:vertical-align="automatic" fo:background-color="transparent"/>
      <style:text-properties style:font-name="微軟細明" style:font-name-asian="微軟細明" style:font-name-complex="微軟細明" fo:font-size="10pt" style:font-size-asian="10pt" style:font-size-complex="10pt"/>
    </style:style>
    <style:style style:name="_19968__33324__32_3_32_2_32_3" style:display-name="一般 3 2 3" style:family="table-cell" style:data-style-name="N0">
      <style:table-cell-properties style:vertical-align="automatic" fo:background-color="transparent"/>
      <style:text-properties style:font-name="微軟細明" style:font-name-asian="微軟細明" style:font-name-complex="微軟細明" fo:font-size="10pt" style:font-size-asian="10pt" style:font-size-complex="10pt"/>
    </style:style>
    <style:style style:name="_19968__33324__32_3_32_3" style:display-name="一般 3 3" style:family="table-cell" style:data-style-name="N0">
      <style:table-cell-properties style:vertical-align="middle" fo:background-color="transparent"/>
    </style:style>
    <style:style style:name="_19968__33324__32_3_32_3_32_2" style:display-name="一般 3 3 2" style:family="table-cell" style:data-style-name="N0">
      <style:table-cell-properties style:vertical-align="middle" fo:background-color="transparent"/>
    </style:style>
    <style:style style:name="_19968__33324__32_3_32_3_32_3" style:display-name="一般 3 3 3" style:family="table-cell" style:data-style-name="N0">
      <style:table-cell-properties style:vertical-align="middle" fo:background-color="transparent"/>
    </style:style>
    <style:style style:name="_19968__33324__32_3_32_4" style:display-name="一般 3 4" style:family="table-cell" style:data-style-name="N20">
      <style:table-cell-properties style:vertical-align="automatic" fo:background-color="transparent"/>
    </style:style>
    <style:style style:name="_19968__33324__32_3_32_4_32_2" style:display-name="一般 3 4 2" style:family="table-cell" style:data-style-name="N20">
      <style:table-cell-properties style:vertical-align="automatic" fo:background-color="transparent"/>
    </style:style>
    <style:style style:name="_19968__33324__32_3_32_4_32_3" style:display-name="一般 3 4 3" style:family="table-cell" style:data-style-name="N20">
      <style:table-cell-properties style:vertical-align="automatic" fo:background-color="transparent"/>
    </style:style>
    <style:style style:name="_19968__33324__32_3_32_5" style:display-name="一般 3 5" style:family="table-cell" style:data-style-name="N48">
      <style:table-cell-properties style:vertical-align="automatic" fo:background-color="transparent"/>
    </style:style>
    <style:style style:name="_19968__33324__32_3_32_6" style:display-name="一般 3 6" style:family="table-cell" style:data-style-name="N48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微軟細明" style:font-name-asian="微軟細明" style:font-name-complex="微軟細明" fo:font-size="10pt" style:font-size-asian="10pt" style:font-size-complex="10pt"/>
    </style:style>
    <style:style style:name="_19968__33324__32_4_32_2" style:display-name="一般 4 2" style:family="table-cell" style:data-style-name="N0">
      <style:table-cell-properties style:vertical-align="middle" fo:background-color="transparent"/>
    </style:style>
    <style:style style:name="_19968__33324__32_4_32_2_32_2" style:display-name="一般 4 2 2" style:family="table-cell" style:data-style-name="N0">
      <style:table-cell-properties style:vertical-align="middle" fo:background-color="transparent"/>
    </style:style>
    <style:style style:name="_19968__33324__32_4_32_2_32_2_32_2" style:display-name="一般 4 2 2 2" style:family="table-cell" style:data-style-name="N0">
      <style:table-cell-properties style:vertical-align="middle" fo:background-color="transparent"/>
    </style:style>
    <style:style style:name="_19968__33324__32_4_32_2_32_2_32_3" style:display-name="一般 4 2 2 3" style:family="table-cell" style:data-style-name="N0">
      <style:table-cell-properties style:vertical-align="middle" fo:background-color="transparent"/>
    </style:style>
    <style:style style:name="_19968__33324__32_4_32_2_32_3" style:display-name="一般 4 2 3" style:family="table-cell" style:data-style-name="N0"/>
    <style:style style:name="_19968__33324__32_4_32_2_32_3_32_2" style:display-name="一般 4 2 3 2" style:family="table-cell" style:data-style-name="N0"/>
    <style:style style:name="_19968__33324__32_4_32_2_32_3_32_3" style:display-name="一般 4 2 3 3" style:family="table-cell" style:data-style-name="N0"/>
    <style:style style:name="_19968__33324__32_4_32_2_32_4" style:display-name="一般 4 2 4" style:family="table-cell" style:data-style-name="N0">
      <style:table-cell-properties style:vertical-align="middle" fo:background-color="transparent"/>
    </style:style>
    <style:style style:name="_19968__33324__32_4_32_2_32_5" style:display-name="一般 4 2 5" style:family="table-cell" style:data-style-name="N0">
      <style:table-cell-properties style:vertical-align="middle" fo:background-color="transparent"/>
    </style:style>
    <style:style style:name="_19968__33324__32_4_32_3" style:display-name="一般 4 3" style:family="table-cell" style:data-style-name="N0">
      <style:table-cell-properties style:vertical-align="automatic" fo:background-color="transparent"/>
      <style:text-properties style:font-name="微軟細明" style:font-name-asian="微軟細明" style:font-name-complex="微軟細明" fo:font-size="10pt" style:font-size-asian="10pt" style:font-size-complex="10pt"/>
    </style:style>
    <style:style style:name="_19968__33324__32_4_32_4" style:display-name="一般 4 4" style:family="table-cell" style:data-style-name="N0">
      <style:table-cell-properties style:vertical-align="automatic" fo:background-color="transparent"/>
      <style:text-properties style:font-name="微軟細明" style:font-name-asian="微軟細明" style:font-name-complex="微軟細明" fo:font-size="10pt" style:font-size-asian="10pt" style:font-size-complex="10pt"/>
    </style:style>
    <style:style style:name="_19968__33324__32_5" style:display-name="一般 5" style:family="table-cell" style:data-style-name="N0">
      <style:table-cell-properties style:vertical-align="automatic" fo:background-color="transparent"/>
      <style:text-properties style:font-name="Microsoft jhenhei" style:font-name-asian="Microsoft jhenhei" style:font-name-complex="Microsoft jhenhei"/>
    </style:style>
    <style:style style:name="_19968__33324__32_5_32_2" style:display-name="一般 5 2" style:family="table-cell" style:data-style-name="N0">
      <style:table-cell-properties style:vertical-align="middle" fo:background-color="transparent"/>
    </style:style>
    <style:style style:name="_19968__33324__32_5_32_2_32_2" style:display-name="一般 5 2 2" style:family="table-cell" style:data-style-name="N0">
      <style:table-cell-properties style:vertical-align="middle" fo:background-color="transparent"/>
    </style:style>
    <style:style style:name="_19968__33324__32_5_32_2_32_2_32_2" style:display-name="一般 5 2 2 2" style:family="table-cell" style:data-style-name="N0">
      <style:table-cell-properties style:vertical-align="middle" fo:background-color="transparent"/>
    </style:style>
    <style:style style:name="_19968__33324__32_5_32_2_32_2_32_2_32_2" style:display-name="一般 5 2 2 2 2" style:family="table-cell" style:data-style-name="N0">
      <style:table-cell-properties style:vertical-align="middle" fo:background-color="transparent"/>
    </style:style>
    <style:style style:name="_19968__33324__32_5_32_2_32_2_32_2_32_3" style:display-name="一般 5 2 2 2 3" style:family="table-cell" style:data-style-name="N0">
      <style:table-cell-properties style:vertical-align="middle" fo:background-color="transparent"/>
    </style:style>
    <style:style style:name="_19968__33324__32_5_32_2_32_2_32_3" style:display-name="一般 5 2 2 3" style:family="table-cell" style:data-style-name="N0"/>
    <style:style style:name="_19968__33324__32_5_32_2_32_2_32_3_32_2" style:display-name="一般 5 2 2 3 2" style:family="table-cell" style:data-style-name="N0"/>
    <style:style style:name="_19968__33324__32_5_32_2_32_2_32_3_32_3" style:display-name="一般 5 2 2 3 3" style:family="table-cell" style:data-style-name="N0"/>
    <style:style style:name="_19968__33324__32_5_32_2_32_2_32_4" style:display-name="一般 5 2 2 4" style:family="table-cell" style:data-style-name="N0">
      <style:table-cell-properties style:vertical-align="middle" fo:background-color="transparent"/>
    </style:style>
    <style:style style:name="_19968__33324__32_5_32_2_32_2_32_5" style:display-name="一般 5 2 2 5" style:family="table-cell" style:data-style-name="N0">
      <style:table-cell-properties style:vertical-align="middle" fo:background-color="transparent"/>
    </style:style>
    <style:style style:name="_19968__33324__32_5_32_2_32_3" style:display-name="一般 5 2 3" style:family="table-cell" style:data-style-name="N0">
      <style:table-cell-properties style:vertical-align="middle" fo:background-color="transparent"/>
    </style:style>
    <style:style style:name="_19968__33324__32_5_32_2_32_3_32_2" style:display-name="一般 5 2 3 2" style:family="table-cell" style:data-style-name="N0">
      <style:table-cell-properties style:vertical-align="middle" fo:background-color="transparent"/>
    </style:style>
    <style:style style:name="_19968__33324__32_5_32_2_32_3_32_3" style:display-name="一般 5 2 3 3" style:family="table-cell" style:data-style-name="N0">
      <style:table-cell-properties style:vertical-align="middle" fo:background-color="transparent"/>
    </style:style>
    <style:style style:name="_19968__33324__32_5_32_2_32_4" style:display-name="一般 5 2 4" style:family="table-cell" style:data-style-name="N0"/>
    <style:style style:name="_19968__33324__32_5_32_2_32_4_32_2" style:display-name="一般 5 2 4 2" style:family="table-cell" style:data-style-name="N0"/>
    <style:style style:name="_19968__33324__32_5_32_2_32_4_32_3" style:display-name="一般 5 2 4 3" style:family="table-cell" style:data-style-name="N0"/>
    <style:style style:name="_19968__33324__32_5_32_2_32_5" style:display-name="一般 5 2 5" style:family="table-cell" style:data-style-name="N0">
      <style:table-cell-properties style:vertical-align="middle" fo:background-color="transparent"/>
    </style:style>
    <style:style style:name="_19968__33324__32_5_32_2_32_6" style:display-name="一般 5 2 6" style:family="table-cell" style:data-style-name="N0">
      <style:table-cell-properties style:vertical-align="middle" fo:background-color="transparent"/>
    </style:style>
    <style:style style:name="_19968__33324__32_5_32_3" style:display-name="一般 5 3" style:family="table-cell" style:data-style-name="N0">
      <style:table-cell-properties style:vertical-align="automatic" fo:background-color="transparent"/>
      <style:text-properties style:font-name="Microsoft jhenhei" style:font-name-asian="Microsoft jhenhei" style:font-name-complex="Microsoft jhenhei"/>
    </style:style>
    <style:style style:name="_19968__33324__32_5_32_3_32_2" style:display-name="一般 5 3 2" style:family="table-cell" style:data-style-name="N0">
      <style:table-cell-properties style:vertical-align="automatic" fo:background-color="transparent"/>
      <style:text-properties style:font-name="Microsoft jhenhei" style:font-name-asian="Microsoft jhenhei" style:font-name-complex="Microsoft jhenhei"/>
    </style:style>
    <style:style style:name="_19968__33324__32_5_32_3_32_3" style:display-name="一般 5 3 3" style:family="table-cell" style:data-style-name="N0">
      <style:table-cell-properties style:vertical-align="automatic" fo:background-color="transparent"/>
      <style:text-properties style:font-name="Microsoft jhenhei" style:font-name-asian="Microsoft jhenhei" style:font-name-complex="Microsoft jhenhei"/>
    </style:style>
    <style:style style:name="_19968__33324__32_5_32_4" style:display-name="一般 5 4" style:family="table-cell" style:data-style-name="N0">
      <style:table-cell-properties style:vertical-align="automatic" fo:background-color="transparent"/>
      <style:text-properties style:font-name="Microsoft jhenhei" style:font-name-asian="Microsoft jhenhei" style:font-name-complex="Microsoft jhenhei"/>
    </style:style>
    <style:style style:name="_19968__33324__32_5_32_5" style:display-name="一般 5 5" style:family="table-cell" style:data-style-name="N0">
      <style:table-cell-properties style:vertical-align="automatic" fo:background-color="transparent"/>
      <style:text-properties style:font-name="Microsoft jhenhei" style:font-name-asian="Microsoft jhenhei" style:font-name-complex="Microsoft jhenhei"/>
    </style:style>
    <style:style style:name="_19968__33324__32_6" style:display-name="一般 6" style:family="table-cell" style:data-style-name="N0">
      <style:table-cell-properties style:vertical-align="automatic" fo:background-color="transparent"/>
    </style:style>
    <style:style style:name="_19968__33324__32_6_32_2" style:display-name="一般 6 2" style:family="table-cell" style:data-style-name="N0">
      <style:table-cell-properties style:vertical-align="automatic" fo:background-color="transparent"/>
    </style:style>
    <style:style style:name="_19968__33324__32_6_32_2_32_2" style:display-name="一般 6 2 2" style:family="table-cell" style:data-style-name="N0">
      <style:table-cell-properties style:vertical-align="automatic" fo:background-color="transparent"/>
    </style:style>
    <style:style style:name="_19968__33324__32_6_32_2_32_3" style:display-name="一般 6 2 3" style:family="table-cell" style:data-style-name="N0">
      <style:table-cell-properties style:vertical-align="automatic" fo:background-color="transparent"/>
    </style:style>
    <style:style style:name="_19968__33324__32_6_32_3" style:display-name="一般 6 3" style:family="table-cell" style:data-style-name="N0">
      <style:table-cell-properties style:vertical-align="automatic" fo:background-color="transparent"/>
    </style:style>
    <style:style style:name="_19968__33324__32_6_32_3_32_2" style:display-name="一般 6 3 2" style:family="table-cell" style:data-style-name="N0">
      <style:table-cell-properties style:vertical-align="automatic" fo:background-color="transparent"/>
    </style:style>
    <style:style style:name="_19968__33324__32_6_32_3_32_3" style:display-name="一般 6 3 3" style:family="table-cell" style:data-style-name="N0">
      <style:table-cell-properties style:vertical-align="automatic" fo:background-color="transparent"/>
    </style:style>
    <style:style style:name="_19968__33324__32_6_32_4" style:display-name="一般 6 4" style:family="table-cell" style:data-style-name="N0">
      <style:table-cell-properties style:vertical-align="automatic" fo:background-color="transparent"/>
    </style:style>
    <style:style style:name="_19968__33324__32_6_32_5" style:display-name="一般 6 5" style:family="table-cell" style:data-style-name="N0">
      <style:table-cell-properties style:vertical-align="automatic" fo:background-color="transparent"/>
    </style:style>
    <style:style style:name="_19968__33324__32_7" style:display-name="一般 7" style:family="table-cell" style:data-style-name="N0">
      <style:table-cell-properties style:vertical-align="middle" fo:background-color="transparent"/>
    </style:style>
    <style:style style:name="_19968__33324__32_7_32_2" style:display-name="一般 7 2" style:family="table-cell" style:data-style-name="N0">
      <style:table-cell-properties style:vertical-align="middle" fo:background-color="transparent"/>
    </style:style>
    <style:style style:name="_19968__33324__32_7_32_2_32_2" style:display-name="一般 7 2 2" style:family="table-cell" style:data-style-name="N0">
      <style:table-cell-properties style:vertical-align="middle" fo:background-color="transparent"/>
    </style:style>
    <style:style style:name="_19968__33324__32_7_32_2_32_3" style:display-name="一般 7 2 3" style:family="table-cell" style:data-style-name="N0">
      <style:table-cell-properties style:vertical-align="middle" fo:background-color="transparent"/>
    </style:style>
    <style:style style:name="_19968__33324__32_7_32_3" style:display-name="一般 7 3" style:family="table-cell" style:data-style-name="N0">
      <style:table-cell-properties style:vertical-align="middle" fo:background-color="transparent"/>
    </style:style>
    <style:style style:name="_19968__33324__32_7_32_3_32_2" style:display-name="一般 7 3 2" style:family="table-cell" style:data-style-name="N0">
      <style:table-cell-properties style:vertical-align="middle" fo:background-color="transparent"/>
    </style:style>
    <style:style style:name="_19968__33324__32_7_32_3_32_3" style:display-name="一般 7 3 3" style:family="table-cell" style:data-style-name="N0">
      <style:table-cell-properties style:vertical-align="middle" fo:background-color="transparent"/>
    </style:style>
    <style:style style:name="_19968__33324__32_7_32_4" style:display-name="一般 7 4" style:family="table-cell" style:data-style-name="N0">
      <style:table-cell-properties style:vertical-align="middle" fo:background-color="transparent"/>
    </style:style>
    <style:style style:name="_19968__33324__32_7_32_5" style:display-name="一般 7 5" style:family="table-cell" style:data-style-name="N0">
      <style:table-cell-properties style:vertical-align="middle" fo:background-color="transparent"/>
    </style:style>
    <style:style style:name="_19968__33324__32_8" style:display-name="一般 8" style:family="table-cell" style:data-style-name="N0">
      <style:table-cell-properties style:vertical-align="middle" fo:background-color="transparent"/>
    </style:style>
    <style:style style:name="_19968__33324__32_8_32_2" style:display-name="一般 8 2" style:family="table-cell" style:data-style-name="N0">
      <style:table-cell-properties style:vertical-align="middle" fo:background-color="transparent"/>
    </style:style>
    <style:style style:name="_19968__33324__32_8_32_3" style:display-name="一般 8 3" style:family="table-cell" style:data-style-name="N0">
      <style:table-cell-properties style:vertical-align="middle" fo:background-color="transparent"/>
    </style:style>
    <style:style style:name="_19968__33324__32_9" style:display-name="一般 9" style:family="table-cell" style:data-style-name="N0">
      <style:table-cell-properties style:vertical-align="middle" fo:background-color="transparent"/>
    </style:style>
    <style:style style:name="_19968__33324__32_9_32_2" style:display-name="一般 9 2" style:family="table-cell" style:data-style-name="N0">
      <style:table-cell-properties style:vertical-align="middle" fo:background-color="transparent"/>
    </style:style>
    <style:style style:name="_19968__33324__32_9_32_3" style:display-name="一般 9 3" style:family="table-cell" style:data-style-name="N0">
      <style:table-cell-properties style:vertical-align="middle" fo:background-color="transparent"/>
    </style:style>
    <style:style style:name="_21315__20998__20301__32_2" style:display-name="千分位 2" style:family="table-cell" style:data-style-name="N49">
      <style:table-cell-properties style:vertical-align="middle" fo:background-color="transparent"/>
    </style:style>
    <style:style style:name="_21315__20998__20301__32_2_32_10_32_2" style:display-name="千分位 2 10 2" style:family="table-cell" style:data-style-name="N49">
      <style:table-cell-properties style:vertical-align="middle" fo:background-color="transparent"/>
    </style:style>
    <style:style style:name="_21315__20998__20301__32_2_32_10_32_2_32_2" style:display-name="千分位 2 10 2 2" style:family="table-cell" style:data-style-name="N49">
      <style:table-cell-properties style:vertical-align="middle" fo:background-color="transparent"/>
    </style:style>
    <style:style style:name="_21315__20998__20301__32_2_32_10_32_2_32_2_32_2" style:display-name="千分位 2 10 2 2 2" style:family="table-cell" style:data-style-name="N49">
      <style:table-cell-properties style:vertical-align="middle" fo:background-color="transparent"/>
    </style:style>
    <style:style style:name="_21315__20998__20301__32_2_32_10_32_2_32_2_32_3" style:display-name="千分位 2 10 2 2 3" style:family="table-cell" style:data-style-name="N49">
      <style:table-cell-properties style:vertical-align="middle" fo:background-color="transparent"/>
    </style:style>
    <style:style style:name="_21315__20998__20301__32_2_32_10_32_2_32_3" style:display-name="千分位 2 10 2 3" style:family="table-cell" style:data-style-name="N49"/>
    <style:style style:name="_21315__20998__20301__32_2_32_10_32_2_32_3_32_2" style:display-name="千分位 2 10 2 3 2" style:family="table-cell" style:data-style-name="N49"/>
    <style:style style:name="_21315__20998__20301__32_2_32_10_32_2_32_3_32_3" style:display-name="千分位 2 10 2 3 3" style:family="table-cell" style:data-style-name="N49"/>
    <style:style style:name="_21315__20998__20301__32_2_32_10_32_2_32_4" style:display-name="千分位 2 10 2 4" style:family="table-cell" style:data-style-name="N49">
      <style:table-cell-properties style:vertical-align="middle" fo:background-color="transparent"/>
    </style:style>
    <style:style style:name="_21315__20998__20301__32_2_32_10_32_2_32_5" style:display-name="千分位 2 10 2 5" style:family="table-cell" style:data-style-name="N49">
      <style:table-cell-properties style:vertical-align="middle" fo:background-color="transparent"/>
    </style:style>
    <style:style style:name="_21315__20998__20301__32_2_32_2" style:display-name="千分位 2 2" style:family="table-cell" style:data-style-name="N49">
      <style:table-cell-properties style:vertical-align="middle" fo:background-color="transparent"/>
    </style:style>
    <style:style style:name="_21315__20998__20301__32_2_32_2_32_10_32_2" style:display-name="千分位 2 2 10 2" style:family="table-cell" style:data-style-name="N49">
      <style:table-cell-properties style:vertical-align="middle" fo:background-color="transparent"/>
    </style:style>
    <style:style style:name="_21315__20998__20301__32_2_32_2_32_10_32_2_32_2" style:display-name="千分位 2 2 10 2 2" style:family="table-cell" style:data-style-name="N49">
      <style:table-cell-properties style:vertical-align="middle" fo:background-color="transparent"/>
    </style:style>
    <style:style style:name="_21315__20998__20301__32_2_32_2_32_10_32_2_32_2_32_2" style:display-name="千分位 2 2 10 2 2 2" style:family="table-cell" style:data-style-name="N49">
      <style:table-cell-properties style:vertical-align="middle" fo:background-color="transparent"/>
    </style:style>
    <style:style style:name="_21315__20998__20301__32_2_32_2_32_10_32_2_32_2_32_3" style:display-name="千分位 2 2 10 2 2 3" style:family="table-cell" style:data-style-name="N49">
      <style:table-cell-properties style:vertical-align="middle" fo:background-color="transparent"/>
    </style:style>
    <style:style style:name="_21315__20998__20301__32_2_32_2_32_10_32_2_32_3" style:display-name="千分位 2 2 10 2 3" style:family="table-cell" style:data-style-name="N49"/>
    <style:style style:name="_21315__20998__20301__32_2_32_2_32_10_32_2_32_3_32_2" style:display-name="千分位 2 2 10 2 3 2" style:family="table-cell" style:data-style-name="N49"/>
    <style:style style:name="_21315__20998__20301__32_2_32_2_32_10_32_2_32_3_32_3" style:display-name="千分位 2 2 10 2 3 3" style:family="table-cell" style:data-style-name="N49"/>
    <style:style style:name="_21315__20998__20301__32_2_32_2_32_10_32_2_32_4" style:display-name="千分位 2 2 10 2 4" style:family="table-cell" style:data-style-name="N49">
      <style:table-cell-properties style:vertical-align="middle" fo:background-color="transparent"/>
    </style:style>
    <style:style style:name="_21315__20998__20301__32_2_32_2_32_10_32_2_32_5" style:display-name="千分位 2 2 10 2 5" style:family="table-cell" style:data-style-name="N49">
      <style:table-cell-properties style:vertical-align="middle" fo:background-color="transparent"/>
    </style:style>
    <style:style style:name="_21315__20998__20301__32_2_32_2_32_2" style:display-name="千分位 2 2 2" style:family="table-cell" style:data-style-name="N49">
      <style:table-cell-properties style:vertical-align="middle" fo:background-color="transparent"/>
    </style:style>
    <style:style style:name="_21315__20998__20301__32_2_32_2_32_2_32_2" style:display-name="千分位 2 2 2 2" style:family="table-cell" style:data-style-name="N49">
      <style:table-cell-properties style:vertical-align="middle" fo:background-color="transparent"/>
    </style:style>
    <style:style style:name="_21315__20998__20301__32_2_32_2_32_2_32_3" style:display-name="千分位 2 2 2 3" style:family="table-cell" style:data-style-name="N49">
      <style:table-cell-properties style:vertical-align="middle" fo:background-color="transparent"/>
    </style:style>
    <style:style style:name="_21315__20998__20301__32_2_32_2_32_3" style:display-name="千分位 2 2 3" style:family="table-cell" style:data-style-name="N49"/>
    <style:style style:name="_21315__20998__20301__32_2_32_2_32_3_32_2" style:display-name="千分位 2 2 3 2" style:family="table-cell" style:data-style-name="N49"/>
    <style:style style:name="_21315__20998__20301__32_2_32_2_32_3_32_3" style:display-name="千分位 2 2 3 3" style:family="table-cell" style:data-style-name="N49"/>
    <style:style style:name="_21315__20998__20301__32_2_32_2_32_4" style:display-name="千分位 2 2 4" style:family="table-cell" style:data-style-name="N49">
      <style:table-cell-properties style:vertical-align="middle" fo:background-color="transparent"/>
    </style:style>
    <style:style style:name="_21315__20998__20301__32_2_32_2_32_5" style:display-name="千分位 2 2 5" style:family="table-cell" style:data-style-name="N49">
      <style:table-cell-properties style:vertical-align="middle" fo:background-color="transparent"/>
    </style:style>
    <style:style style:name="_21315__20998__20301__32_2_32_3" style:display-name="千分位 2 3" style:family="table-cell" style:data-style-name="N49">
      <style:table-cell-properties style:vertical-align="middle" fo:background-color="transparent"/>
    </style:style>
    <style:style style:name="_21315__20998__20301__32_2_32_3_32_2" style:display-name="千分位 2 3 2" style:family="table-cell" style:data-style-name="N49">
      <style:table-cell-properties style:vertical-align="middle" fo:background-color="transparent"/>
    </style:style>
    <style:style style:name="_21315__20998__20301__32_2_32_3_32_3" style:display-name="千分位 2 3 3" style:family="table-cell" style:data-style-name="N49">
      <style:table-cell-properties style:vertical-align="middle" fo:background-color="transparent"/>
    </style:style>
    <style:style style:name="_21315__20998__20301__32_2_32_37" style:display-name="千分位 2 37" style:family="table-cell" style:data-style-name="N49">
      <style:table-cell-properties style:vertical-align="middle" fo:background-color="transparent"/>
    </style:style>
    <style:style style:name="_21315__20998__20301__32_2_32_37_32_2" style:display-name="千分位 2 37 2" style:family="table-cell" style:data-style-name="N49">
      <style:table-cell-properties style:vertical-align="middle" fo:background-color="transparent"/>
    </style:style>
    <style:style style:name="_21315__20998__20301__32_2_32_37_32_2_32_2" style:display-name="千分位 2 37 2 2" style:family="table-cell" style:data-style-name="N49">
      <style:table-cell-properties style:vertical-align="middle" fo:background-color="transparent"/>
    </style:style>
    <style:style style:name="_21315__20998__20301__32_2_32_37_32_2_32_2_32_2" style:display-name="千分位 2 37 2 2 2" style:family="table-cell" style:data-style-name="N49">
      <style:table-cell-properties style:vertical-align="middle" fo:background-color="transparent"/>
    </style:style>
    <style:style style:name="_21315__20998__20301__32_2_32_37_32_2_32_2_32_3" style:display-name="千分位 2 37 2 2 3" style:family="table-cell" style:data-style-name="N49">
      <style:table-cell-properties style:vertical-align="middle" fo:background-color="transparent"/>
    </style:style>
    <style:style style:name="_21315__20998__20301__32_2_32_37_32_2_32_3" style:display-name="千分位 2 37 2 3" style:family="table-cell" style:data-style-name="N49"/>
    <style:style style:name="_21315__20998__20301__32_2_32_37_32_2_32_3_32_2" style:display-name="千分位 2 37 2 3 2" style:family="table-cell" style:data-style-name="N49"/>
    <style:style style:name="_21315__20998__20301__32_2_32_37_32_2_32_3_32_3" style:display-name="千分位 2 37 2 3 3" style:family="table-cell" style:data-style-name="N49"/>
    <style:style style:name="_21315__20998__20301__32_2_32_37_32_2_32_4" style:display-name="千分位 2 37 2 4" style:family="table-cell" style:data-style-name="N49">
      <style:table-cell-properties style:vertical-align="middle" fo:background-color="transparent"/>
    </style:style>
    <style:style style:name="_21315__20998__20301__32_2_32_37_32_2_32_5" style:display-name="千分位 2 37 2 5" style:family="table-cell" style:data-style-name="N49">
      <style:table-cell-properties style:vertical-align="middle" fo:background-color="transparent"/>
    </style:style>
    <style:style style:name="_21315__20998__20301__32_2_32_37_32_3" style:display-name="千分位 2 37 3" style:family="table-cell" style:data-style-name="N49">
      <style:table-cell-properties style:vertical-align="middle" fo:background-color="transparent"/>
    </style:style>
    <style:style style:name="_21315__20998__20301__32_2_32_37_32_3_32_2" style:display-name="千分位 2 37 3 2" style:family="table-cell" style:data-style-name="N49">
      <style:table-cell-properties style:vertical-align="middle" fo:background-color="transparent"/>
    </style:style>
    <style:style style:name="_21315__20998__20301__32_2_32_37_32_3_32_3" style:display-name="千分位 2 37 3 3" style:family="table-cell" style:data-style-name="N49">
      <style:table-cell-properties style:vertical-align="middle" fo:background-color="transparent"/>
    </style:style>
    <style:style style:name="_21315__20998__20301__32_2_32_37_32_4" style:display-name="千分位 2 37 4" style:family="table-cell" style:data-style-name="N49"/>
    <style:style style:name="_21315__20998__20301__32_2_32_37_32_4_32_2" style:display-name="千分位 2 37 4 2" style:family="table-cell" style:data-style-name="N49"/>
    <style:style style:name="_21315__20998__20301__32_2_32_37_32_4_32_3" style:display-name="千分位 2 37 4 3" style:family="table-cell" style:data-style-name="N49"/>
    <style:style style:name="_21315__20998__20301__32_2_32_37_32_5" style:display-name="千分位 2 37 5" style:family="table-cell" style:data-style-name="N49">
      <style:table-cell-properties style:vertical-align="middle" fo:background-color="transparent"/>
    </style:style>
    <style:style style:name="_21315__20998__20301__32_2_32_37_32_6" style:display-name="千分位 2 37 6" style:family="table-cell" style:data-style-name="N49">
      <style:table-cell-properties style:vertical-align="middle" fo:background-color="transparent"/>
    </style:style>
    <style:style style:name="_21315__20998__20301__32_2_32_4" style:display-name="千分位 2 4" style:family="table-cell" style:data-style-name="N49"/>
    <style:style style:name="_21315__20998__20301__32_2_32_4_32_2" style:display-name="千分位 2 4 2" style:family="table-cell" style:data-style-name="N49"/>
    <style:style style:name="_21315__20998__20301__32_2_32_4_32_3" style:display-name="千分位 2 4 3" style:family="table-cell" style:data-style-name="N49"/>
    <style:style style:name="_21315__20998__20301__32_2_32_5" style:display-name="千分位 2 5" style:family="table-cell" style:data-style-name="N49">
      <style:table-cell-properties style:vertical-align="middle" fo:background-color="transparent"/>
    </style:style>
    <style:style style:name="_21315__20998__20301__32_2_32_6" style:display-name="千分位 2 6" style:family="table-cell" style:data-style-name="N49">
      <style:table-cell-properties style:vertical-align="middle" fo:background-color="transparent"/>
    </style:style>
    <style:style style:name="_21315__20998__20301__32_3" style:display-name="千分位 3" style:family="table-cell" style:data-style-name="N49">
      <style:table-cell-properties style:vertical-align="middle" fo:background-color="transparent"/>
    </style:style>
    <style:style style:name="_21315__20998__20301__32_3_32_2" style:display-name="千分位 3 2" style:family="table-cell" style:data-style-name="N49">
      <style:table-cell-properties style:vertical-align="middle" fo:background-color="transparent"/>
    </style:style>
    <style:style style:name="_21315__20998__20301__32_3_32_2_32_2" style:display-name="千分位 3 2 2" style:family="table-cell" style:data-style-name="N49">
      <style:table-cell-properties style:vertical-align="middle" fo:background-color="transparent"/>
    </style:style>
    <style:style style:name="_21315__20998__20301__32_3_32_2_32_3" style:display-name="千分位 3 2 3" style:family="table-cell" style:data-style-name="N49">
      <style:table-cell-properties style:vertical-align="middle" fo:background-color="transparent"/>
    </style:style>
    <style:style style:name="_21315__20998__20301__32_3_32_3" style:display-name="千分位 3 3" style:family="table-cell" style:data-style-name="N49"/>
    <style:style style:name="_21315__20998__20301__32_3_32_3_32_2" style:display-name="千分位 3 3 2" style:family="table-cell" style:data-style-name="N49"/>
    <style:style style:name="_21315__20998__20301__32_3_32_3_32_3" style:display-name="千分位 3 3 3" style:family="table-cell" style:data-style-name="N49"/>
    <style:style style:name="_21315__20998__20301__32_3_32_4" style:display-name="千分位 3 4" style:family="table-cell" style:data-style-name="N49">
      <style:table-cell-properties style:vertical-align="middle" fo:background-color="transparent"/>
    </style:style>
    <style:style style:name="_21315__20998__20301__32_3_32_5" style:display-name="千分位 3 5" style:family="table-cell" style:data-style-name="N49">
      <style:table-cell-properties style:vertical-align="middle" fo:background-color="transparent"/>
    </style:style>
    <style:style style:name="_21315__20998__20301__32_4" style:display-name="千分位 4" style:family="table-cell" style:data-style-name="N50">
      <style:table-cell-properties style:vertical-align="middle" fo:background-color="transparent"/>
    </style:style>
    <style:style style:name="_21315__20998__20301__32_4_32_2" style:display-name="千分位 4 2" style:family="table-cell" style:data-style-name="N51">
      <style:table-cell-properties style:vertical-align="middle" fo:background-color="transparent"/>
    </style:style>
    <style:style style:name="_21315__20998__20301__32_4_32_2_32_2" style:display-name="千分位 4 2 2" style:family="table-cell" style:data-style-name="N51">
      <style:table-cell-properties style:vertical-align="middle" fo:background-color="transparent"/>
    </style:style>
    <style:style style:name="_21315__20998__20301__32_4_32_2_32_3" style:display-name="千分位 4 2 3" style:family="table-cell" style:data-style-name="N51">
      <style:table-cell-properties style:vertical-align="middle" fo:background-color="transparent"/>
    </style:style>
    <style:style style:name="_21315__20998__20301__32_4_32_3" style:display-name="千分位 4 3" style:family="table-cell" style:data-style-name="N50">
      <style:table-cell-properties style:vertical-align="middle" fo:background-color="transparent"/>
    </style:style>
    <style:style style:name="_21315__20998__20301__32_4_32_4" style:display-name="千分位 4 4" style:family="table-cell" style:data-style-name="N50">
      <style:table-cell-properties style:vertical-align="middle" fo:background-color="transparent"/>
    </style:style>
    <style:style style:name="_21315__20998__20301__32_6" style:display-name="千分位 6" style:family="table-cell" style:data-style-name="N49">
      <style:table-cell-properties style:vertical-align="middle" fo:background-color="transparent"/>
    </style:style>
    <style:style style:name="_21315__20998__20301__32_6_32_2" style:display-name="千分位 6 2" style:family="table-cell" style:data-style-name="N49">
      <style:table-cell-properties style:vertical-align="middle" fo:background-color="transparent"/>
    </style:style>
    <style:style style:name="_21315__20998__20301__32_6_32_2_32_2" style:display-name="千分位 6 2 2" style:family="table-cell" style:data-style-name="N49">
      <style:table-cell-properties style:vertical-align="middle" fo:background-color="transparent"/>
    </style:style>
    <style:style style:name="_21315__20998__20301__32_6_32_2_32_3" style:display-name="千分位 6 2 3" style:family="table-cell" style:data-style-name="N49">
      <style:table-cell-properties style:vertical-align="middle" fo:background-color="transparent"/>
    </style:style>
    <style:style style:name="_21315__20998__20301__32_6_32_3" style:display-name="千分位 6 3" style:family="table-cell" style:data-style-name="N49"/>
    <style:style style:name="_21315__20998__20301__32_6_32_3_32_2" style:display-name="千分位 6 3 2" style:family="table-cell" style:data-style-name="N49"/>
    <style:style style:name="_21315__20998__20301__32_6_32_3_32_3" style:display-name="千分位 6 3 3" style:family="table-cell" style:data-style-name="N49"/>
    <style:style style:name="_21315__20998__20301__32_6_32_4" style:display-name="千分位 6 4" style:family="table-cell" style:data-style-name="N49">
      <style:table-cell-properties style:vertical-align="middle" fo:background-color="transparent"/>
    </style:style>
    <style:style style:name="_21315__20998__20301__32_6_32_5" style:display-name="千分位 6 5" style:family="table-cell" style:data-style-name="N49">
      <style:table-cell-properties style:vertical-align="middle" fo:background-color="transparent"/>
    </style:style>
    <style:style style:name="_21315__20998__20301__32_9" style:display-name="千分位 9" style:family="table-cell" style:data-style-name="N49">
      <style:table-cell-properties style:vertical-align="middle" fo:background-color="transparent"/>
    </style:style>
    <style:style style:name="_21315__20998__20301__32_9_32_2" style:display-name="千分位 9 2" style:family="table-cell" style:data-style-name="N49">
      <style:table-cell-properties style:vertical-align="middle" fo:background-color="transparent"/>
    </style:style>
    <style:style style:name="_21315__20998__20301__32_9_32_2_32_2" style:display-name="千分位 9 2 2" style:family="table-cell" style:data-style-name="N49">
      <style:table-cell-properties style:vertical-align="middle" fo:background-color="transparent"/>
    </style:style>
    <style:style style:name="_21315__20998__20301__32_9_32_2_32_3" style:display-name="千分位 9 2 3" style:family="table-cell" style:data-style-name="N49">
      <style:table-cell-properties style:vertical-align="middle" fo:background-color="transparent"/>
    </style:style>
    <style:style style:name="_21315__20998__20301__32_9_32_3" style:display-name="千分位 9 3" style:family="table-cell" style:data-style-name="N49"/>
    <style:style style:name="_21315__20998__20301__32_9_32_3_32_2" style:display-name="千分位 9 3 2" style:family="table-cell" style:data-style-name="N49"/>
    <style:style style:name="_21315__20998__20301__32_9_32_3_32_3" style:display-name="千分位 9 3 3" style:family="table-cell" style:data-style-name="N49"/>
    <style:style style:name="_21315__20998__20301__32_9_32_4" style:display-name="千分位 9 4" style:family="table-cell" style:data-style-name="N49">
      <style:table-cell-properties style:vertical-align="middle" fo:background-color="transparent"/>
    </style:style>
    <style:style style:name="_21315__20998__20301__32_9_32_5" style:display-name="千分位 9 5" style:family="table-cell" style:data-style-name="N49">
      <style:table-cell-properties style:vertical-align="middle" fo:background-color="transparent"/>
    </style:style>
    <style:style style:name="_20013__31561__32_2" style:display-name="中等 2" style:family="table-cell" style:data-style-name="N0">
      <style:table-cell-properties fo:background-color="#FFEB9C"/>
      <style:text-properties fo:color="#9C6500" style:font-family-generic="swiss"/>
    </style:style>
    <style:style style:name="_20013__31561__32_3" style:display-name="中等 3" style:family="table-cell" style:data-style-name="N0">
      <style:table-cell-properties fo:background-color="#FFEB9C"/>
      <style:text-properties fo:color="#9C6500" style:font-family-generic="swiss"/>
    </style:style>
    <style:style style:name="_20013__31561__32_4" style:display-name="中等 4" style:family="table-cell" style:data-style-name="N0">
      <style:table-cell-properties fo:background-color="#FFEB9C"/>
      <style:text-properties fo:color="#9C6500" style:font-family-generic="swiss"/>
    </style:style>
    <style:style style:name="_21512__35336__32_2" style:display-name="合計 2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 style:font-family-generic="swiss"/>
    </style:style>
    <style:style style:name="_21512__35336__32_3" style:display-name="合計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 style:font-family-generic="swiss"/>
    </style:style>
    <style:style style:name="_21512__35336__32_4" style:display-name="合計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 style:font-family-generic="swiss"/>
    </style:style>
    <style:style style:name="_22909__32_2" style:display-name="好 2" style:family="table-cell" style:data-style-name="N0">
      <style:table-cell-properties fo:background-color="#C6EFCE"/>
      <style:text-properties fo:color="#006100" style:font-family-generic="swiss"/>
    </style:style>
    <style:style style:name="_22909__32_3" style:display-name="好 3" style:family="table-cell" style:data-style-name="N0">
      <style:table-cell-properties fo:background-color="#C6EFCE"/>
      <style:text-properties fo:color="#006100" style:font-family-generic="swiss"/>
    </style:style>
    <style:style style:name="_22909__32_4" style:display-name="好 4" style:family="table-cell" style:data-style-name="N0">
      <style:table-cell-properties fo:background-color="#C6EFCE"/>
      <style:text-properties fo:color="#006100" style:font-family-generic="swiss"/>
    </style:style>
    <style:style style:name="_30334__20998__27604__32_2" style:display-name="百分比 2" style:family="table-cell" style:data-style-name="N13">
      <style:table-cell-properties style:vertical-align="middle" fo:background-color="transparent"/>
    </style:style>
    <style:style style:name="_30334__20998__27604__32_2_32_2" style:display-name="百分比 2 2" style:family="table-cell" style:data-style-name="N13">
      <style:table-cell-properties style:vertical-align="middle" fo:background-color="transparent"/>
    </style:style>
    <style:style style:name="_30334__20998__27604__32_2_32_2_32_2" style:display-name="百分比 2 2 2" style:family="table-cell" style:data-style-name="N13">
      <style:table-cell-properties style:vertical-align="middle" fo:background-color="transparent"/>
    </style:style>
    <style:style style:name="_30334__20998__27604__32_2_32_2_32_3" style:display-name="百分比 2 2 3" style:family="table-cell" style:data-style-name="N13">
      <style:table-cell-properties style:vertical-align="middle" fo:background-color="transparent"/>
    </style:style>
    <style:style style:name="_30334__20998__27604__32_2_32_3" style:display-name="百分比 2 3" style:family="table-cell" style:data-style-name="N13"/>
    <style:style style:name="_30334__20998__27604__32_2_32_3_32_2" style:display-name="百分比 2 3 2" style:family="table-cell" style:data-style-name="N13"/>
    <style:style style:name="_30334__20998__27604__32_2_32_3_32_3" style:display-name="百分比 2 3 3" style:family="table-cell" style:data-style-name="N13"/>
    <style:style style:name="_30334__20998__27604__32_2_32_4" style:display-name="百分比 2 4" style:family="table-cell" style:data-style-name="N13">
      <style:table-cell-properties style:vertical-align="middle" fo:background-color="transparent"/>
    </style:style>
    <style:style style:name="_30334__20998__27604__32_2_32_5" style:display-name="百分比 2 5" style:family="table-cell" style:data-style-name="N13">
      <style:table-cell-properties style:vertical-align="middle" fo:background-color="transparent"/>
    </style:style>
    <style:style style:name="_30334__20998__27604__32_3" style:display-name="百分比 3" style:family="table-cell" style:data-style-name="N13">
      <style:table-cell-properties style:vertical-align="middle" fo:background-color="transparent"/>
    </style:style>
    <style:style style:name="_30334__20998__27604__32_3_32_2" style:display-name="百分比 3 2" style:family="table-cell" style:data-style-name="N13">
      <style:table-cell-properties style:vertical-align="middle" fo:background-color="transparent"/>
    </style:style>
    <style:style style:name="_30334__20998__27604__32_3_32_2_32_2" style:display-name="百分比 3 2 2" style:family="table-cell" style:data-style-name="N13">
      <style:table-cell-properties style:vertical-align="middle" fo:background-color="transparent"/>
    </style:style>
    <style:style style:name="_30334__20998__27604__32_3_32_2_32_3" style:display-name="百分比 3 2 3" style:family="table-cell" style:data-style-name="N13">
      <style:table-cell-properties style:vertical-align="middle" fo:background-color="transparent"/>
    </style:style>
    <style:style style:name="_30334__20998__27604__32_3_32_3" style:display-name="百分比 3 3" style:family="table-cell" style:data-style-name="N13"/>
    <style:style style:name="_30334__20998__27604__32_3_32_3_32_2" style:display-name="百分比 3 3 2" style:family="table-cell" style:data-style-name="N13"/>
    <style:style style:name="_30334__20998__27604__32_3_32_3_32_3" style:display-name="百分比 3 3 3" style:family="table-cell" style:data-style-name="N13"/>
    <style:style style:name="_30334__20998__27604__32_3_32_4" style:display-name="百分比 3 4" style:family="table-cell" style:data-style-name="N13">
      <style:table-cell-properties style:vertical-align="middle" fo:background-color="transparent"/>
    </style:style>
    <style:style style:name="_30334__20998__27604__32_3_32_5" style:display-name="百分比 3 5" style:family="table-cell" style:data-style-name="N13">
      <style:table-cell-properties style:vertical-align="middle" fo:background-color="transparent"/>
    </style:style>
    <style:style style:name="_35336__31639__26041__24335__32_2" style:display-name="計算方式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 style:font-family-generic="swiss"/>
    </style:style>
    <style:style style:name="_35336__31639__26041__24335__32_3" style:display-name="計算方式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 style:font-family-generic="swiss"/>
    </style:style>
    <style:style style:name="_35336__31639__26041__24335__32_4" style:display-name="計算方式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 style:font-family-generic="swiss"/>
    </style:style>
    <style:style style:name="_36008__24163__32_2" style:display-name="貨幣 2" style:family="table-cell" style:data-style-name="N53">
      <style:table-cell-properties style:vertical-align="middle" fo:background-color="transparent"/>
    </style:style>
    <style:style style:name="_36008__24163__32_2_32_2" style:display-name="貨幣 2 2" style:family="table-cell" style:data-style-name="N53">
      <style:table-cell-properties style:vertical-align="middle" fo:background-color="transparent"/>
    </style:style>
    <style:style style:name="_36008__24163__32_2_32_2_32_2" style:display-name="貨幣 2 2 2" style:family="table-cell" style:data-style-name="N53">
      <style:table-cell-properties style:vertical-align="middle" fo:background-color="transparent"/>
    </style:style>
    <style:style style:name="_36008__24163__32_2_32_2_32_2_32_2" style:display-name="貨幣 2 2 2 2" style:family="table-cell" style:data-style-name="N53">
      <style:table-cell-properties style:vertical-align="middle" fo:background-color="transparent"/>
    </style:style>
    <style:style style:name="_36008__24163__32_2_32_2_32_2_32_3" style:display-name="貨幣 2 2 2 3" style:family="table-cell" style:data-style-name="N53">
      <style:table-cell-properties style:vertical-align="middle" fo:background-color="transparent"/>
    </style:style>
    <style:style style:name="_36008__24163__32_2_32_2_32_3" style:display-name="貨幣 2 2 3" style:family="table-cell" style:data-style-name="N54"/>
    <style:style style:name="_36008__24163__32_2_32_2_32_3_32_2" style:display-name="貨幣 2 2 3 2" style:family="table-cell" style:data-style-name="N54"/>
    <style:style style:name="_36008__24163__32_2_32_2_32_3_32_3" style:display-name="貨幣 2 2 3 3" style:family="table-cell" style:data-style-name="N54"/>
    <style:style style:name="_36008__24163__32_2_32_2_32_4" style:display-name="貨幣 2 2 4" style:family="table-cell" style:data-style-name="N53">
      <style:table-cell-properties style:vertical-align="middle" fo:background-color="transparent"/>
    </style:style>
    <style:style style:name="_36008__24163__32_2_32_2_32_5" style:display-name="貨幣 2 2 5" style:family="table-cell" style:data-style-name="N53">
      <style:table-cell-properties style:vertical-align="middle" fo:background-color="transparent"/>
    </style:style>
    <style:style style:name="_36008__24163__32_2_32_3" style:display-name="貨幣 2 3" style:family="table-cell" style:data-style-name="N53">
      <style:table-cell-properties style:vertical-align="middle" fo:background-color="transparent"/>
    </style:style>
    <style:style style:name="_36008__24163__32_2_32_3_32_2" style:display-name="貨幣 2 3 2" style:family="table-cell" style:data-style-name="N53">
      <style:table-cell-properties style:vertical-align="middle" fo:background-color="transparent"/>
    </style:style>
    <style:style style:name="_36008__24163__32_2_32_3_32_3" style:display-name="貨幣 2 3 3" style:family="table-cell" style:data-style-name="N53">
      <style:table-cell-properties style:vertical-align="middle" fo:background-color="transparent"/>
    </style:style>
    <style:style style:name="_36008__24163__32_2_32_4" style:display-name="貨幣 2 4" style:family="table-cell" style:data-style-name="N54"/>
    <style:style style:name="_36008__24163__32_2_32_4_32_2" style:display-name="貨幣 2 4 2" style:family="table-cell" style:data-style-name="N54"/>
    <style:style style:name="_36008__24163__32_2_32_4_32_3" style:display-name="貨幣 2 4 3" style:family="table-cell" style:data-style-name="N54"/>
    <style:style style:name="_36008__24163__32_2_32_5" style:display-name="貨幣 2 5" style:family="table-cell" style:data-style-name="N53">
      <style:table-cell-properties style:vertical-align="middle" fo:background-color="transparent"/>
    </style:style>
    <style:style style:name="_36008__24163__32_2_32_6" style:display-name="貨幣 2 6" style:family="table-cell" style:data-style-name="N53">
      <style:table-cell-properties style:vertical-align="middle" fo:background-color="transparent"/>
    </style:style>
    <style:style style:name="_36008__24163__32_3" style:display-name="貨幣 3" style:family="table-cell" style:data-style-name="N55">
      <style:table-cell-properties style:vertical-align="middle" fo:background-color="transparent"/>
    </style:style>
    <style:style style:name="_36008__24163__32_3_32_2" style:display-name="貨幣 3 2" style:family="table-cell" style:data-style-name="N55">
      <style:table-cell-properties style:vertical-align="middle" fo:background-color="transparent"/>
    </style:style>
    <style:style style:name="_36008__24163__32_3_32_2_32_2" style:display-name="貨幣 3 2 2" style:family="table-cell" style:data-style-name="N55">
      <style:table-cell-properties style:vertical-align="middle" fo:background-color="transparent"/>
    </style:style>
    <style:style style:name="_36008__24163__32_3_32_2_32_2_32_2" style:display-name="貨幣 3 2 2 2" style:family="table-cell" style:data-style-name="N55">
      <style:table-cell-properties style:vertical-align="middle" fo:background-color="transparent"/>
    </style:style>
    <style:style style:name="_36008__24163__32_3_32_2_32_2_32_3" style:display-name="貨幣 3 2 2 3" style:family="table-cell" style:data-style-name="N55">
      <style:table-cell-properties style:vertical-align="middle" fo:background-color="transparent"/>
    </style:style>
    <style:style style:name="_36008__24163__32_3_32_2_32_3" style:display-name="貨幣 3 2 3" style:family="table-cell" style:data-style-name="N55">
      <style:table-cell-properties style:vertical-align="middle" fo:background-color="transparent"/>
    </style:style>
    <style:style style:name="_36008__24163__32_3_32_2_32_3_32_2" style:display-name="貨幣 3 2 3 2" style:family="table-cell" style:data-style-name="N55">
      <style:table-cell-properties style:vertical-align="middle" fo:background-color="transparent"/>
    </style:style>
    <style:style style:name="_36008__24163__32_3_32_2_32_3_32_3" style:display-name="貨幣 3 2 3 3" style:family="table-cell" style:data-style-name="N55">
      <style:table-cell-properties style:vertical-align="middle" fo:background-color="transparent"/>
    </style:style>
    <style:style style:name="_36008__24163__32_3_32_2_32_4" style:display-name="貨幣 3 2 4" style:family="table-cell" style:data-style-name="N55">
      <style:table-cell-properties style:vertical-align="middle" fo:background-color="transparent"/>
    </style:style>
    <style:style style:name="_36008__24163__32_3_32_2_32_4_32_2" style:display-name="貨幣 3 2 4 2" style:family="table-cell" style:data-style-name="N55">
      <style:table-cell-properties style:vertical-align="middle" fo:background-color="transparent"/>
    </style:style>
    <style:style style:name="_36008__24163__32_3_32_2_32_4_32_3" style:display-name="貨幣 3 2 4 3" style:family="table-cell" style:data-style-name="N55">
      <style:table-cell-properties style:vertical-align="middle" fo:background-color="transparent"/>
    </style:style>
    <style:style style:name="_36008__24163__32_3_32_2_32_5" style:display-name="貨幣 3 2 5" style:family="table-cell" style:data-style-name="N55">
      <style:table-cell-properties style:vertical-align="middle" fo:background-color="transparent"/>
    </style:style>
    <style:style style:name="_36008__24163__32_3_32_2_32_5_32_2" style:display-name="貨幣 3 2 5 2" style:family="table-cell" style:data-style-name="N55">
      <style:table-cell-properties style:vertical-align="middle" fo:background-color="transparent"/>
    </style:style>
    <style:style style:name="_36008__24163__32_3_32_2_32_5_32_3" style:display-name="貨幣 3 2 5 3" style:family="table-cell" style:data-style-name="N55">
      <style:table-cell-properties style:vertical-align="middle" fo:background-color="transparent"/>
    </style:style>
    <style:style style:name="_36008__24163__32_3_32_2_32_6" style:display-name="貨幣 3 2 6" style:family="table-cell" style:data-style-name="N56"/>
    <style:style style:name="_36008__24163__32_3_32_2_32_6_32_2" style:display-name="貨幣 3 2 6 2" style:family="table-cell" style:data-style-name="N56"/>
    <style:style style:name="_36008__24163__32_3_32_2_32_6_32_2_32_2" style:display-name="貨幣 3 2 6 2 2" style:family="table-cell" style:data-style-name="N56"/>
    <style:style style:name="_36008__24163__32_3_32_2_32_6_32_2_32_2_32_2" style:display-name="貨幣 3 2 6 2 2 2" style:family="table-cell" style:data-style-name="N56"/>
    <style:style style:name="_36008__24163__32_3_32_2_32_6_32_2_32_3" style:display-name="貨幣 3 2 6 2 3" style:family="table-cell" style:data-style-name="N56"/>
    <style:style style:name="_36008__24163__32_3_32_2_32_6_32_3" style:display-name="貨幣 3 2 6 3" style:family="table-cell" style:data-style-name="N56"/>
    <style:style style:name="_36008__24163__32_3_32_2_32_6_32_3_32_2" style:display-name="貨幣 3 2 6 3 2" style:family="table-cell" style:data-style-name="N56"/>
    <style:style style:name="_36008__24163__32_3_32_2_32_6_32_4" style:display-name="貨幣 3 2 6 4" style:family="table-cell" style:data-style-name="N56"/>
    <style:style style:name="_36008__24163__32_3_32_2_32_6_32_5" style:display-name="貨幣 3 2 6 5" style:family="table-cell" style:data-style-name="N56"/>
    <style:style style:name="_36008__24163__32_3_32_2_32_7" style:display-name="貨幣 3 2 7" style:family="table-cell" style:data-style-name="N55">
      <style:table-cell-properties style:vertical-align="middle" fo:background-color="transparent"/>
    </style:style>
    <style:style style:name="_36008__24163__32_3_32_2_32_7_32_2" style:display-name="貨幣 3 2 7 2" style:family="table-cell" style:data-style-name="N56"/>
    <style:style style:name="_36008__24163__32_3_32_2_32_8" style:display-name="貨幣 3 2 8" style:family="table-cell" style:data-style-name="N55">
      <style:table-cell-properties style:vertical-align="middle" fo:background-color="transparent"/>
    </style:style>
    <style:style style:name="_36008__24163__32_3_32_3" style:display-name="貨幣 3 3" style:family="table-cell" style:data-style-name="N55">
      <style:table-cell-properties style:vertical-align="middle" fo:background-color="transparent"/>
    </style:style>
    <style:style style:name="_36008__24163__32_3_32_3_32_2" style:display-name="貨幣 3 3 2" style:family="table-cell" style:data-style-name="N55">
      <style:table-cell-properties style:vertical-align="middle" fo:background-color="transparent"/>
    </style:style>
    <style:style style:name="_36008__24163__32_3_32_3_32_3" style:display-name="貨幣 3 3 3" style:family="table-cell" style:data-style-name="N55">
      <style:table-cell-properties style:vertical-align="middle" fo:background-color="transparent"/>
    </style:style>
    <style:style style:name="_36008__24163__32_3_32_4" style:display-name="貨幣 3 4" style:family="table-cell" style:data-style-name="N55">
      <style:table-cell-properties style:vertical-align="middle" fo:background-color="transparent"/>
    </style:style>
    <style:style style:name="_36008__24163__32_3_32_4_32_2" style:display-name="貨幣 3 4 2" style:family="table-cell" style:data-style-name="N55">
      <style:table-cell-properties style:vertical-align="middle" fo:background-color="transparent"/>
    </style:style>
    <style:style style:name="_36008__24163__32_3_32_4_32_3" style:display-name="貨幣 3 4 3" style:family="table-cell" style:data-style-name="N55">
      <style:table-cell-properties style:vertical-align="middle" fo:background-color="transparent"/>
    </style:style>
    <style:style style:name="_36008__24163__32_3_32_5" style:display-name="貨幣 3 5" style:family="table-cell" style:data-style-name="N55">
      <style:table-cell-properties style:vertical-align="middle" fo:background-color="transparent"/>
    </style:style>
    <style:style style:name="_36008__24163__32_3_32_5_32_2" style:display-name="貨幣 3 5 2" style:family="table-cell" style:data-style-name="N55">
      <style:table-cell-properties style:vertical-align="middle" fo:background-color="transparent"/>
    </style:style>
    <style:style style:name="_36008__24163__32_3_32_5_32_3" style:display-name="貨幣 3 5 3" style:family="table-cell" style:data-style-name="N55">
      <style:table-cell-properties style:vertical-align="middle" fo:background-color="transparent"/>
    </style:style>
    <style:style style:name="_36008__24163__32_3_32_6" style:display-name="貨幣 3 6" style:family="table-cell" style:data-style-name="N55">
      <style:table-cell-properties style:vertical-align="middle" fo:background-color="transparent"/>
    </style:style>
    <style:style style:name="_36008__24163__32_3_32_6_32_2" style:display-name="貨幣 3 6 2" style:family="table-cell" style:data-style-name="N55">
      <style:table-cell-properties style:vertical-align="middle" fo:background-color="transparent"/>
    </style:style>
    <style:style style:name="_36008__24163__32_3_32_6_32_3" style:display-name="貨幣 3 6 3" style:family="table-cell" style:data-style-name="N55">
      <style:table-cell-properties style:vertical-align="middle" fo:background-color="transparent"/>
    </style:style>
    <style:style style:name="_36008__24163__32_3_32_7" style:display-name="貨幣 3 7" style:family="table-cell" style:data-style-name="N56"/>
    <style:style style:name="_36008__24163__32_3_32_7_32_2" style:display-name="貨幣 3 7 2" style:family="table-cell" style:data-style-name="N56"/>
    <style:style style:name="_36008__24163__32_3_32_7_32_2_32_2" style:display-name="貨幣 3 7 2 2" style:family="table-cell" style:data-style-name="N56"/>
    <style:style style:name="_36008__24163__32_3_32_7_32_2_32_2_32_2" style:display-name="貨幣 3 7 2 2 2" style:family="table-cell" style:data-style-name="N56"/>
    <style:style style:name="_36008__24163__32_3_32_7_32_2_32_3" style:display-name="貨幣 3 7 2 3" style:family="table-cell" style:data-style-name="N56"/>
    <style:style style:name="_36008__24163__32_3_32_7_32_3" style:display-name="貨幣 3 7 3" style:family="table-cell" style:data-style-name="N56"/>
    <style:style style:name="_36008__24163__32_3_32_7_32_3_32_2" style:display-name="貨幣 3 7 3 2" style:family="table-cell" style:data-style-name="N56"/>
    <style:style style:name="_36008__24163__32_3_32_7_32_4" style:display-name="貨幣 3 7 4" style:family="table-cell" style:data-style-name="N56"/>
    <style:style style:name="_36008__24163__32_3_32_7_32_5" style:display-name="貨幣 3 7 5" style:family="table-cell" style:data-style-name="N56"/>
    <style:style style:name="_36008__24163__32_3_32_8" style:display-name="貨幣 3 8" style:family="table-cell" style:data-style-name="N55">
      <style:table-cell-properties style:vertical-align="middle" fo:background-color="transparent"/>
    </style:style>
    <style:style style:name="_36008__24163__32_3_32_8_32_2" style:display-name="貨幣 3 8 2" style:family="table-cell" style:data-style-name="N56"/>
    <style:style style:name="_36008__24163__32_3_32_9" style:display-name="貨幣 3 9" style:family="table-cell" style:data-style-name="N55">
      <style:table-cell-properties style:vertical-align="middle" fo:background-color="transparent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8001" fo:border-left="none" fo:border-right="none"/>
      <style:text-properties fo:color="#FA7D00" style:font-family-generic="swiss"/>
    </style:style>
    <style:style style:name="_36899__32080__30340__20786__23384__26684__32_3" style:display-name="連結的儲存格 3" style:family="table-cell" style:data-style-name="N0">
      <style:table-cell-properties fo:border-top="none" fo:border-bottom="thin double #FF8001" fo:border-left="none" fo:border-right="none"/>
      <style:text-properties fo:color="#FA7D00" style:font-family-generic="swiss"/>
    </style:style>
    <style:style style:name="_36899__32080__30340__20786__23384__26684__32_4" style:display-name="連結的儲存格 4" style:family="table-cell" style:data-style-name="N0">
      <style:table-cell-properties fo:border-top="none" fo:border-bottom="thin double #FF8001" fo:border-left="none" fo:border-right="none"/>
      <style:text-properties fo:color="#FA7D00" style:font-family-generic="swiss"/>
    </style:style>
    <style:style style:name="_20633__35387__32_2" style:display-name="備註 2" style:family="table-cell" style:data-style-name="N0">
      <style:table-cell-properties fo:border="thin solid #B2B2B2" style:vertical-align="middle" fo:background-color="#FFFFCC"/>
    </style:style>
    <style:style style:name="_20633__35387__32_2_32_2" style:display-name="備註 2 2" style:family="table-cell" style:data-style-name="N0">
      <style:table-cell-properties fo:border="thin solid #B2B2B2" style:vertical-align="middle" fo:background-color="#FFFFCC"/>
    </style:style>
    <style:style style:name="_20633__35387__32_2_32_3" style:display-name="備註 2 3" style:family="table-cell" style:data-style-name="N0">
      <style:table-cell-properties fo:border="thin solid #B2B2B2" style:vertical-align="middle" fo:background-color="#FFFFCC"/>
    </style:style>
    <style:style style:name="_20633__35387__32_3" style:display-name="備註 3" style:family="table-cell" style:data-style-name="N0">
      <style:table-cell-properties fo:border="thin solid #B2B2B2" style:vertical-align="middle" fo:background-color="#FFFFCC"/>
    </style:style>
    <style:style style:name="_20633__35387__32_3_32_2" style:display-name="備註 3 2" style:family="table-cell" style:data-style-name="N0">
      <style:table-cell-properties fo:border="thin solid #B2B2B2" style:vertical-align="middle" fo:background-color="#FFFFCC"/>
    </style:style>
    <style:style style:name="_20633__35387__32_3_32_3" style:display-name="備註 3 3" style:family="table-cell" style:data-style-name="N0">
      <style:table-cell-properties fo:border="thin solid #B2B2B2" style:vertical-align="middle" fo:background-color="#FFFFCC"/>
    </style:style>
    <style:style style:name="_20633__35387__32_4" style:display-name="備註 4" style:family="table-cell" style:data-style-name="N0">
      <style:table-cell-properties fo:border="thin solid #B2B2B2" style:vertical-align="middle" fo:background-color="#FFFFCC"/>
    </style:style>
    <style:style style:name="_20633__35387__32_4_32_2" style:display-name="備註 4 2" style:family="table-cell" style:data-style-name="N0">
      <style:table-cell-properties fo:border="thin solid #B2B2B2" style:vertical-align="middle" fo:background-color="#FFFFCC"/>
    </style:style>
    <style:style style:name="_20633__35387__32_4_32_3" style:display-name="備註 4 3" style:family="table-cell" style:data-style-name="N0">
      <style:table-cell-properties fo:border="thin solid #B2B2B2" style:vertical-align="middle" fo:background-color="#FFFFCC"/>
    </style:style>
    <style:style style:name="_20633__35387__32_5" style:display-name="備註 5" style:family="table-cell" style:data-style-name="N0">
      <style:table-cell-properties fo:border="thin solid #B2B2B2" style:vertical-align="middle" fo:background-color="#FFFFCC"/>
    </style:style>
    <style:style style:name="_20633__35387__32_5_32_2" style:display-name="備註 5 2" style:family="table-cell" style:data-style-name="N0">
      <style:table-cell-properties fo:border="thin solid #B2B2B2" style:vertical-align="middle" fo:background-color="#FFFFCC"/>
    </style:style>
    <style:style style:name="_20633__35387__32_5_32_3" style:display-name="備註 5 3" style:family="table-cell" style:data-style-name="N0">
      <style:table-cell-properties fo:border="thin solid #B2B2B2" style:vertical-align="middle" fo:background-color="#FFFFCC"/>
    </style:style>
    <style:style style:name="_20633__35387__32_6" style:display-name="備註 6" style:family="table-cell" style:data-style-name="N0">
      <style:table-cell-properties fo:border="thin solid #B2B2B2" style:vertical-align="middle" fo:background-color="#FFFFCC"/>
    </style:style>
    <style:style style:name="_20633__35387__32_6_32_2" style:display-name="備註 6 2" style:family="table-cell" style:data-style-name="N0">
      <style:table-cell-properties fo:border="thin solid #B2B2B2" style:vertical-align="middle" fo:background-color="#FFFFCC"/>
    </style:style>
    <style:style style:name="_20633__35387__32_6_32_3" style:display-name="備註 6 3" style:family="table-cell" style:data-style-name="N0">
      <style:table-cell-properties fo:border="thin solid #B2B2B2" style:vertical-align="middle" fo:background-color="#FFFFCC"/>
    </style:style>
    <style:style style:name="_20633__35387__32_7" style:display-name="備註 7" style:family="table-cell" style:data-style-name="N0">
      <style:table-cell-properties fo:border="thin solid #B2B2B2" fo:background-color="#FFFFCC"/>
    </style:style>
    <style:style style:name="_20633__35387__32_7_32_2" style:display-name="備註 7 2" style:family="table-cell" style:data-style-name="N0">
      <style:table-cell-properties fo:border="thin solid #B2B2B2" fo:background-color="#FFFFCC"/>
    </style:style>
    <style:style style:name="_20633__35387__32_7_32_2_32_2" style:display-name="備註 7 2 2" style:family="table-cell" style:data-style-name="N0">
      <style:table-cell-properties fo:border="thin solid #B2B2B2" fo:background-color="#FFFFCC"/>
    </style:style>
    <style:style style:name="_20633__35387__32_7_32_2_32_2_32_2" style:display-name="備註 7 2 2 2" style:family="table-cell" style:data-style-name="N0">
      <style:table-cell-properties fo:border="thin solid #B2B2B2" fo:background-color="#FFFFCC"/>
    </style:style>
    <style:style style:name="_20633__35387__32_7_32_2_32_3" style:display-name="備註 7 2 3" style:family="table-cell" style:data-style-name="N0">
      <style:table-cell-properties fo:border="thin solid #B2B2B2" fo:background-color="#FFFFCC"/>
    </style:style>
    <style:style style:name="_20633__35387__32_7_32_3" style:display-name="備註 7 3" style:family="table-cell" style:data-style-name="N0">
      <style:table-cell-properties fo:border="thin solid #B2B2B2" fo:background-color="#FFFFCC"/>
    </style:style>
    <style:style style:name="_20633__35387__32_7_32_3_32_2" style:display-name="備註 7 3 2" style:family="table-cell" style:data-style-name="N0">
      <style:table-cell-properties fo:border="thin solid #B2B2B2" fo:background-color="#FFFFCC"/>
    </style:style>
    <style:style style:name="_20633__35387__32_7_32_4" style:display-name="備註 7 4" style:family="table-cell" style:data-style-name="N0">
      <style:table-cell-properties fo:border="thin solid #B2B2B2" fo:background-color="#FFFFCC"/>
    </style:style>
    <style:style style:name="_20633__35387__32_7_32_5" style:display-name="備註 7 5" style:family="table-cell" style:data-style-name="N0">
      <style:table-cell-properties fo:border="thin solid #B2B2B2" fo:background-color="#FFFFCC"/>
    </style:style>
    <style:style style:name="_20633__35387__32_8" style:display-name="備註 8" style:family="table-cell" style:data-style-name="N0">
      <style:table-cell-properties fo:border="thin solid #B2B2B2" fo:background-color="#FFFFCC"/>
    </style:style>
    <style:style style:name="_20633__35387__32_8_32_2" style:display-name="備註 8 2" style:family="table-cell" style:data-style-name="N0">
      <style:table-cell-properties fo:border="thin solid #B2B2B2" fo:background-color="#FFFFCC"/>
    </style:style>
    <style:style style:name="_20633__35387__32_9" style:display-name="備註 9" style:family="table-cell" style:data-style-name="N0">
      <style:table-cell-properties fo:border="thin solid #B2B2B2" fo:background-color="#FFFFCC"/>
    </style:style>
    <style:style style:name="_32080__26524__32_2" style:display-name="結果 2" style:family="table-cell" style:data-style-name="N52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32080__26524__32_2_32_2" style:display-name="結果 2 2" style:family="table-cell" style:data-style-name="N52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32080__26524__32_2_32_3" style:display-name="結果 2 3" style:family="table-cell" style:data-style-name="N52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36229__36899__32080_" style:display-name="超連結" style:family="table-cell" style:data-style-name="N0">
      <style:text-properties fo:color="#0000FF" style:text-underline-style="solid" style:text-underline-type="single" style:font-family-generic="swiss"/>
    </style:style>
    <style:style style:name="_36229__36899__32080__32_2" style:display-name="超連結 2" style:family="table-cell" style:data-style-name="N0">
      <style:table-cell-properties style:vertical-align="middle" fo:background-color="transparent"/>
      <style:text-properties fo:color="#0000FF" fo:font-size="9pt" style:font-size-asian="9pt" style:font-size-complex="9pt" style:text-underline-style="solid" style:text-underline-type="single"/>
    </style:style>
    <style:style style:name="_36229__36899__32080__32_2_32_2" style:display-name="超連結 2 2" style:family="table-cell" style:data-style-name="N0">
      <style:table-cell-properties style:vertical-align="middle" fo:background-color="transparent"/>
      <style:text-properties fo:font-size="9pt" style:font-size-asian="9pt" style:font-size-complex="9pt" style:text-underline-style="solid" style:text-underline-type="single"/>
    </style:style>
    <style:style style:name="_36229__36899__32080__32_2_32_2_32_2" style:display-name="超連結 2 2 2" style:family="table-cell" style:data-style-name="N0">
      <style:table-cell-properties style:vertical-align="middle" fo:background-color="transparent"/>
      <style:text-properties fo:font-size="9pt" style:font-size-asian="9pt" style:font-size-complex="9pt" style:text-underline-style="solid" style:text-underline-type="single"/>
    </style:style>
    <style:style style:name="_36229__36899__32080__32_2_32_2_32_3" style:display-name="超連結 2 2 3" style:family="table-cell" style:data-style-name="N0">
      <style:table-cell-properties style:vertical-align="middle" fo:background-color="transparent"/>
      <style:text-properties fo:font-size="9pt" style:font-size-asian="9pt" style:font-size-complex="9pt" style:text-underline-style="solid" style:text-underline-type="single"/>
    </style:style>
    <style:style style:name="_36229__36899__32080__32_2_32_3" style:display-name="超連結 2 3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_36229__36899__32080__32_2_32_3_32_2" style:display-name="超連結 2 3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_36229__36899__32080__32_2_32_3_32_3" style:display-name="超連結 2 3 3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_36229__36899__32080__32_2_32_4" style:display-name="超連結 2 4" style:family="table-cell" style:data-style-name="N0">
      <style:table-cell-properties style:vertical-align="middle" fo:background-color="transparent"/>
      <style:text-properties fo:color="#0000FF" fo:font-size="9pt" style:font-size-asian="9pt" style:font-size-complex="9pt" style:text-underline-style="solid" style:text-underline-type="single"/>
    </style:style>
    <style:style style:name="_36229__36899__32080__32_2_32_5" style:display-name="超連結 2 5" style:family="table-cell" style:data-style-name="N0">
      <style:table-cell-properties style:vertical-align="middle" fo:background-color="transparent"/>
      <style:text-properties fo:color="#0000FF" fo:font-size="9pt" style:font-size-asian="9pt" style:font-size-complex="9pt" style:text-underline-style="solid" style:text-underline-type="single"/>
    </style:style>
    <style:style style:name="_35498__26126__25991__23383__32_2" style:display-name="說明文字 2" style:family="table-cell" style:data-style-name="N0">
      <style:text-properties fo:color="#7F7F7F" fo:font-style="italic" style:font-style-asian="italic" style:font-style-complex="italic" style:font-family-generic="swiss"/>
    </style:style>
    <style:style style:name="_35498__26126__25991__23383__32_3" style:display-name="說明文字 3" style:family="table-cell" style:data-style-name="N0">
      <style:text-properties fo:color="#7F7F7F" fo:font-style="italic" style:font-style-asian="italic" style:font-style-complex="italic" style:font-family-generic="swiss"/>
    </style:style>
    <style:style style:name="_35498__26126__25991__23383__32_4" style:display-name="說明文字 4" style:family="table-cell" style:data-style-name="N0">
      <style:text-properties fo:color="#7F7F7F" fo:font-style="italic" style:font-style-asian="italic" style:font-style-complex="italic" style:font-family-generic="swiss"/>
    </style:style>
    <style:style style:name="_36628__33394_1_32_2" style:display-name="輔色1 2" style:family="table-cell" style:data-style-name="N0">
      <style:table-cell-properties style:vertical-align="middle" fo:background-color="#4F81BD"/>
      <style:text-properties fo:color="#FFFFFF"/>
    </style:style>
    <style:style style:name="_36628__33394_1_32_2_32_2" style:display-name="輔色1 2 2" style:family="table-cell" style:data-style-name="N0">
      <style:table-cell-properties style:vertical-align="middle" fo:background-color="#4F81BD"/>
      <style:text-properties fo:color="#FFFFFF" style:font-family-generic="swiss"/>
    </style:style>
    <style:style style:name="_36628__33394_1_32_2_32_2_32_2" style:display-name="輔色1 2 2 2" style:family="table-cell" style:data-style-name="N0">
      <style:table-cell-properties style:vertical-align="middle" fo:background-color="#4F81BD"/>
      <style:text-properties fo:color="#FFFFFF" style:font-family-generic="swiss"/>
    </style:style>
    <style:style style:name="_36628__33394_1_32_2_32_2_32_2_32_2" style:display-name="輔色1 2 2 2 2" style:family="table-cell" style:data-style-name="N0">
      <style:table-cell-properties style:vertical-align="middle" fo:background-color="#4F81BD"/>
      <style:text-properties fo:color="#FFFFFF" style:font-family-generic="swiss"/>
    </style:style>
    <style:style style:name="_36628__33394_1_32_2_32_2_32_2_32_3" style:display-name="輔色1 2 2 2 3" style:family="table-cell" style:data-style-name="N0">
      <style:table-cell-properties style:vertical-align="middle" fo:background-color="#4F81BD"/>
      <style:text-properties fo:color="#FFFFFF" style:font-family-generic="swiss"/>
    </style:style>
    <style:style style:name="_36628__33394_1_32_2_32_2_32_3" style:display-name="輔色1 2 2 3" style:family="table-cell" style:data-style-name="N0">
      <style:table-cell-properties fo:background-color="#4F81BD"/>
      <style:text-properties fo:color="#FFFFFF" style:font-family-generic="swiss"/>
    </style:style>
    <style:style style:name="_36628__33394_1_32_2_32_2_32_3_32_2" style:display-name="輔色1 2 2 3 2" style:family="table-cell" style:data-style-name="N0">
      <style:table-cell-properties fo:background-color="#4F81BD"/>
      <style:text-properties fo:color="#FFFFFF" style:font-family-generic="swiss"/>
    </style:style>
    <style:style style:name="_36628__33394_1_32_2_32_2_32_3_32_3" style:display-name="輔色1 2 2 3 3" style:family="table-cell" style:data-style-name="N0">
      <style:table-cell-properties fo:background-color="#4F81BD"/>
      <style:text-properties fo:color="#FFFFFF" style:font-family-generic="swiss"/>
    </style:style>
    <style:style style:name="_36628__33394_1_32_2_32_2_32_4" style:display-name="輔色1 2 2 4" style:family="table-cell" style:data-style-name="N0">
      <style:table-cell-properties style:vertical-align="middle" fo:background-color="#4F81BD"/>
      <style:text-properties fo:color="#FFFFFF" style:font-family-generic="swiss"/>
    </style:style>
    <style:style style:name="_36628__33394_1_32_2_32_2_32_5" style:display-name="輔色1 2 2 5" style:family="table-cell" style:data-style-name="N0">
      <style:table-cell-properties style:vertical-align="middle" fo:background-color="#4F81BD"/>
      <style:text-properties fo:color="#FFFFFF" style:font-family-generic="swiss"/>
    </style:style>
    <style:style style:name="_36628__33394_1_32_2_32_3" style:display-name="輔色1 2 3" style:family="table-cell" style:data-style-name="N0">
      <style:table-cell-properties style:vertical-align="middle" fo:background-color="#4F81BD"/>
      <style:text-properties fo:color="#FFFFFF"/>
    </style:style>
    <style:style style:name="_36628__33394_1_32_2_32_3_32_2" style:display-name="輔色1 2 3 2" style:family="table-cell" style:data-style-name="N0">
      <style:table-cell-properties style:vertical-align="middle" fo:background-color="#4F81BD"/>
      <style:text-properties fo:color="#FFFFFF"/>
    </style:style>
    <style:style style:name="_36628__33394_1_32_2_32_3_32_3" style:display-name="輔色1 2 3 3" style:family="table-cell" style:data-style-name="N0">
      <style:table-cell-properties style:vertical-align="middle" fo:background-color="#4F81BD"/>
      <style:text-properties fo:color="#FFFFFF"/>
    </style:style>
    <style:style style:name="_36628__33394_1_32_2_32_4" style:display-name="輔色1 2 4" style:family="table-cell" style:data-style-name="N0">
      <style:table-cell-properties fo:background-color="#4F81BD"/>
      <style:text-properties fo:color="#FFFFFF"/>
    </style:style>
    <style:style style:name="_36628__33394_1_32_2_32_4_32_2" style:display-name="輔色1 2 4 2" style:family="table-cell" style:data-style-name="N0">
      <style:table-cell-properties fo:background-color="#4F81BD"/>
      <style:text-properties fo:color="#FFFFFF"/>
    </style:style>
    <style:style style:name="_36628__33394_1_32_2_32_4_32_3" style:display-name="輔色1 2 4 3" style:family="table-cell" style:data-style-name="N0">
      <style:table-cell-properties fo:background-color="#4F81BD"/>
      <style:text-properties fo:color="#FFFFFF"/>
    </style:style>
    <style:style style:name="_36628__33394_1_32_2_32_5" style:display-name="輔色1 2 5" style:family="table-cell" style:data-style-name="N0">
      <style:table-cell-properties style:vertical-align="middle" fo:background-color="#4F81BD"/>
      <style:text-properties fo:color="#FFFFFF"/>
    </style:style>
    <style:style style:name="_36628__33394_1_32_2_32_6" style:display-name="輔色1 2 6" style:family="table-cell" style:data-style-name="N0">
      <style:table-cell-properties style:vertical-align="middle" fo:background-color="#4F81BD"/>
      <style:text-properties fo:color="#FFFFFF"/>
    </style:style>
    <style:style style:name="_36628__33394_1_32_3" style:display-name="輔色1 3" style:family="table-cell" style:data-style-name="N0">
      <style:table-cell-properties fo:background-color="#4F81BD"/>
      <style:text-properties fo:color="#FFFFFF" style:font-family-generic="swiss"/>
    </style:style>
    <style:style style:name="_36628__33394_1_32_4" style:display-name="輔色1 4" style:family="table-cell" style:data-style-name="N0">
      <style:table-cell-properties fo:background-color="#4F81BD"/>
      <style:text-properties fo:color="#FFFFFF" style:font-family-generic="swiss"/>
    </style:style>
    <style:style style:name="_36628__33394_1_32_5" style:display-name="輔色1 5" style:family="table-cell" style:data-style-name="N0">
      <style:table-cell-properties fo:background-color="#4F81BD"/>
      <style:text-properties fo:color="#FFFFFF" style:font-family-generic="swiss"/>
    </style:style>
    <style:style style:name="_36628__33394_2_32_2" style:display-name="輔色2 2" style:family="table-cell" style:data-style-name="N0">
      <style:table-cell-properties fo:background-color="#C0504D"/>
      <style:text-properties fo:color="#FFFFFF" style:font-family-generic="swiss"/>
    </style:style>
    <style:style style:name="_36628__33394_2_32_3" style:display-name="輔色2 3" style:family="table-cell" style:data-style-name="N0">
      <style:table-cell-properties fo:background-color="#C0504D"/>
      <style:text-properties fo:color="#FFFFFF" style:font-family-generic="swiss"/>
    </style:style>
    <style:style style:name="_36628__33394_2_32_4" style:display-name="輔色2 4" style:family="table-cell" style:data-style-name="N0">
      <style:table-cell-properties fo:background-color="#C0504D"/>
      <style:text-properties fo:color="#FFFFFF" style:font-family-generic="swiss"/>
    </style:style>
    <style:style style:name="_36628__33394_3_32_2" style:display-name="輔色3 2" style:family="table-cell" style:data-style-name="N0">
      <style:table-cell-properties fo:background-color="#9BBB59"/>
      <style:text-properties fo:color="#FFFFFF" style:font-family-generic="swiss"/>
    </style:style>
    <style:style style:name="_36628__33394_3_32_3" style:display-name="輔色3 3" style:family="table-cell" style:data-style-name="N0">
      <style:table-cell-properties fo:background-color="#9BBB59"/>
      <style:text-properties fo:color="#FFFFFF" style:font-family-generic="swiss"/>
    </style:style>
    <style:style style:name="_36628__33394_3_32_4" style:display-name="輔色3 4" style:family="table-cell" style:data-style-name="N0">
      <style:table-cell-properties fo:background-color="#9BBB59"/>
      <style:text-properties fo:color="#FFFFFF" style:font-family-generic="swiss"/>
    </style:style>
    <style:style style:name="_36628__33394_4_32_2" style:display-name="輔色4 2" style:family="table-cell" style:data-style-name="N0">
      <style:table-cell-properties fo:background-color="#8064A2"/>
      <style:text-properties fo:color="#FFFFFF" style:font-family-generic="swiss"/>
    </style:style>
    <style:style style:name="_36628__33394_4_32_3" style:display-name="輔色4 3" style:family="table-cell" style:data-style-name="N0">
      <style:table-cell-properties fo:background-color="#8064A2"/>
      <style:text-properties fo:color="#FFFFFF" style:font-family-generic="swiss"/>
    </style:style>
    <style:style style:name="_36628__33394_4_32_4" style:display-name="輔色4 4" style:family="table-cell" style:data-style-name="N0">
      <style:table-cell-properties fo:background-color="#8064A2"/>
      <style:text-properties fo:color="#FFFFFF" style:font-family-generic="swiss"/>
    </style:style>
    <style:style style:name="_36628__33394_5_32_2" style:display-name="輔色5 2" style:family="table-cell" style:data-style-name="N0">
      <style:table-cell-properties fo:background-color="#4BACC6"/>
      <style:text-properties fo:color="#FFFFFF" style:font-family-generic="swiss"/>
    </style:style>
    <style:style style:name="_36628__33394_5_32_3" style:display-name="輔色5 3" style:family="table-cell" style:data-style-name="N0">
      <style:table-cell-properties fo:background-color="#4BACC6"/>
      <style:text-properties fo:color="#FFFFFF" style:font-family-generic="swiss"/>
    </style:style>
    <style:style style:name="_36628__33394_5_32_4" style:display-name="輔色5 4" style:family="table-cell" style:data-style-name="N0">
      <style:table-cell-properties fo:background-color="#4BACC6"/>
      <style:text-properties fo:color="#FFFFFF" style:font-family-generic="swiss"/>
    </style:style>
    <style:style style:name="_36628__33394_6_32_2" style:display-name="輔色6 2" style:family="table-cell" style:data-style-name="N0">
      <style:table-cell-properties fo:background-color="#F79646"/>
      <style:text-properties fo:color="#FFFFFF" style:font-family-generic="swiss"/>
    </style:style>
    <style:style style:name="_36628__33394_6_32_3" style:display-name="輔色6 3" style:family="table-cell" style:data-style-name="N0">
      <style:table-cell-properties fo:background-color="#F79646"/>
      <style:text-properties fo:color="#FFFFFF" style:font-family-generic="swiss"/>
    </style:style>
    <style:style style:name="_36628__33394_6_32_4" style:display-name="輔色6 4" style:family="table-cell" style:data-style-name="N0">
      <style:table-cell-properties fo:background-color="#F79646"/>
      <style:text-properties fo:color="#FFFFFF" style:font-family-generic="swiss"/>
    </style:style>
    <style:style style:name="_27161__38988__32_1_32_2" style:display-name="標題 1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 style:font-family-generic="swiss"/>
    </style:style>
    <style:style style:name="_27161__38988__32_1_32_2_32_2" style:display-name="標題 1 2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 style:font-family-generic="swiss"/>
    </style:style>
    <style:style style:name="_27161__38988__32_1_32_2_32_3" style:display-name="標題 1 2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 style:font-family-generic="swiss"/>
    </style:style>
    <style:style style:name="_27161__38988__32_1_32_3" style:display-name="標題 1 3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_27161__38988__32_1_32_4" style:display-name="標題 1 4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_27161__38988__32_1_32_5" style:display-name="標題 1 5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 style:font-family-generic="swiss"/>
    </style:style>
    <style:style style:name="_27161__38988__32_2_32_3" style:display-name="標題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 style:font-family-generic="swiss"/>
    </style:style>
    <style:style style:name="_27161__38988__32_2_32_4" style:display-name="標題 2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 style:font-family-generic="swiss"/>
    </style:style>
    <style:style style:name="_27161__38988__32_3_32_2" style:display-name="標題 3 2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 style:font-family-generic="swiss"/>
    </style:style>
    <style:style style:name="_27161__38988__32_3_32_3" style:display-name="標題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 style:font-family-generic="swiss"/>
    </style:style>
    <style:style style:name="_27161__38988__32_3_32_4" style:display-name="標題 3 4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 style:font-family-generic="swiss"/>
    </style:style>
    <style:style style:name="_27161__38988__32_4_32_2" style:display-name="標題 4 2" style:family="table-cell" style:data-style-name="N0">
      <style:text-properties fo:color="#1F497D" fo:font-size="11pt" style:font-size-asian="11pt" style:font-size-complex="11pt" fo:font-weight="bold" style:font-weight-asian="bold" style:font-weight-complex="bold" style:font-family-generic="swiss"/>
    </style:style>
    <style:style style:name="_27161__38988__32_4_32_3" style:display-name="標題 4 3" style:family="table-cell" style:data-style-name="N0">
      <style:text-properties fo:color="#1F497D" fo:font-size="11pt" style:font-size-asian="11pt" style:font-size-complex="11pt" fo:font-weight="bold" style:font-weight-asian="bold" style:font-weight-complex="bold" style:font-family-generic="swiss"/>
    </style:style>
    <style:style style:name="_27161__38988__32_4_32_4" style:display-name="標題 4 4" style:family="table-cell" style:data-style-name="N0">
      <style:text-properties fo:color="#1F497D" fo:font-size="11pt" style:font-size-asian="11pt" style:font-size-complex="11pt" fo:font-weight="bold" style:font-weight-asian="bold" style:font-weight-complex="bold" style:font-family-generic="swiss"/>
    </style:style>
    <style:style style:name="_27161__38988__32_5" style:display-name="標題 5" style:family="table-cell" style:data-style-name="N0">
      <style:text-properties fo:color="#1F497D" fo:font-size="18pt" style:font-size-asian="18pt" style:font-size-complex="18pt" fo:font-weight="bold" style:font-weight-asian="bold" style:font-weight-complex="bold" style:font-family-generic="swiss"/>
    </style:style>
    <style:style style:name="_27161__38988__32_6" style:display-name="標題 6" style:family="table-cell" style:data-style-name="N0">
      <style:text-properties fo:color="#1F497D" fo:font-size="18pt" style:font-size-asian="18pt" style:font-size-complex="18pt" fo:font-weight="bold" style:font-weight-asian="bold" style:font-weight-complex="bold" style:font-family-generic="swiss"/>
    </style:style>
    <style:style style:name="_27161__38988__32_7" style:display-name="標題 7" style:family="table-cell" style:data-style-name="N0">
      <style:text-properties fo:color="#1F497D" fo:font-size="18pt" style:font-size-asian="18pt" style:font-size-complex="18pt" fo:font-weight="bold" style:font-weight-asian="bold" style:font-weight-complex="bold" style:font-family-generic="swiss"/>
    </style:style>
    <style:style style:name="_36664__20837__32_2" style:display-name="輸入 2" style:family="table-cell" style:data-style-name="N0">
      <style:table-cell-properties fo:border="thin solid #7F7F7F" fo:background-color="#FFCC99"/>
      <style:text-properties fo:color="#3F3F76" style:font-family-generic="swiss"/>
    </style:style>
    <style:style style:name="_36664__20837__32_3" style:display-name="輸入 3" style:family="table-cell" style:data-style-name="N0">
      <style:table-cell-properties fo:border="thin solid #7F7F7F" fo:background-color="#FFCC99"/>
      <style:text-properties fo:color="#3F3F76" style:font-family-generic="swiss"/>
    </style:style>
    <style:style style:name="_36664__20837__32_4" style:display-name="輸入 4" style:family="table-cell" style:data-style-name="N0">
      <style:table-cell-properties fo:border="thin solid #7F7F7F" fo:background-color="#FFCC99"/>
      <style:text-properties fo:color="#3F3F76" style:font-family-generic="swiss"/>
    </style:style>
    <style:style style:name="_36664__20986__32_2" style:display-name="輸出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 style:font-family-generic="swiss"/>
    </style:style>
    <style:style style:name="_36664__20986__32_3" style:display-name="輸出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 style:font-family-generic="swiss"/>
    </style:style>
    <style:style style:name="_36664__20986__32_4" style:display-name="輸出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 style:font-family-generic="swiss"/>
    </style:style>
    <style:style style:name="_27298__26597__20786__23384__26684__32_2" style:display-name="檢查儲存格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 style:font-family-generic="swiss"/>
    </style:style>
    <style:style style:name="_27298__26597__20786__23384__26684__32_3" style:display-name="檢查儲存格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 style:font-family-generic="swiss"/>
    </style:style>
    <style:style style:name="_27298__26597__20786__23384__26684__32_4" style:display-name="檢查儲存格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 style:font-family-generic="swiss"/>
    </style:style>
    <style:style style:name="_22750__32_2" style:display-name="壞 2" style:family="table-cell" style:data-style-name="N0">
      <style:table-cell-properties fo:background-color="#FFC7CE"/>
      <style:text-properties fo:color="#9C0006" style:font-family-generic="swiss"/>
    </style:style>
    <style:style style:name="_22750__32_3" style:display-name="壞 3" style:family="table-cell" style:data-style-name="N0">
      <style:table-cell-properties fo:background-color="#FFC7CE"/>
      <style:text-properties fo:color="#9C0006" style:font-family-generic="swiss"/>
    </style:style>
    <style:style style:name="_22750__32_4" style:display-name="壞 4" style:family="table-cell" style:data-style-name="N0">
      <style:table-cell-properties fo:background-color="#FFC7CE"/>
      <style:text-properties fo:color="#9C0006" style:font-family-generic="swiss"/>
    </style:style>
    <style:style style:name="_35686__21578__25991__23383__32_2" style:display-name="警告文字 2" style:family="table-cell" style:data-style-name="N0">
      <style:text-properties fo:color="#FF0000" style:font-family-generic="swiss"/>
    </style:style>
    <style:style style:name="_35686__21578__25991__23383__32_3" style:display-name="警告文字 3" style:family="table-cell" style:data-style-name="N0">
      <style:text-properties fo:color="#FF0000" style:font-family-generic="swiss"/>
    </style:style>
    <style:style style:name="_35686__21578__25991__23383__32_4" style:display-name="警告文字 4" style:family="table-cell" style:data-style-name="N0">
      <style:text-properties fo:color="#FF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47244094488189in" fo:margin-bottom="0.0393700787401575in" fo:margin-left="0.31496062992126in" fo:margin-right="0.31496062992126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47244094488189in" fo:margin-bottom="0.0393700787401575in" fo:margin-left="0.31496062992126in" fo:margin-right="0.31496062992126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472047244094488in" fo:margin-bottom="0.0397637795275591in" fo:margin-left="0.315354330708661in" fo:margin-right="0.315354330708661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.3in" fo:margin-bottom="0.3in" fo:margin-left="0.25in" fo:margin-right="0.25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61%" style:table-centering="horizontal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6</meta:generator>
    <meta:initial-creator>公務預算處一般政務科柯亭劭</meta:initial-creator>
    <dc:creator>公共關係室詹淑芬</dc:creator>
    <meta:creation-date>2020-11-02T02:13:46Z</meta:creation-date>
    <dc:date>2024-01-19T05:39:45Z</dc:date>
    <meta:print-date>2024-01-11T02:07:08Z</meta:print-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